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style:font-name="Algerian" fo:font-size="6pt" fo:language="id" fo:country="ID" fo:font-style="normal" fo:font-weight="normal" officeooo:rsid="009b7296" officeooo:paragraph-rsid="11b55da5" style:font-size-asian="6pt" style:font-style-asian="normal" style:font-weight-asian="normal" style:font-size-complex="6pt" style:font-style-complex="normal" style:font-weight-complex="normal"/>
    </style:style>
    <style:style style:name="P2" style:family="paragraph" style:parent-style-name="Footer">
      <style:paragraph-properties fo:text-align="center" style:justify-single-word="false"/>
      <style:text-properties fo:font-size="10pt" fo:language="id" fo:country="ID" officeooo:paragraph-rsid="11b3c73b" style:font-size-asian="10pt" style:font-size-complex="10pt"/>
    </style:style>
    <style:style style:name="P3" style:family="paragraph" style:parent-style-name="Footer">
      <style:paragraph-properties fo:text-align="start" style:justify-single-word="false"/>
      <style:text-properties fo:font-size="10.5pt" fo:language="id" fo:country="ID" style:font-size-asian="10.5pt" style:font-size-complex="10.5pt"/>
    </style:style>
    <style:style style:name="P4" style:family="paragraph" style:parent-style-name="Footer">
      <style:paragraph-properties fo:text-align="end" style:justify-single-word="false"/>
      <style:text-properties fo:font-size="10.5pt" fo:language="id" fo:country="ID" officeooo:rsid="0c906cbb" officeooo:paragraph-rsid="0c906cbb" style:font-size-asian="10.5pt" style:font-size-complex="10.5pt"/>
    </style:style>
    <style:style style:name="P5" style:family="paragraph" style:parent-style-name="Footer">
      <style:paragraph-properties fo:text-align="center" style:justify-single-word="false"/>
      <style:text-properties fo:font-size="11pt" officeooo:rsid="10e3381f" officeooo:paragraph-rsid="10e3381f" style:font-size-asian="11pt" style:font-size-complex="11pt"/>
    </style:style>
    <style:style style:name="P6" style:family="paragraph" style:parent-style-name="Header">
      <style:text-properties fo:font-size="15pt" fo:language="id" fo:country="ID" fo:font-weight="bold" officeooo:rsid="09ddaa51" style:font-size-asian="15pt" style:font-weight-asian="bold" style:font-size-complex="15pt" style:font-weight-complex="bold"/>
    </style:style>
    <style:style style:name="P7" style:family="paragraph" style:parent-style-name="Header">
      <style:paragraph-properties fo:text-align="start" style:justify-single-word="false"/>
      <style:text-properties style:font-name="Algerian" fo:font-size="6pt" fo:language="id" fo:country="ID" officeooo:rsid="0b8b0a49" officeooo:paragraph-rsid="0b8b5ee1" style:font-size-asian="6pt" style:font-size-complex="6pt"/>
    </style:style>
    <style:style style:name="P8" style:family="paragraph" style:parent-style-name="Header">
      <style:paragraph-properties fo:text-align="end" style:justify-single-word="false"/>
      <style:text-properties style:font-name="Algerian" fo:font-size="6pt" fo:language="id" fo:country="ID" style:font-size-asian="6pt" style:font-size-complex="6pt"/>
    </style:style>
    <style:style style:name="P9" style:family="paragraph" style:parent-style-name="paragraf">
      <style:paragraph-properties fo:orphans="0" fo:widows="0" fo:hyphenation-ladder-count="no-limit"/>
      <style:text-properties fo:font-style="normal" officeooo:rsid="10e93184" officeooo:paragraph-rsid="10e93184" style:font-style-asian="normal" style:font-style-complex="normal" fo:hyphenate="true" fo:hyphenation-remain-char-count="2" fo:hyphenation-push-char-count="2" loext:hyphenation-no-caps="false"/>
    </style:style>
    <style:style style:name="P10" style:family="paragraph" style:parent-style-name="paragraf">
      <style:paragraph-properties fo:hyphenation-ladder-count="no-limit"/>
      <style:text-properties fo:font-style="normal" officeooo:rsid="10f77790" officeooo:paragraph-rsid="10f77790" style:font-style-asian="normal" style:font-style-complex="normal" fo:hyphenate="true" fo:hyphenation-remain-char-count="2" fo:hyphenation-push-char-count="2" loext:hyphenation-no-caps="false"/>
    </style:style>
    <style:style style:name="P11" style:family="paragraph" style:parent-style-name="paragraf">
      <style:paragraph-properties fo:orphans="0" fo:widows="0" fo:hyphenation-ladder-count="no-limit"/>
      <style:text-properties fo:font-style="normal" officeooo:rsid="11188b74" officeooo:paragraph-rsid="11188b74" style:font-style-asian="normal" style:font-style-complex="normal" fo:hyphenate="true" fo:hyphenation-remain-char-count="2" fo:hyphenation-push-char-count="2" loext:hyphenation-no-caps="false"/>
    </style:style>
    <style:style style:name="P12" style:family="paragraph" style:parent-style-name="paragraf">
      <style:paragraph-properties fo:orphans="0" fo:widows="0" fo:hyphenation-ladder-count="no-limit"/>
      <style:text-properties fo:font-style="normal" officeooo:rsid="11188b74" officeooo:paragraph-rsid="111a69fa" style:font-style-asian="normal" style:font-style-complex="normal" fo:hyphenate="true" fo:hyphenation-remain-char-count="2" fo:hyphenation-push-char-count="2" loext:hyphenation-no-caps="false"/>
    </style:style>
    <style:style style:name="P13" style:family="paragraph" style:parent-style-name="paragraf">
      <style:paragraph-properties fo:orphans="0" fo:widows="0" fo:hyphenation-ladder-count="no-limit"/>
      <style:text-properties fo:font-style="normal" officeooo:rsid="1154ff15" officeooo:paragraph-rsid="1154ff15" style:font-style-asian="normal" style:font-style-complex="normal" fo:hyphenate="true" fo:hyphenation-remain-char-count="2" fo:hyphenation-push-char-count="2" loext:hyphenation-no-caps="false"/>
    </style:style>
    <style:style style:name="P14" style:family="paragraph" style:parent-style-name="paragraf">
      <style:paragraph-properties fo:orphans="0" fo:widows="0" fo:hyphenation-ladder-count="no-limit"/>
      <style:text-properties fo:font-style="normal" officeooo:rsid="11652838" officeooo:paragraph-rsid="11652838" style:font-style-asian="normal" style:font-style-complex="normal" fo:hyphenate="true" fo:hyphenation-remain-char-count="2" fo:hyphenation-push-char-count="2" loext:hyphenation-no-caps="false"/>
    </style:style>
    <style:style style:name="P15" style:family="paragraph" style:parent-style-name="paragraf">
      <style:paragraph-properties fo:orphans="0" fo:widows="0" fo:hyphenation-ladder-count="no-limit"/>
      <style:text-properties fo:font-style="normal" officeooo:rsid="116bb117" officeooo:paragraph-rsid="116bb117" style:font-style-asian="normal" style:font-style-complex="normal" fo:hyphenate="true" fo:hyphenation-remain-char-count="2" fo:hyphenation-push-char-count="2" loext:hyphenation-no-caps="false"/>
    </style:style>
    <style:style style:name="P16" style:family="paragraph" style:parent-style-name="paragraf">
      <style:paragraph-properties fo:orphans="0" fo:widows="0" fo:hyphenation-ladder-count="no-limit"/>
      <style:text-properties fo:font-style="normal" officeooo:rsid="11805deb" officeooo:paragraph-rsid="11805deb" style:font-style-asian="normal" style:font-style-complex="normal" fo:hyphenate="true" fo:hyphenation-remain-char-count="2" fo:hyphenation-push-char-count="2" loext:hyphenation-no-caps="false"/>
    </style:style>
    <style:style style:name="P17" style:family="paragraph" style:parent-style-name="paragraf">
      <style:paragraph-properties fo:orphans="0" fo:widows="0" fo:hyphenation-ladder-count="no-limit"/>
      <style:text-properties fo:font-style="normal" officeooo:rsid="1193690a" officeooo:paragraph-rsid="1193690a" style:font-style-asian="normal" style:font-style-complex="normal" fo:hyphenate="true" fo:hyphenation-remain-char-count="2" fo:hyphenation-push-char-count="2" loext:hyphenation-no-caps="false"/>
    </style:style>
    <style:style style:name="P18" style:family="paragraph" style:parent-style-name="paragraf">
      <style:paragraph-properties fo:orphans="0" fo:widows="0" fo:hyphenation-ladder-count="no-limit"/>
      <style:text-properties fo:font-style="normal" officeooo:rsid="119783e0" officeooo:paragraph-rsid="119783e0" style:font-style-asian="normal" style:font-style-complex="normal" fo:hyphenate="true" fo:hyphenation-remain-char-count="2" fo:hyphenation-push-char-count="2" loext:hyphenation-no-caps="false"/>
    </style:style>
    <style:style style:name="P19" style:family="paragraph" style:parent-style-name="paragraf">
      <style:paragraph-properties fo:orphans="0" fo:widows="0" fo:hyphenation-ladder-count="no-limit"/>
      <style:text-properties fo:font-style="normal" officeooo:rsid="11a16f8c" officeooo:paragraph-rsid="11a16f8c" style:font-style-asian="normal" style:font-style-complex="normal" fo:hyphenate="true" fo:hyphenation-remain-char-count="2" fo:hyphenation-push-char-count="2" loext:hyphenation-no-caps="false"/>
    </style:style>
    <style:style style:name="P20" style:family="paragraph" style:parent-style-name="paragraf">
      <style:paragraph-properties fo:text-align="start" style:justify-single-word="false" fo:orphans="0" fo:widows="0" fo:hyphenation-ladder-count="no-limit"/>
      <style:text-properties fo:font-style="normal" officeooo:rsid="10e839c6" officeooo:paragraph-rsid="10e839c6" style:font-style-asian="normal" style:font-style-complex="normal" fo:hyphenate="true" fo:hyphenation-remain-char-count="2" fo:hyphenation-push-char-count="2" loext:hyphenation-no-caps="false"/>
    </style:style>
    <style:style style:name="P21" style:family="paragraph" style:parent-style-name="paragraf">
      <style:paragraph-properties fo:orphans="0" fo:widows="0" fo:hyphenation-ladder-count="no-limit"/>
      <style:text-properties fo:font-style="normal" officeooo:rsid="11c168db" officeooo:paragraph-rsid="11c168db" style:font-style-asian="normal" style:font-style-complex="normal" fo:hyphenate="true" fo:hyphenation-remain-char-count="2" fo:hyphenation-push-char-count="2" loext:hyphenation-no-caps="false"/>
    </style:style>
    <style:style style:name="P22" style:family="paragraph" style:parent-style-name="paragraf">
      <style:paragraph-properties fo:orphans="0" fo:widows="0" fo:hyphenation-ladder-count="no-limit"/>
      <style:text-properties fo:font-style="normal" officeooo:rsid="11c37e57" officeooo:paragraph-rsid="11c37e57" style:font-style-asian="normal" style:font-style-complex="normal" fo:hyphenate="true" fo:hyphenation-remain-char-count="2" fo:hyphenation-push-char-count="2" loext:hyphenation-no-caps="false"/>
    </style:style>
    <style:style style:name="P23" style:family="paragraph" style:parent-style-name="paragraf">
      <style:paragraph-properties fo:orphans="0" fo:widows="0" fo:hyphenation-ladder-count="no-limit"/>
      <style:text-properties fo:font-style="normal" officeooo:rsid="11c57de5" officeooo:paragraph-rsid="11c57de5" style:font-style-asian="normal" style:font-style-complex="normal" fo:hyphenate="true" fo:hyphenation-remain-char-count="2" fo:hyphenation-push-char-count="2" loext:hyphenation-no-caps="false"/>
    </style:style>
    <style:style style:name="P24" style:family="paragraph" style:parent-style-name="paragraf">
      <style:paragraph-properties fo:orphans="0" fo:widows="0" fo:hyphenation-ladder-count="no-limit"/>
      <style:text-properties fo:font-style="normal" officeooo:rsid="11fa4fe7" officeooo:paragraph-rsid="11fa4fe7" style:font-style-asian="normal" style:font-style-complex="normal" fo:hyphenate="true" fo:hyphenation-remain-char-count="2" fo:hyphenation-push-char-count="2" loext:hyphenation-no-caps="false"/>
    </style:style>
    <style:style style:name="P25" style:family="paragraph" style:parent-style-name="paragraf">
      <style:paragraph-properties fo:orphans="0" fo:widows="0" fo:hyphenation-ladder-count="no-limit"/>
      <style:text-properties fo:font-style="normal" officeooo:rsid="120c1a70" officeooo:paragraph-rsid="120c1a70" style:font-style-asian="normal" style:font-style-complex="normal" fo:hyphenate="true" fo:hyphenation-remain-char-count="2" fo:hyphenation-push-char-count="2" loext:hyphenation-no-caps="false"/>
    </style:style>
    <style:style style:name="P26" style:family="paragraph" style:parent-style-name="paragraf">
      <style:paragraph-properties fo:orphans="0" fo:widows="0" fo:hyphenation-ladder-count="no-limit"/>
      <style:text-properties fo:font-style="normal" officeooo:rsid="120e7a91" officeooo:paragraph-rsid="120f56cb" style:font-style-asian="normal" style:font-style-complex="normal" fo:hyphenate="true" fo:hyphenation-remain-char-count="2" fo:hyphenation-push-char-count="2" loext:hyphenation-no-caps="false"/>
    </style:style>
    <style:style style:name="P27" style:family="paragraph" style:parent-style-name="paragraf">
      <style:paragraph-properties fo:orphans="0" fo:widows="0" fo:hyphenation-ladder-count="no-limit"/>
      <style:text-properties fo:font-style="normal" officeooo:rsid="1215f99b" officeooo:paragraph-rsid="1215f99b" style:font-style-asian="normal" style:font-style-complex="normal" fo:hyphenate="true" fo:hyphenation-remain-char-count="2" fo:hyphenation-push-char-count="2" loext:hyphenation-no-caps="false"/>
    </style:style>
    <style:style style:name="P28" style:family="paragraph" style:parent-style-name="paragraf">
      <style:paragraph-properties fo:orphans="0" fo:widows="0" fo:hyphenation-ladder-count="no-limit"/>
      <style:text-properties fo:font-style="normal" officeooo:rsid="123c2bf6" officeooo:paragraph-rsid="123c96cf" style:font-style-asian="normal" style:font-style-complex="normal" fo:hyphenate="true" fo:hyphenation-remain-char-count="2" fo:hyphenation-push-char-count="2" loext:hyphenation-no-caps="false"/>
    </style:style>
    <style:style style:name="P29" style:family="paragraph" style:parent-style-name="paragraf">
      <style:paragraph-properties fo:hyphenation-ladder-count="no-limit"/>
      <style:text-properties fo:font-style="normal" officeooo:rsid="10f8edea" officeooo:paragraph-rsid="10f8edea" fo:background-color="#ffe994" style:font-style-asian="normal" style:font-style-complex="normal" fo:hyphenate="true" fo:hyphenation-remain-char-count="2" fo:hyphenation-push-char-count="2" loext:hyphenation-no-caps="false"/>
    </style:style>
    <style:style style:name="P30" style:family="paragraph" style:parent-style-name="paragraf">
      <style:paragraph-properties fo:orphans="0" fo:widows="0" fo:hyphenation-ladder-count="no-limit"/>
      <style:text-properties fo:font-style="normal" officeooo:rsid="1101ba70" officeooo:paragraph-rsid="1101ba70" fo:background-color="transparent" style:font-style-asian="normal" style:font-style-complex="normal" fo:hyphenate="true" fo:hyphenation-remain-char-count="2" fo:hyphenation-push-char-count="2" loext:hyphenation-no-caps="false"/>
    </style:style>
    <style:style style:name="P31" style:family="paragraph" style:parent-style-name="paragraf">
      <style:paragraph-properties fo:orphans="0" fo:widows="0" fo:hyphenation-ladder-count="no-limit"/>
      <style:text-properties fo:font-style="normal" officeooo:rsid="11031845" officeooo:paragraph-rsid="11031845" fo:background-color="transparent" style:font-style-asian="normal" style:font-style-complex="normal" fo:hyphenate="true" fo:hyphenation-remain-char-count="2" fo:hyphenation-push-char-count="2" loext:hyphenation-no-caps="false"/>
    </style:style>
    <style:style style:name="P32" style:family="paragraph" style:parent-style-name="paragraf">
      <style:paragraph-properties fo:hyphenation-ladder-count="no-limit"/>
      <style:text-properties fo:font-style="normal" officeooo:rsid="10fd6c60" officeooo:paragraph-rsid="10fd6c60" fo:background-color="transparent" style:font-style-asian="normal" style:font-style-complex="normal" fo:hyphenate="true" fo:hyphenation-remain-char-count="2" fo:hyphenation-push-char-count="2" loext:hyphenation-no-caps="false"/>
    </style:style>
    <style:style style:name="P33" style:family="paragraph" style:parent-style-name="paragraf">
      <style:paragraph-properties fo:orphans="0" fo:widows="0" fo:hyphenation-ladder-count="no-limit"/>
      <style:text-properties fo:font-style="normal" style:text-underline-style="none" officeooo:rsid="11d70970" officeooo:paragraph-rsid="11d70970" style:font-style-asian="normal" style:font-style-complex="normal" fo:hyphenate="true" fo:hyphenation-remain-char-count="2" fo:hyphenation-push-char-count="2" loext:hyphenation-no-caps="false"/>
    </style:style>
    <style:style style:name="P34" style:family="paragraph" style:parent-style-name="paragraf">
      <style:paragraph-properties fo:orphans="0" fo:widows="0" fo:hyphenation-ladder-count="no-limit"/>
      <style:text-properties fo:font-style="normal" style:text-underline-style="none" officeooo:rsid="11da8a21" officeooo:paragraph-rsid="11da8a21" style:font-style-asian="normal" style:font-style-complex="normal" fo:hyphenate="true" fo:hyphenation-remain-char-count="2" fo:hyphenation-push-char-count="2" loext:hyphenation-no-caps="false"/>
    </style:style>
    <style:style style:name="P35" style:family="paragraph" style:parent-style-name="paragraf">
      <style:paragraph-properties fo:orphans="0" fo:widows="0" fo:hyphenation-ladder-count="no-limit"/>
      <style:text-properties fo:font-style="normal" style:text-underline-style="none" officeooo:rsid="11df06be" officeooo:paragraph-rsid="11df06be" style:font-style-asian="normal" style:font-style-complex="normal" fo:hyphenate="true" fo:hyphenation-remain-char-count="2" fo:hyphenation-push-char-count="2" loext:hyphenation-no-caps="false"/>
    </style:style>
    <style:style style:name="P36" style:family="paragraph" style:parent-style-name="paragraf">
      <style:paragraph-properties fo:orphans="0" fo:widows="0" fo:hyphenation-ladder-count="no-limit"/>
      <style:text-properties fo:font-style="normal" style:text-underline-style="none" officeooo:rsid="11e0faa0" officeooo:paragraph-rsid="11e0faa0" style:font-style-asian="normal" style:font-style-complex="normal" fo:hyphenate="true" fo:hyphenation-remain-char-count="2" fo:hyphenation-push-char-count="2" loext:hyphenation-no-caps="false"/>
    </style:style>
    <style:style style:name="P37" style:family="paragraph" style:parent-style-name="paragraf">
      <style:paragraph-properties fo:orphans="0" fo:widows="0" fo:hyphenation-ladder-count="no-limit"/>
      <style:text-properties fo:font-style="normal" style:text-underline-style="none" officeooo:rsid="11e4fb3a" officeooo:paragraph-rsid="11e4fb3a" style:font-style-asian="normal" style:font-style-complex="normal" fo:hyphenate="true" fo:hyphenation-remain-char-count="2" fo:hyphenation-push-char-count="2" loext:hyphenation-no-caps="false"/>
    </style:style>
    <style:style style:name="P38" style:family="paragraph" style:parent-style-name="paragraf">
      <style:paragraph-properties fo:orphans="0" fo:widows="0" fo:hyphenation-ladder-count="no-limit"/>
      <style:text-properties fo:font-style="normal" style:text-underline-style="none" officeooo:rsid="11e69312" officeooo:paragraph-rsid="11e69312" style:font-style-asian="normal" style:font-style-complex="normal" fo:hyphenate="true" fo:hyphenation-remain-char-count="2" fo:hyphenation-push-char-count="2" loext:hyphenation-no-caps="false"/>
    </style:style>
    <style:style style:name="P39" style:family="paragraph" style:parent-style-name="paragraf">
      <style:paragraph-properties fo:orphans="0" fo:widows="0" fo:hyphenation-ladder-count="no-limit"/>
      <style:text-properties officeooo:rsid="10e5cf47" officeooo:paragraph-rsid="10e5cf47" fo:hyphenate="true" fo:hyphenation-remain-char-count="2" fo:hyphenation-push-char-count="2" loext:hyphenation-no-caps="false"/>
    </style:style>
    <style:style style:name="P40" style:family="paragraph" style:parent-style-name="paragraf">
      <style:paragraph-properties fo:orphans="0" fo:widows="0" fo:hyphenation-ladder-count="no-limit"/>
      <style:text-properties officeooo:rsid="10e65cf0" officeooo:paragraph-rsid="10e65cf0" fo:hyphenate="true" fo:hyphenation-remain-char-count="2" fo:hyphenation-push-char-count="2" loext:hyphenation-no-caps="false"/>
    </style:style>
    <style:style style:name="P41" style:family="paragraph" style:parent-style-name="paragraf">
      <style:paragraph-properties fo:orphans="0" fo:widows="0" fo:hyphenation-ladder-count="no-limit"/>
      <style:text-properties officeooo:rsid="10e839c6" officeooo:paragraph-rsid="10e839c6" fo:hyphenate="true" fo:hyphenation-remain-char-count="2" fo:hyphenation-push-char-count="2" loext:hyphenation-no-caps="false"/>
    </style:style>
    <style:style style:name="P42" style:family="paragraph" style:parent-style-name="paragraf">
      <style:paragraph-properties fo:orphans="0" fo:widows="0" fo:hyphenation-ladder-count="no-limit"/>
      <style:text-properties fo:font-style="italic" officeooo:rsid="10e839c6" officeooo:paragraph-rsid="10e839c6" style:font-style-asian="italic" style:font-style-complex="italic" fo:hyphenate="true" fo:hyphenation-remain-char-count="2" fo:hyphenation-push-char-count="2" loext:hyphenation-no-caps="false"/>
    </style:style>
    <style:style style:name="P43" style:family="paragraph" style:parent-style-name="paragraf">
      <style:paragraph-properties fo:orphans="0" fo:widows="0" fo:hyphenation-ladder-count="no-limit"/>
      <style:text-properties fo:font-style="italic" officeooo:rsid="10e93184" officeooo:paragraph-rsid="10e93184" style:font-style-asian="italic" style:font-style-complex="italic" fo:hyphenate="true" fo:hyphenation-remain-char-count="2" fo:hyphenation-push-char-count="2" loext:hyphenation-no-caps="false"/>
    </style:style>
    <style:style style:name="P44" style:family="paragraph" style:parent-style-name="paragraf">
      <style:paragraph-properties fo:orphans="0" fo:widows="0" fo:hyphenation-ladder-count="no-limit"/>
      <style:text-properties fo:font-style="italic" officeooo:rsid="1197df3c" officeooo:paragraph-rsid="1197df3c" style:font-style-asian="italic" style:font-style-complex="italic" fo:hyphenate="true" fo:hyphenation-remain-char-count="2" fo:hyphenation-push-char-count="2" loext:hyphenation-no-caps="false"/>
    </style:style>
    <style:style style:name="P45" style:family="paragraph" style:parent-style-name="paragraf">
      <style:paragraph-properties fo:orphans="0" fo:widows="0" fo:hyphenation-ladder-count="no-limit"/>
      <style:text-properties fo:font-style="italic" officeooo:rsid="118e0001" officeooo:paragraph-rsid="118e0001" style:font-style-asian="italic" style:font-style-complex="italic" fo:hyphenate="true" fo:hyphenation-remain-char-count="2" fo:hyphenation-push-char-count="2" loext:hyphenation-no-caps="false"/>
    </style:style>
    <style:style style:name="P46" style:family="paragraph" style:parent-style-name="paragraf">
      <style:paragraph-properties fo:orphans="0" fo:widows="0" fo:hyphenation-ladder-count="no-limit"/>
      <style:text-properties fo:font-style="italic" officeooo:rsid="11962b68" officeooo:paragraph-rsid="11962b68" style:font-style-asian="italic" style:font-style-complex="italic" fo:hyphenate="true" fo:hyphenation-remain-char-count="2" fo:hyphenation-push-char-count="2" loext:hyphenation-no-caps="false"/>
    </style:style>
    <style:style style:name="P47" style:family="paragraph" style:parent-style-name="paragraf">
      <style:paragraph-properties fo:orphans="0" fo:widows="0" fo:hyphenation-ladder-count="no-limit"/>
      <style:text-properties fo:font-style="italic" officeooo:rsid="11f93af3" officeooo:paragraph-rsid="11f93af3" style:font-style-asian="italic" style:font-style-complex="italic" fo:hyphenate="true" fo:hyphenation-remain-char-count="2" fo:hyphenation-push-char-count="2" loext:hyphenation-no-caps="false"/>
    </style:style>
    <style:style style:name="P48" style:family="paragraph" style:parent-style-name="paragraf">
      <style:paragraph-properties fo:orphans="0" fo:widows="0" fo:hyphenation-ladder-count="no-limit"/>
      <style:text-properties fo:font-style="italic" officeooo:rsid="1100246b" officeooo:paragraph-rsid="1100246b" fo:background-color="#ffe994" style:font-style-asian="italic" style:font-style-complex="italic" fo:hyphenate="true" fo:hyphenation-remain-char-count="2" fo:hyphenation-push-char-count="2" loext:hyphenation-no-caps="false"/>
    </style:style>
    <style:style style:name="P49" style:family="paragraph" style:parent-style-name="paragraf">
      <style:paragraph-properties fo:orphans="0" fo:widows="0" fo:hyphenation-ladder-count="no-limit"/>
      <style:text-properties fo:font-style="italic" officeooo:rsid="1101ba70" officeooo:paragraph-rsid="1101ba70" fo:background-color="#ffe994" style:font-style-asian="italic" style:font-style-complex="italic" fo:hyphenate="true" fo:hyphenation-remain-char-count="2" fo:hyphenation-push-char-count="2" loext:hyphenation-no-caps="false"/>
    </style:style>
    <style:style style:name="P50" style:family="paragraph" style:parent-style-name="paragraf">
      <style:paragraph-properties fo:orphans="0" fo:widows="0" fo:hyphenation-ladder-count="no-limit"/>
      <style:text-properties fo:font-style="italic" officeooo:rsid="1101ba70" officeooo:paragraph-rsid="1300b561" fo:background-color="#ffe994" style:font-style-asian="italic" style:font-style-complex="italic" fo:hyphenate="true" fo:hyphenation-remain-char-count="2" fo:hyphenation-push-char-count="2" loext:hyphenation-no-caps="false"/>
    </style:style>
    <style:style style:name="P51" style:family="paragraph" style:parent-style-name="paragraf">
      <style:paragraph-properties fo:orphans="0" fo:widows="0" fo:hyphenation-ladder-count="no-limit"/>
      <style:text-properties fo:font-style="italic" officeooo:rsid="11031845" officeooo:paragraph-rsid="11031845" fo:background-color="#ffe994" style:font-style-asian="italic" style:font-style-complex="italic" fo:hyphenate="true" fo:hyphenation-remain-char-count="2" fo:hyphenation-push-char-count="2" loext:hyphenation-no-caps="false"/>
    </style:style>
    <style:style style:name="P52" style:family="paragraph" style:parent-style-name="paragraf">
      <style:paragraph-properties fo:orphans="0" fo:widows="0" fo:hyphenation-ladder-count="no-limit"/>
      <style:text-properties fo:font-style="italic" officeooo:rsid="110466e9" officeooo:paragraph-rsid="110466e9" fo:background-color="#ffe994" style:font-style-asian="italic" style:font-style-complex="italic" fo:hyphenate="true" fo:hyphenation-remain-char-count="2" fo:hyphenation-push-char-count="2" loext:hyphenation-no-caps="false"/>
    </style:style>
    <style:style style:name="P53" style:family="paragraph" style:parent-style-name="paragraf">
      <style:paragraph-properties fo:hyphenation-ladder-count="no-limit"/>
      <style:text-properties fo:font-style="italic" officeooo:rsid="10fd6c60" officeooo:paragraph-rsid="12f1c663" fo:background-color="transparent" style:font-style-asian="italic" style:font-style-complex="italic" fo:hyphenate="true" fo:hyphenation-remain-char-count="2" fo:hyphenation-push-char-count="2" loext:hyphenation-no-caps="false"/>
    </style:style>
    <style:style style:name="P54" style:family="paragraph" style:parent-style-name="paragraf">
      <style:paragraph-properties fo:hyphenation-ladder-count="no-limit"/>
      <style:text-properties officeooo:rsid="10eaf11b" officeooo:paragraph-rsid="10ec19fc" fo:hyphenate="true" fo:hyphenation-remain-char-count="2" fo:hyphenation-push-char-count="2" loext:hyphenation-no-caps="false"/>
    </style:style>
    <style:style style:name="P55" style:family="paragraph" style:parent-style-name="paragraf">
      <style:paragraph-properties fo:hyphenation-ladder-count="no-limit"/>
      <style:text-properties officeooo:rsid="10eaf11b" officeooo:paragraph-rsid="10eaf11b" fo:hyphenate="true" fo:hyphenation-remain-char-count="2" fo:hyphenation-push-char-count="2" loext:hyphenation-no-caps="false"/>
    </style:style>
    <style:style style:name="P56" style:family="paragraph" style:parent-style-name="paragraf">
      <style:text-properties officeooo:rsid="110b28ce" officeooo:paragraph-rsid="110b28ce"/>
    </style:style>
    <style:style style:name="P57" style:family="paragraph" style:parent-style-name="paragraf">
      <style:paragraph-properties fo:orphans="0" fo:widows="0" fo:hyphenation-ladder-count="no-limit"/>
      <style:text-properties style:font-name="Liberation Serif" fo:font-size="12pt" fo:font-weight="normal" officeooo:rsid="112f35e1" officeooo:paragraph-rsid="112f35e1" style:font-size-asian="12pt" style:font-weight-asian="normal" style:font-size-complex="12pt" style:font-weight-complex="normal" fo:hyphenate="true" fo:hyphenation-remain-char-count="2" fo:hyphenation-push-char-count="2" loext:hyphenation-no-caps="false"/>
    </style:style>
    <style:style style:name="P58" style:family="paragraph" style:parent-style-name="paragraf">
      <style:paragraph-properties fo:orphans="0" fo:widows="0" fo:hyphenation-ladder-count="no-limit"/>
      <style:text-properties style:font-name="Liberation Serif" fo:font-size="12pt" fo:font-weight="normal" officeooo:rsid="1130be33" officeooo:paragraph-rsid="1130be33" style:font-size-asian="12pt" style:font-weight-asian="normal" style:font-size-complex="12pt" style:font-weight-complex="normal" fo:hyphenate="true" fo:hyphenation-remain-char-count="2" fo:hyphenation-push-char-count="2" loext:hyphenation-no-caps="false"/>
    </style:style>
    <style:style style:name="P59" style:family="paragraph" style:parent-style-name="paragraf">
      <style:paragraph-properties fo:orphans="0" fo:widows="0" fo:hyphenation-ladder-count="no-limit"/>
      <style:text-properties style:font-name="Liberation Serif" fo:font-size="12pt" fo:font-weight="normal" officeooo:rsid="125274e3" officeooo:paragraph-rsid="125534d7" fo:background-color="transparent" style:font-size-asian="12pt" style:font-weight-asian="normal" style:font-size-complex="12pt" style:font-weight-complex="normal" fo:hyphenate="true" fo:hyphenation-remain-char-count="2" fo:hyphenation-push-char-count="2" loext:hyphenation-no-caps="false"/>
    </style:style>
    <style:style style:name="P60" style:family="paragraph" style:parent-style-name="paragraf">
      <style:paragraph-properties fo:orphans="0" fo:widows="0" fo:hyphenation-ladder-count="no-limit"/>
      <style:text-properties style:font-name="Liberation Serif" fo:font-size="12pt" fo:font-weight="normal" officeooo:rsid="125a4733" officeooo:paragraph-rsid="125a4733" fo:background-color="transparent" style:font-size-asian="12pt" style:font-weight-asian="normal" style:font-size-complex="12pt" style:font-weight-complex="normal" fo:hyphenate="true" fo:hyphenation-remain-char-count="2" fo:hyphenation-push-char-count="2" loext:hyphenation-no-caps="false"/>
    </style:style>
    <style:style style:name="P61" style:family="paragraph" style:parent-style-name="paragraf">
      <style:paragraph-properties fo:orphans="0" fo:widows="0" fo:hyphenation-ladder-count="no-limit"/>
      <style:text-properties style:font-name="Liberation Serif" fo:font-size="12pt" fo:font-weight="normal" officeooo:rsid="125bee02" officeooo:paragraph-rsid="125bee02" fo:background-color="transparent" style:font-size-asian="12pt" style:font-weight-asian="normal" style:font-size-complex="12pt" style:font-weight-complex="normal" fo:hyphenate="true" fo:hyphenation-remain-char-count="2" fo:hyphenation-push-char-count="2" loext:hyphenation-no-caps="false"/>
    </style:style>
    <style:style style:name="P62" style:family="paragraph" style:parent-style-name="paragraf">
      <style:paragraph-properties fo:orphans="0" fo:widows="0" fo:hyphenation-ladder-count="no-limit"/>
      <style:text-properties style:font-name="Liberation Serif" fo:font-size="12pt" fo:font-weight="normal" officeooo:rsid="125c881e" officeooo:paragraph-rsid="125c881e" fo:background-color="transparent" style:font-size-asian="12pt" style:font-weight-asian="normal" style:font-size-complex="12pt" style:font-weight-complex="normal" fo:hyphenate="true" fo:hyphenation-remain-char-count="2" fo:hyphenation-push-char-count="2" loext:hyphenation-no-caps="false"/>
    </style:style>
    <style:style style:name="P63" style:family="paragraph" style:parent-style-name="paragraf">
      <style:paragraph-properties fo:orphans="0" fo:widows="0" fo:hyphenation-ladder-count="no-limit"/>
      <style:text-properties style:font-name="Liberation Serif" fo:font-size="12pt" fo:font-weight="normal" officeooo:rsid="125e149a" officeooo:paragraph-rsid="125ebc09" fo:background-color="transparent" style:font-size-asian="12pt" style:font-weight-asian="normal" style:font-size-complex="12pt" style:font-weight-complex="normal" fo:hyphenate="true" fo:hyphenation-remain-char-count="2" fo:hyphenation-push-char-count="2" loext:hyphenation-no-caps="false"/>
    </style:style>
    <style:style style:name="P64" style:family="paragraph" style:parent-style-name="paragraf">
      <style:paragraph-properties fo:orphans="0" fo:widows="0" fo:hyphenation-ladder-count="no-limit"/>
      <style:text-properties style:font-name="Liberation Serif" fo:font-size="12pt" fo:font-weight="normal" officeooo:rsid="1262cf1d" officeooo:paragraph-rsid="1262cf1d" fo:background-color="transparent" style:font-size-asian="12pt" style:font-weight-asian="normal" style:font-size-complex="12pt" style:font-weight-complex="normal" fo:hyphenate="true" fo:hyphenation-remain-char-count="2" fo:hyphenation-push-char-count="2" loext:hyphenation-no-caps="false"/>
    </style:style>
    <style:style style:name="P65" style:family="paragraph" style:parent-style-name="paragraf">
      <style:paragraph-properties fo:orphans="0" fo:widows="0" fo:hyphenation-ladder-count="no-limit"/>
      <style:text-properties style:font-name="Liberation Serif" fo:font-size="12pt" fo:font-weight="normal" officeooo:rsid="1265bd33" officeooo:paragraph-rsid="1265bd33" fo:background-color="transparent" style:font-size-asian="12pt" style:font-weight-asian="normal" style:font-size-complex="12pt" style:font-weight-complex="normal" fo:hyphenate="true" fo:hyphenation-remain-char-count="2" fo:hyphenation-push-char-count="2" loext:hyphenation-no-caps="false"/>
    </style:style>
    <style:style style:name="P66" style:family="paragraph" style:parent-style-name="paragraf">
      <style:paragraph-properties fo:orphans="0" fo:widows="0" fo:hyphenation-ladder-count="no-limit"/>
      <style:text-properties style:font-name="Liberation Serif" fo:font-size="12pt" fo:font-weight="normal" officeooo:rsid="126b1c68" officeooo:paragraph-rsid="126b1c68" fo:background-color="transparent" style:font-size-asian="12pt" style:font-weight-asian="normal" style:font-size-complex="12pt" style:font-weight-complex="normal" fo:hyphenate="true" fo:hyphenation-remain-char-count="2" fo:hyphenation-push-char-count="2" loext:hyphenation-no-caps="false"/>
    </style:style>
    <style:style style:name="P67" style:family="paragraph" style:parent-style-name="paragraf">
      <style:paragraph-properties fo:orphans="0" fo:widows="0" fo:hyphenation-ladder-count="no-limit"/>
      <style:text-properties style:font-name="Liberation Serif" fo:font-size="12pt" fo:font-weight="normal" officeooo:rsid="1274a0c0" officeooo:paragraph-rsid="1274a0c0" fo:background-color="transparent" style:font-size-asian="12pt" style:font-weight-asian="normal" style:font-size-complex="12pt" style:font-weight-complex="normal" fo:hyphenate="true" fo:hyphenation-remain-char-count="2" fo:hyphenation-push-char-count="2" loext:hyphenation-no-caps="false"/>
    </style:style>
    <style:style style:name="P68" style:family="paragraph" style:parent-style-name="paragraf">
      <style:paragraph-properties fo:orphans="0" fo:widows="0" fo:hyphenation-ladder-count="no-limit"/>
      <style:text-properties style:font-name="Liberation Serif" fo:font-size="12pt" fo:font-style="normal" fo:font-weight="normal" officeooo:rsid="12a09d46" officeooo:paragraph-rsid="12a09d46"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69" style:family="paragraph" style:parent-style-name="paragraf">
      <style:paragraph-properties fo:orphans="0" fo:widows="0" fo:hyphenation-ladder-count="no-limit"/>
      <style:text-properties style:font-name="Liberation Serif" fo:font-size="12pt" fo:font-style="normal" fo:font-weight="normal" officeooo:rsid="129f52f4" officeooo:paragraph-rsid="129dbe13"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70" style:family="paragraph" style:parent-style-name="paragraf">
      <style:paragraph-properties fo:orphans="0" fo:widows="0" fo:hyphenation-ladder-count="no-limit"/>
      <style:text-properties style:font-name="Liberation Serif" fo:font-size="12pt" fo:font-style="normal" fo:font-weight="normal" officeooo:rsid="129bed98" officeooo:paragraph-rsid="129bed98"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71" style:family="paragraph" style:parent-style-name="paragraf">
      <style:paragraph-properties fo:orphans="0" fo:widows="0" fo:hyphenation-ladder-count="no-limit"/>
      <style:text-properties style:font-name="Liberation Serif" fo:font-size="12pt" fo:font-style="normal" fo:font-weight="normal" officeooo:rsid="129922ac" officeooo:paragraph-rsid="12978c35"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72" style:family="paragraph" style:parent-style-name="paragraf">
      <style:paragraph-properties fo:orphans="0" fo:widows="0" fo:hyphenation-ladder-count="no-limit"/>
      <style:text-properties style:font-name="Liberation Serif" fo:font-size="12pt" fo:font-style="normal" fo:font-weight="normal" officeooo:rsid="128d7824" officeooo:paragraph-rsid="128d7824"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73" style:family="paragraph" style:parent-style-name="paragraf">
      <style:paragraph-properties fo:orphans="0" fo:widows="0" fo:hyphenation-ladder-count="no-limit"/>
      <style:text-properties style:font-name="Liberation Serif" fo:font-size="12pt" fo:font-style="normal" fo:font-weight="normal" officeooo:rsid="128add2c" officeooo:paragraph-rsid="128add2c"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74" style:family="paragraph" style:parent-style-name="paragraf">
      <style:paragraph-properties fo:orphans="0" fo:widows="0" fo:hyphenation-ladder-count="no-limit"/>
      <style:text-properties style:font-name="Liberation Serif" fo:font-size="12pt" fo:font-style="normal" fo:font-weight="normal" officeooo:rsid="127d0fbe" officeooo:paragraph-rsid="127b7346"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75" style:family="paragraph" style:parent-style-name="paragraf">
      <style:paragraph-properties fo:orphans="0" fo:widows="0" fo:hyphenation-ladder-count="no-limit"/>
      <style:text-properties officeooo:rsid="111512b4" officeooo:paragraph-rsid="1115f3bf" fo:hyphenate="true" fo:hyphenation-remain-char-count="2" fo:hyphenation-push-char-count="2" loext:hyphenation-no-caps="false"/>
    </style:style>
    <style:style style:name="P76" style:family="paragraph" style:parent-style-name="paragraf">
      <style:paragraph-properties fo:orphans="0" fo:widows="0" fo:hyphenation-ladder-count="no-limit"/>
      <style:text-properties officeooo:rsid="11188b74" officeooo:paragraph-rsid="11188b74" fo:hyphenate="true" fo:hyphenation-remain-char-count="2" fo:hyphenation-push-char-count="2" loext:hyphenation-no-caps="false"/>
    </style:style>
    <style:style style:name="P77" style:family="paragraph" style:parent-style-name="paragraf">
      <style:text-properties officeooo:rsid="11277dd7" officeooo:paragraph-rsid="11277dd7"/>
    </style:style>
    <style:style style:name="P78" style:family="paragraph" style:parent-style-name="paragraf">
      <style:paragraph-properties fo:orphans="0" fo:widows="0" fo:hyphenation-ladder-count="no-limit"/>
      <style:text-properties officeooo:rsid="1135ac70" officeooo:paragraph-rsid="1135ac70" fo:hyphenate="true" fo:hyphenation-remain-char-count="2" fo:hyphenation-push-char-count="2" loext:hyphenation-no-caps="false"/>
    </style:style>
    <style:style style:name="P79" style:family="paragraph" style:parent-style-name="paragraf">
      <style:paragraph-properties fo:orphans="0" fo:widows="0" fo:hyphenation-ladder-count="no-limit"/>
      <style:text-properties officeooo:rsid="1137c61e" officeooo:paragraph-rsid="1137c61e" fo:hyphenate="true" fo:hyphenation-remain-char-count="2" fo:hyphenation-push-char-count="2" loext:hyphenation-no-caps="false"/>
    </style:style>
    <style:style style:name="P80" style:family="paragraph" style:parent-style-name="paragraf">
      <style:paragraph-properties fo:orphans="0" fo:widows="0" fo:hyphenation-ladder-count="no-limit"/>
      <style:text-properties officeooo:rsid="113fff78" officeooo:paragraph-rsid="114a61df" fo:hyphenate="true" fo:hyphenation-remain-char-count="2" fo:hyphenation-push-char-count="2" loext:hyphenation-no-caps="false"/>
    </style:style>
    <style:style style:name="P81" style:family="paragraph" style:parent-style-name="paragraf">
      <style:paragraph-properties fo:orphans="0" fo:widows="0" fo:hyphenation-ladder-count="no-limit"/>
      <style:text-properties officeooo:rsid="114a61df" officeooo:paragraph-rsid="114a61df" fo:hyphenate="true" fo:hyphenation-remain-char-count="2" fo:hyphenation-push-char-count="2" loext:hyphenation-no-caps="false"/>
    </style:style>
    <style:style style:name="P82" style:family="paragraph" style:parent-style-name="paragraf">
      <style:paragraph-properties fo:orphans="0" fo:widows="0" fo:hyphenation-ladder-count="no-limit"/>
      <style:text-properties officeooo:rsid="11604596" officeooo:paragraph-rsid="11604596" fo:hyphenate="true" fo:hyphenation-remain-char-count="2" fo:hyphenation-push-char-count="2" loext:hyphenation-no-caps="false"/>
    </style:style>
    <style:style style:name="P83" style:family="paragraph" style:parent-style-name="paragraf">
      <style:paragraph-properties fo:orphans="0" fo:widows="0" fo:hyphenation-ladder-count="no-limit"/>
      <style:text-properties officeooo:rsid="1164e552" officeooo:paragraph-rsid="1164e552" fo:hyphenate="true" fo:hyphenation-remain-char-count="2" fo:hyphenation-push-char-count="2" loext:hyphenation-no-caps="false"/>
    </style:style>
    <style:style style:name="P84" style:family="paragraph" style:parent-style-name="paragraf">
      <style:paragraph-properties fo:orphans="0" fo:widows="0" fo:hyphenation-ladder-count="no-limit"/>
      <style:text-properties officeooo:rsid="11652838" officeooo:paragraph-rsid="11652838" fo:hyphenate="true" fo:hyphenation-remain-char-count="2" fo:hyphenation-push-char-count="2" loext:hyphenation-no-caps="false"/>
    </style:style>
    <style:style style:name="P85" style:family="paragraph" style:parent-style-name="paragraf">
      <style:paragraph-properties fo:orphans="0" fo:widows="0" fo:hyphenation-ladder-count="no-limit"/>
      <style:text-properties officeooo:rsid="116bb117" officeooo:paragraph-rsid="116bb117" fo:hyphenate="true" fo:hyphenation-remain-char-count="2" fo:hyphenation-push-char-count="2" loext:hyphenation-no-caps="false"/>
    </style:style>
    <style:style style:name="P86" style:family="paragraph" style:parent-style-name="paragraf">
      <style:paragraph-properties fo:orphans="0" fo:widows="0" fo:hyphenation-ladder-count="no-limit"/>
      <style:text-properties officeooo:rsid="116bcd42" officeooo:paragraph-rsid="116bcd42" fo:hyphenate="true" fo:hyphenation-remain-char-count="2" fo:hyphenation-push-char-count="2" loext:hyphenation-no-caps="false"/>
    </style:style>
    <style:style style:name="P87" style:family="paragraph" style:parent-style-name="paragraf">
      <style:paragraph-properties fo:orphans="0" fo:widows="0" fo:hyphenation-ladder-count="no-limit"/>
      <style:text-properties officeooo:rsid="1176bc93" officeooo:paragraph-rsid="1176bc93" fo:hyphenate="true" fo:hyphenation-remain-char-count="2" fo:hyphenation-push-char-count="2" loext:hyphenation-no-caps="false"/>
    </style:style>
    <style:style style:name="P88" style:family="paragraph" style:parent-style-name="paragraf">
      <style:paragraph-properties fo:orphans="0" fo:widows="0" fo:hyphenation-ladder-count="no-limit"/>
      <style:text-properties officeooo:rsid="117a7dc9" officeooo:paragraph-rsid="117a7dc9" fo:hyphenate="true" fo:hyphenation-remain-char-count="2" fo:hyphenation-push-char-count="2" loext:hyphenation-no-caps="false"/>
    </style:style>
    <style:style style:name="P89" style:family="paragraph" style:parent-style-name="paragraf">
      <style:paragraph-properties fo:orphans="0" fo:widows="0" fo:hyphenation-ladder-count="no-limit"/>
      <style:text-properties officeooo:rsid="117e9859" officeooo:paragraph-rsid="117e9859" fo:hyphenate="true" fo:hyphenation-remain-char-count="2" fo:hyphenation-push-char-count="2" loext:hyphenation-no-caps="false"/>
    </style:style>
    <style:style style:name="P90" style:family="paragraph" style:parent-style-name="paragraf">
      <style:paragraph-properties fo:orphans="0" fo:widows="0" fo:hyphenation-ladder-count="no-limit"/>
      <style:text-properties officeooo:rsid="11805deb" officeooo:paragraph-rsid="11805deb" fo:hyphenate="true" fo:hyphenation-remain-char-count="2" fo:hyphenation-push-char-count="2" loext:hyphenation-no-caps="false"/>
    </style:style>
    <style:style style:name="P91" style:family="paragraph" style:parent-style-name="paragraf">
      <style:paragraph-properties fo:orphans="0" fo:widows="0" fo:hyphenation-ladder-count="no-limit"/>
      <style:text-properties officeooo:rsid="11892352" officeooo:paragraph-rsid="11892352" fo:hyphenate="true" fo:hyphenation-remain-char-count="2" fo:hyphenation-push-char-count="2" loext:hyphenation-no-caps="false"/>
    </style:style>
    <style:style style:name="P92" style:family="paragraph" style:parent-style-name="paragraf">
      <style:paragraph-properties fo:orphans="0" fo:widows="0" fo:hyphenation-ladder-count="no-limit"/>
      <style:text-properties officeooo:paragraph-rsid="11892352" fo:hyphenate="true" fo:hyphenation-remain-char-count="2" fo:hyphenation-push-char-count="2" loext:hyphenation-no-caps="false"/>
    </style:style>
    <style:style style:name="P93" style:family="paragraph" style:parent-style-name="paragraf">
      <style:paragraph-properties fo:orphans="0" fo:widows="0" fo:hyphenation-ladder-count="no-limit"/>
      <style:text-properties officeooo:paragraph-rsid="11a85fd4" fo:hyphenate="true" fo:hyphenation-remain-char-count="2" fo:hyphenation-push-char-count="2" loext:hyphenation-no-caps="false"/>
    </style:style>
    <style:style style:name="P94" style:family="paragraph" style:parent-style-name="paragraf">
      <style:paragraph-properties fo:orphans="0" fo:widows="0" fo:hyphenation-ladder-count="no-limit"/>
      <style:text-properties officeooo:paragraph-rsid="11da8a21" fo:hyphenate="true" fo:hyphenation-remain-char-count="2" fo:hyphenation-push-char-count="2" loext:hyphenation-no-caps="false"/>
    </style:style>
    <style:style style:name="P95" style:family="paragraph" style:parent-style-name="paragraf">
      <style:paragraph-properties fo:orphans="0" fo:widows="0" fo:hyphenation-ladder-count="no-limit"/>
      <style:text-properties officeooo:rsid="119d83a0" officeooo:paragraph-rsid="119d83a0" fo:hyphenate="true" fo:hyphenation-remain-char-count="2" fo:hyphenation-push-char-count="2" loext:hyphenation-no-caps="false"/>
    </style:style>
    <style:style style:name="P96" style:family="paragraph" style:parent-style-name="paragraf">
      <style:paragraph-properties fo:orphans="0" fo:widows="0" fo:hyphenation-ladder-count="no-limit"/>
      <style:text-properties officeooo:rsid="119d5278" officeooo:paragraph-rsid="119d5278" fo:hyphenate="true" fo:hyphenation-remain-char-count="2" fo:hyphenation-push-char-count="2" loext:hyphenation-no-caps="false"/>
    </style:style>
    <style:style style:name="P97" style:family="paragraph" style:parent-style-name="paragraf">
      <style:paragraph-properties fo:orphans="0" fo:widows="0" fo:hyphenation-ladder-count="no-limit"/>
      <style:text-properties officeooo:rsid="118b08bf" officeooo:paragraph-rsid="118b08bf" fo:hyphenate="true" fo:hyphenation-remain-char-count="2" fo:hyphenation-push-char-count="2" loext:hyphenation-no-caps="false"/>
    </style:style>
    <style:style style:name="P98" style:family="paragraph" style:parent-style-name="paragraf">
      <style:paragraph-properties fo:orphans="0" fo:widows="0" fo:hyphenation-ladder-count="no-limit"/>
      <style:text-properties officeooo:rsid="119b0614" officeooo:paragraph-rsid="119b0614" fo:hyphenate="true" fo:hyphenation-remain-char-count="2" fo:hyphenation-push-char-count="2" loext:hyphenation-no-caps="false"/>
    </style:style>
    <style:style style:name="P99" style:family="paragraph" style:parent-style-name="paragraf">
      <style:paragraph-properties fo:orphans="0" fo:widows="0" fo:hyphenation-ladder-count="no-limit"/>
      <style:text-properties officeooo:rsid="119ca713" officeooo:paragraph-rsid="119ca713" fo:hyphenate="true" fo:hyphenation-remain-char-count="2" fo:hyphenation-push-char-count="2" loext:hyphenation-no-caps="false"/>
    </style:style>
    <style:style style:name="P100" style:family="paragraph" style:parent-style-name="paragraf">
      <style:paragraph-properties fo:orphans="0" fo:widows="0" fo:hyphenation-ladder-count="no-limit"/>
      <style:text-properties officeooo:rsid="11a949d7" officeooo:paragraph-rsid="11a949d7" fo:hyphenate="true" fo:hyphenation-remain-char-count="2" fo:hyphenation-push-char-count="2" loext:hyphenation-no-caps="false"/>
    </style:style>
    <style:style style:name="P101" style:family="paragraph" style:parent-style-name="paragraf">
      <style:paragraph-properties fo:orphans="0" fo:widows="0" fo:hyphenation-ladder-count="no-limit"/>
      <style:text-properties officeooo:rsid="11aa263f" officeooo:paragraph-rsid="11aa263f" fo:hyphenate="true" fo:hyphenation-remain-char-count="2" fo:hyphenation-push-char-count="2" loext:hyphenation-no-caps="false"/>
    </style:style>
    <style:style style:name="P102" style:family="paragraph" style:parent-style-name="paragraf">
      <style:paragraph-properties fo:orphans="0" fo:widows="0" fo:hyphenation-ladder-count="no-limit"/>
      <style:text-properties officeooo:rsid="11ac8b3a" officeooo:paragraph-rsid="11ac8b3a" fo:hyphenate="true" fo:hyphenation-remain-char-count="2" fo:hyphenation-push-char-count="2" loext:hyphenation-no-caps="false"/>
    </style:style>
    <style:style style:name="P103" style:family="paragraph" style:parent-style-name="paragraf">
      <style:paragraph-properties fo:orphans="0" fo:widows="0" fo:hyphenation-ladder-count="no-limit"/>
      <style:text-properties officeooo:rsid="11b093f0" officeooo:paragraph-rsid="11bf9cfa" fo:hyphenate="true" fo:hyphenation-remain-char-count="2" fo:hyphenation-push-char-count="2" loext:hyphenation-no-caps="false"/>
    </style:style>
    <style:style style:name="P104" style:family="paragraph" style:parent-style-name="paragraf">
      <style:paragraph-properties fo:orphans="0" fo:widows="0" fo:hyphenation-ladder-count="no-limit"/>
      <style:text-properties officeooo:rsid="11bf9cfa" officeooo:paragraph-rsid="11bf9cfa" fo:hyphenate="true" fo:hyphenation-remain-char-count="2" fo:hyphenation-push-char-count="2" loext:hyphenation-no-caps="false"/>
    </style:style>
    <style:style style:name="P105" style:family="paragraph" style:parent-style-name="paragraf">
      <style:paragraph-properties fo:orphans="0" fo:widows="0" fo:hyphenation-ladder-count="no-limit"/>
      <style:text-properties officeooo:rsid="11c11c08" officeooo:paragraph-rsid="11c11c08" fo:hyphenate="true" fo:hyphenation-remain-char-count="2" fo:hyphenation-push-char-count="2" loext:hyphenation-no-caps="false"/>
    </style:style>
    <style:style style:name="P106" style:family="paragraph" style:parent-style-name="paragraf">
      <style:paragraph-properties fo:orphans="0" fo:widows="0" fo:hyphenation-ladder-count="no-limit"/>
      <style:text-properties officeooo:rsid="11c1a36a" officeooo:paragraph-rsid="11c1a36a" fo:hyphenate="true" fo:hyphenation-remain-char-count="2" fo:hyphenation-push-char-count="2" loext:hyphenation-no-caps="false"/>
    </style:style>
    <style:style style:name="P107" style:family="paragraph" style:parent-style-name="paragraf">
      <style:paragraph-properties fo:orphans="0" fo:widows="0" fo:hyphenation-ladder-count="no-limit"/>
      <style:text-properties officeooo:rsid="11c65994" officeooo:paragraph-rsid="11c65994" fo:hyphenate="true" fo:hyphenation-remain-char-count="2" fo:hyphenation-push-char-count="2" loext:hyphenation-no-caps="false"/>
    </style:style>
    <style:style style:name="P108" style:family="paragraph" style:parent-style-name="paragraf">
      <style:paragraph-properties fo:orphans="0" fo:widows="0" fo:hyphenation-ladder-count="no-limit"/>
      <style:text-properties officeooo:rsid="11cfed44" officeooo:paragraph-rsid="11cfed44" fo:hyphenate="true" fo:hyphenation-remain-char-count="2" fo:hyphenation-push-char-count="2" loext:hyphenation-no-caps="false"/>
    </style:style>
    <style:style style:name="P109" style:family="paragraph" style:parent-style-name="paragraf">
      <style:paragraph-properties fo:orphans="0" fo:widows="0" fo:hyphenation-ladder-count="no-limit"/>
      <style:text-properties officeooo:rsid="11d21f54" officeooo:paragraph-rsid="11d21f54" fo:hyphenate="true" fo:hyphenation-remain-char-count="2" fo:hyphenation-push-char-count="2" loext:hyphenation-no-caps="false"/>
    </style:style>
    <style:style style:name="P110" style:family="paragraph" style:parent-style-name="paragraf">
      <style:paragraph-properties fo:orphans="0" fo:widows="0" fo:hyphenation-ladder-count="no-limit"/>
      <style:text-properties officeooo:rsid="11d31724" officeooo:paragraph-rsid="11d31724" fo:hyphenate="true" fo:hyphenation-remain-char-count="2" fo:hyphenation-push-char-count="2" loext:hyphenation-no-caps="false"/>
    </style:style>
    <style:style style:name="P111" style:family="paragraph" style:parent-style-name="paragraf">
      <style:paragraph-properties fo:orphans="0" fo:widows="0" fo:hyphenation-ladder-count="no-limit"/>
      <style:text-properties officeooo:rsid="11d4f24b" officeooo:paragraph-rsid="11d66198" fo:hyphenate="true" fo:hyphenation-remain-char-count="2" fo:hyphenation-push-char-count="2" loext:hyphenation-no-caps="false"/>
    </style:style>
    <style:style style:name="P112" style:family="paragraph" style:parent-style-name="paragraf">
      <style:paragraph-properties fo:orphans="0" fo:widows="0" fo:hyphenation-ladder-count="no-limit"/>
      <style:text-properties officeooo:rsid="11d66198" officeooo:paragraph-rsid="11d66198" fo:hyphenate="true" fo:hyphenation-remain-char-count="2" fo:hyphenation-push-char-count="2" loext:hyphenation-no-caps="false"/>
    </style:style>
    <style:style style:name="P113" style:family="paragraph" style:parent-style-name="paragraf">
      <style:paragraph-properties fo:orphans="0" fo:widows="0" fo:hyphenation-ladder-count="no-limit"/>
      <style:text-properties officeooo:rsid="11d70970" officeooo:paragraph-rsid="11d70970" fo:hyphenate="true" fo:hyphenation-remain-char-count="2" fo:hyphenation-push-char-count="2" loext:hyphenation-no-caps="false"/>
    </style:style>
    <style:style style:name="P114" style:family="paragraph" style:parent-style-name="paragraf">
      <style:paragraph-properties fo:orphans="0" fo:widows="0" fo:hyphenation-ladder-count="no-limit"/>
      <style:text-properties officeooo:rsid="11efe57f" officeooo:paragraph-rsid="11efe57f" fo:hyphenate="true" fo:hyphenation-remain-char-count="2" fo:hyphenation-push-char-count="2" loext:hyphenation-no-caps="false"/>
    </style:style>
    <style:style style:name="P115" style:family="paragraph" style:parent-style-name="paragraf">
      <style:paragraph-properties fo:orphans="0" fo:widows="0" fo:hyphenation-ladder-count="no-limit"/>
      <style:text-properties officeooo:rsid="11f0c943" officeooo:paragraph-rsid="11f0c943" fo:hyphenate="true" fo:hyphenation-remain-char-count="2" fo:hyphenation-push-char-count="2" loext:hyphenation-no-caps="false"/>
    </style:style>
    <style:style style:name="P116" style:family="paragraph" style:parent-style-name="paragraf">
      <style:paragraph-properties fo:orphans="0" fo:widows="0" fo:hyphenation-ladder-count="no-limit"/>
      <style:text-properties officeooo:rsid="11f8a4af" officeooo:paragraph-rsid="11f8a4af" fo:hyphenate="true" fo:hyphenation-remain-char-count="2" fo:hyphenation-push-char-count="2" loext:hyphenation-no-caps="false"/>
    </style:style>
    <style:style style:name="P117" style:family="paragraph" style:parent-style-name="paragraf">
      <style:text-properties officeooo:rsid="12194cc3" officeooo:paragraph-rsid="12194cc3"/>
    </style:style>
    <style:style style:name="P118" style:family="paragraph" style:parent-style-name="paragraf">
      <style:paragraph-properties fo:orphans="0" fo:widows="0" fo:hyphenation-ladder-count="no-limit"/>
      <style:text-properties officeooo:rsid="12267697" officeooo:paragraph-rsid="12267697" fo:hyphenate="true" fo:hyphenation-remain-char-count="2" fo:hyphenation-push-char-count="2" loext:hyphenation-no-caps="false"/>
    </style:style>
    <style:style style:name="P119" style:family="paragraph" style:parent-style-name="paragraf">
      <style:paragraph-properties fo:orphans="0" fo:widows="0" fo:hyphenation-ladder-count="no-limit"/>
      <style:text-properties officeooo:rsid="122e8d45" officeooo:paragraph-rsid="122e8d45" fo:hyphenate="true" fo:hyphenation-remain-char-count="2" fo:hyphenation-push-char-count="2" loext:hyphenation-no-caps="false"/>
    </style:style>
    <style:style style:name="P120" style:family="paragraph" style:parent-style-name="paragraf">
      <style:paragraph-properties fo:orphans="0" fo:widows="0" fo:hyphenation-ladder-count="no-limit"/>
      <style:text-properties officeooo:rsid="123047e5" officeooo:paragraph-rsid="123047e5" fo:hyphenate="true" fo:hyphenation-remain-char-count="2" fo:hyphenation-push-char-count="2" loext:hyphenation-no-caps="false"/>
    </style:style>
    <style:style style:name="P121" style:family="paragraph" style:parent-style-name="paragraf">
      <style:paragraph-properties fo:orphans="0" fo:widows="0" fo:hyphenation-ladder-count="no-limit"/>
      <style:text-properties officeooo:rsid="1235758b" officeooo:paragraph-rsid="1235758b" fo:hyphenate="true" fo:hyphenation-remain-char-count="2" fo:hyphenation-push-char-count="2" loext:hyphenation-no-caps="false"/>
    </style:style>
    <style:style style:name="P122" style:family="paragraph" style:parent-style-name="paragraf">
      <style:paragraph-properties fo:orphans="0" fo:widows="0" fo:hyphenation-ladder-count="no-limit"/>
      <style:text-properties officeooo:rsid="1235fc2b" officeooo:paragraph-rsid="1235fc2b" fo:hyphenate="true" fo:hyphenation-remain-char-count="2" fo:hyphenation-push-char-count="2" loext:hyphenation-no-caps="false"/>
    </style:style>
    <style:style style:name="P123" style:family="paragraph" style:parent-style-name="paragraf">
      <style:paragraph-properties fo:orphans="0" fo:widows="0" fo:hyphenation-ladder-count="no-limit"/>
      <style:text-properties officeooo:rsid="123adbe5" officeooo:paragraph-rsid="123adbe5" fo:hyphenate="true" fo:hyphenation-remain-char-count="2" fo:hyphenation-push-char-count="2" loext:hyphenation-no-caps="false"/>
    </style:style>
    <style:style style:name="P124" style:family="paragraph" style:parent-style-name="paragraf">
      <style:paragraph-properties fo:orphans="0" fo:widows="0" fo:hyphenation-ladder-count="no-limit"/>
      <style:text-properties fo:font-weight="bold" officeooo:rsid="1265bd33" officeooo:paragraph-rsid="1265bd33" style:font-weight-asian="bold" style:font-weight-complex="bold" fo:hyphenate="true" fo:hyphenation-remain-char-count="2" fo:hyphenation-push-char-count="2" loext:hyphenation-no-caps="false"/>
    </style:style>
    <style:style style:name="P125" style:family="paragraph" style:parent-style-name="paragraf">
      <style:paragraph-properties fo:orphans="0" fo:widows="0" fo:hyphenation-ladder-count="no-limit"/>
      <style:text-properties fo:font-weight="bold" officeooo:rsid="126a1658" officeooo:paragraph-rsid="126a1658" style:font-weight-asian="bold" style:font-weight-complex="bold" fo:hyphenate="true" fo:hyphenation-remain-char-count="2" fo:hyphenation-push-char-count="2" loext:hyphenation-no-caps="false"/>
    </style:style>
    <style:style style:name="P126" style:family="paragraph" style:parent-style-name="paragraf">
      <style:paragraph-properties fo:orphans="0" fo:widows="0" fo:hyphenation-ladder-count="no-limit"/>
      <style:text-properties fo:font-weight="bold" officeooo:rsid="126b1c68" officeooo:paragraph-rsid="126b1c68" style:font-weight-asian="bold" style:font-weight-complex="bold" fo:hyphenate="true" fo:hyphenation-remain-char-count="2" fo:hyphenation-push-char-count="2" loext:hyphenation-no-caps="false"/>
    </style:style>
    <style:style style:name="P127" style:family="paragraph" style:parent-style-name="paragraf">
      <style:paragraph-properties fo:orphans="0" fo:widows="0" fo:hyphenation-ladder-count="no-limit"/>
      <style:text-properties fo:font-weight="bold" officeooo:rsid="126f31ee" officeooo:paragraph-rsid="126f31ee" style:font-weight-asian="bold" style:font-weight-complex="bold" fo:hyphenate="true" fo:hyphenation-remain-char-count="2" fo:hyphenation-push-char-count="2" loext:hyphenation-no-caps="false"/>
    </style:style>
    <style:style style:name="P128" style:family="paragraph" style:parent-style-name="paragraf">
      <style:paragraph-properties fo:orphans="0" fo:widows="0" fo:hyphenation-ladder-count="no-limit"/>
      <style:text-properties fo:font-weight="bold" officeooo:rsid="1274a0c0" officeooo:paragraph-rsid="1274a0c0" style:font-weight-asian="bold" style:font-weight-complex="bold" fo:hyphenate="true" fo:hyphenation-remain-char-count="2" fo:hyphenation-push-char-count="2" loext:hyphenation-no-caps="false"/>
    </style:style>
    <style:style style:name="P129" style:family="paragraph" style:parent-style-name="paragraf">
      <style:paragraph-properties fo:orphans="0" fo:widows="0" fo:hyphenation-ladder-count="no-limit"/>
      <style:text-properties fo:font-weight="bold" officeooo:rsid="1275e151" officeooo:paragraph-rsid="1275e151" style:font-weight-asian="bold" style:font-weight-complex="bold" fo:hyphenate="true" fo:hyphenation-remain-char-count="2" fo:hyphenation-push-char-count="2" loext:hyphenation-no-caps="false"/>
    </style:style>
    <style:style style:name="P130" style:family="paragraph" style:parent-style-name="paragraf">
      <style:paragraph-properties fo:orphans="0" fo:widows="0" fo:hyphenation-ladder-count="no-limit"/>
      <style:text-properties fo:font-weight="bold" officeooo:rsid="1277b14b" officeooo:paragraph-rsid="1277b14b" style:font-weight-asian="bold" style:font-weight-complex="bold" fo:hyphenate="true" fo:hyphenation-remain-char-count="2" fo:hyphenation-push-char-count="2" loext:hyphenation-no-caps="false"/>
    </style:style>
    <style:style style:name="P131" style:family="paragraph" style:parent-style-name="paragraf">
      <style:paragraph-properties fo:orphans="0" fo:widows="0" fo:hyphenation-ladder-count="no-limit"/>
      <style:text-properties fo:font-weight="bold" officeooo:rsid="12788a8c" officeooo:paragraph-rsid="12788a8c" style:font-weight-asian="bold" style:font-weight-complex="bold" fo:hyphenate="true" fo:hyphenation-remain-char-count="2" fo:hyphenation-push-char-count="2" loext:hyphenation-no-caps="false"/>
    </style:style>
    <style:style style:name="P132" style:family="paragraph" style:parent-style-name="paragraf">
      <style:paragraph-properties fo:orphans="0" fo:widows="0" fo:hyphenation-ladder-count="no-limit"/>
      <style:text-properties fo:font-weight="bold" officeooo:rsid="127b7346" officeooo:paragraph-rsid="127b7346" style:font-weight-asian="bold" style:font-weight-complex="bold" fo:hyphenate="true" fo:hyphenation-remain-char-count="2" fo:hyphenation-push-char-count="2" loext:hyphenation-no-caps="false"/>
    </style:style>
    <style:style style:name="P133" style:family="paragraph" style:parent-style-name="paragraf">
      <style:paragraph-properties fo:orphans="0" fo:widows="0" fo:hyphenation-ladder-count="no-limit"/>
      <style:text-properties fo:font-weight="bold" officeooo:rsid="127db376" officeooo:paragraph-rsid="127db376" style:font-weight-asian="bold" style:font-weight-complex="bold" fo:hyphenate="true" fo:hyphenation-remain-char-count="2" fo:hyphenation-push-char-count="2" loext:hyphenation-no-caps="false"/>
    </style:style>
    <style:style style:name="P134" style:family="paragraph" style:parent-style-name="paragraf">
      <style:paragraph-properties fo:orphans="0" fo:widows="0" fo:hyphenation-ladder-count="no-limit"/>
      <style:text-properties fo:font-weight="bold" officeooo:rsid="127f936a" officeooo:paragraph-rsid="127f936a" style:font-weight-asian="bold" style:font-weight-complex="bold" fo:hyphenate="true" fo:hyphenation-remain-char-count="2" fo:hyphenation-push-char-count="2" loext:hyphenation-no-caps="false"/>
    </style:style>
    <style:style style:name="P135" style:family="paragraph" style:parent-style-name="paragraf">
      <style:paragraph-properties fo:orphans="0" fo:widows="0" fo:hyphenation-ladder-count="no-limit"/>
      <style:text-properties fo:font-weight="bold" officeooo:rsid="1283d6ca" officeooo:paragraph-rsid="1283d6ca" style:font-weight-asian="bold" style:font-weight-complex="bold" fo:hyphenate="true" fo:hyphenation-remain-char-count="2" fo:hyphenation-push-char-count="2" loext:hyphenation-no-caps="false"/>
    </style:style>
    <style:style style:name="P136" style:family="paragraph" style:parent-style-name="paragraf">
      <style:paragraph-properties fo:orphans="0" fo:widows="0" fo:hyphenation-ladder-count="no-limit"/>
      <style:text-properties fo:font-weight="bold" officeooo:rsid="128add2c" officeooo:paragraph-rsid="128add2c" style:font-weight-asian="bold" style:font-weight-complex="bold" fo:hyphenate="true" fo:hyphenation-remain-char-count="2" fo:hyphenation-push-char-count="2" loext:hyphenation-no-caps="false"/>
    </style:style>
    <style:style style:name="P137" style:family="paragraph" style:parent-style-name="paragraf">
      <style:paragraph-properties fo:orphans="0" fo:widows="0" fo:hyphenation-ladder-count="no-limit"/>
      <style:text-properties fo:font-weight="bold" officeooo:rsid="128d7824" officeooo:paragraph-rsid="128d7824" style:font-weight-asian="bold" style:font-weight-complex="bold" fo:hyphenate="true" fo:hyphenation-remain-char-count="2" fo:hyphenation-push-char-count="2" loext:hyphenation-no-caps="false"/>
    </style:style>
    <style:style style:name="P138" style:family="paragraph" style:parent-style-name="paragraf">
      <style:paragraph-properties fo:orphans="0" fo:widows="0" fo:hyphenation-ladder-count="no-limit"/>
      <style:text-properties fo:font-weight="bold" officeooo:rsid="128fe76a" officeooo:paragraph-rsid="128fe76a" style:font-weight-asian="bold" style:font-weight-complex="bold" fo:hyphenate="true" fo:hyphenation-remain-char-count="2" fo:hyphenation-push-char-count="2" loext:hyphenation-no-caps="false"/>
    </style:style>
    <style:style style:name="P139" style:family="paragraph" style:parent-style-name="paragraf">
      <style:paragraph-properties fo:orphans="0" fo:widows="0" fo:hyphenation-ladder-count="no-limit"/>
      <style:text-properties fo:font-weight="bold" officeooo:rsid="12925644" officeooo:paragraph-rsid="12925644" style:font-weight-asian="bold" style:font-weight-complex="bold" fo:hyphenate="true" fo:hyphenation-remain-char-count="2" fo:hyphenation-push-char-count="2" loext:hyphenation-no-caps="false"/>
    </style:style>
    <style:style style:name="P140" style:family="paragraph" style:parent-style-name="paragraf">
      <style:paragraph-properties fo:orphans="0" fo:widows="0" fo:hyphenation-ladder-count="no-limit"/>
      <style:text-properties fo:font-weight="bold" officeooo:rsid="12978c35" officeooo:paragraph-rsid="12978c35" style:font-weight-asian="bold" style:font-weight-complex="bold" fo:hyphenate="true" fo:hyphenation-remain-char-count="2" fo:hyphenation-push-char-count="2" loext:hyphenation-no-caps="false"/>
    </style:style>
    <style:style style:name="P141" style:family="paragraph" style:parent-style-name="paragraf">
      <style:paragraph-properties fo:orphans="0" fo:widows="0" fo:hyphenation-ladder-count="no-limit"/>
      <style:text-properties fo:font-weight="bold" officeooo:rsid="129bed98" officeooo:paragraph-rsid="129bed98" style:font-weight-asian="bold" style:font-weight-complex="bold" fo:hyphenate="true" fo:hyphenation-remain-char-count="2" fo:hyphenation-push-char-count="2" loext:hyphenation-no-caps="false"/>
    </style:style>
    <style:style style:name="P142" style:family="paragraph" style:parent-style-name="paragraf">
      <style:paragraph-properties fo:orphans="0" fo:widows="0" fo:hyphenation-ladder-count="no-limit"/>
      <style:text-properties fo:font-weight="bold" officeooo:rsid="129dbe13" officeooo:paragraph-rsid="129dbe13" style:font-weight-asian="bold" style:font-weight-complex="bold" fo:hyphenate="true" fo:hyphenation-remain-char-count="2" fo:hyphenation-push-char-count="2" loext:hyphenation-no-caps="false"/>
    </style:style>
    <style:style style:name="P143" style:family="paragraph" style:parent-style-name="paragraf">
      <style:paragraph-properties fo:orphans="0" fo:widows="0" fo:hyphenation-ladder-count="no-limit"/>
      <style:text-properties fo:font-weight="bold" officeooo:rsid="12a09d46" officeooo:paragraph-rsid="12a09d46" style:font-weight-asian="bold" style:font-weight-complex="bold" fo:hyphenate="true" fo:hyphenation-remain-char-count="2" fo:hyphenation-push-char-count="2" loext:hyphenation-no-caps="false"/>
    </style:style>
    <style:style style:name="P144" style:family="paragraph" style:parent-style-name="paragraf">
      <style:paragraph-properties fo:orphans="0" fo:widows="0" fo:hyphenation-ladder-count="no-limit"/>
      <style:text-properties officeooo:rsid="1244f9a0" officeooo:paragraph-rsid="1248a8ac" fo:hyphenate="true" fo:hyphenation-remain-char-count="2" fo:hyphenation-push-char-count="2" loext:hyphenation-no-caps="false"/>
    </style:style>
    <style:style style:name="P145" style:family="paragraph" style:parent-style-name="paragraf">
      <style:paragraph-properties fo:orphans="0" fo:widows="0" fo:hyphenation-ladder-count="no-limit"/>
      <style:text-properties officeooo:rsid="12497f01" officeooo:paragraph-rsid="12497f01" fo:hyphenate="true" fo:hyphenation-remain-char-count="2" fo:hyphenation-push-char-count="2" loext:hyphenation-no-caps="false"/>
    </style:style>
    <style:style style:name="P146" style:family="paragraph" style:parent-style-name="paragraf">
      <style:paragraph-properties fo:orphans="0" fo:widows="0" fo:hyphenation-ladder-count="no-limit"/>
      <style:text-properties officeooo:rsid="124f480a" officeooo:paragraph-rsid="124f480a" fo:hyphenate="true" fo:hyphenation-remain-char-count="2" fo:hyphenation-push-char-count="2" loext:hyphenation-no-caps="false"/>
    </style:style>
    <style:style style:name="P147" style:family="paragraph" style:parent-style-name="paragraf">
      <style:paragraph-properties fo:orphans="0" fo:widows="0" fo:hyphenation-ladder-count="no-limit"/>
      <style:text-properties officeooo:rsid="125274e3" officeooo:paragraph-rsid="125274e3" fo:hyphenate="true" fo:hyphenation-remain-char-count="2" fo:hyphenation-push-char-count="2" loext:hyphenation-no-caps="false"/>
    </style:style>
    <style:style style:name="P148" style:family="paragraph" style:parent-style-name="paragraf">
      <style:paragraph-properties fo:orphans="0" fo:widows="0" fo:hyphenation-ladder-count="no-limit"/>
      <style:text-properties officeooo:rsid="1262cf1d" officeooo:paragraph-rsid="1265bd33" fo:hyphenate="true" fo:hyphenation-remain-char-count="2" fo:hyphenation-push-char-count="2" loext:hyphenation-no-caps="false"/>
    </style:style>
    <style:style style:name="P149" style:family="paragraph" style:parent-style-name="paragraf">
      <style:paragraph-properties fo:orphans="0" fo:widows="0" fo:hyphenation-ladder-count="no-limit"/>
      <style:text-properties officeooo:rsid="126b1c68" officeooo:paragraph-rsid="1274a0c0" fo:hyphenate="true" fo:hyphenation-remain-char-count="2" fo:hyphenation-push-char-count="2" loext:hyphenation-no-caps="false"/>
    </style:style>
    <style:style style:name="P150" style:family="paragraph" style:parent-style-name="paragraf" style:master-page-name="">
      <style:paragraph-properties fo:orphans="0" fo:widows="0" fo:hyphenation-ladder-count="no-limit" style:page-number="auto"/>
      <style:text-properties officeooo:rsid="10e49072" officeooo:paragraph-rsid="10e49072" fo:hyphenate="true" fo:hyphenation-remain-char-count="2" fo:hyphenation-push-char-count="2" loext:hyphenation-no-caps="false"/>
    </style:style>
    <style:style style:name="P151" style:family="paragraph" style:parent-style-name="paragraf" style:master-page-name="">
      <style:paragraph-properties fo:hyphenation-ladder-count="no-limit" style:page-number="auto"/>
      <style:text-properties officeooo:rsid="10ee06a8" officeooo:paragraph-rsid="10f5a5e4" fo:hyphenate="true" fo:hyphenation-remain-char-count="2" fo:hyphenation-push-char-count="2" loext:hyphenation-no-caps="false"/>
    </style:style>
    <style:style style:name="P152" style:family="paragraph" style:parent-style-name="paragraf" style:master-page-name="">
      <style:paragraph-properties fo:orphans="0" fo:widows="0" fo:hyphenation-ladder-count="no-limit" style:page-number="auto"/>
      <style:text-properties officeooo:rsid="10ee06a8" officeooo:paragraph-rsid="10f08c1c" fo:hyphenate="true" fo:hyphenation-remain-char-count="2" fo:hyphenation-push-char-count="2" loext:hyphenation-no-caps="false"/>
    </style:style>
    <style:style style:name="P153" style:family="paragraph" style:parent-style-name="paragraf" style:master-page-name="">
      <style:paragraph-properties fo:orphans="0" fo:widows="0" fo:hyphenation-ladder-count="no-limit" style:page-number="auto"/>
      <style:text-properties officeooo:rsid="10e607a4" officeooo:paragraph-rsid="10e607a4" fo:hyphenate="true" fo:hyphenation-remain-char-count="2" fo:hyphenation-push-char-count="2" loext:hyphenation-no-caps="false"/>
    </style:style>
    <style:style style:name="P154" style:family="paragraph" style:parent-style-name="paragraf" style:master-page-name="">
      <style:paragraph-properties fo:hyphenation-ladder-count="no-limit" style:page-number="auto"/>
      <style:text-properties fo:hyphenate="true" fo:hyphenation-remain-char-count="2" fo:hyphenation-push-char-count="2" loext:hyphenation-no-caps="false"/>
    </style:style>
    <style:style style:name="P155" style:family="paragraph" style:parent-style-name="paragraf" style:master-page-name="">
      <style:paragraph-properties fo:orphans="0" fo:widows="0" fo:hyphenation-ladder-count="no-limit" style:page-number="auto"/>
      <style:text-properties fo:hyphenate="true" fo:hyphenation-remain-char-count="2" fo:hyphenation-push-char-count="2" loext:hyphenation-no-caps="false"/>
    </style:style>
    <style:style style:name="P156" style:family="paragraph" style:parent-style-name="paragraf" style:master-page-name="">
      <style:paragraph-properties fo:orphans="0" fo:widows="0" fo:hyphenation-ladder-count="no-limit" style:page-number="auto"/>
      <style:text-properties officeooo:rsid="111512b4" officeooo:paragraph-rsid="1115f3bf" fo:hyphenate="true" fo:hyphenation-remain-char-count="2" fo:hyphenation-push-char-count="2" loext:hyphenation-no-caps="false"/>
    </style:style>
    <style:style style:name="P157" style:family="paragraph" style:parent-style-name="paragraf" style:master-page-name="">
      <style:paragraph-properties fo:orphans="0" fo:widows="0" fo:hyphenation-ladder-count="no-limit" style:page-number="auto"/>
      <style:text-properties officeooo:rsid="121c0ab5" officeooo:paragraph-rsid="121c0ab5" fo:hyphenate="true" fo:hyphenation-remain-char-count="2" fo:hyphenation-push-char-count="2" loext:hyphenation-no-caps="false"/>
    </style:style>
    <style:style style:name="P158" style:family="paragraph" style:parent-style-name="paragraf" style:master-page-name="">
      <style:paragraph-properties fo:orphans="0" fo:widows="0" fo:hyphenation-ladder-count="no-limit" style:page-number="auto"/>
      <style:text-properties officeooo:rsid="1244f9a0" officeooo:paragraph-rsid="1248a8ac" fo:hyphenate="true" fo:hyphenation-remain-char-count="2" fo:hyphenation-push-char-count="2" loext:hyphenation-no-caps="false"/>
    </style:style>
    <style:style style:name="P159" style:family="paragraph" style:parent-style-name="paragraf" style:master-page-name="">
      <style:paragraph-properties fo:orphans="0" fo:widows="0" fo:hyphenation-ladder-count="no-limit" style:page-number="auto"/>
      <style:text-properties officeooo:rsid="123ca7a0" officeooo:paragraph-rsid="123ca7a0" fo:hyphenate="true" fo:hyphenation-remain-char-count="2" fo:hyphenation-push-char-count="2" loext:hyphenation-no-caps="false"/>
    </style:style>
    <style:style style:name="P160" style:family="paragraph" style:parent-style-name="Footnote">
      <style:text-properties officeooo:rsid="10ee06a8" officeooo:paragraph-rsid="10ee06a8"/>
    </style:style>
    <style:style style:name="P161" style:family="paragraph" style:parent-style-name="Footnote">
      <style:text-properties officeooo:rsid="1104dade" officeooo:paragraph-rsid="1104dade"/>
    </style:style>
    <style:style style:name="P162" style:family="paragraph" style:parent-style-name="Footnote">
      <style:text-properties officeooo:rsid="119d0fb0" officeooo:paragraph-rsid="119d0fb0"/>
    </style:style>
    <style:style style:name="P163" style:family="paragraph" style:parent-style-name="Footnote">
      <style:text-properties officeooo:rsid="119d5278" officeooo:paragraph-rsid="119d5278"/>
    </style:style>
    <style:style style:name="P164" style:family="paragraph" style:parent-style-name="Footnote">
      <style:text-properties officeooo:rsid="119f0329" officeooo:paragraph-rsid="119f0329"/>
    </style:style>
    <style:style style:name="P165" style:family="paragraph" style:parent-style-name="Footnote">
      <style:text-properties officeooo:rsid="11a1206b" officeooo:paragraph-rsid="11a1206b"/>
    </style:style>
    <style:style style:name="P166" style:family="paragraph" style:parent-style-name="Footnote">
      <style:text-properties officeooo:rsid="11a16f8c" officeooo:paragraph-rsid="11a16f8c"/>
    </style:style>
    <style:style style:name="P167" style:family="paragraph" style:parent-style-name="Footnote">
      <style:text-properties officeooo:rsid="11a1910c" officeooo:paragraph-rsid="11a1910c"/>
    </style:style>
    <style:style style:name="P168" style:family="paragraph" style:parent-style-name="Footnote">
      <style:text-properties officeooo:rsid="11a3dabc" officeooo:paragraph-rsid="11a3dabc"/>
    </style:style>
    <style:style style:name="P169" style:family="paragraph" style:parent-style-name="Footnote">
      <style:text-properties officeooo:rsid="11d66198" officeooo:paragraph-rsid="11d66198"/>
    </style:style>
    <style:style style:name="P170" style:family="paragraph" style:parent-style-name="Footnote">
      <style:text-properties officeooo:rsid="11fd354b" officeooo:paragraph-rsid="11fd354b"/>
    </style:style>
    <style:style style:name="P171" style:family="paragraph" style:parent-style-name="Footnote">
      <style:text-properties officeooo:rsid="120c13ce" officeooo:paragraph-rsid="120c13ce"/>
    </style:style>
    <style:style style:name="P172" style:family="paragraph" style:parent-style-name="Footnote">
      <style:text-properties officeooo:rsid="12142622" officeooo:paragraph-rsid="12142622"/>
    </style:style>
    <style:style style:name="P173" style:family="paragraph" style:parent-style-name="Footnote">
      <style:text-properties officeooo:rsid="127fc7c5" officeooo:paragraph-rsid="127fc7c5"/>
    </style:style>
    <style:style style:name="P174" style:family="paragraph" style:parent-style-name="Footnote">
      <style:text-properties officeooo:rsid="1282afb9" officeooo:paragraph-rsid="1282afb9"/>
    </style:style>
    <style:style style:name="P175" style:family="paragraph" style:parent-style-name="Footnote">
      <style:text-properties officeooo:rsid="129afdc6" officeooo:paragraph-rsid="129afdc6"/>
    </style:style>
    <style:style style:name="P176" style:family="paragraph" style:parent-style-name="Footnote">
      <style:text-properties officeooo:rsid="12f6e7ee" officeooo:paragraph-rsid="12f6e7ee"/>
    </style:style>
    <style:style style:name="P177" style:family="paragraph" style:parent-style-name="Title" style:master-page-name="First_20_Page">
      <style:paragraph-properties style:page-number="auto"/>
      <style:text-properties fo:language="id" fo:country="ID"/>
    </style:style>
    <style:style style:name="P178" style:family="paragraph" style:parent-style-name="Heading_20_1">
      <style:text-properties officeooo:rsid="10e34b9b" officeooo:paragraph-rsid="10e34b9b"/>
    </style:style>
    <style:style style:name="P179" style:family="paragraph" style:parent-style-name="Heading_20_2">
      <style:paragraph-properties fo:orphans="0" fo:widows="0" fo:hyphenation-ladder-count="no-limit"/>
      <style:text-properties fo:hyphenate="true" fo:hyphenation-remain-char-count="2" fo:hyphenation-push-char-count="2" loext:hyphenation-no-caps="false"/>
    </style:style>
    <style:style style:name="P180" style:family="paragraph" style:parent-style-name="paragraf" style:list-style-name="L3">
      <style:paragraph-properties fo:orphans="0" fo:widows="0" fo:hyphenation-ladder-count="no-limit"/>
      <style:text-properties officeooo:rsid="1117e4a8" officeooo:paragraph-rsid="1117e4a8" fo:hyphenate="true" fo:hyphenation-remain-char-count="2" fo:hyphenation-push-char-count="2" loext:hyphenation-no-caps="false"/>
    </style:style>
    <style:style style:name="P181" style:family="paragraph" style:parent-style-name="paragraf" style:list-style-name="L5">
      <style:paragraph-properties fo:orphans="0" fo:widows="0" fo:hyphenation-ladder-count="no-limit"/>
      <style:text-properties style:font-name="Liberation Serif" fo:font-size="12pt" fo:font-weight="normal" officeooo:rsid="112f35e1" officeooo:paragraph-rsid="112f35e1" style:font-size-asian="12pt" style:font-weight-asian="normal" style:font-size-complex="12pt" style:font-weight-complex="normal" fo:hyphenate="true" fo:hyphenation-remain-char-count="2" fo:hyphenation-push-char-count="2" loext:hyphenation-no-caps="false"/>
    </style:style>
    <style:style style:name="P182" style:family="paragraph" style:parent-style-name="paragraf" style:list-style-name="L6">
      <style:paragraph-properties fo:orphans="0" fo:widows="0" fo:hyphenation-ladder-count="no-limit"/>
      <style:text-properties style:font-name="Liberation Serif" fo:font-size="12pt" fo:font-weight="normal" officeooo:rsid="1132210b" officeooo:paragraph-rsid="1132210b" style:font-size-asian="12pt" style:font-weight-asian="normal" style:font-size-complex="12pt" style:font-weight-complex="normal" fo:hyphenate="true" fo:hyphenation-remain-char-count="2" fo:hyphenation-push-char-count="2" loext:hyphenation-no-caps="false"/>
    </style:style>
    <style:style style:name="P183" style:family="paragraph" style:parent-style-name="paragraf" style:list-style-name="L30">
      <style:paragraph-properties fo:orphans="0" fo:widows="0" fo:hyphenation-ladder-count="no-limit"/>
      <style:text-properties style:font-name="Liberation Serif" fo:font-size="12pt" fo:font-weight="normal" officeooo:rsid="125efa76" officeooo:paragraph-rsid="125efa76" fo:background-color="transparent" style:font-size-asian="12pt" style:font-weight-asian="normal" style:font-size-complex="12pt" style:font-weight-complex="normal" fo:hyphenate="true" fo:hyphenation-remain-char-count="2" fo:hyphenation-push-char-count="2" loext:hyphenation-no-caps="false"/>
    </style:style>
    <style:style style:name="P184" style:family="paragraph" style:parent-style-name="paragraf" style:list-style-name="L30">
      <style:paragraph-properties fo:orphans="0" fo:widows="0" fo:hyphenation-ladder-count="no-limit"/>
      <style:text-properties style:font-name="Liberation Serif" fo:font-size="12pt" fo:font-weight="normal" officeooo:rsid="126275c4" officeooo:paragraph-rsid="126275c4" fo:background-color="transparent" style:font-size-asian="12pt" style:font-weight-asian="normal" style:font-size-complex="12pt" style:font-weight-complex="normal" fo:hyphenate="true" fo:hyphenation-remain-char-count="2" fo:hyphenation-push-char-count="2" loext:hyphenation-no-caps="false"/>
    </style:style>
    <style:style style:name="P185" style:family="paragraph" style:parent-style-name="paragraf" style:list-style-name="L6">
      <style:paragraph-properties fo:orphans="0" fo:widows="0" fo:hyphenation-ladder-count="no-limit"/>
      <style:text-properties officeooo:paragraph-rsid="1131f611" fo:hyphenate="true" fo:hyphenation-remain-char-count="2" fo:hyphenation-push-char-count="2" loext:hyphenation-no-caps="false"/>
    </style:style>
    <style:style style:name="P186" style:family="paragraph" style:parent-style-name="paragraf" style:list-style-name="L15">
      <style:paragraph-properties fo:orphans="0" fo:widows="0" fo:hyphenation-ladder-count="no-limit"/>
      <style:text-properties officeooo:paragraph-rsid="1189b3b6" fo:hyphenate="true" fo:hyphenation-remain-char-count="2" fo:hyphenation-push-char-count="2" loext:hyphenation-no-caps="false"/>
    </style:style>
    <style:style style:name="P187" style:family="paragraph" style:parent-style-name="paragraf" style:list-style-name="L22">
      <style:paragraph-properties fo:orphans="0" fo:widows="0" fo:hyphenation-ladder-count="no-limit"/>
      <style:text-properties officeooo:paragraph-rsid="119f0329" fo:hyphenate="true" fo:hyphenation-remain-char-count="2" fo:hyphenation-push-char-count="2" loext:hyphenation-no-caps="false"/>
    </style:style>
    <style:style style:name="P188" style:family="paragraph" style:parent-style-name="paragraf" style:list-style-name="L23">
      <style:paragraph-properties fo:orphans="0" fo:widows="0" fo:hyphenation-ladder-count="no-limit"/>
      <style:text-properties officeooo:paragraph-rsid="11d7b2e2" fo:hyphenate="true" fo:hyphenation-remain-char-count="2" fo:hyphenation-push-char-count="2" loext:hyphenation-no-caps="false"/>
    </style:style>
    <style:style style:name="P189" style:family="paragraph" style:parent-style-name="paragraf" style:list-style-name="L23">
      <style:paragraph-properties fo:orphans="0" fo:widows="0" fo:hyphenation-ladder-count="no-limit"/>
      <style:text-properties officeooo:paragraph-rsid="11da8a21" fo:hyphenate="true" fo:hyphenation-remain-char-count="2" fo:hyphenation-push-char-count="2" loext:hyphenation-no-caps="false"/>
    </style:style>
    <style:style style:name="P190" style:family="paragraph" style:parent-style-name="paragraf" style:list-style-name="L26">
      <style:paragraph-properties fo:orphans="0" fo:widows="0" fo:hyphenation-ladder-count="no-limit"/>
      <style:text-properties officeooo:paragraph-rsid="11e69312" fo:hyphenate="true" fo:hyphenation-remain-char-count="2" fo:hyphenation-push-char-count="2" loext:hyphenation-no-caps="false"/>
    </style:style>
    <style:style style:name="P191" style:family="paragraph" style:parent-style-name="paragraf" style:list-style-name="L28">
      <style:paragraph-properties fo:orphans="0" fo:widows="0" fo:hyphenation-ladder-count="no-limit"/>
      <style:text-properties officeooo:paragraph-rsid="11f3cacd" fo:hyphenate="true" fo:hyphenation-remain-char-count="2" fo:hyphenation-push-char-count="2" loext:hyphenation-no-caps="false"/>
    </style:style>
    <style:style style:name="P192" style:family="paragraph" style:parent-style-name="paragraf" style:list-style-name="L29">
      <style:paragraph-properties fo:orphans="0" fo:widows="0" fo:hyphenation-ladder-count="no-limit"/>
      <style:text-properties officeooo:paragraph-rsid="11fb279a" fo:hyphenate="true" fo:hyphenation-remain-char-count="2" fo:hyphenation-push-char-count="2" loext:hyphenation-no-caps="false"/>
    </style:style>
    <style:style style:name="P193" style:family="paragraph" style:parent-style-name="paragraf" style:list-style-name="L30">
      <style:paragraph-properties fo:orphans="0" fo:widows="0" fo:hyphenation-ladder-count="no-limit"/>
      <style:text-properties officeooo:paragraph-rsid="125f7643" fo:hyphenate="true" fo:hyphenation-remain-char-count="2" fo:hyphenation-push-char-count="2" loext:hyphenation-no-caps="false"/>
    </style:style>
    <style:style style:name="P194" style:family="paragraph" style:parent-style-name="paragraf" style:list-style-name="L8">
      <style:paragraph-properties fo:orphans="0" fo:widows="0" fo:hyphenation-ladder-count="no-limit"/>
      <style:text-properties officeooo:rsid="11387dbb" officeooo:paragraph-rsid="11387dbb" fo:hyphenate="true" fo:hyphenation-remain-char-count="2" fo:hyphenation-push-char-count="2" loext:hyphenation-no-caps="false"/>
    </style:style>
    <style:style style:name="P195" style:family="paragraph" style:parent-style-name="paragraf" style:list-style-name="L8">
      <style:paragraph-properties fo:orphans="0" fo:widows="0" fo:hyphenation-ladder-count="no-limit"/>
      <style:text-properties officeooo:rsid="1139eb7c" officeooo:paragraph-rsid="1139eb7c" fo:hyphenate="true" fo:hyphenation-remain-char-count="2" fo:hyphenation-push-char-count="2" loext:hyphenation-no-caps="false"/>
    </style:style>
    <style:style style:name="P196" style:family="paragraph" style:parent-style-name="paragraf" style:list-style-name="L8">
      <style:paragraph-properties fo:orphans="0" fo:widows="0" fo:hyphenation-ladder-count="no-limit"/>
      <style:text-properties officeooo:rsid="113a9067" officeooo:paragraph-rsid="113a9067" fo:hyphenate="true" fo:hyphenation-remain-char-count="2" fo:hyphenation-push-char-count="2" loext:hyphenation-no-caps="false"/>
    </style:style>
    <style:style style:name="P197" style:family="paragraph" style:parent-style-name="paragraf" style:list-style-name="L8">
      <style:paragraph-properties fo:orphans="0" fo:widows="0" fo:hyphenation-ladder-count="no-limit"/>
      <style:text-properties officeooo:rsid="113fff78" officeooo:paragraph-rsid="11465f69" fo:hyphenate="true" fo:hyphenation-remain-char-count="2" fo:hyphenation-push-char-count="2" loext:hyphenation-no-caps="false"/>
    </style:style>
    <style:style style:name="P198" style:family="paragraph" style:parent-style-name="paragraf" style:list-style-name="L9">
      <style:paragraph-properties fo:orphans="0" fo:widows="0" fo:hyphenation-ladder-count="no-limit"/>
      <style:text-properties officeooo:rsid="1155ffd9" officeooo:paragraph-rsid="1155ffd9" fo:hyphenate="true" fo:hyphenation-remain-char-count="2" fo:hyphenation-push-char-count="2" loext:hyphenation-no-caps="false"/>
    </style:style>
    <style:style style:name="P199" style:family="paragraph" style:parent-style-name="paragraf" style:list-style-name="L9">
      <style:paragraph-properties fo:orphans="0" fo:widows="0" fo:hyphenation-ladder-count="no-limit"/>
      <style:text-properties officeooo:rsid="1158da97" officeooo:paragraph-rsid="1158da97" fo:hyphenate="true" fo:hyphenation-remain-char-count="2" fo:hyphenation-push-char-count="2" loext:hyphenation-no-caps="false"/>
    </style:style>
    <style:style style:name="P200" style:family="paragraph" style:parent-style-name="paragraf" style:list-style-name="L9">
      <style:paragraph-properties fo:orphans="0" fo:widows="0" fo:hyphenation-ladder-count="no-limit"/>
      <style:text-properties officeooo:rsid="11594ebc" officeooo:paragraph-rsid="11594ebc" fo:hyphenate="true" fo:hyphenation-remain-char-count="2" fo:hyphenation-push-char-count="2" loext:hyphenation-no-caps="false"/>
    </style:style>
    <style:style style:name="P201" style:family="paragraph" style:parent-style-name="paragraf" style:list-style-name="L9">
      <style:paragraph-properties fo:orphans="0" fo:widows="0" fo:hyphenation-ladder-count="no-limit"/>
      <style:text-properties officeooo:rsid="115bcd9e" officeooo:paragraph-rsid="115bcd9e" fo:hyphenate="true" fo:hyphenation-remain-char-count="2" fo:hyphenation-push-char-count="2" loext:hyphenation-no-caps="false"/>
    </style:style>
    <style:style style:name="P202" style:family="paragraph" style:parent-style-name="paragraf" style:list-style-name="L10"/>
    <style:style style:name="P203" style:family="paragraph" style:parent-style-name="paragraf" style:list-style-name="L11">
      <style:paragraph-properties fo:orphans="0" fo:widows="0" fo:hyphenation-ladder-count="no-limit"/>
      <style:text-properties officeooo:rsid="1171edea" officeooo:paragraph-rsid="1171edea" fo:hyphenate="true" fo:hyphenation-remain-char-count="2" fo:hyphenation-push-char-count="2" loext:hyphenation-no-caps="false"/>
    </style:style>
    <style:style style:name="P204" style:family="paragraph" style:parent-style-name="paragraf" style:list-style-name="L11">
      <style:paragraph-properties fo:orphans="0" fo:widows="0" fo:hyphenation-ladder-count="no-limit"/>
      <style:text-properties officeooo:rsid="1175d10f" officeooo:paragraph-rsid="1175d10f" fo:hyphenate="true" fo:hyphenation-remain-char-count="2" fo:hyphenation-push-char-count="2" loext:hyphenation-no-caps="false"/>
    </style:style>
    <style:style style:name="P205" style:family="paragraph" style:parent-style-name="paragraf" style:list-style-name="L12">
      <style:paragraph-properties fo:orphans="0" fo:widows="0" fo:hyphenation-ladder-count="no-limit"/>
      <style:text-properties officeooo:rsid="1176bc93" officeooo:paragraph-rsid="1176bc93" fo:hyphenate="true" fo:hyphenation-remain-char-count="2" fo:hyphenation-push-char-count="2" loext:hyphenation-no-caps="false"/>
    </style:style>
    <style:style style:name="P206" style:family="paragraph" style:parent-style-name="paragraf" style:list-style-name="L12">
      <style:paragraph-properties fo:orphans="0" fo:widows="0" fo:hyphenation-ladder-count="no-limit"/>
      <style:text-properties officeooo:rsid="117a7dc9" officeooo:paragraph-rsid="117a7dc9" fo:hyphenate="true" fo:hyphenation-remain-char-count="2" fo:hyphenation-push-char-count="2" loext:hyphenation-no-caps="false"/>
    </style:style>
    <style:style style:name="P207" style:family="paragraph" style:parent-style-name="paragraf" style:list-style-name="L13">
      <style:paragraph-properties fo:orphans="0" fo:widows="0" fo:hyphenation-ladder-count="no-limit"/>
      <style:text-properties officeooo:rsid="117fd60d" officeooo:paragraph-rsid="117fd60d" fo:hyphenate="true" fo:hyphenation-remain-char-count="2" fo:hyphenation-push-char-count="2" loext:hyphenation-no-caps="false"/>
    </style:style>
    <style:style style:name="P208" style:family="paragraph" style:parent-style-name="paragraf" style:list-style-name="L13">
      <style:paragraph-properties fo:orphans="0" fo:widows="0" fo:hyphenation-ladder-count="no-limit"/>
      <style:text-properties fo:font-style="normal" officeooo:rsid="11805deb" officeooo:paragraph-rsid="11805deb" style:font-style-asian="normal" style:font-style-complex="normal" fo:hyphenate="true" fo:hyphenation-remain-char-count="2" fo:hyphenation-push-char-count="2" loext:hyphenation-no-caps="false"/>
    </style:style>
    <style:style style:name="P209" style:family="paragraph" style:parent-style-name="paragraf" style:list-style-name="L17">
      <style:paragraph-properties fo:orphans="0" fo:widows="0" fo:hyphenation-ladder-count="no-limit"/>
      <style:text-properties fo:font-style="normal" officeooo:rsid="1197df3c" officeooo:paragraph-rsid="1197df3c" style:font-style-asian="normal" style:font-style-complex="normal" fo:hyphenate="true" fo:hyphenation-remain-char-count="2" fo:hyphenation-push-char-count="2" loext:hyphenation-no-caps="false"/>
    </style:style>
    <style:style style:name="P210" style:family="paragraph" style:parent-style-name="paragraf" style:list-style-name="L18">
      <style:paragraph-properties fo:orphans="0" fo:widows="0" fo:hyphenation-ladder-count="no-limit"/>
      <style:text-properties fo:font-style="normal" officeooo:rsid="1199add8" officeooo:paragraph-rsid="1199add8" style:font-style-asian="normal" style:font-style-complex="normal" fo:hyphenate="true" fo:hyphenation-remain-char-count="2" fo:hyphenation-push-char-count="2" loext:hyphenation-no-caps="false"/>
    </style:style>
    <style:style style:name="P211" style:family="paragraph" style:parent-style-name="paragraf" style:list-style-name="L19">
      <style:paragraph-properties fo:orphans="0" fo:widows="0" fo:hyphenation-ladder-count="no-limit"/>
      <style:text-properties fo:font-style="normal" officeooo:rsid="119ca713" officeooo:paragraph-rsid="119ca713" style:font-style-asian="normal" style:font-style-complex="normal" fo:hyphenate="true" fo:hyphenation-remain-char-count="2" fo:hyphenation-push-char-count="2" loext:hyphenation-no-caps="false"/>
    </style:style>
    <style:style style:name="P212" style:family="paragraph" style:parent-style-name="paragraf" style:list-style-name="L20">
      <style:paragraph-properties fo:orphans="0" fo:widows="0" fo:hyphenation-ladder-count="no-limit"/>
      <style:text-properties fo:font-style="normal" officeooo:rsid="119d5278" officeooo:paragraph-rsid="119d5278" style:font-style-asian="normal" style:font-style-complex="normal" fo:hyphenate="true" fo:hyphenation-remain-char-count="2" fo:hyphenation-push-char-count="2" loext:hyphenation-no-caps="false"/>
    </style:style>
    <style:style style:name="P213" style:family="paragraph" style:parent-style-name="paragraf" style:list-style-name="L21">
      <style:paragraph-properties fo:orphans="0" fo:widows="0" fo:hyphenation-ladder-count="no-limit"/>
      <style:text-properties fo:font-style="normal" officeooo:rsid="119d83a0" officeooo:paragraph-rsid="119d83a0" style:font-style-asian="normal" style:font-style-complex="normal" fo:hyphenate="true" fo:hyphenation-remain-char-count="2" fo:hyphenation-push-char-count="2" loext:hyphenation-no-caps="false"/>
    </style:style>
    <style:style style:name="P214" style:family="paragraph" style:parent-style-name="paragraf" style:list-style-name="L22">
      <style:paragraph-properties fo:orphans="0" fo:widows="0" fo:hyphenation-ladder-count="no-limit"/>
      <style:text-properties fo:font-style="normal" officeooo:rsid="11a59de5" officeooo:paragraph-rsid="11a59de5" style:font-style-asian="normal" style:font-style-complex="normal" fo:hyphenate="true" fo:hyphenation-remain-char-count="2" fo:hyphenation-push-char-count="2" loext:hyphenation-no-caps="false"/>
    </style:style>
    <style:style style:name="P215" style:family="paragraph" style:parent-style-name="paragraf" style:list-style-name="L29">
      <style:paragraph-properties fo:orphans="0" fo:widows="0" fo:hyphenation-ladder-count="no-limit"/>
      <style:text-properties fo:font-style="normal" officeooo:rsid="11fd354b" officeooo:paragraph-rsid="11fd354b" style:font-style-asian="normal" style:font-style-complex="normal" fo:hyphenate="true" fo:hyphenation-remain-char-count="2" fo:hyphenation-push-char-count="2" loext:hyphenation-no-caps="false"/>
    </style:style>
    <style:style style:name="P216" style:family="paragraph" style:parent-style-name="paragraf" style:list-style-name="L29">
      <style:paragraph-properties fo:orphans="0" fo:widows="0" fo:hyphenation-ladder-count="no-limit"/>
      <style:text-properties fo:font-style="normal" officeooo:rsid="11fee844" officeooo:paragraph-rsid="11fee844" style:font-style-asian="normal" style:font-style-complex="normal" fo:hyphenate="true" fo:hyphenation-remain-char-count="2" fo:hyphenation-push-char-count="2" loext:hyphenation-no-caps="false"/>
    </style:style>
    <style:style style:name="P217" style:family="paragraph" style:parent-style-name="paragraf" style:list-style-name="L29">
      <style:paragraph-properties fo:orphans="0" fo:widows="0" fo:hyphenation-ladder-count="no-limit"/>
      <style:text-properties fo:font-style="normal" officeooo:rsid="1204c97a" officeooo:paragraph-rsid="1204c97a" style:font-style-asian="normal" style:font-style-complex="normal" fo:hyphenate="true" fo:hyphenation-remain-char-count="2" fo:hyphenation-push-char-count="2" loext:hyphenation-no-caps="false"/>
    </style:style>
    <style:style style:name="P218" style:family="paragraph" style:parent-style-name="paragraf" style:list-style-name="L29">
      <style:paragraph-properties fo:orphans="0" fo:widows="0" fo:hyphenation-ladder-count="no-limit"/>
      <style:text-properties fo:font-style="normal" officeooo:rsid="1207ab2b" officeooo:paragraph-rsid="1207ab2b" style:font-style-asian="normal" style:font-style-complex="normal" fo:hyphenate="true" fo:hyphenation-remain-char-count="2" fo:hyphenation-push-char-count="2" loext:hyphenation-no-caps="false"/>
    </style:style>
    <style:style style:name="P219" style:family="paragraph" style:parent-style-name="paragraf" style:list-style-name="L29">
      <style:paragraph-properties fo:orphans="0" fo:widows="0" fo:hyphenation-ladder-count="no-limit"/>
      <style:text-properties fo:font-style="normal" officeooo:rsid="120a0382" officeooo:paragraph-rsid="120a0382" style:font-style-asian="normal" style:font-style-complex="normal" fo:hyphenate="true" fo:hyphenation-remain-char-count="2" fo:hyphenation-push-char-count="2" loext:hyphenation-no-caps="false"/>
    </style:style>
    <style:style style:name="P220" style:family="paragraph" style:parent-style-name="paragraf" style:list-style-name="L29">
      <style:paragraph-properties fo:orphans="0" fo:widows="0" fo:hyphenation-ladder-count="no-limit"/>
      <style:text-properties fo:font-style="normal" officeooo:rsid="120a9c29" officeooo:paragraph-rsid="120a9c29" style:font-style-asian="normal" style:font-style-complex="normal" fo:hyphenate="true" fo:hyphenation-remain-char-count="2" fo:hyphenation-push-char-count="2" loext:hyphenation-no-caps="false"/>
    </style:style>
    <style:style style:name="P221" style:family="paragraph" style:parent-style-name="paragraf" style:list-style-name="L29">
      <style:paragraph-properties fo:orphans="0" fo:widows="0" fo:hyphenation-ladder-count="no-limit"/>
      <style:text-properties fo:font-style="normal" officeooo:rsid="120c1a70" officeooo:paragraph-rsid="120c1a70" style:font-style-asian="normal" style:font-style-complex="normal" fo:hyphenate="true" fo:hyphenation-remain-char-count="2" fo:hyphenation-push-char-count="2" loext:hyphenation-no-caps="false"/>
    </style:style>
    <style:style style:name="P222" style:family="paragraph" style:parent-style-name="paragraf" style:list-style-name="L29">
      <style:paragraph-properties fo:orphans="0" fo:widows="0" fo:hyphenation-ladder-count="no-limit"/>
      <style:text-properties fo:font-style="normal" officeooo:rsid="120e7a91" officeooo:paragraph-rsid="120f56cb" style:font-style-asian="normal" style:font-style-complex="normal" fo:hyphenate="true" fo:hyphenation-remain-char-count="2" fo:hyphenation-push-char-count="2" loext:hyphenation-no-caps="false"/>
    </style:style>
    <style:style style:name="P223" style:family="paragraph" style:parent-style-name="paragraf" style:list-style-name="L29">
      <style:paragraph-properties fo:orphans="0" fo:widows="0" fo:hyphenation-ladder-count="no-limit"/>
      <style:text-properties fo:font-style="normal" officeooo:rsid="120e7a91" officeooo:paragraph-rsid="120e7a91" style:font-style-asian="normal" style:font-style-complex="normal" fo:hyphenate="true" fo:hyphenation-remain-char-count="2" fo:hyphenation-push-char-count="2" loext:hyphenation-no-caps="false"/>
    </style:style>
    <style:style style:name="P224" style:family="paragraph" style:parent-style-name="paragraf" style:list-style-name="L29">
      <style:paragraph-properties fo:orphans="0" fo:widows="0" fo:hyphenation-ladder-count="no-limit"/>
      <style:text-properties fo:font-style="normal" officeooo:rsid="12108cbd" officeooo:paragraph-rsid="12108cbd" style:font-style-asian="normal" style:font-style-complex="normal" fo:hyphenate="true" fo:hyphenation-remain-char-count="2" fo:hyphenation-push-char-count="2" loext:hyphenation-no-caps="false"/>
    </style:style>
    <style:style style:name="P225" style:family="paragraph" style:parent-style-name="paragraf" style:list-style-name="L29">
      <style:paragraph-properties fo:orphans="0" fo:widows="0" fo:hyphenation-ladder-count="no-limit"/>
      <style:text-properties fo:font-style="normal" officeooo:rsid="1215f99b" officeooo:paragraph-rsid="1215f99b" style:font-style-asian="normal" style:font-style-complex="normal" fo:hyphenate="true" fo:hyphenation-remain-char-count="2" fo:hyphenation-push-char-count="2" loext:hyphenation-no-caps="false"/>
    </style:style>
    <style:style style:name="P226" style:family="paragraph" style:parent-style-name="paragraf" style:list-style-name="L24">
      <style:paragraph-properties fo:orphans="0" fo:widows="0" fo:hyphenation-ladder-count="no-limit"/>
      <style:text-properties fo:font-style="normal" style:text-underline-style="none" officeooo:rsid="11dfb352" officeooo:paragraph-rsid="11dfb352" style:font-style-asian="normal" style:font-style-complex="normal" fo:hyphenate="true" fo:hyphenation-remain-char-count="2" fo:hyphenation-push-char-count="2" loext:hyphenation-no-caps="false"/>
    </style:style>
    <style:style style:name="P227" style:family="paragraph" style:parent-style-name="paragraf" style:list-style-name="L25">
      <style:paragraph-properties fo:orphans="0" fo:widows="0" fo:hyphenation-ladder-count="no-limit"/>
      <style:text-properties fo:font-style="normal" style:text-underline-style="none" officeooo:rsid="11e2865b" officeooo:paragraph-rsid="11e2865b" style:font-style-asian="normal" style:font-style-complex="normal" fo:hyphenate="true" fo:hyphenation-remain-char-count="2" fo:hyphenation-push-char-count="2" loext:hyphenation-no-caps="false"/>
    </style:style>
    <style:style style:name="P228" style:family="paragraph" style:parent-style-name="paragraf" style:list-style-name="L14">
      <style:paragraph-properties fo:orphans="0" fo:widows="0" fo:hyphenation-ladder-count="no-limit"/>
      <style:text-properties officeooo:rsid="1181fafa" officeooo:paragraph-rsid="1181fafa" fo:hyphenate="true" fo:hyphenation-remain-char-count="2" fo:hyphenation-push-char-count="2" loext:hyphenation-no-caps="false"/>
    </style:style>
    <style:style style:name="P229" style:family="paragraph" style:parent-style-name="paragraf" style:list-style-name="L14">
      <style:paragraph-properties fo:orphans="0" fo:widows="0" fo:hyphenation-ladder-count="no-limit"/>
      <style:text-properties officeooo:rsid="118227ab" officeooo:paragraph-rsid="118227ab" fo:hyphenate="true" fo:hyphenation-remain-char-count="2" fo:hyphenation-push-char-count="2" loext:hyphenation-no-caps="false"/>
    </style:style>
    <style:style style:name="P230" style:family="paragraph" style:parent-style-name="paragraf" style:list-style-name="L16">
      <style:paragraph-properties fo:orphans="0" fo:widows="0" fo:hyphenation-ladder-count="no-limit"/>
      <style:text-properties fo:font-style="italic" officeooo:rsid="119476ff" officeooo:paragraph-rsid="119476ff" style:font-style-asian="italic" style:font-style-complex="italic" fo:hyphenate="true" fo:hyphenation-remain-char-count="2" fo:hyphenation-push-char-count="2" loext:hyphenation-no-caps="false"/>
    </style:style>
    <style:style style:name="P231" style:family="paragraph" style:parent-style-name="paragraf" style:list-style-name="L22">
      <style:paragraph-properties fo:orphans="0" fo:widows="0" fo:hyphenation-ladder-count="no-limit"/>
      <style:text-properties officeooo:rsid="11a1206b" officeooo:paragraph-rsid="11a1206b" fo:hyphenate="true" fo:hyphenation-remain-char-count="2" fo:hyphenation-push-char-count="2" loext:hyphenation-no-caps="false"/>
    </style:style>
    <style:style style:name="P232" style:family="paragraph" style:parent-style-name="paragraf" style:list-style-name="L22">
      <style:paragraph-properties fo:orphans="0" fo:widows="0" fo:hyphenation-ladder-count="no-limit"/>
      <style:text-properties officeooo:rsid="11a16f8c" officeooo:paragraph-rsid="11a16f8c" fo:hyphenate="true" fo:hyphenation-remain-char-count="2" fo:hyphenation-push-char-count="2" loext:hyphenation-no-caps="false"/>
    </style:style>
    <style:style style:name="P233" style:family="paragraph" style:parent-style-name="paragraf" style:list-style-name="L22">
      <style:paragraph-properties fo:orphans="0" fo:widows="0" fo:hyphenation-ladder-count="no-limit"/>
      <style:text-properties officeooo:rsid="11a1e03e" officeooo:paragraph-rsid="11a1e03e" fo:hyphenate="true" fo:hyphenation-remain-char-count="2" fo:hyphenation-push-char-count="2" loext:hyphenation-no-caps="false"/>
    </style:style>
    <style:style style:name="P234" style:family="paragraph" style:parent-style-name="paragraf" style:list-style-name="L22">
      <style:paragraph-properties fo:orphans="0" fo:widows="0" fo:hyphenation-ladder-count="no-limit"/>
      <style:text-properties officeooo:rsid="11a4041e" officeooo:paragraph-rsid="11a4041e" fo:hyphenate="true" fo:hyphenation-remain-char-count="2" fo:hyphenation-push-char-count="2" loext:hyphenation-no-caps="false"/>
    </style:style>
    <style:style style:name="P235" style:family="paragraph" style:parent-style-name="paragraf" style:list-style-name="L22">
      <style:paragraph-properties fo:orphans="0" fo:widows="0" fo:hyphenation-ladder-count="no-limit"/>
      <style:text-properties officeooo:rsid="11a409e5" officeooo:paragraph-rsid="11a409e5" fo:hyphenate="true" fo:hyphenation-remain-char-count="2" fo:hyphenation-push-char-count="2" loext:hyphenation-no-caps="false"/>
    </style:style>
    <style:style style:name="P236" style:family="paragraph" style:parent-style-name="paragraf" style:list-style-name="L24">
      <style:paragraph-properties fo:orphans="0" fo:widows="0" fo:hyphenation-ladder-count="no-limit"/>
      <style:text-properties officeooo:rsid="11dfb352" officeooo:paragraph-rsid="11dfb352" fo:hyphenate="true" fo:hyphenation-remain-char-count="2" fo:hyphenation-push-char-count="2" loext:hyphenation-no-caps="false"/>
    </style:style>
    <style:style style:name="P237" style:family="paragraph" style:parent-style-name="paragraf" style:list-style-name="L26">
      <style:paragraph-properties fo:orphans="0" fo:widows="0" fo:hyphenation-ladder-count="no-limit"/>
      <style:text-properties fo:font-weight="bold" officeooo:rsid="11e9f3e8" officeooo:paragraph-rsid="11e9f3e8" style:font-weight-asian="bold" style:font-weight-complex="bold" fo:hyphenate="true" fo:hyphenation-remain-char-count="2" fo:hyphenation-push-char-count="2" loext:hyphenation-no-caps="false"/>
    </style:style>
    <style:style style:name="P238" style:family="paragraph" style:parent-style-name="paragraf" style:list-style-name="L26">
      <style:paragraph-properties fo:orphans="0" fo:widows="0" fo:hyphenation-ladder-count="no-limit"/>
      <style:text-properties officeooo:rsid="11ee2ac6" officeooo:paragraph-rsid="11ee2ac6" fo:hyphenate="true" fo:hyphenation-remain-char-count="2" fo:hyphenation-push-char-count="2" loext:hyphenation-no-caps="false"/>
    </style:style>
    <style:style style:name="P239" style:family="paragraph" style:parent-style-name="paragraf" style:list-style-name="L27">
      <style:paragraph-properties fo:orphans="0" fo:widows="0" fo:hyphenation-ladder-count="no-limit"/>
      <style:text-properties officeooo:rsid="11f0913f" officeooo:paragraph-rsid="11f0913f" fo:hyphenate="true" fo:hyphenation-remain-char-count="2" fo:hyphenation-push-char-count="2" loext:hyphenation-no-caps="false"/>
    </style:style>
    <style:style style:name="P240" style:family="paragraph" style:parent-style-name="paragraf" style:list-style-name="L28">
      <style:paragraph-properties fo:orphans="0" fo:widows="0" fo:hyphenation-ladder-count="no-limit"/>
      <style:text-properties officeooo:rsid="11f6ac23" officeooo:paragraph-rsid="11f6ac23" fo:hyphenate="true" fo:hyphenation-remain-char-count="2" fo:hyphenation-push-char-count="2" loext:hyphenation-no-caps="false"/>
    </style:style>
    <style:style style:name="P241" style:family="paragraph" style:parent-style-name="paragraf" style:list-style-name="L29">
      <style:paragraph-properties fo:orphans="0" fo:widows="0" fo:hyphenation-ladder-count="no-limit"/>
      <style:text-properties officeooo:rsid="11fc54fd" officeooo:paragraph-rsid="11fc54fd" fo:hyphenate="true" fo:hyphenation-remain-char-count="2" fo:hyphenation-push-char-count="2" loext:hyphenation-no-caps="false"/>
    </style:style>
    <style:style style:name="P242" style:family="paragraph" style:parent-style-name="paragraf" style:list-style-name="L30">
      <style:paragraph-properties fo:orphans="0" fo:widows="0" fo:hyphenation-ladder-count="no-limit"/>
      <style:text-properties officeooo:rsid="126275c4" officeooo:paragraph-rsid="126275c4" fo:hyphenate="true" fo:hyphenation-remain-char-count="2" fo:hyphenation-push-char-count="2" loext:hyphenation-no-caps="false"/>
    </style:style>
    <style:style style:name="P243" style:family="paragraph" style:parent-style-name="paragraf" style:list-style-name="L5" style:master-page-name="">
      <style:paragraph-properties fo:orphans="0" fo:widows="0" fo:hyphenation-ladder-count="no-limit" style:page-number="auto"/>
      <style:text-properties style:font-name="Liberation Serif" fo:font-size="12pt" fo:font-weight="normal" officeooo:rsid="112a98dd" officeooo:paragraph-rsid="112a98dd" style:font-size-asian="12pt" style:font-weight-asian="normal" style:font-size-complex="12pt" style:font-weight-complex="normal" fo:hyphenate="true" fo:hyphenation-remain-char-count="2" fo:hyphenation-push-char-count="2" loext:hyphenation-no-caps="false"/>
    </style:style>
    <style:style style:name="P244" style:family="paragraph" style:parent-style-name="paragraf" style:list-style-name="L7" style:master-page-name="">
      <style:paragraph-properties fo:orphans="0" fo:widows="0" fo:hyphenation-ladder-count="no-limit" style:page-number="auto"/>
      <style:text-properties officeooo:paragraph-rsid="1133eaa5" fo:hyphenate="true" fo:hyphenation-remain-char-count="2" fo:hyphenation-push-char-count="2" loext:hyphenation-no-caps="false"/>
    </style:style>
    <style:style style:name="P245" style:family="paragraph" style:parent-style-name="paragraf" style:list-style-name="L26" style:master-page-name="">
      <style:paragraph-properties fo:orphans="0" fo:widows="0" fo:hyphenation-ladder-count="no-limit" style:page-number="auto"/>
      <style:text-properties fo:hyphenate="true" fo:hyphenation-remain-char-count="2" fo:hyphenation-push-char-count="2" loext:hyphenation-no-caps="false"/>
    </style:style>
    <style:style style:name="P246" style:family="paragraph" style:parent-style-name="paragraf" style:list-style-name="L8" style:master-page-name="">
      <style:paragraph-properties fo:orphans="0" fo:widows="0" fo:hyphenation-ladder-count="no-limit" style:page-number="auto"/>
      <style:text-properties fo:font-style="normal" officeooo:rsid="113fff78" officeooo:paragraph-rsid="113fff78" fo:background-color="#fff5ce" style:font-style-asian="normal" style:font-style-complex="normal" fo:hyphenate="true" fo:hyphenation-remain-char-count="2" fo:hyphenation-push-char-count="2" loext:hyphenation-no-caps="false"/>
    </style:style>
    <style:style style:name="P247" style:family="paragraph" style:parent-style-name="paragraf" style:list-style-name="L14" style:master-page-name="">
      <style:paragraph-properties fo:orphans="0" fo:widows="0" fo:hyphenation-ladder-count="no-limit" style:page-number="auto"/>
      <style:text-properties officeooo:rsid="1181fafa" officeooo:paragraph-rsid="1181fafa" fo:hyphenate="true" fo:hyphenation-remain-char-count="2" fo:hyphenation-push-char-count="2" loext:hyphenation-no-caps="false"/>
    </style:style>
    <style:style style:name="P248" style:family="paragraph" style:parent-style-name="paragraf" style:list-style-name="L25" style:master-page-name="">
      <style:paragraph-properties fo:orphans="0" fo:widows="0" fo:hyphenation-ladder-count="no-limit" style:page-number="auto"/>
      <style:text-properties officeooo:rsid="11e39674" officeooo:paragraph-rsid="11e39674" fo:hyphenate="true" fo:hyphenation-remain-char-count="2" fo:hyphenation-push-char-count="2" loext:hyphenation-no-caps="false"/>
    </style:style>
    <style:style style:name="P249" style:family="paragraph" style:parent-style-name="poin-poin_20_penting" style:list-style-name="L1"/>
    <style:style style:name="P250" style:family="paragraph" style:parent-style-name="poin-poin_20_penting" style:list-style-name="L1">
      <style:paragraph-properties fo:orphans="0" fo:widows="0" fo:hyphenation-ladder-count="no-limit"/>
      <style:text-properties officeooo:rsid="1106021f" officeooo:paragraph-rsid="1106021f" fo:hyphenate="true" fo:hyphenation-remain-char-count="2" fo:hyphenation-push-char-count="2" loext:hyphenation-no-caps="false"/>
    </style:style>
    <style:style style:name="P251" style:family="paragraph" style:parent-style-name="poin-poin_20_penting" style:list-style-name="L1">
      <style:paragraph-properties fo:orphans="0" fo:widows="0" fo:hyphenation-ladder-count="no-limit"/>
      <style:text-properties officeooo:rsid="11073b2f" officeooo:paragraph-rsid="11073b2f" fo:hyphenate="true" fo:hyphenation-remain-char-count="2" fo:hyphenation-push-char-count="2" loext:hyphenation-no-caps="false"/>
    </style:style>
    <style:style style:name="P252" style:family="paragraph" style:parent-style-name="poin-poin_20_penting" style:list-style-name="L1">
      <style:paragraph-properties fo:orphans="0" fo:widows="0" fo:hyphenation-ladder-count="no-limit"/>
      <style:text-properties officeooo:rsid="110a04a3" officeooo:paragraph-rsid="110a04a3" fo:hyphenate="true" fo:hyphenation-remain-char-count="2" fo:hyphenation-push-char-count="2" loext:hyphenation-no-caps="false"/>
    </style:style>
    <style:style style:name="P253" style:family="paragraph" style:parent-style-name="poin-poin_20_penting" style:list-style-name="L1">
      <style:paragraph-properties fo:orphans="0" fo:widows="0" fo:hyphenation-ladder-count="no-limit"/>
      <style:text-properties officeooo:rsid="110a34cd" officeooo:paragraph-rsid="110a34cd" fo:hyphenate="true" fo:hyphenation-remain-char-count="2" fo:hyphenation-push-char-count="2" loext:hyphenation-no-caps="false"/>
    </style:style>
    <style:style style:name="P254" style:family="paragraph" style:parent-style-name="poin-poin_20_penting" style:list-style-name="L2">
      <style:text-properties officeooo:rsid="110f8a36" officeooo:paragraph-rsid="110f8a36"/>
    </style:style>
    <style:style style:name="P255" style:family="paragraph" style:parent-style-name="poin-poin_20_penting" style:list-style-name="L2">
      <style:text-properties officeooo:rsid="1111a34b" officeooo:paragraph-rsid="1111a34b"/>
    </style:style>
    <style:style style:name="P256" style:family="paragraph" style:parent-style-name="poin-poin_20_penting" style:list-style-name="L2">
      <style:text-properties officeooo:rsid="11130e3c" officeooo:paragraph-rsid="11130e3c"/>
    </style:style>
    <style:style style:name="P257" style:family="paragraph" style:parent-style-name="poin-poin_20_penting" style:list-style-name="L2">
      <style:text-properties officeooo:rsid="11148e08" officeooo:paragraph-rsid="11148e08"/>
    </style:style>
    <style:style style:name="P258" style:family="paragraph" style:parent-style-name="poin-poin_20_penting" style:list-style-name="L2">
      <style:text-properties fo:font-style="normal" officeooo:rsid="1114eb2d" officeooo:paragraph-rsid="1114eb2d" style:font-style-asian="normal" style:font-style-complex="normal"/>
    </style:style>
    <style:style style:name="P259" style:family="paragraph" style:parent-style-name="poin-poin_20_penting" style:list-style-name="L2">
      <style:text-properties officeooo:rsid="1114eb2d" officeooo:paragraph-rsid="1114eb2d"/>
    </style:style>
    <style:style style:name="P260" style:family="paragraph" style:parent-style-name="poin-poin_20_penting" style:list-style-name="L4">
      <style:text-properties officeooo:paragraph-rsid="1126fe75"/>
    </style:style>
    <style:style style:name="P261" style:family="paragraph" style:parent-style-name="poin-poin_20_penting" style:list-style-name="L4">
      <style:text-properties officeooo:rsid="111b3579" officeooo:paragraph-rsid="111b3579"/>
    </style:style>
    <style:style style:name="P262" style:family="paragraph" style:parent-style-name="poin-poin_20_penting" style:list-style-name="L4">
      <style:text-properties officeooo:rsid="111b6666" officeooo:paragraph-rsid="111b6666"/>
    </style:style>
    <style:style style:name="P263" style:family="paragraph" style:parent-style-name="poin-poin_20_penting" style:list-style-name="L4">
      <style:text-properties officeooo:rsid="111ee595" officeooo:paragraph-rsid="111ee595"/>
    </style:style>
    <style:style style:name="P264" style:family="paragraph" style:parent-style-name="poin-poin_20_penting" style:list-style-name="L4">
      <style:text-properties officeooo:rsid="112015df" officeooo:paragraph-rsid="112015df"/>
    </style:style>
    <style:style style:name="P265" style:family="paragraph" style:parent-style-name="poin-poin_20_penting" style:list-style-name="L4">
      <style:text-properties officeooo:rsid="11233b46" officeooo:paragraph-rsid="11233b46"/>
    </style:style>
    <style:style style:name="P266" style:family="paragraph" style:parent-style-name="poin-poin_20_penting" style:list-style-name="L4">
      <style:text-properties officeooo:rsid="1125197e" officeooo:paragraph-rsid="1125197e"/>
    </style:style>
    <style:style style:name="P267" style:family="paragraph" style:parent-style-name="poin-poin_20_penting" style:list-style-name="L1" style:master-page-name="">
      <style:paragraph-properties fo:orphans="0" fo:widows="0" fo:hyphenation-ladder-count="no-limit" style:page-number="auto"/>
      <style:text-properties fo:hyphenate="true" fo:hyphenation-remain-char-count="2" fo:hyphenation-push-char-count="2" loext:hyphenation-no-caps="false"/>
    </style:style>
    <style:style style:name="P268" style:family="paragraph" style:parent-style-name="poin-poin_20_penting" style:list-style-name="L1" style:master-page-name="">
      <style:paragraph-properties fo:orphans="0" fo:widows="0" fo:hyphenation-ladder-count="no-limit" style:page-number="auto"/>
      <style:text-properties officeooo:rsid="1104dade" officeooo:paragraph-rsid="1104dade" fo:hyphenate="true" fo:hyphenation-remain-char-count="2" fo:hyphenation-push-char-count="2" loext:hyphenation-no-caps="false"/>
    </style:style>
    <style:style style:name="P269" style:family="paragraph" style:parent-style-name="poin-poin_20_penting" style:list-style-name="L2" style:master-page-name="">
      <style:paragraph-properties style:page-number="auto"/>
    </style:style>
    <style:style style:name="T1" style:family="text">
      <style:text-properties officeooo:rsid="009b86ac"/>
    </style:style>
    <style:style style:name="T2" style:family="text">
      <style:text-properties style:font-name="Algerian" fo:font-size="6pt" fo:font-style="normal" fo:font-weight="normal" officeooo:rsid="11b3c73b" style:font-size-asian="6pt" style:font-style-asian="normal" style:font-weight-asian="normal" style:font-size-complex="6pt" style:font-style-complex="normal" style:font-weight-complex="normal"/>
    </style:style>
    <style:style style:name="T3" style:family="text">
      <style:text-properties officeooo:rsid="0b8b0a49"/>
    </style:style>
    <style:style style:name="T4" style:family="text">
      <style:text-properties officeooo:rsid="10e34b9b"/>
    </style:style>
    <style:style style:name="T5" style:family="text">
      <style:text-properties officeooo:rsid="10e57dfa"/>
    </style:style>
    <style:style style:name="T6" style:family="text">
      <style:text-properties officeooo:rsid="10e5cf47"/>
    </style:style>
    <style:style style:name="T7" style:family="text">
      <style:text-properties officeooo:rsid="10e607a4"/>
    </style:style>
    <style:style style:name="T8" style:family="text">
      <style:text-properties fo:font-style="italic" style:font-style-asian="italic" style:font-style-complex="italic"/>
    </style:style>
    <style:style style:name="T9" style:family="text">
      <style:text-properties fo:font-style="italic" officeooo:rsid="10f08c1c" style:font-style-asian="italic" style:font-style-complex="italic"/>
    </style:style>
    <style:style style:name="T10" style:family="text">
      <style:text-properties fo:font-style="italic" officeooo:rsid="10f5a5e4" style:font-style-asian="italic" style:font-style-complex="italic"/>
    </style:style>
    <style:style style:name="T11" style:family="text">
      <style:text-properties fo:font-style="italic" officeooo:rsid="10f8edea" style:font-style-asian="italic" style:font-style-complex="italic"/>
    </style:style>
    <style:style style:name="T12" style:family="text">
      <style:text-properties fo:font-style="italic" officeooo:rsid="110909f0" style:font-style-asian="italic" style:font-style-complex="italic"/>
    </style:style>
    <style:style style:name="T13" style:family="text">
      <style:text-properties fo:font-style="italic" officeooo:rsid="11188b74" style:font-style-asian="italic" style:font-style-complex="italic"/>
    </style:style>
    <style:style style:name="T14" style:family="text">
      <style:text-properties fo:font-style="italic" officeooo:rsid="112d95dc" style:font-style-asian="italic" style:font-style-complex="italic"/>
    </style:style>
    <style:style style:name="T15" style:family="text">
      <style:text-properties fo:font-style="italic" officeooo:rsid="112f35e1" style:font-style-asian="italic" style:font-style-complex="italic"/>
    </style:style>
    <style:style style:name="T16" style:family="text">
      <style:text-properties fo:font-style="italic" officeooo:rsid="1139dd79" style:font-style-asian="italic" style:font-style-complex="italic"/>
    </style:style>
    <style:style style:name="T17" style:family="text">
      <style:text-properties fo:font-style="italic" officeooo:rsid="11462511" style:font-style-asian="italic" style:font-style-complex="italic"/>
    </style:style>
    <style:style style:name="T18" style:family="text">
      <style:text-properties fo:font-style="italic" officeooo:rsid="11782610" style:font-style-asian="italic" style:font-style-complex="italic"/>
    </style:style>
    <style:style style:name="T19" style:family="text">
      <style:text-properties fo:font-style="italic" officeooo:rsid="117e9859" style:font-style-asian="italic" style:font-style-complex="italic"/>
    </style:style>
    <style:style style:name="T20" style:family="text">
      <style:text-properties fo:font-style="italic" officeooo:rsid="11a3dabc" style:font-style-asian="italic" style:font-style-complex="italic"/>
    </style:style>
    <style:style style:name="T21" style:family="text">
      <style:text-properties fo:font-style="italic" officeooo:rsid="11a59de5" style:font-style-asian="italic" style:font-style-complex="italic"/>
    </style:style>
    <style:style style:name="T22" style:family="text">
      <style:text-properties fo:font-style="italic" officeooo:rsid="11c11c08" style:font-style-asian="italic" style:font-style-complex="italic"/>
    </style:style>
    <style:style style:name="T23" style:family="text">
      <style:text-properties fo:font-style="italic" officeooo:rsid="11cf7c23" style:font-style-asian="italic" style:font-style-complex="italic"/>
    </style:style>
    <style:style style:name="T24" style:family="text">
      <style:text-properties fo:font-style="italic" officeooo:rsid="11d0ef1b" style:font-style-asian="italic" style:font-style-complex="italic"/>
    </style:style>
    <style:style style:name="T25" style:family="text">
      <style:text-properties fo:font-style="italic" officeooo:rsid="11d66198" style:font-style-asian="italic" style:font-style-complex="italic"/>
    </style:style>
    <style:style style:name="T26" style:family="text">
      <style:text-properties fo:font-style="italic" officeooo:rsid="11ed1178" style:font-style-asian="italic" style:font-style-complex="italic"/>
    </style:style>
    <style:style style:name="T27" style:family="text">
      <style:text-properties fo:font-style="italic" officeooo:rsid="11efe57f" style:font-style-asian="italic" style:font-style-complex="italic"/>
    </style:style>
    <style:style style:name="T28" style:family="text">
      <style:text-properties fo:font-style="italic" officeooo:rsid="11f3cacd" style:font-style-asian="italic" style:font-style-complex="italic"/>
    </style:style>
    <style:style style:name="T29" style:family="text">
      <style:text-properties fo:font-style="italic" officeooo:rsid="11f58dad" style:font-style-asian="italic" style:font-style-complex="italic"/>
    </style:style>
    <style:style style:name="T30" style:family="text">
      <style:text-properties fo:font-style="italic" officeooo:rsid="11f65fec" style:font-style-asian="italic" style:font-style-complex="italic"/>
    </style:style>
    <style:style style:name="T31" style:family="text">
      <style:text-properties fo:font-style="italic" officeooo:rsid="11fb279a" style:font-style-asian="italic" style:font-style-complex="italic"/>
    </style:style>
    <style:style style:name="T32" style:family="text">
      <style:text-properties fo:font-style="italic" officeooo:rsid="11fcd259" style:font-style-asian="italic" style:font-style-complex="italic"/>
    </style:style>
    <style:style style:name="T33" style:family="text">
      <style:text-properties fo:font-style="italic" officeooo:rsid="11fcf8f2" style:font-style-asian="italic" style:font-style-complex="italic"/>
    </style:style>
    <style:style style:name="T34" style:family="text">
      <style:text-properties fo:font-style="italic" officeooo:rsid="11fd810f" style:font-style-asian="italic" style:font-style-complex="italic"/>
    </style:style>
    <style:style style:name="T35" style:family="text">
      <style:text-properties fo:font-style="italic" officeooo:rsid="1201035f" style:font-style-asian="italic" style:font-style-complex="italic"/>
    </style:style>
    <style:style style:name="T36" style:family="text">
      <style:text-properties fo:font-style="italic" officeooo:rsid="12011c8e" style:font-style-asian="italic" style:font-style-complex="italic"/>
    </style:style>
    <style:style style:name="T37" style:family="text">
      <style:text-properties fo:font-style="italic" officeooo:rsid="1204c97a" style:font-style-asian="italic" style:font-style-complex="italic"/>
    </style:style>
    <style:style style:name="T38" style:family="text">
      <style:text-properties fo:font-style="italic" officeooo:rsid="12061218" style:font-style-asian="italic" style:font-style-complex="italic"/>
    </style:style>
    <style:style style:name="T39" style:family="text">
      <style:text-properties fo:font-style="italic" officeooo:rsid="120a9c29" style:font-style-asian="italic" style:font-style-complex="italic"/>
    </style:style>
    <style:style style:name="T40" style:family="text">
      <style:text-properties fo:font-style="italic" officeooo:rsid="120c5978" style:font-style-asian="italic" style:font-style-complex="italic"/>
    </style:style>
    <style:style style:name="T41" style:family="text">
      <style:text-properties fo:font-style="italic" officeooo:rsid="120dac13" style:font-style-asian="italic" style:font-style-complex="italic"/>
    </style:style>
    <style:style style:name="T42" style:family="text">
      <style:text-properties fo:font-style="italic" officeooo:rsid="121071ca" style:font-style-asian="italic" style:font-style-complex="italic"/>
    </style:style>
    <style:style style:name="T43" style:family="text">
      <style:text-properties fo:font-style="italic" officeooo:rsid="12160694" style:font-style-asian="italic" style:font-style-complex="italic"/>
    </style:style>
    <style:style style:name="T44" style:family="text">
      <style:text-properties fo:font-style="italic" officeooo:rsid="1218b629" style:font-style-asian="italic" style:font-style-complex="italic"/>
    </style:style>
    <style:style style:name="T45" style:family="text">
      <style:text-properties fo:font-style="italic" officeooo:rsid="1235fc2b" style:font-style-asian="italic" style:font-style-complex="italic"/>
    </style:style>
    <style:style style:name="T46" style:family="text">
      <style:text-properties fo:font-style="italic" officeooo:rsid="12a2297e" style:font-style-asian="italic" style:font-style-complex="italic"/>
    </style:style>
    <style:style style:name="T47" style:family="text">
      <style:text-properties fo:font-style="italic" officeooo:rsid="12a4ee2a" style:font-style-asian="italic" style:font-style-complex="italic"/>
    </style:style>
    <style:style style:name="T48" style:family="text">
      <style:text-properties fo:font-style="italic" officeooo:rsid="12b0bed8" style:font-style-asian="italic" style:font-style-complex="italic"/>
    </style:style>
    <style:style style:name="T49" style:family="text">
      <style:text-properties fo:font-style="italic" officeooo:rsid="12c54637" style:font-style-asian="italic" style:font-style-complex="italic"/>
    </style:style>
    <style:style style:name="T50" style:family="text">
      <style:text-properties fo:font-style="italic" officeooo:rsid="12d5a2f4" style:font-style-asian="italic" style:font-style-complex="italic"/>
    </style:style>
    <style:style style:name="T51" style:family="text">
      <style:text-properties fo:font-style="italic" officeooo:rsid="12d75f03" style:font-style-asian="italic" style:font-style-complex="italic"/>
    </style:style>
    <style:style style:name="T52" style:family="text">
      <style:text-properties fo:font-style="italic" officeooo:rsid="1316834d" style:font-style-asian="italic" style:font-style-complex="italic"/>
    </style:style>
    <style:style style:name="T53" style:family="text">
      <style:text-properties fo:font-style="italic" officeooo:rsid="132f0ace" style:font-style-asian="italic" style:font-style-complex="italic"/>
    </style:style>
    <style:style style:name="T54" style:family="text">
      <style:text-properties fo:font-style="italic" officeooo:rsid="10fc45c6" fo:background-color="transparent" loext:char-shading-value="0" style:font-style-asian="italic" style:font-style-complex="italic"/>
    </style:style>
    <style:style style:name="T55" style:family="text">
      <style:text-properties fo:font-style="italic" officeooo:rsid="10fd6c60" fo:background-color="transparent" loext:char-shading-value="0" style:font-style-asian="italic" style:font-style-complex="italic"/>
    </style:style>
    <style:style style:name="T56" style:family="text">
      <style:text-properties fo:font-style="italic" style:text-underline-style="none" style:font-style-asian="italic" style:font-style-complex="italic"/>
    </style:style>
    <style:style style:name="T57" style:family="text">
      <style:text-properties fo:font-style="italic" style:text-underline-style="none" officeooo:rsid="11a59de5" style:font-style-asian="italic" style:font-style-complex="italic"/>
    </style:style>
    <style:style style:name="T58" style:family="text">
      <style:text-properties fo:font-style="italic" style:text-underline-style="none" officeooo:rsid="11e4fb3a" style:font-style-asian="italic" style:font-style-complex="italic"/>
    </style:style>
    <style:style style:name="T59" style:family="text">
      <style:text-properties fo:font-style="italic" style:text-underline-style="none" officeooo:rsid="11e763f0" style:font-style-asian="italic" style:font-style-complex="italic"/>
    </style:style>
    <style:style style:name="T60" style:family="text">
      <style:text-properties fo:font-style="italic" style:text-underline-style="none" officeooo:rsid="12d62687" style:font-style-asian="italic" style:font-style-complex="italic"/>
    </style:style>
    <style:style style:name="T61" style:family="text">
      <style:text-properties fo:font-style="italic" style:text-underline-style="none" fo:font-weight="normal" officeooo:rsid="11ebe25e" style:font-style-asian="italic" style:font-weight-asian="normal" style:font-style-complex="italic" style:font-weight-complex="normal"/>
    </style:style>
    <style:style style:name="T62" style:family="text">
      <style:text-properties fo:font-style="italic" officeooo:rsid="1235fc2b" fo:background-color="#fff5ce" loext:char-shading-value="0" style:font-style-asian="italic" style:font-style-complex="italic"/>
    </style:style>
    <style:style style:name="T63" style:family="text">
      <style:text-properties fo:font-style="normal" style:font-style-asian="normal" style:font-style-complex="normal"/>
    </style:style>
    <style:style style:name="T64" style:family="text">
      <style:text-properties fo:font-style="normal" officeooo:rsid="10e9ac63" style:font-style-asian="normal" style:font-style-complex="normal"/>
    </style:style>
    <style:style style:name="T65" style:family="text">
      <style:text-properties fo:font-style="normal" officeooo:rsid="10eece7f" style:font-style-asian="normal" style:font-style-complex="normal"/>
    </style:style>
    <style:style style:name="T66" style:family="text">
      <style:text-properties fo:font-style="normal" officeooo:rsid="10f08c1c" style:font-style-asian="normal" style:font-style-complex="normal"/>
    </style:style>
    <style:style style:name="T67" style:family="text">
      <style:text-properties fo:font-style="normal" officeooo:rsid="10f5a5e4" style:font-style-asian="normal" style:font-style-complex="normal"/>
    </style:style>
    <style:style style:name="T68" style:family="text">
      <style:text-properties fo:font-style="normal" officeooo:rsid="110909f0" style:font-style-asian="normal" style:font-style-complex="normal"/>
    </style:style>
    <style:style style:name="T69" style:family="text">
      <style:text-properties fo:font-style="normal" officeooo:rsid="110b28ce" style:font-style-asian="normal" style:font-style-complex="normal"/>
    </style:style>
    <style:style style:name="T70" style:family="text">
      <style:text-properties fo:font-style="normal" officeooo:rsid="111512b4" style:font-style-asian="normal" style:font-style-complex="normal"/>
    </style:style>
    <style:style style:name="T71" style:family="text">
      <style:text-properties fo:font-style="normal" officeooo:rsid="11188b74" style:font-style-asian="normal" style:font-style-complex="normal"/>
    </style:style>
    <style:style style:name="T72" style:family="text">
      <style:text-properties fo:font-style="normal" officeooo:rsid="1139dd79" style:font-style-asian="normal" style:font-style-complex="normal"/>
    </style:style>
    <style:style style:name="T73" style:family="text">
      <style:text-properties fo:font-style="normal" officeooo:rsid="113a9067" style:font-style-asian="normal" style:font-style-complex="normal"/>
    </style:style>
    <style:style style:name="T74" style:family="text">
      <style:text-properties fo:font-style="normal" officeooo:rsid="113be2bf" style:font-style-asian="normal" style:font-style-complex="normal"/>
    </style:style>
    <style:style style:name="T75" style:family="text">
      <style:text-properties fo:font-style="normal" officeooo:rsid="113da99a" style:font-style-asian="normal" style:font-style-complex="normal"/>
    </style:style>
    <style:style style:name="T76" style:family="text">
      <style:text-properties fo:font-style="normal" officeooo:rsid="113ee4fa" style:font-style-asian="normal" style:font-style-complex="normal"/>
    </style:style>
    <style:style style:name="T77" style:family="text">
      <style:text-properties fo:font-style="normal" officeooo:rsid="1141f7d3" style:font-style-asian="normal" style:font-style-complex="normal"/>
    </style:style>
    <style:style style:name="T78" style:family="text">
      <style:text-properties fo:font-style="normal" officeooo:rsid="11462511" style:font-style-asian="normal" style:font-style-complex="normal"/>
    </style:style>
    <style:style style:name="T79" style:family="text">
      <style:text-properties fo:font-style="normal" officeooo:rsid="11465f69" style:font-style-asian="normal" style:font-style-complex="normal"/>
    </style:style>
    <style:style style:name="T80" style:family="text">
      <style:text-properties fo:font-style="normal" officeooo:rsid="11483838" style:font-style-asian="normal" style:font-style-complex="normal"/>
    </style:style>
    <style:style style:name="T81" style:family="text">
      <style:text-properties fo:font-style="normal" officeooo:rsid="114890fa" style:font-style-asian="normal" style:font-style-complex="normal"/>
    </style:style>
    <style:style style:name="T82" style:family="text">
      <style:text-properties fo:font-style="normal" officeooo:rsid="11492c74" style:font-style-asian="normal" style:font-style-complex="normal"/>
    </style:style>
    <style:style style:name="T83" style:family="text">
      <style:text-properties fo:font-style="normal" officeooo:rsid="114c1b12" style:font-style-asian="normal" style:font-style-complex="normal"/>
    </style:style>
    <style:style style:name="T84" style:family="text">
      <style:text-properties fo:font-style="normal" officeooo:rsid="11549133" style:font-style-asian="normal" style:font-style-complex="normal"/>
    </style:style>
    <style:style style:name="T85" style:family="text">
      <style:text-properties fo:font-style="normal" officeooo:rsid="1154ff15" style:font-style-asian="normal" style:font-style-complex="normal"/>
    </style:style>
    <style:style style:name="T86" style:family="text">
      <style:text-properties fo:font-style="normal" officeooo:rsid="1157a9cb" style:font-style-asian="normal" style:font-style-complex="normal"/>
    </style:style>
    <style:style style:name="T87" style:family="text">
      <style:text-properties fo:font-style="normal" officeooo:rsid="1159491d" style:font-style-asian="normal" style:font-style-complex="normal"/>
    </style:style>
    <style:style style:name="T88" style:family="text">
      <style:text-properties fo:font-style="normal" officeooo:rsid="1159fa3a" style:font-style-asian="normal" style:font-style-complex="normal"/>
    </style:style>
    <style:style style:name="T89" style:family="text">
      <style:text-properties fo:font-style="normal" officeooo:rsid="115a716c" style:font-style-asian="normal" style:font-style-complex="normal"/>
    </style:style>
    <style:style style:name="T90" style:family="text">
      <style:text-properties fo:font-style="normal" officeooo:rsid="115bcd9e" style:font-style-asian="normal" style:font-style-complex="normal"/>
    </style:style>
    <style:style style:name="T91" style:family="text">
      <style:text-properties fo:font-style="normal" officeooo:rsid="115d02ea" style:font-style-asian="normal" style:font-style-complex="normal"/>
    </style:style>
    <style:style style:name="T92" style:family="text">
      <style:text-properties fo:font-style="normal" officeooo:rsid="115f504e" style:font-style-asian="normal" style:font-style-complex="normal"/>
    </style:style>
    <style:style style:name="T93" style:family="text">
      <style:text-properties fo:font-style="normal" officeooo:rsid="11604596" style:font-style-asian="normal" style:font-style-complex="normal"/>
    </style:style>
    <style:style style:name="T94" style:family="text">
      <style:text-properties fo:font-style="normal" officeooo:rsid="11605fbe" style:font-style-asian="normal" style:font-style-complex="normal"/>
    </style:style>
    <style:style style:name="T95" style:family="text">
      <style:text-properties fo:font-style="normal" officeooo:rsid="11614bdf" style:font-style-asian="normal" style:font-style-complex="normal"/>
    </style:style>
    <style:style style:name="T96" style:family="text">
      <style:text-properties fo:font-style="normal" officeooo:rsid="116213c9" style:font-style-asian="normal" style:font-style-complex="normal"/>
    </style:style>
    <style:style style:name="T97" style:family="text">
      <style:text-properties fo:font-style="normal" officeooo:rsid="116269d2" style:font-style-asian="normal" style:font-style-complex="normal"/>
    </style:style>
    <style:style style:name="T98" style:family="text">
      <style:text-properties fo:font-style="normal" officeooo:rsid="1162f44d" style:font-style-asian="normal" style:font-style-complex="normal"/>
    </style:style>
    <style:style style:name="T99" style:family="text">
      <style:text-properties fo:font-style="normal" officeooo:rsid="1164e552" style:font-style-asian="normal" style:font-style-complex="normal"/>
    </style:style>
    <style:style style:name="T100" style:family="text">
      <style:text-properties fo:font-style="normal" officeooo:rsid="11652838" style:font-style-asian="normal" style:font-style-complex="normal"/>
    </style:style>
    <style:style style:name="T101" style:family="text">
      <style:text-properties fo:font-style="normal" officeooo:rsid="11671ab9" style:font-style-asian="normal" style:font-style-complex="normal"/>
    </style:style>
    <style:style style:name="T102" style:family="text">
      <style:text-properties fo:font-style="normal" officeooo:rsid="1168db3a" style:font-style-asian="normal" style:font-style-complex="normal"/>
    </style:style>
    <style:style style:name="T103" style:family="text">
      <style:text-properties fo:font-style="normal" officeooo:rsid="116a6f16" style:font-style-asian="normal" style:font-style-complex="normal"/>
    </style:style>
    <style:style style:name="T104" style:family="text">
      <style:text-properties fo:font-style="normal" officeooo:rsid="116ba208" style:font-style-asian="normal" style:font-style-complex="normal"/>
    </style:style>
    <style:style style:name="T105" style:family="text">
      <style:text-properties fo:font-style="normal" officeooo:rsid="116d850f" style:font-style-asian="normal" style:font-style-complex="normal"/>
    </style:style>
    <style:style style:name="T106" style:family="text">
      <style:text-properties fo:font-style="normal" officeooo:rsid="116f20ff" style:font-style-asian="normal" style:font-style-complex="normal"/>
    </style:style>
    <style:style style:name="T107" style:family="text">
      <style:text-properties fo:font-style="normal" officeooo:rsid="11739e25" style:font-style-asian="normal" style:font-style-complex="normal"/>
    </style:style>
    <style:style style:name="T108" style:family="text">
      <style:text-properties fo:font-style="normal" officeooo:rsid="1176bc93" style:font-style-asian="normal" style:font-style-complex="normal"/>
    </style:style>
    <style:style style:name="T109" style:family="text">
      <style:text-properties fo:font-style="normal" officeooo:rsid="11782610" style:font-style-asian="normal" style:font-style-complex="normal"/>
    </style:style>
    <style:style style:name="T110" style:family="text">
      <style:text-properties fo:font-style="normal" officeooo:rsid="1178f11e" style:font-style-asian="normal" style:font-style-complex="normal"/>
    </style:style>
    <style:style style:name="T111" style:family="text">
      <style:text-properties fo:font-style="normal" officeooo:rsid="117ba922" style:font-style-asian="normal" style:font-style-complex="normal"/>
    </style:style>
    <style:style style:name="T112" style:family="text">
      <style:text-properties fo:font-style="normal" officeooo:rsid="117e9859" style:font-style-asian="normal" style:font-style-complex="normal"/>
    </style:style>
    <style:style style:name="T113" style:family="text">
      <style:text-properties fo:font-style="normal" officeooo:rsid="11805deb" style:font-style-asian="normal" style:font-style-complex="normal"/>
    </style:style>
    <style:style style:name="T114" style:family="text">
      <style:text-properties fo:font-style="normal" officeooo:rsid="11918c0e" style:font-style-asian="normal" style:font-style-complex="normal"/>
    </style:style>
    <style:style style:name="T115" style:family="text">
      <style:text-properties fo:font-style="normal" officeooo:rsid="119594c6" style:font-style-asian="normal" style:font-style-complex="normal"/>
    </style:style>
    <style:style style:name="T116" style:family="text">
      <style:text-properties fo:font-style="normal" officeooo:rsid="1199add8" style:font-style-asian="normal" style:font-style-complex="normal"/>
    </style:style>
    <style:style style:name="T117" style:family="text">
      <style:text-properties fo:font-style="normal" officeooo:rsid="119f0329" style:font-style-asian="normal" style:font-style-complex="normal"/>
    </style:style>
    <style:style style:name="T118" style:family="text">
      <style:text-properties fo:font-style="normal" officeooo:rsid="11a16f8c" style:font-style-asian="normal" style:font-style-complex="normal"/>
    </style:style>
    <style:style style:name="T119" style:family="text">
      <style:text-properties fo:font-style="normal" officeooo:rsid="11a1e03e" style:font-style-asian="normal" style:font-style-complex="normal"/>
    </style:style>
    <style:style style:name="T120" style:family="text">
      <style:text-properties fo:font-style="normal" officeooo:rsid="11a4041e" style:font-style-asian="normal" style:font-style-complex="normal"/>
    </style:style>
    <style:style style:name="T121" style:family="text">
      <style:text-properties fo:font-style="normal" officeooo:rsid="11a59de5" style:font-style-asian="normal" style:font-style-complex="normal"/>
    </style:style>
    <style:style style:name="T122" style:family="text">
      <style:text-properties fo:font-style="normal" officeooo:rsid="11c11c08" style:font-style-asian="normal" style:font-style-complex="normal"/>
    </style:style>
    <style:style style:name="T123" style:family="text">
      <style:text-properties fo:font-style="normal" officeooo:rsid="11c168db" style:font-style-asian="normal" style:font-style-complex="normal"/>
    </style:style>
    <style:style style:name="T124" style:family="text">
      <style:text-properties fo:font-style="normal" officeooo:rsid="11c1ea93" style:font-style-asian="normal" style:font-style-complex="normal"/>
    </style:style>
    <style:style style:name="T125" style:family="text">
      <style:text-properties fo:font-style="normal" officeooo:rsid="11c24e17" style:font-style-asian="normal" style:font-style-complex="normal"/>
    </style:style>
    <style:style style:name="T126" style:family="text">
      <style:text-properties fo:font-style="normal" officeooo:rsid="11c37e57" style:font-style-asian="normal" style:font-style-complex="normal"/>
    </style:style>
    <style:style style:name="T127" style:family="text">
      <style:text-properties fo:font-style="normal" officeooo:rsid="11c6e426" style:font-style-asian="normal" style:font-style-complex="normal"/>
    </style:style>
    <style:style style:name="T128" style:family="text">
      <style:text-properties fo:font-style="normal" officeooo:rsid="11c73a84" style:font-style-asian="normal" style:font-style-complex="normal"/>
    </style:style>
    <style:style style:name="T129" style:family="text">
      <style:text-properties fo:font-style="normal" officeooo:rsid="11ce026e" style:font-style-asian="normal" style:font-style-complex="normal"/>
    </style:style>
    <style:style style:name="T130" style:family="text">
      <style:text-properties fo:font-style="normal" officeooo:rsid="11f9b4f8" style:font-style-asian="normal" style:font-style-complex="normal"/>
    </style:style>
    <style:style style:name="T131" style:family="text">
      <style:text-properties fo:font-style="normal" officeooo:rsid="11fb279a" style:font-style-asian="normal" style:font-style-complex="normal"/>
    </style:style>
    <style:style style:name="T132" style:family="text">
      <style:text-properties fo:font-style="normal" officeooo:rsid="11fcd259" style:font-style-asian="normal" style:font-style-complex="normal"/>
    </style:style>
    <style:style style:name="T133" style:family="text">
      <style:text-properties fo:font-style="normal" officeooo:rsid="1235fc2b" style:font-style-asian="normal" style:font-style-complex="normal"/>
    </style:style>
    <style:style style:name="T134" style:family="text">
      <style:text-properties fo:font-style="normal" officeooo:rsid="1237cf0f" style:font-style-asian="normal" style:font-style-complex="normal"/>
    </style:style>
    <style:style style:name="T135" style:family="text">
      <style:text-properties fo:font-style="normal" officeooo:rsid="123c2bf6" style:font-style-asian="normal" style:font-style-complex="normal"/>
    </style:style>
    <style:style style:name="T136" style:family="text">
      <style:text-properties fo:font-style="normal" officeooo:rsid="12aa542a" style:font-style-asian="normal" style:font-style-complex="normal"/>
    </style:style>
    <style:style style:name="T137" style:family="text">
      <style:text-properties fo:font-style="normal" officeooo:rsid="12b16e0d" style:font-style-asian="normal" style:font-style-complex="normal"/>
    </style:style>
    <style:style style:name="T138" style:family="text">
      <style:text-properties fo:font-style="normal" officeooo:rsid="12b27c09" style:font-style-asian="normal" style:font-style-complex="normal"/>
    </style:style>
    <style:style style:name="T139" style:family="text">
      <style:text-properties fo:font-style="normal" officeooo:rsid="12b47fd8" style:font-style-asian="normal" style:font-style-complex="normal"/>
    </style:style>
    <style:style style:name="T140" style:family="text">
      <style:text-properties fo:font-style="normal" officeooo:rsid="12b546ca" style:font-style-asian="normal" style:font-style-complex="normal"/>
    </style:style>
    <style:style style:name="T141" style:family="text">
      <style:text-properties fo:font-style="normal" officeooo:rsid="12b63f01" style:font-style-asian="normal" style:font-style-complex="normal"/>
    </style:style>
    <style:style style:name="T142" style:family="text">
      <style:text-properties fo:font-style="normal" officeooo:rsid="12b760b5" style:font-style-asian="normal" style:font-style-complex="normal"/>
    </style:style>
    <style:style style:name="T143" style:family="text">
      <style:text-properties fo:font-style="normal" officeooo:rsid="12b91e60" style:font-style-asian="normal" style:font-style-complex="normal"/>
    </style:style>
    <style:style style:name="T144" style:family="text">
      <style:text-properties fo:font-style="normal" officeooo:rsid="12baf781" style:font-style-asian="normal" style:font-style-complex="normal"/>
    </style:style>
    <style:style style:name="T145" style:family="text">
      <style:text-properties fo:font-style="normal" officeooo:rsid="12bcd7c8" style:font-style-asian="normal" style:font-style-complex="normal"/>
    </style:style>
    <style:style style:name="T146" style:family="text">
      <style:text-properties fo:font-style="normal" officeooo:rsid="12be05f9" style:font-style-asian="normal" style:font-style-complex="normal"/>
    </style:style>
    <style:style style:name="T147" style:family="text">
      <style:text-properties fo:font-style="normal" officeooo:rsid="12c0976a" style:font-style-asian="normal" style:font-style-complex="normal"/>
    </style:style>
    <style:style style:name="T148" style:family="text">
      <style:text-properties fo:font-style="normal" officeooo:rsid="12c1761d" style:font-style-asian="normal" style:font-style-complex="normal"/>
    </style:style>
    <style:style style:name="T149" style:family="text">
      <style:text-properties fo:font-style="normal" officeooo:rsid="12c27f9f" style:font-style-asian="normal" style:font-style-complex="normal"/>
    </style:style>
    <style:style style:name="T150" style:family="text">
      <style:text-properties fo:font-style="normal" officeooo:rsid="12c35764" style:font-style-asian="normal" style:font-style-complex="normal"/>
    </style:style>
    <style:style style:name="T151" style:family="text">
      <style:text-properties fo:font-style="normal" officeooo:rsid="12c4844e" style:font-style-asian="normal" style:font-style-complex="normal"/>
    </style:style>
    <style:style style:name="T152" style:family="text">
      <style:text-properties fo:font-style="normal" officeooo:rsid="12c54637" style:font-style-asian="normal" style:font-style-complex="normal"/>
    </style:style>
    <style:style style:name="T153" style:family="text">
      <style:text-properties fo:font-style="normal" officeooo:rsid="12c91422" style:font-style-asian="normal" style:font-style-complex="normal"/>
    </style:style>
    <style:style style:name="T154" style:family="text">
      <style:text-properties fo:font-style="normal" officeooo:rsid="12cad083" style:font-style-asian="normal" style:font-style-complex="normal"/>
    </style:style>
    <style:style style:name="T155" style:family="text">
      <style:text-properties fo:font-style="normal" officeooo:rsid="12d1180d" style:font-style-asian="normal" style:font-style-complex="normal"/>
    </style:style>
    <style:style style:name="T156" style:family="text">
      <style:text-properties fo:font-style="normal" officeooo:rsid="12d31128" style:font-style-asian="normal" style:font-style-complex="normal"/>
    </style:style>
    <style:style style:name="T157" style:family="text">
      <style:text-properties fo:font-style="normal" officeooo:rsid="12d4339d" style:font-style-asian="normal" style:font-style-complex="normal"/>
    </style:style>
    <style:style style:name="T158" style:family="text">
      <style:text-properties fo:font-style="normal" officeooo:rsid="12d46483" style:font-style-asian="normal" style:font-style-complex="normal"/>
    </style:style>
    <style:style style:name="T159" style:family="text">
      <style:text-properties fo:font-style="normal" officeooo:rsid="12d75f03" style:font-style-asian="normal" style:font-style-complex="normal"/>
    </style:style>
    <style:style style:name="T160" style:family="text">
      <style:text-properties fo:font-style="normal" officeooo:rsid="12dc416f" style:font-style-asian="normal" style:font-style-complex="normal"/>
    </style:style>
    <style:style style:name="T161" style:family="text">
      <style:text-properties fo:font-style="normal" officeooo:rsid="12dd47a0" style:font-style-asian="normal" style:font-style-complex="normal"/>
    </style:style>
    <style:style style:name="T162" style:family="text">
      <style:text-properties fo:font-style="normal" officeooo:rsid="12e3d3d2" style:font-style-asian="normal" style:font-style-complex="normal"/>
    </style:style>
    <style:style style:name="T163" style:family="text">
      <style:text-properties fo:font-style="normal" officeooo:rsid="12e70ae5" style:font-style-asian="normal" style:font-style-complex="normal"/>
    </style:style>
    <style:style style:name="T164" style:family="text">
      <style:text-properties fo:font-style="normal" officeooo:rsid="12eb7fff" style:font-style-asian="normal" style:font-style-complex="normal"/>
    </style:style>
    <style:style style:name="T165" style:family="text">
      <style:text-properties fo:font-style="normal" officeooo:rsid="130ba395" style:font-style-asian="normal" style:font-style-complex="normal"/>
    </style:style>
    <style:style style:name="T166" style:family="text">
      <style:text-properties fo:font-style="normal" officeooo:rsid="131783de" style:font-style-asian="normal" style:font-style-complex="normal"/>
    </style:style>
    <style:style style:name="T167" style:family="text">
      <style:text-properties fo:font-style="normal" officeooo:rsid="1317d21d" style:font-style-asian="normal" style:font-style-complex="normal"/>
    </style:style>
    <style:style style:name="T168" style:family="text">
      <style:text-properties fo:font-style="normal" officeooo:rsid="1321c1cd" style:font-style-asian="normal" style:font-style-complex="normal"/>
    </style:style>
    <style:style style:name="T169" style:family="text">
      <style:text-properties fo:font-style="normal" officeooo:rsid="1322b0b4" style:font-style-asian="normal" style:font-style-complex="normal"/>
    </style:style>
    <style:style style:name="T170" style:family="text">
      <style:text-properties fo:font-style="normal" officeooo:rsid="1323f2a6" style:font-style-asian="normal" style:font-style-complex="normal"/>
    </style:style>
    <style:style style:name="T171" style:family="text">
      <style:text-properties fo:font-style="normal" officeooo:rsid="13276c65" style:font-style-asian="normal" style:font-style-complex="normal"/>
    </style:style>
    <style:style style:name="T172" style:family="text">
      <style:text-properties fo:font-style="normal" officeooo:rsid="1327dbe8" style:font-style-asian="normal" style:font-style-complex="normal"/>
    </style:style>
    <style:style style:name="T173" style:family="text">
      <style:text-properties fo:font-style="normal" officeooo:rsid="132ef191" style:font-style-asian="normal" style:font-style-complex="normal"/>
    </style:style>
    <style:style style:name="T174" style:family="text">
      <style:text-properties fo:font-style="normal" style:text-underline-style="none" style:font-style-asian="normal" style:font-style-complex="normal"/>
    </style:style>
    <style:style style:name="T175" style:family="text">
      <style:text-properties fo:font-style="normal" style:text-underline-style="none" officeooo:rsid="10f25d9e" style:font-style-asian="normal" style:font-style-complex="normal"/>
    </style:style>
    <style:style style:name="T176" style:family="text">
      <style:text-properties fo:font-style="normal" style:text-underline-style="none" officeooo:rsid="11d70970" style:font-style-asian="normal" style:font-style-complex="normal"/>
    </style:style>
    <style:style style:name="T177" style:family="text">
      <style:text-properties fo:font-style="normal" style:text-underline-style="none" officeooo:rsid="11d7b2e2" style:font-style-asian="normal" style:font-style-complex="normal"/>
    </style:style>
    <style:style style:name="T178" style:family="text">
      <style:text-properties fo:font-style="normal" style:text-underline-style="none" officeooo:rsid="11d94ed8" style:font-style-asian="normal" style:font-style-complex="normal"/>
    </style:style>
    <style:style style:name="T179" style:family="text">
      <style:text-properties fo:font-style="normal" style:text-underline-style="none" officeooo:rsid="11da0970" style:font-style-asian="normal" style:font-style-complex="normal"/>
    </style:style>
    <style:style style:name="T180" style:family="text">
      <style:text-properties fo:font-style="normal" style:text-underline-style="none" officeooo:rsid="11da8a21" style:font-style-asian="normal" style:font-style-complex="normal"/>
    </style:style>
    <style:style style:name="T181" style:family="text">
      <style:text-properties fo:font-style="normal" style:text-underline-style="none" officeooo:rsid="11db301c" style:font-style-asian="normal" style:font-style-complex="normal"/>
    </style:style>
    <style:style style:name="T182" style:family="text">
      <style:text-properties fo:font-style="normal" style:text-underline-style="none" officeooo:rsid="11dd26fe" style:font-style-asian="normal" style:font-style-complex="normal"/>
    </style:style>
    <style:style style:name="T183" style:family="text">
      <style:text-properties fo:font-style="normal" style:text-underline-style="none" officeooo:rsid="11de5be6" style:font-style-asian="normal" style:font-style-complex="normal"/>
    </style:style>
    <style:style style:name="T184" style:family="text">
      <style:text-properties fo:font-style="normal" style:text-underline-style="none" officeooo:rsid="11df06be" style:font-style-asian="normal" style:font-style-complex="normal"/>
    </style:style>
    <style:style style:name="T185" style:family="text">
      <style:text-properties fo:font-style="normal" style:text-underline-style="none" officeooo:rsid="11e0faa0" style:font-style-asian="normal" style:font-style-complex="normal"/>
    </style:style>
    <style:style style:name="T186" style:family="text">
      <style:text-properties fo:font-style="normal" style:text-underline-style="none" officeooo:rsid="11e6d583" style:font-style-asian="normal" style:font-style-complex="normal"/>
    </style:style>
    <style:style style:name="T187" style:family="text">
      <style:text-properties fo:font-style="normal" style:text-underline-style="none" officeooo:rsid="11e763f0" style:font-style-asian="normal" style:font-style-complex="normal"/>
    </style:style>
    <style:style style:name="T188" style:family="text">
      <style:text-properties fo:font-style="normal" style:text-underline-style="none" officeooo:rsid="12e8759c" style:font-style-asian="normal" style:font-style-complex="normal"/>
    </style:style>
    <style:style style:name="T189" style:family="text">
      <style:text-properties fo:font-style="normal" style:text-underline-style="none" officeooo:rsid="132743b2" style:font-style-asian="normal" style:font-style-complex="normal"/>
    </style:style>
    <style:style style:name="T190" style:family="text">
      <style:text-properties fo:font-style="normal" style:text-underline-style="none" fo:font-weight="normal" style:font-style-asian="normal" style:font-weight-asian="normal" style:font-style-complex="normal" style:font-weight-complex="normal"/>
    </style:style>
    <style:style style:name="T191" style:family="text">
      <style:text-properties fo:font-style="normal" style:text-underline-style="none" fo:font-weight="normal" officeooo:rsid="11ebb55c" style:font-style-asian="normal" style:font-weight-asian="normal" style:font-style-complex="normal" style:font-weight-complex="normal"/>
    </style:style>
    <style:style style:name="T192" style:family="text">
      <style:text-properties fo:font-style="normal" style:text-underline-style="none" fo:font-weight="normal" officeooo:rsid="11ebe25e" style:font-style-asian="normal" style:font-weight-asian="normal" style:font-style-complex="normal" style:font-weight-complex="normal"/>
    </style:style>
    <style:style style:name="T193" style:family="text">
      <style:text-properties fo:font-style="normal" style:text-underline-style="none" fo:font-weight="normal" officeooo:rsid="11e9f3e8" style:font-style-asian="normal" style:font-weight-asian="normal" style:font-style-complex="normal" style:font-weight-complex="normal"/>
    </style:style>
    <style:style style:name="T194" style:family="text">
      <style:text-properties fo:font-style="normal" style:text-underline-style="none" fo:font-weight="bold" officeooo:rsid="11e9f3e8" style:font-style-asian="normal" style:font-weight-asian="bold" style:font-style-complex="normal" style:font-weight-complex="bold"/>
    </style:style>
    <style:style style:name="T195" style:family="text">
      <style:text-properties fo:font-style="normal" fo:background-color="transparent" loext:char-shading-value="0" style:font-style-asian="normal" style:font-style-complex="normal"/>
    </style:style>
    <style:style style:name="T196" style:family="text">
      <style:text-properties fo:font-style="normal" officeooo:rsid="1101ba70" fo:background-color="transparent" loext:char-shading-value="0" style:font-style-asian="normal" style:font-style-complex="normal"/>
    </style:style>
    <style:style style:name="T197" style:family="text">
      <style:text-properties fo:font-style="normal" officeooo:rsid="11031845" fo:background-color="transparent" loext:char-shading-value="0" style:font-style-asian="normal" style:font-style-complex="normal"/>
    </style:style>
    <style:style style:name="T198" style:family="text">
      <style:text-properties fo:font-style="normal" officeooo:rsid="12a64c37" fo:background-color="transparent" loext:char-shading-value="0" style:font-style-asian="normal" style:font-style-complex="normal"/>
    </style:style>
    <style:style style:name="T199" style:family="text">
      <style:text-properties fo:font-style="normal" officeooo:rsid="12a75039" fo:background-color="transparent" loext:char-shading-value="0" style:font-style-asian="normal" style:font-style-complex="normal"/>
    </style:style>
    <style:style style:name="T200" style:family="text">
      <style:text-properties fo:font-style="normal" officeooo:rsid="12f4505c" fo:background-color="transparent" loext:char-shading-value="0" style:font-style-asian="normal" style:font-style-complex="normal"/>
    </style:style>
    <style:style style:name="T201" style:family="text">
      <style:text-properties fo:font-style="normal" officeooo:rsid="1300b561" fo:background-color="transparent" loext:char-shading-value="0" style:font-style-asian="normal" style:font-style-complex="normal"/>
    </style:style>
    <style:style style:name="T202" style:family="text">
      <style:text-properties fo:font-style="normal" officeooo:rsid="1305b46c" fo:background-color="transparent" loext:char-shading-value="0" style:font-style-asian="normal" style:font-style-complex="normal"/>
    </style:style>
    <style:style style:name="T203" style:family="text">
      <style:text-properties fo:font-style="normal" fo:background-color="#fff5ce" loext:char-shading-value="0" style:font-style-asian="normal" style:font-style-complex="normal"/>
    </style:style>
    <style:style style:name="T204" style:family="text">
      <style:text-properties fo:font-style="normal" officeooo:rsid="12386336" fo:background-color="#fff5ce" loext:char-shading-value="0" style:font-style-asian="normal" style:font-style-complex="normal"/>
    </style:style>
    <style:style style:name="T205" style:family="text">
      <style:text-properties fo:font-style="normal" officeooo:rsid="1237cf0f" fo:background-color="#fff5ce" loext:char-shading-value="0" style:font-style-asian="normal" style:font-style-complex="normal"/>
    </style:style>
    <style:style style:name="T206" style:family="text">
      <style:text-properties officeooo:rsid="10f8edea"/>
    </style:style>
    <style:style style:name="T207" style:family="text">
      <style:text-properties fo:background-color="transparent" loext:char-shading-value="0"/>
    </style:style>
    <style:style style:name="T208" style:family="text">
      <style:text-properties officeooo:rsid="11031845" fo:background-color="transparent" loext:char-shading-value="0"/>
    </style:style>
    <style:style style:name="T209" style:family="text">
      <style:text-properties officeooo:rsid="12f4505c" fo:background-color="transparent" loext:char-shading-value="0"/>
    </style:style>
    <style:style style:name="T210" style:family="text">
      <style:text-properties officeooo:rsid="12f5b4a5" fo:background-color="transparent" loext:char-shading-value="0"/>
    </style:style>
    <style:style style:name="T211" style:family="text">
      <style:text-properties officeooo:rsid="12f97e00" fo:background-color="transparent" loext:char-shading-value="0"/>
    </style:style>
    <style:style style:name="T212" style:family="text">
      <style:text-properties officeooo:rsid="12ff790e" fo:background-color="transparent" loext:char-shading-value="0"/>
    </style:style>
    <style:style style:name="T213" style:family="text">
      <style:text-properties officeooo:rsid="130098c2" fo:background-color="transparent" loext:char-shading-value="0"/>
    </style:style>
    <style:style style:name="T214" style:family="text">
      <style:text-properties officeooo:rsid="13019aed" fo:background-color="transparent" loext:char-shading-value="0"/>
    </style:style>
    <style:style style:name="T215" style:family="text">
      <style:text-properties officeooo:rsid="130399b5" fo:background-color="transparent" loext:char-shading-value="0"/>
    </style:style>
    <style:style style:name="T216" style:family="text">
      <style:text-properties officeooo:rsid="1305b46c" fo:background-color="transparent" loext:char-shading-value="0"/>
    </style:style>
    <style:style style:name="T217" style:family="text">
      <style:text-properties officeooo:rsid="1104dade"/>
    </style:style>
    <style:style style:name="T218" style:family="text">
      <style:text-properties officeooo:rsid="11059397"/>
    </style:style>
    <style:style style:name="T219" style:family="text">
      <style:text-properties officeooo:rsid="11073b2f"/>
    </style:style>
    <style:style style:name="T220" style:family="text">
      <style:text-properties officeooo:rsid="110e5ae7"/>
    </style:style>
    <style:style style:name="T221" style:family="text">
      <style:text-properties officeooo:rsid="110f8a36"/>
    </style:style>
    <style:style style:name="T222" style:family="text">
      <style:text-properties officeooo:rsid="1110b685"/>
    </style:style>
    <style:style style:name="T223" style:family="text">
      <style:text-properties officeooo:rsid="1111a34b"/>
    </style:style>
    <style:style style:name="T224" style:family="text">
      <style:text-properties officeooo:rsid="11130e3c"/>
    </style:style>
    <style:style style:name="T225" style:family="text">
      <style:text-properties officeooo:rsid="11135fec"/>
    </style:style>
    <style:style style:name="T226" style:family="text">
      <style:text-properties officeooo:rsid="11148e08"/>
    </style:style>
    <style:style style:name="T227" style:family="text">
      <style:text-properties officeooo:rsid="111512b4"/>
    </style:style>
    <style:style style:name="T228" style:family="text">
      <style:text-properties officeooo:rsid="1115f3bf"/>
    </style:style>
    <style:style style:name="T229" style:family="text">
      <style:text-properties officeooo:rsid="1117e4a8"/>
    </style:style>
    <style:style style:name="T230" style:family="text">
      <style:text-properties officeooo:rsid="11188b74"/>
    </style:style>
    <style:style style:name="T231" style:family="text">
      <style:text-properties officeooo:rsid="111b6666"/>
    </style:style>
    <style:style style:name="T232" style:family="text">
      <style:text-properties officeooo:rsid="111cfa68"/>
    </style:style>
    <style:style style:name="T233" style:family="text">
      <style:text-properties officeooo:rsid="111ee595"/>
    </style:style>
    <style:style style:name="T234" style:family="text">
      <style:text-properties officeooo:rsid="111f2ca4"/>
    </style:style>
    <style:style style:name="T235" style:family="text">
      <style:text-properties officeooo:rsid="112015df"/>
    </style:style>
    <style:style style:name="T236" style:family="text">
      <style:text-properties officeooo:rsid="1121ff85"/>
    </style:style>
    <style:style style:name="T237" style:family="text">
      <style:text-properties officeooo:rsid="11233b46"/>
    </style:style>
    <style:style style:name="T238" style:family="text">
      <style:text-properties officeooo:rsid="1126fe75"/>
    </style:style>
    <style:style style:name="T239" style:family="text">
      <style:text-properties officeooo:rsid="1127043e"/>
    </style:style>
    <style:style style:name="T240" style:family="text">
      <style:text-properties officeooo:rsid="11274e75"/>
    </style:style>
    <style:style style:name="T241" style:family="text">
      <style:text-properties style:font-name="Liberation Serif" fo:font-size="12pt" fo:font-weight="normal" officeooo:rsid="1131f611" style:font-size-asian="12pt" style:font-weight-asian="normal" style:font-size-complex="12pt" style:font-weight-complex="normal"/>
    </style:style>
    <style:style style:name="T242" style:family="text">
      <style:text-properties style:font-name="Liberation Serif" fo:font-size="12pt" fo:font-weight="normal" officeooo:rsid="1132210b" style:font-size-asian="12pt" style:font-weight-asian="normal" style:font-size-complex="12pt" style:font-weight-complex="normal"/>
    </style:style>
    <style:style style:name="T243" style:family="text">
      <style:text-properties style:font-name="Liberation Serif" fo:font-size="12pt" fo:font-weight="normal" fo:background-color="transparent" loext:char-shading-value="0" style:font-size-asian="12pt" style:font-weight-asian="normal" style:font-size-complex="12pt" style:font-weight-complex="normal"/>
    </style:style>
    <style:style style:name="T244" style:family="text">
      <style:text-properties style:font-name="Liberation Serif" fo:font-size="12pt" fo:font-weight="normal" officeooo:rsid="125f7643" fo:background-color="transparent" loext:char-shading-value="0" style:font-size-asian="12pt" style:font-weight-asian="normal" style:font-size-complex="12pt" style:font-weight-complex="normal"/>
    </style:style>
    <style:style style:name="T245" style:family="text">
      <style:text-properties style:font-name="Liberation Serif" fo:font-size="12pt" fo:font-weight="normal" officeooo:rsid="126275c4" fo:background-color="transparent" loext:char-shading-value="0" style:font-size-asian="12pt" style:font-weight-asian="normal" style:font-size-complex="12pt" style:font-weight-complex="normal"/>
    </style:style>
    <style:style style:name="T246" style:family="text">
      <style:text-properties style:font-name="Liberation Serif" fo:font-size="12pt" fo:font-weight="normal" officeooo:rsid="1262cf1d" fo:background-color="transparent" loext:char-shading-value="0" style:font-size-asian="12pt" style:font-weight-asian="normal" style:font-size-complex="12pt" style:font-weight-complex="normal"/>
    </style:style>
    <style:style style:name="T247" style:family="text">
      <style:text-properties style:font-name="Liberation Serif" fo:font-size="12pt" fo:font-weight="normal" officeooo:rsid="12635f01" fo:background-color="transparent" loext:char-shading-value="0" style:font-size-asian="12pt" style:font-weight-asian="normal" style:font-size-complex="12pt" style:font-weight-complex="normal"/>
    </style:style>
    <style:style style:name="T248" style:family="text">
      <style:text-properties style:font-name="Liberation Serif" fo:font-size="12pt" fo:font-weight="normal" officeooo:rsid="12640a3c" fo:background-color="transparent" loext:char-shading-value="0" style:font-size-asian="12pt" style:font-weight-asian="normal" style:font-size-complex="12pt" style:font-weight-complex="normal"/>
    </style:style>
    <style:style style:name="T249" style:family="text">
      <style:text-properties style:font-name="Liberation Serif" fo:font-size="12pt" fo:font-weight="normal" officeooo:rsid="1265bd33" fo:background-color="transparent" loext:char-shading-value="0" style:font-size-asian="12pt" style:font-weight-asian="normal" style:font-size-complex="12pt" style:font-weight-complex="normal"/>
    </style:style>
    <style:style style:name="T250" style:family="text">
      <style:text-properties style:font-name="Liberation Serif" fo:font-size="12pt" fo:font-weight="normal" officeooo:rsid="12673d39" fo:background-color="transparent" loext:char-shading-value="0" style:font-size-asian="12pt" style:font-weight-asian="normal" style:font-size-complex="12pt" style:font-weight-complex="normal"/>
    </style:style>
    <style:style style:name="T251" style:family="text">
      <style:text-properties style:font-name="Liberation Serif" fo:font-size="12pt" fo:font-weight="normal" officeooo:rsid="1268313c" fo:background-color="transparent" loext:char-shading-value="0" style:font-size-asian="12pt" style:font-weight-asian="normal" style:font-size-complex="12pt" style:font-weight-complex="normal"/>
    </style:style>
    <style:style style:name="T252" style:family="text">
      <style:text-properties style:font-name="Liberation Serif" fo:font-size="12pt" fo:font-weight="normal" officeooo:rsid="126c82c8" fo:background-color="transparent" loext:char-shading-value="0" style:font-size-asian="12pt" style:font-weight-asian="normal" style:font-size-complex="12pt" style:font-weight-complex="normal"/>
    </style:style>
    <style:style style:name="T253" style:family="text">
      <style:text-properties style:font-name="Liberation Serif" fo:font-size="12pt" fo:font-weight="normal" officeooo:rsid="126de259" fo:background-color="transparent" loext:char-shading-value="0" style:font-size-asian="12pt" style:font-weight-asian="normal" style:font-size-complex="12pt" style:font-weight-complex="normal"/>
    </style:style>
    <style:style style:name="T254" style:family="text">
      <style:text-properties style:font-name="Liberation Serif" fo:font-size="12pt" fo:font-weight="normal" officeooo:rsid="1273605f" fo:background-color="transparent" loext:char-shading-value="0" style:font-size-asian="12pt" style:font-weight-asian="normal" style:font-size-complex="12pt" style:font-weight-complex="normal"/>
    </style:style>
    <style:style style:name="T255" style:family="text">
      <style:text-properties style:font-name="Liberation Serif" fo:font-size="12pt" fo:font-weight="normal" officeooo:rsid="1276246f" fo:background-color="transparent" loext:char-shading-value="0" style:font-size-asian="12pt" style:font-weight-asian="normal" style:font-size-complex="12pt" style:font-weight-complex="normal"/>
    </style:style>
    <style:style style:name="T256" style:family="text">
      <style:text-properties style:font-name="Liberation Serif" fo:font-size="12pt" fo:font-weight="normal" officeooo:rsid="12ddafd2" fo:background-color="transparent" loext:char-shading-value="0" style:font-size-asian="12pt" style:font-weight-asian="normal" style:font-size-complex="12pt" style:font-weight-complex="normal"/>
    </style:style>
    <style:style style:name="T257" style:family="text">
      <style:text-properties style:font-name="Liberation Serif" fo:font-size="12pt" fo:font-weight="normal" officeooo:rsid="130e7607" fo:background-color="transparent" loext:char-shading-value="0" style:font-size-asian="12pt" style:font-weight-asian="normal" style:font-size-complex="12pt" style:font-weight-complex="normal"/>
    </style:style>
    <style:style style:name="T258" style:family="text">
      <style:text-properties style:font-name="Liberation Serif" fo:font-size="12pt" fo:font-weight="normal" officeooo:rsid="13303832" fo:background-color="transparent" loext:char-shading-value="0" style:font-size-asian="12pt" style:font-weight-asian="normal" style:font-size-complex="12pt" style:font-weight-complex="normal"/>
    </style:style>
    <style:style style:name="T259" style:family="text">
      <style:text-properties style:font-name="Liberation Serif" fo:font-size="12pt" fo:background-color="transparent" loext:char-shading-value="0" style:font-size-asian="12pt" style:font-size-complex="12pt"/>
    </style:style>
    <style:style style:name="T260" style:family="text">
      <style:text-properties style:font-name="Liberation Serif" fo:font-size="12pt" fo:font-weight="bold" fo:background-color="transparent" loext:char-shading-value="0" style:font-size-asian="12pt" style:font-weight-asian="bold" style:font-size-complex="12pt" style:font-weight-complex="bold"/>
    </style:style>
    <style:style style:name="T261" style:family="text">
      <style:text-properties style:font-name="Liberation Serif"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262" style:family="text">
      <style:text-properties style:font-name="Liberation Serif" fo:font-size="12pt" fo:font-style="italic" fo:font-weight="normal" officeooo:rsid="1277b14b" fo:background-color="transparent" loext:char-shading-value="0" style:font-size-asian="12pt" style:font-style-asian="italic" style:font-weight-asian="normal" style:font-size-complex="12pt" style:font-style-complex="italic" style:font-weight-complex="normal"/>
    </style:style>
    <style:style style:name="T263" style:family="text">
      <style:text-properties style:font-name="Liberation Serif" fo:font-size="12pt" fo:font-style="italic" fo:font-weight="normal" officeooo:rsid="1282afb9" fo:background-color="transparent" loext:char-shading-value="0" style:font-size-asian="12pt" style:font-style-asian="italic" style:font-weight-asian="normal" style:font-size-complex="12pt" style:font-style-complex="italic" style:font-weight-complex="normal"/>
    </style:style>
    <style:style style:name="T264" style:family="text">
      <style:text-properties style:font-name="Liberation Serif" fo:font-size="12pt" fo:font-style="italic" fo:font-weight="normal" officeooo:rsid="12852e11" fo:background-color="transparent" loext:char-shading-value="0" style:font-size-asian="12pt" style:font-style-asian="italic" style:font-weight-asian="normal" style:font-size-complex="12pt" style:font-style-complex="italic" style:font-weight-complex="normal"/>
    </style:style>
    <style:style style:name="T265" style:family="text">
      <style:text-properties style:font-name="Liberation Serif" fo:font-size="12pt" fo:font-style="italic" fo:font-weight="normal" officeooo:rsid="1291d907" fo:background-color="transparent" loext:char-shading-value="0" style:font-size-asian="12pt" style:font-style-asian="italic" style:font-weight-asian="normal" style:font-size-complex="12pt" style:font-style-complex="italic" style:font-weight-complex="normal"/>
    </style:style>
    <style:style style:name="T266" style:family="text">
      <style:text-properties style:font-name="Liberation Serif"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267" style:family="text">
      <style:text-properties style:font-name="Liberation Serif" fo:font-size="12pt" fo:font-style="normal" fo:font-weight="normal" officeooo:rsid="1277b14b" fo:background-color="transparent" loext:char-shading-value="0" style:font-size-asian="12pt" style:font-style-asian="normal" style:font-weight-asian="normal" style:font-size-complex="12pt" style:font-style-complex="normal" style:font-weight-complex="normal"/>
    </style:style>
    <style:style style:name="T268" style:family="text">
      <style:text-properties style:font-name="Liberation Serif" fo:font-size="12pt" fo:font-style="normal" fo:font-weight="normal" officeooo:rsid="1277f019" fo:background-color="transparent" loext:char-shading-value="0" style:font-size-asian="12pt" style:font-style-asian="normal" style:font-weight-asian="normal" style:font-size-complex="12pt" style:font-style-complex="normal" style:font-weight-complex="normal"/>
    </style:style>
    <style:style style:name="T269" style:family="text">
      <style:text-properties style:font-name="Liberation Serif" fo:font-size="12pt" fo:font-style="normal" fo:font-weight="normal" officeooo:rsid="127a2834" fo:background-color="transparent" loext:char-shading-value="0" style:font-size-asian="12pt" style:font-style-asian="normal" style:font-weight-asian="normal" style:font-size-complex="12pt" style:font-style-complex="normal" style:font-weight-complex="normal"/>
    </style:style>
    <style:style style:name="T270" style:family="text">
      <style:text-properties style:font-name="Liberation Serif" fo:font-size="12pt" fo:font-style="normal" fo:font-weight="normal" officeooo:rsid="127a99da" fo:background-color="transparent" loext:char-shading-value="0" style:font-size-asian="12pt" style:font-style-asian="normal" style:font-weight-asian="normal" style:font-size-complex="12pt" style:font-style-complex="normal" style:font-weight-complex="normal"/>
    </style:style>
    <style:style style:name="T271" style:family="text">
      <style:text-properties style:font-name="Liberation Serif" fo:font-size="12pt" fo:font-style="normal" fo:font-weight="normal" officeooo:rsid="127bcf4e" fo:background-color="transparent" loext:char-shading-value="0" style:font-size-asian="12pt" style:font-style-asian="normal" style:font-weight-asian="normal" style:font-size-complex="12pt" style:font-style-complex="normal" style:font-weight-complex="normal"/>
    </style:style>
    <style:style style:name="T272" style:family="text">
      <style:text-properties style:font-name="Liberation Serif" fo:font-size="12pt" fo:font-style="normal" fo:font-weight="normal" officeooo:rsid="127bd896" fo:background-color="transparent" loext:char-shading-value="0" style:font-size-asian="12pt" style:font-style-asian="normal" style:font-weight-asian="normal" style:font-size-complex="12pt" style:font-style-complex="normal" style:font-weight-complex="normal"/>
    </style:style>
    <style:style style:name="T273" style:family="text">
      <style:text-properties style:font-name="Liberation Serif" fo:font-size="12pt" fo:font-style="normal" fo:font-weight="normal" officeooo:rsid="127c1fa1" fo:background-color="transparent" loext:char-shading-value="0" style:font-size-asian="12pt" style:font-style-asian="normal" style:font-weight-asian="normal" style:font-size-complex="12pt" style:font-style-complex="normal" style:font-weight-complex="normal"/>
    </style:style>
    <style:style style:name="T274" style:family="text">
      <style:text-properties style:font-name="Liberation Serif" fo:font-size="12pt" fo:font-style="normal" fo:font-weight="normal" officeooo:rsid="127d0fbe" fo:background-color="transparent" loext:char-shading-value="0" style:font-size-asian="12pt" style:font-style-asian="normal" style:font-weight-asian="normal" style:font-size-complex="12pt" style:font-style-complex="normal" style:font-weight-complex="normal"/>
    </style:style>
    <style:style style:name="T275" style:family="text">
      <style:text-properties style:font-name="Liberation Serif" fo:font-size="12pt" fo:font-style="normal" fo:font-weight="normal" officeooo:rsid="1281514b" fo:background-color="transparent" loext:char-shading-value="0" style:font-size-asian="12pt" style:font-style-asian="normal" style:font-weight-asian="normal" style:font-size-complex="12pt" style:font-style-complex="normal" style:font-weight-complex="normal"/>
    </style:style>
    <style:style style:name="T276" style:family="text">
      <style:text-properties style:font-name="Liberation Serif" fo:font-size="12pt" fo:font-style="normal" fo:font-weight="normal" officeooo:rsid="1282afb9" fo:background-color="transparent" loext:char-shading-value="0" style:font-size-asian="12pt" style:font-style-asian="normal" style:font-weight-asian="normal" style:font-size-complex="12pt" style:font-style-complex="normal" style:font-weight-complex="normal"/>
    </style:style>
    <style:style style:name="T277" style:family="text">
      <style:text-properties style:font-name="Liberation Serif" fo:font-size="12pt" fo:font-style="normal" fo:font-weight="normal" officeooo:rsid="12852e11" fo:background-color="transparent" loext:char-shading-value="0" style:font-size-asian="12pt" style:font-style-asian="normal" style:font-weight-asian="normal" style:font-size-complex="12pt" style:font-style-complex="normal" style:font-weight-complex="normal"/>
    </style:style>
    <style:style style:name="T278" style:family="text">
      <style:text-properties style:font-name="Liberation Serif" fo:font-size="12pt" fo:font-style="normal" fo:font-weight="normal" officeooo:rsid="1288a6a0" fo:background-color="transparent" loext:char-shading-value="0" style:font-size-asian="12pt" style:font-style-asian="normal" style:font-weight-asian="normal" style:font-size-complex="12pt" style:font-style-complex="normal" style:font-weight-complex="normal"/>
    </style:style>
    <style:style style:name="T279" style:family="text">
      <style:text-properties style:font-name="Liberation Serif" fo:font-size="12pt" fo:font-style="normal" fo:font-weight="normal" officeooo:rsid="128d7824" fo:background-color="transparent" loext:char-shading-value="0" style:font-size-asian="12pt" style:font-style-asian="normal" style:font-weight-asian="normal" style:font-size-complex="12pt" style:font-style-complex="normal" style:font-weight-complex="normal"/>
    </style:style>
    <style:style style:name="T280" style:family="text">
      <style:text-properties style:font-name="Liberation Serif" fo:font-size="12pt" fo:font-style="normal" fo:font-weight="normal" officeooo:rsid="128f0ba0" fo:background-color="transparent" loext:char-shading-value="0" style:font-size-asian="12pt" style:font-style-asian="normal" style:font-weight-asian="normal" style:font-size-complex="12pt" style:font-style-complex="normal" style:font-weight-complex="normal"/>
    </style:style>
    <style:style style:name="T281" style:family="text">
      <style:text-properties style:font-name="Liberation Serif" fo:font-size="12pt" fo:font-style="normal" fo:font-weight="normal" officeooo:rsid="12913117" fo:background-color="transparent" loext:char-shading-value="0" style:font-size-asian="12pt" style:font-style-asian="normal" style:font-weight-asian="normal" style:font-size-complex="12pt" style:font-style-complex="normal" style:font-weight-complex="normal"/>
    </style:style>
    <style:style style:name="T282" style:family="text">
      <style:text-properties style:font-name="Liberation Serif" fo:font-size="12pt" fo:font-style="normal" fo:font-weight="normal" officeooo:rsid="1291d0c6" fo:background-color="transparent" loext:char-shading-value="0" style:font-size-asian="12pt" style:font-style-asian="normal" style:font-weight-asian="normal" style:font-size-complex="12pt" style:font-style-complex="normal" style:font-weight-complex="normal"/>
    </style:style>
    <style:style style:name="T283" style:family="text">
      <style:text-properties style:font-name="Liberation Serif" fo:font-size="12pt" fo:font-style="normal" fo:font-weight="normal" officeooo:rsid="1291d907" fo:background-color="transparent" loext:char-shading-value="0" style:font-size-asian="12pt" style:font-style-asian="normal" style:font-weight-asian="normal" style:font-size-complex="12pt" style:font-style-complex="normal" style:font-weight-complex="normal"/>
    </style:style>
    <style:style style:name="T284" style:family="text">
      <style:text-properties style:font-name="Liberation Serif" fo:font-size="12pt" fo:font-style="normal" fo:font-weight="normal" officeooo:rsid="1293a5ad" fo:background-color="transparent" loext:char-shading-value="0" style:font-size-asian="12pt" style:font-style-asian="normal" style:font-weight-asian="normal" style:font-size-complex="12pt" style:font-style-complex="normal" style:font-weight-complex="normal"/>
    </style:style>
    <style:style style:name="T285" style:family="text">
      <style:text-properties style:font-name="Liberation Serif" fo:font-size="12pt" fo:font-style="normal" fo:font-weight="normal" officeooo:rsid="129453d3" fo:background-color="transparent" loext:char-shading-value="0" style:font-size-asian="12pt" style:font-style-asian="normal" style:font-weight-asian="normal" style:font-size-complex="12pt" style:font-style-complex="normal" style:font-weight-complex="normal"/>
    </style:style>
    <style:style style:name="T286" style:family="text">
      <style:text-properties style:font-name="Liberation Serif" fo:font-size="12pt" fo:font-style="normal" fo:font-weight="normal" officeooo:rsid="12960fac" fo:background-color="transparent" loext:char-shading-value="0" style:font-size-asian="12pt" style:font-style-asian="normal" style:font-weight-asian="normal" style:font-size-complex="12pt" style:font-style-complex="normal" style:font-weight-complex="normal"/>
    </style:style>
    <style:style style:name="T287" style:family="text">
      <style:text-properties style:font-name="Liberation Serif" fo:font-size="12pt" fo:font-style="normal" fo:font-weight="normal" officeooo:rsid="129922ac" fo:background-color="transparent" loext:char-shading-value="0" style:font-size-asian="12pt" style:font-style-asian="normal" style:font-weight-asian="normal" style:font-size-complex="12pt" style:font-style-complex="normal" style:font-weight-complex="normal"/>
    </style:style>
    <style:style style:name="T288" style:family="text">
      <style:text-properties style:font-name="Liberation Serif" fo:font-size="12pt" fo:font-style="normal" fo:font-weight="normal" officeooo:rsid="129de2de" fo:background-color="transparent" loext:char-shading-value="0" style:font-size-asian="12pt" style:font-style-asian="normal" style:font-weight-asian="normal" style:font-size-complex="12pt" style:font-style-complex="normal" style:font-weight-complex="normal"/>
    </style:style>
    <style:style style:name="T289" style:family="text">
      <style:text-properties style:font-name="Liberation Serif" fo:font-size="12pt" fo:font-style="normal" fo:font-weight="normal" officeooo:rsid="129f52f4" fo:background-color="transparent" loext:char-shading-value="0" style:font-size-asian="12pt" style:font-style-asian="normal" style:font-weight-asian="normal" style:font-size-complex="12pt" style:font-style-complex="normal" style:font-weight-complex="normal"/>
    </style:style>
    <style:style style:name="T290" style:family="text">
      <style:text-properties style:font-name="Liberation Serif" fo:font-size="12pt" fo:font-style="normal" fo:font-weight="normal" officeooo:rsid="12debf5a" fo:background-color="transparent" loext:char-shading-value="0" style:font-size-asian="12pt" style:font-style-asian="normal" style:font-weight-asian="normal" style:font-size-complex="12pt" style:font-style-complex="normal" style:font-weight-complex="normal"/>
    </style:style>
    <style:style style:name="T291" style:family="text">
      <style:text-properties style:font-name="Liberation Serif" fo:font-size="12pt" fo:font-style="normal" fo:font-weight="normal" officeooo:rsid="12e02cfa" fo:background-color="transparent" loext:char-shading-value="0" style:font-size-asian="12pt" style:font-style-asian="normal" style:font-weight-asian="normal" style:font-size-complex="12pt" style:font-style-complex="normal" style:font-weight-complex="normal"/>
    </style:style>
    <style:style style:name="T292" style:family="text">
      <style:text-properties style:font-name="Liberation Serif" fo:font-size="12pt" fo:font-style="normal" fo:font-weight="normal" officeooo:rsid="130fe702" fo:background-color="transparent" loext:char-shading-value="0" style:font-size-asian="12pt" style:font-style-asian="normal" style:font-weight-asian="normal" style:font-size-complex="12pt" style:font-style-complex="normal" style:font-weight-complex="normal"/>
    </style:style>
    <style:style style:name="T293" style:family="text">
      <style:text-properties style:font-name="Liberation Serif" fo:font-size="12pt" fo:font-style="normal" fo:font-weight="normal" officeooo:rsid="13115868" fo:background-color="transparent" loext:char-shading-value="0" style:font-size-asian="12pt" style:font-style-asian="normal" style:font-weight-asian="normal" style:font-size-complex="12pt" style:font-style-complex="normal" style:font-weight-complex="normal"/>
    </style:style>
    <style:style style:name="T294" style:family="text">
      <style:text-properties style:font-name="Liberation Serif" fo:font-size="12pt" fo:font-style="normal" fo:font-weight="normal" officeooo:rsid="13125311" fo:background-color="transparent" loext:char-shading-value="0" style:font-size-asian="12pt" style:font-style-asian="normal" style:font-weight-asian="normal" style:font-size-complex="12pt" style:font-style-complex="normal" style:font-weight-complex="normal"/>
    </style:style>
    <style:style style:name="T295" style:family="text">
      <style:text-properties style:font-name="Liberation Serif" fo:font-size="12pt" fo:font-style="normal" fo:font-weight="normal" officeooo:rsid="1329442c" fo:background-color="transparent" loext:char-shading-value="0" style:font-size-asian="12pt" style:font-style-asian="normal" style:font-weight-asian="normal" style:font-size-complex="12pt" style:font-style-complex="normal" style:font-weight-complex="normal"/>
    </style:style>
    <style:style style:name="T296" style:family="text">
      <style:text-properties style:font-name="Liberation Serif" fo:font-size="12pt" fo:font-style="normal" fo:background-color="transparent" loext:char-shading-value="0" style:font-size-asian="12pt" style:font-style-asian="normal" style:font-size-complex="12pt" style:font-style-complex="normal"/>
    </style:style>
    <style:style style:name="T297" style:family="text">
      <style:text-properties style:font-name="Liberation Serif" fo:font-size="12pt" fo:font-style="normal" officeooo:rsid="1288a6a0" fo:background-color="transparent" loext:char-shading-value="0" style:font-size-asian="12pt" style:font-style-asian="normal" style:font-size-complex="12pt" style:font-style-complex="normal"/>
    </style:style>
    <style:style style:name="T298" style:family="text">
      <style:text-properties style:font-name="Liberation Serif" fo:font-size="12pt" fo:font-style="normal" officeooo:rsid="12960fac" fo:background-color="transparent" loext:char-shading-value="0" style:font-size-asian="12pt" style:font-style-asian="normal" style:font-size-complex="12pt" style:font-style-complex="normal"/>
    </style:style>
    <style:style style:name="T299" style:family="text">
      <style:text-properties style:font-name="Liberation Serif" fo:font-size="12pt" fo:font-style="normal" officeooo:rsid="129922ac" fo:background-color="transparent" loext:char-shading-value="0" style:font-size-asian="12pt" style:font-style-asian="normal" style:font-size-complex="12pt" style:font-style-complex="normal"/>
    </style:style>
    <style:style style:name="T300" style:family="text">
      <style:text-properties officeooo:rsid="1129433e"/>
    </style:style>
    <style:style style:name="T301" style:family="text">
      <style:text-properties officeooo:rsid="112c8609"/>
    </style:style>
    <style:style style:name="T302" style:family="text">
      <style:text-properties officeooo:rsid="112d3268"/>
    </style:style>
    <style:style style:name="T303" style:family="text">
      <style:text-properties officeooo:rsid="112d95dc"/>
    </style:style>
    <style:style style:name="T304" style:family="text">
      <style:text-properties officeooo:rsid="1130be33"/>
    </style:style>
    <style:style style:name="T305" style:family="text">
      <style:text-properties officeooo:rsid="1133eaa5"/>
    </style:style>
    <style:style style:name="T306" style:family="text">
      <style:text-properties officeooo:rsid="11348827"/>
    </style:style>
    <style:style style:name="T307" style:family="text">
      <style:text-properties officeooo:rsid="1136e373"/>
    </style:style>
    <style:style style:name="T308" style:family="text">
      <style:text-properties officeooo:rsid="1137d08a"/>
    </style:style>
    <style:style style:name="T309" style:family="text">
      <style:text-properties officeooo:rsid="1137e14e"/>
    </style:style>
    <style:style style:name="T310" style:family="text">
      <style:text-properties officeooo:rsid="1139dd79"/>
    </style:style>
    <style:style style:name="T311" style:family="text">
      <style:text-properties officeooo:rsid="1143a32a"/>
    </style:style>
    <style:style style:name="T312" style:family="text">
      <style:text-properties officeooo:rsid="114dc176"/>
    </style:style>
    <style:style style:name="T313" style:family="text">
      <style:text-properties officeooo:rsid="114f85c8"/>
    </style:style>
    <style:style style:name="T314" style:family="text">
      <style:text-properties officeooo:rsid="1151c56d"/>
    </style:style>
    <style:style style:name="T315" style:family="text">
      <style:text-properties officeooo:rsid="118227ab"/>
    </style:style>
    <style:style style:name="T316" style:family="text">
      <style:text-properties officeooo:rsid="118344e0"/>
    </style:style>
    <style:style style:name="T317" style:family="text">
      <style:text-properties officeooo:rsid="1184c6fa"/>
    </style:style>
    <style:style style:name="T318" style:family="text">
      <style:text-properties officeooo:rsid="1186637e"/>
    </style:style>
    <style:style style:name="T319" style:family="text">
      <style:text-properties officeooo:rsid="1188bc58"/>
    </style:style>
    <style:style style:name="T320" style:family="text">
      <style:text-properties officeooo:rsid="11892352"/>
    </style:style>
    <style:style style:name="T321" style:family="text">
      <style:text-properties officeooo:rsid="1189b3b6"/>
    </style:style>
    <style:style style:name="T322" style:family="text">
      <style:text-properties officeooo:rsid="118b08bf"/>
    </style:style>
    <style:style style:name="T323" style:family="text">
      <style:text-properties officeooo:rsid="118d06f1"/>
    </style:style>
    <style:style style:name="T324" style:family="text">
      <style:text-properties officeooo:rsid="118ef1fd"/>
    </style:style>
    <style:style style:name="T325" style:family="text">
      <style:text-properties officeooo:rsid="1190be6b"/>
    </style:style>
    <style:style style:name="T326" style:family="text">
      <style:text-properties officeooo:rsid="11916d38"/>
    </style:style>
    <style:style style:name="T327" style:family="text">
      <style:text-properties officeooo:rsid="11ab7e98"/>
    </style:style>
    <style:style style:name="T328" style:family="text">
      <style:text-properties officeooo:rsid="11ac8b3a"/>
    </style:style>
    <style:style style:name="T329" style:family="text">
      <style:text-properties officeooo:rsid="11ad1943"/>
    </style:style>
    <style:style style:name="T330" style:family="text">
      <style:text-properties officeooo:rsid="11ae8341"/>
    </style:style>
    <style:style style:name="T331" style:family="text">
      <style:text-properties officeooo:rsid="11af2e01"/>
    </style:style>
    <style:style style:name="T332" style:family="text">
      <style:text-properties officeooo:rsid="11b06517"/>
    </style:style>
    <style:style style:name="T333" style:family="text">
      <style:text-properties officeooo:rsid="11bf9cfa"/>
    </style:style>
    <style:style style:name="T334" style:family="text">
      <style:text-properties officeooo:rsid="11c0b18a"/>
    </style:style>
    <style:style style:name="T335" style:family="text">
      <style:text-properties officeooo:rsid="11c11c08"/>
    </style:style>
    <style:style style:name="T336" style:family="text">
      <style:text-properties officeooo:rsid="11cf7c23"/>
    </style:style>
    <style:style style:name="T337" style:family="text">
      <style:text-properties fo:font-weight="bold" style:font-weight-asian="bold" style:font-weight-complex="bold"/>
    </style:style>
    <style:style style:name="T338" style:family="text">
      <style:text-properties fo:font-weight="bold" officeooo:rsid="11f3cacd" style:font-weight-asian="bold" style:font-weight-complex="bold"/>
    </style:style>
    <style:style style:name="T339" style:family="text">
      <style:text-properties fo:font-weight="bold" officeooo:rsid="120f56cb" style:font-weight-asian="bold" style:font-weight-complex="bold"/>
    </style:style>
    <style:style style:name="T340" style:family="text">
      <style:text-properties fo:font-weight="bold" officeooo:rsid="12105872" style:font-weight-asian="bold" style:font-weight-complex="bold"/>
    </style:style>
    <style:style style:name="T341" style:family="text">
      <style:text-properties officeooo:rsid="11d0ef1b"/>
    </style:style>
    <style:style style:name="T342" style:family="text">
      <style:text-properties officeooo:rsid="11d2e4c0"/>
    </style:style>
    <style:style style:name="T343" style:family="text">
      <style:text-properties officeooo:rsid="11d66198"/>
    </style:style>
    <style:style style:name="T344" style:family="text">
      <style:text-properties officeooo:rsid="11ebe25e"/>
    </style:style>
    <style:style style:name="T345" style:family="text">
      <style:text-properties officeooo:rsid="11ed1178"/>
    </style:style>
    <style:style style:name="T346" style:family="text">
      <style:text-properties officeooo:rsid="11efe57f"/>
    </style:style>
    <style:style style:name="T347" style:family="text">
      <style:text-properties officeooo:rsid="11f3cacd"/>
    </style:style>
    <style:style style:name="T348" style:family="text">
      <style:text-properties officeooo:rsid="11f58dad"/>
    </style:style>
    <style:style style:name="T349" style:family="text">
      <style:text-properties officeooo:rsid="11f65fec"/>
    </style:style>
    <style:style style:name="T350" style:family="text">
      <style:text-properties officeooo:rsid="11f93af3"/>
    </style:style>
    <style:style style:name="T351" style:family="text">
      <style:text-properties officeooo:rsid="11f9b4f8"/>
    </style:style>
    <style:style style:name="T352" style:family="text">
      <style:text-properties officeooo:rsid="11fd810f"/>
    </style:style>
    <style:style style:name="T353" style:family="text">
      <style:text-properties officeooo:rsid="11ff2619"/>
    </style:style>
    <style:style style:name="T354" style:family="text">
      <style:text-properties officeooo:rsid="1201035f"/>
    </style:style>
    <style:style style:name="T355" style:family="text">
      <style:text-properties officeooo:rsid="12011c8e"/>
    </style:style>
    <style:style style:name="T356" style:family="text">
      <style:text-properties officeooo:rsid="12019820"/>
    </style:style>
    <style:style style:name="T357" style:family="text">
      <style:text-properties officeooo:rsid="1204c97a"/>
    </style:style>
    <style:style style:name="T358" style:family="text">
      <style:text-properties officeooo:rsid="12061218"/>
    </style:style>
    <style:style style:name="T359" style:family="text">
      <style:text-properties officeooo:rsid="120a9c29"/>
    </style:style>
    <style:style style:name="T360" style:family="text">
      <style:text-properties officeooo:rsid="120c5978"/>
    </style:style>
    <style:style style:name="T361" style:family="text">
      <style:text-properties officeooo:rsid="120f56cb"/>
    </style:style>
    <style:style style:name="T362" style:family="text">
      <style:text-properties officeooo:rsid="12105872"/>
    </style:style>
    <style:style style:name="T363" style:family="text">
      <style:text-properties officeooo:rsid="121071ca"/>
    </style:style>
    <style:style style:name="T364" style:family="text">
      <style:text-properties officeooo:rsid="12108cbd"/>
    </style:style>
    <style:style style:name="T365" style:family="text">
      <style:text-properties officeooo:rsid="12125a36"/>
    </style:style>
    <style:style style:name="T366" style:family="text">
      <style:text-properties officeooo:rsid="121c6665"/>
    </style:style>
    <style:style style:name="T367" style:family="text">
      <style:text-properties officeooo:rsid="1221ac15"/>
    </style:style>
    <style:style style:name="T368" style:family="text">
      <style:text-properties officeooo:rsid="1222f251"/>
    </style:style>
    <style:style style:name="T369" style:family="text">
      <style:text-properties officeooo:rsid="122398d2"/>
    </style:style>
    <style:style style:name="T370" style:family="text">
      <style:text-properties officeooo:rsid="12252cce"/>
    </style:style>
    <style:style style:name="T371" style:family="text">
      <style:text-properties officeooo:rsid="1227d37a"/>
    </style:style>
    <style:style style:name="T372" style:family="text">
      <style:text-properties officeooo:rsid="1229c1a2"/>
    </style:style>
    <style:style style:name="T373" style:family="text">
      <style:text-properties officeooo:rsid="122bce11"/>
    </style:style>
    <style:style style:name="T374" style:family="text">
      <style:text-properties officeooo:rsid="122d83a0"/>
    </style:style>
    <style:style style:name="T375" style:family="text">
      <style:text-properties officeooo:rsid="123047e5"/>
    </style:style>
    <style:style style:name="T376" style:family="text">
      <style:text-properties officeooo:rsid="12339b06"/>
    </style:style>
    <style:style style:name="T377" style:family="text">
      <style:text-properties officeooo:rsid="1240a688"/>
    </style:style>
    <style:style style:name="T378" style:family="text">
      <style:text-properties officeooo:rsid="124271c9"/>
    </style:style>
    <style:style style:name="T379" style:family="text">
      <style:text-properties officeooo:rsid="12429a0b"/>
    </style:style>
    <style:style style:name="T380" style:family="text">
      <style:text-properties officeooo:rsid="1243a692"/>
    </style:style>
    <style:style style:name="T381" style:family="text">
      <style:text-properties officeooo:rsid="1246229d"/>
    </style:style>
    <style:style style:name="T382" style:family="text">
      <style:text-properties officeooo:rsid="124692cc"/>
    </style:style>
    <style:style style:name="T383" style:family="text">
      <style:text-properties officeooo:rsid="1247103c"/>
    </style:style>
    <style:style style:name="T384" style:family="text">
      <style:text-properties officeooo:rsid="1248a8ac"/>
    </style:style>
    <style:style style:name="T385" style:family="text">
      <style:text-properties officeooo:rsid="1248dc0a"/>
    </style:style>
    <style:style style:name="T386" style:family="text">
      <style:text-properties officeooo:rsid="124935d2"/>
    </style:style>
    <style:style style:name="T387" style:family="text">
      <style:text-properties officeooo:rsid="12497f01"/>
    </style:style>
    <style:style style:name="T388" style:family="text">
      <style:text-properties officeooo:rsid="124b103d"/>
    </style:style>
    <style:style style:name="T389" style:family="text">
      <style:text-properties officeooo:rsid="124b6b89"/>
    </style:style>
    <style:style style:name="T390" style:family="text">
      <style:text-properties officeooo:rsid="124baa15"/>
    </style:style>
    <style:style style:name="T391" style:family="text">
      <style:text-properties officeooo:rsid="124c2425"/>
    </style:style>
    <style:style style:name="T392" style:family="text">
      <style:text-properties officeooo:rsid="124e11d7"/>
    </style:style>
    <style:style style:name="T393" style:family="text">
      <style:text-properties officeooo:rsid="124f480a"/>
    </style:style>
    <style:style style:name="T394" style:family="text">
      <style:text-properties officeooo:rsid="12502b54"/>
    </style:style>
    <style:style style:name="T395" style:family="text">
      <style:text-properties officeooo:rsid="12510f09"/>
    </style:style>
    <style:style style:name="T396" style:family="text">
      <style:text-properties officeooo:rsid="12519598"/>
    </style:style>
    <style:style style:name="T397" style:family="text">
      <style:text-properties officeooo:rsid="12538020"/>
    </style:style>
    <style:style style:name="T398" style:family="text">
      <style:text-properties officeooo:rsid="1253fcea"/>
    </style:style>
    <style:style style:name="T399" style:family="text">
      <style:text-properties officeooo:rsid="125534d7"/>
    </style:style>
    <style:style style:name="T400" style:family="text">
      <style:text-properties officeooo:rsid="1257220f"/>
    </style:style>
    <style:style style:name="T401" style:family="text">
      <style:text-properties officeooo:rsid="12575ba2"/>
    </style:style>
    <style:style style:name="T402" style:family="text">
      <style:text-properties officeooo:rsid="12588f5c"/>
    </style:style>
    <style:style style:name="T403" style:family="text">
      <style:text-properties officeooo:rsid="125924a5"/>
    </style:style>
    <style:style style:name="T404" style:family="text">
      <style:text-properties officeooo:rsid="125b2165"/>
    </style:style>
    <style:style style:name="T405" style:family="text">
      <style:text-properties officeooo:rsid="125bee02"/>
    </style:style>
    <style:style style:name="T406" style:family="text">
      <style:text-properties officeooo:rsid="125ebc09"/>
    </style:style>
    <style:style style:name="T407" style:family="text">
      <style:text-properties officeooo:rsid="125f7643"/>
    </style:style>
    <style:style style:name="T408" style:family="text">
      <style:text-properties officeooo:rsid="1274a0c0"/>
    </style:style>
    <style:style style:name="T409" style:family="text">
      <style:text-properties officeooo:rsid="12a2297e"/>
    </style:style>
    <style:style style:name="T410" style:family="text">
      <style:text-properties officeooo:rsid="12a64c37"/>
    </style:style>
    <style:style style:name="T411" style:family="text">
      <style:text-properties fo:background-color="#fff5ce" loext:char-shading-value="0"/>
    </style:style>
    <style:style style:name="T412" style:family="text">
      <style:text-properties officeooo:rsid="10fae433" fo:background-color="#fff5ce" loext:char-shading-value="0"/>
    </style:style>
    <style:style style:name="T413" style:family="text">
      <style:text-properties officeooo:rsid="11233b46" fo:background-color="#fff5ce" loext:char-shading-value="0"/>
    </style:style>
    <style:style style:name="T414" style:family="text">
      <style:text-properties officeooo:rsid="1130be33" fo:background-color="#fff5ce" loext:char-shading-value="0"/>
    </style:style>
    <style:style style:name="T415" style:family="text">
      <style:text-properties officeooo:rsid="11b28470" fo:background-color="#fff5ce" loext:char-shading-value="0"/>
    </style:style>
    <style:style style:name="T416" style:family="text">
      <style:text-properties officeooo:rsid="12d46483" fo:background-color="#fff5ce" loext:char-shading-value="0"/>
    </style:style>
    <style:style style:name="T417" style:family="text">
      <style:text-properties officeooo:rsid="11bca075" fo:background-color="#fff5ce" loext:char-shading-value="0"/>
    </style:style>
    <style:style style:name="T418" style:family="text">
      <style:text-properties officeooo:rsid="11be32b4" fo:background-color="#fff5ce" loext:char-shading-value="0"/>
    </style:style>
    <style:style style:name="T419" style:family="text">
      <style:text-properties officeooo:rsid="11bf9cfa" fo:background-color="#fff5ce" loext:char-shading-value="0"/>
    </style:style>
    <style:style style:name="T420" style:family="text">
      <style:text-properties officeooo:rsid="11d2e4c0" fo:background-color="#fff5ce" loext:char-shading-value="0"/>
    </style:style>
    <style:style style:name="T421" style:family="text">
      <style:text-properties officeooo:rsid="1229c1a2" fo:background-color="#fff5ce" loext:char-shading-value="0"/>
    </style:style>
    <style:style style:name="T422" style:family="text">
      <style:text-properties officeooo:rsid="122ac32f" fo:background-color="#fff5ce" loext:char-shading-value="0"/>
    </style:style>
    <style:style style:name="T423" style:family="text">
      <style:text-properties officeooo:rsid="122b0062" fo:background-color="#fff5ce" loext:char-shading-value="0"/>
    </style:style>
    <style:style style:name="T424" style:family="text">
      <style:text-properties officeooo:rsid="12d9556e" fo:background-color="#fff5ce" loext:char-shading-value="0"/>
    </style:style>
    <style:style style:name="T425" style:family="text">
      <style:text-properties officeooo:rsid="122bce11" fo:background-color="#fff5ce" loext:char-shading-value="0"/>
    </style:style>
    <style:style style:name="T426" style:family="text">
      <style:text-properties officeooo:rsid="125534d7" fo:background-color="#fff5ce" loext:char-shading-value="0"/>
    </style:style>
    <style:style style:name="T427" style:family="text">
      <style:text-properties officeooo:rsid="12aa542a"/>
    </style:style>
    <style:style style:name="T428" style:family="text">
      <style:text-properties officeooo:rsid="12ac3072"/>
    </style:style>
    <style:style style:name="T429" style:family="text">
      <style:text-properties officeooo:rsid="12ada12e"/>
    </style:style>
    <style:style style:name="T430" style:family="text">
      <style:text-properties officeooo:rsid="12af2f01"/>
    </style:style>
    <style:style style:name="T431" style:family="text">
      <style:text-properties officeooo:rsid="12b0821d"/>
    </style:style>
    <style:style style:name="T432" style:family="text">
      <style:text-properties officeooo:rsid="12b0bed8"/>
    </style:style>
    <style:style style:name="T433" style:family="text">
      <style:text-properties officeooo:rsid="12b16e0d"/>
    </style:style>
    <style:style style:name="T434" style:family="text">
      <style:text-properties officeooo:rsid="12baf781"/>
    </style:style>
    <style:style style:name="T435" style:family="text">
      <style:text-properties officeooo:rsid="12bc4597"/>
    </style:style>
    <style:style style:name="T436" style:family="text">
      <style:text-properties officeooo:rsid="12c6f668"/>
    </style:style>
    <style:style style:name="T437" style:family="text">
      <style:text-properties officeooo:rsid="12c87daf"/>
    </style:style>
    <style:style style:name="T438" style:family="text">
      <style:text-properties officeooo:rsid="12c8eede"/>
    </style:style>
    <style:style style:name="T439" style:family="text">
      <style:text-properties officeooo:rsid="12c91422"/>
    </style:style>
    <style:style style:name="T440" style:family="text">
      <style:text-properties officeooo:rsid="12cb76af"/>
    </style:style>
    <style:style style:name="T441" style:family="text">
      <style:text-properties officeooo:rsid="12cc1f2c"/>
    </style:style>
    <style:style style:name="T442" style:family="text">
      <style:text-properties officeooo:rsid="12cc44a1"/>
    </style:style>
    <style:style style:name="T443" style:family="text">
      <style:text-properties officeooo:rsid="12cf0b52"/>
    </style:style>
    <style:style style:name="T444" style:family="text">
      <style:text-properties officeooo:rsid="12d0d59e"/>
    </style:style>
    <style:style style:name="T445" style:family="text">
      <style:text-properties officeooo:rsid="12d4339d"/>
    </style:style>
    <style:style style:name="T446" style:family="text">
      <style:text-properties officeooo:rsid="12d46483"/>
    </style:style>
    <style:style style:name="T447" style:family="text">
      <style:text-properties officeooo:rsid="12d62687"/>
    </style:style>
    <style:style style:name="T448" style:family="text">
      <style:text-properties officeooo:rsid="12d75f03"/>
    </style:style>
    <style:style style:name="T449" style:family="text">
      <style:text-properties officeooo:rsid="12d9556e"/>
    </style:style>
    <style:style style:name="T450" style:family="text">
      <style:text-properties officeooo:rsid="12db3c60"/>
    </style:style>
    <style:style style:name="T451" style:family="text">
      <style:text-properties officeooo:rsid="12dd4fd4"/>
    </style:style>
    <style:style style:name="T452" style:family="text">
      <style:text-properties officeooo:rsid="12ddafd2"/>
    </style:style>
    <style:style style:name="T453" style:family="text">
      <style:text-properties officeooo:rsid="12e0ff7b"/>
    </style:style>
    <style:style style:name="T454" style:family="text">
      <style:text-properties officeooo:rsid="12e632c5"/>
    </style:style>
    <style:style style:name="T455" style:family="text">
      <style:text-properties officeooo:rsid="12f7b3e5"/>
    </style:style>
    <style:style style:name="T456" style:family="text">
      <style:text-properties officeooo:rsid="1309e390"/>
    </style:style>
    <style:style style:name="T457" style:family="text">
      <style:text-properties officeooo:rsid="1319b06d"/>
    </style:style>
    <style:style style:name="T458" style:family="text">
      <style:text-properties officeooo:rsid="1324566e"/>
    </style:style>
    <style:style style:name="T459" style:family="text">
      <style:text-properties officeooo:rsid="13254869"/>
    </style:style>
    <style:style style:name="T460" style:family="text">
      <style:text-properties officeooo:rsid="132cd11c"/>
    </style:style>
    <style:style style:name="T461" style:family="text">
      <style:text-properties officeooo:rsid="132fcb74"/>
    </style:style>
    <style:style style:name="T462" style:family="text">
      <style:text-properties officeooo:rsid="13317669"/>
    </style:style>
    <text:list-style style:name="L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BAB <text:span text:style-name="T4">5</text:span></text:p>
      <text:h text:style-name="P178" text:outline-level="1">Risalah Kenabian dan Nabi Muhammad</text:h>
      <text:p text:style-name="P150">Allah menciptakan setiap umat dari makhluk-Nya dengan tujuan <text:s/><text:span text:style-name="T5">tertentu </text:span><text:span text:style-name="T409">dan seorang pemandu atau </text:span>pemimpin. <text:span text:style-name="T6">Adalah sulit untuk dibayangkan bahwa Allah Yang Maha Kuasa, yang memberikan kawanan lebah seekor ratu, kawanan semut seorang pemimpin, dan burung-burung dan ikan masing-masing dengan pembimbingnya, meninggalkan kita tanpa adanya nabi-nabi yang akan membimbing kita ke dalam kesempurnaan materi, intelektual, dan spiritual. </text:span></text:p>
      <text:p text:style-name="P39">Meskipun kita bisa menemukan Allah hanya dengan bercermin kepada fenomena-fenomena di alam, kita membutuhkan seorang Nabi untuk memahami mengapa kita diciptakan, dari mana kita berasal, ke mana kita akan pergi, dan bagaimana cara menyembah <text:span text:style-name="T409">Sang </text:span>Pencipta kita dengan benar. Allah mengirimkan nabi-nabi untuk mengajarkan umatnya makna dari penciptaan dan kebenaran dari banyak hal, untuk menyingkap rahasia di balik kejadian sejarah dan yang ada di alam, dan untuk mengabarkan kepada kita tentang hubungan kita, dan kitab-kitab yang diwahyukan, dengan alam semesta. </text:p>
      <text:p text:style-name="P39">Tanpa adanya nabi-nabi, maka kita tidak akan mengalami perkembangan dalam ilmu pengetahuan. Jika mereka yang menyerap pendekatan evolusioner untuk menjelaskan kejadian-kejadian sejarah cenderung mengaitkan segala sesuatu dengan peluang dan evolusi yang deterministik, nabi-nabi membimbing umat manusia dalam pencerahan intelektualnya—dan dengan demikian juga dalam ilmu pengetahuan. <text:span text:style-name="T7">Jadi, para petani secara tradisional akan menerima Nabi Adam sebagai guru mereka, para penjahit akan menerima Nabi </text:span><text:span text:style-name="T453">Idris </text:span><text:span text:style-name="T7">sebagai gurunya, para pembuat kapal dan para pelaut akan menerima Nabi Nuh, dan pembuat jam akan menerima Nabi Yusuf. Juga, mukjizat dari para nabi menandakan adanya titik akhir dalam kemajuan ilmu pengetahuan dan teknologi, dan mengajak manusia untuk mencapainya. </text:span></text:p>
      <text:p text:style-name="P153">Nabi-nabi membimbing umat manusia, melalui budi pekerti dan agama yang dibawa dari langit serta kitab-kitab yang diturunkan kepada mereka, untuk mengembangkan kemampuan lahiriahnya dan mengarahka<text:span text:style-name="T409">n</text:span> mereka ke arah tujuan penciptaannya. Jika bukan karena mereka, umat manusia (yang merupakan buah dari pohon penciptaan) akan ditinggalkan <text:soft-page-break/>ke dalam kehancuran. Karena manusia menghendaki adanya keadilan sosial sebanyak yang mereka butuhkan terhadap kedamaian jiwa, nabi-nabi mengajarkan hukum-hukum bagi kehidupan dan menciptakan aturan bagi kehidupan sosial yang sempurna yang berdasarkan pada keadilan. </text:p>
      <text:p text:style-name="P40">Kapan pun umat manusia jatuh ke dalam kegelapan sesudah kepergian sang Nabi, Allah kemudian mengutus Nabi lainnya untuk kembali mencerahkan mereka. Ini terus berlangsung hingga kedatangan Nabi terakhir, salawat dan salam kepadanya. Alasan dalam pengutusan Nabi Musa dan Nabi Isa, keselamatan atas <text:span text:style-name="T409">mereka</text:span>, menghendaki bahwa Nabi Muhammad, salawat dan salam kepadanya, juga harus diutus. Karena risalahnya ditujukan bagi semua orang, tanpa memandang masa atau tempat, maka kenabian berakhir padanya. </text:p>
      <text:p text:style-name="P41">Karena adanya beberapa fakta sejarah dan sosiologis, yang membutuhkan penjelasan yang panjang, Nabi Muhammad, salawat dan salam <text:span text:style-name="T409">ke</text:span>padanya, diutus bagi seluruh alam sebagai “<text:span text:style-name="T8">karunia bagi </text:span><text:span text:style-name="T46">semesta</text:span><text:span text:style-name="T8"> alam.</text:span>” Untuk alasan ini, setiap muslim harus mengimani semua nabi dan tidak membuat perbedaan di antara mereka:</text:p>
      <text:p text:style-name="P42">Rasul telah beriman kepada Al-Quran yang diturunkan kepadanya dari Tuhannya, demikian pula orang-orang yang beriman. Semuanya beriman kepada Allah, malaikat-malaikat-Nya, kitab-kitab-Nya, dan rasul-rasul-Nya. (Mereka mengatakan): “Kami tidak membeda-bedakan antara seseorang pun (dengan yang lain) dari rasul-rasul-Nya”--dan mereka mengatakan: “Kami dengar dan kami taat.” (mereka berdoa): “ampunilah kami ya Tuhan kami dan kepada Engkaulah tempat kembali.” <text:span text:style-name="T63">(</text:span><text:span text:style-name="T168">Al-Quran </text:span><text:span text:style-name="T63">2:285) </text:span></text:p>
      <text:p text:style-name="P20">Inilah mengapa Islam, yang diturunkan oleh Allah dan disampaikan kepada umat manusia oleh Nabi Muhammad, salawat dan salam kepadanya, bersifat universal dan abadi. </text:p>
      <text:p text:style-name="P9">Menjelaskan kenabian dan menceritakan kisah dari semua Nabi adalah di luar dari cakupan buku ini. Dengan memusatkan kepada kenabian dari penutup para nabi, salawat dan salam kepadanya, yang mengatakan kepada kita tentang nabi-nabi lainnya dan kitab-kitab yang diturunkan dan membuat Sang Pencipta kita dikenali oleh kita, kita akan membuat nabi-nabi lainnya diketahui dan membuktikan kenabian mereka. </text:p>
      <text:p text:style-name="P43"><text:span text:style-name="T63">Beriman kepada Allah, yang merupakan sumber bagi kebahagiaan, dan mengikuti nabi </text:span><text:span text:style-name="T64">dan rasul Allah yang <text:s/>t</text:span><text:span text:style-name="T63">erakhir </text:span><text:span text:style-name="T64">adalah kunci bagi ke</text:span><text:soft-page-break/><text:span text:style-name="T64">suksesan di dunia dan di akhirat. Jika kita ingin diselamatkan dari keputusasaan dan segala hal-hal yang negatif dari kehidupan dan mencapai kesempurnaan dalam materi, spiritual, dan intelektual, maka kita harus mengimani sepenuh hati bahwa Muhammad, salawat dan salam kepadanya, adalah pesuruh Allah dan mengikuti petunjuknya. </text:span></text:p>
      <text:h text:style-name="Heading_20_2" text:outline-level="2"><text:span text:style-name="T64">N</text:span><text:span text:style-name="T63">abi Muhammad di Dalam Alkitab</text:span></text:h>
      <text:p text:style-name="P154">Hampir semua nabi-nabi yang diutus sebelumnya meramalkan tentang kehadiran Nabi Muhammad, salawat dan salam kepadanya. Meskipun adanya penyimpangan yang terjadi pada Taurat, Zabur, dan Injil, kita tetap menemukan tanda-tanda akan kedatangannya. </text:p>
      <text:p text:style-name="P55">Sebagai contoh, Taurat menjanjikan kedatangan Nabi Muhammad, salawat dan salam kepadanya yakni: </text:p>
      <text:p text:style-name="P54">Tuhan berkata kepada saya [Musa]: “<text:span text:style-name="T8">Apa yang mereka katakan adalah baik. Aku akan menumbuhkan bagi mereka seorang Nabi seperti kamu di antara saudara-saudara mereka; Saya akan meletakkan kata-kata-Ku pada mulutnya, dan dia akan mengatakan kepada mereka apapun yang Aku perintahkan kepadanya. Jika seseorang tidak mendengarkan kata-kata-Ku yang sang Nabi ucapkan dengan nama-Ku, Aku akan memintanya untuk mempertanggungjawabkannya.</text:span>” <text:span text:style-name="T63">(</text:span><text:span text:style-name="T162">Ulangan</text:span><text:span text:style-name="T63"> 18: 17-19)</text:span></text:p>
      <text:p text:style-name="P152"><text:span text:style-name="T63">Ungkapan: nabi seperti kamu di antara saudara-saudara mereka dengan jelas merujuk pada seorang Nabi dari garis keturunan Ismail, saudara dari Ishak, yang merupakan nenek moyang dari kaum Musa (anak-anak Israil). Satu-satunya Nabi yang datang dari garis keturunan ini sesudah Musa dan menyerupai ia dalam banyak sisi (misalnya membawa hukum-hukum yang baru dan memerangi musuh-musuhnya), adalah Nabi Muhammad, salawat dan salam kepadanya. Juga, dalam </text:span><text:span text:style-name="T163">Ulangan</text:span><text:span text:style-name="T63"> 34:10 secara jelas menyatakan bahwa </text:span><text:span text:style-name="T8">tidak ada Nabi seperti Musa yang pernah lahir di antara bani Israil: “[dalam kaitannya dengan perangai dan perbuatannya yang menakjubkan,] seorang Nabi <text:s/>seperti Musa, yang Tuhan bertemu secara berhadap-hadapan, tidak lagi pernah muncul di antara bani Israil.”</text:span><text:span text:style-name="T8"><text:note text:id="ftn1" text:note-class="footnote"><text:note-citation>1</text:note-citation><text:note-body><text:p text:style-name="P160">Diambil dari terjemahan Alkitab ke dalam bahasa Turki, yang diterbitkan di Istambul di tahun 1885</text:p></text:note-body></text:note></text:span><text:span text:style-name="T8"> </text:span><text:span text:style-name="T65">Al-Quran menyinggung hal yang sama: </text:span><text:span text:style-name="T9">Sesungguhnya Kami telah mengutus kepada kamu (hai </text:span><text:span text:style-name="T47">kaum</text:span><text:span text:style-name="T9"> kafir Mekkah) seorang Rasul, yang menjadi saksi terhadapmu, sebagaimana Kami telah mengutus (dahulu) </text:span><text:soft-page-break/><text:span text:style-name="T9">seorang Rasul kepada firaun </text:span><text:span text:style-name="T66">(</text:span><text:span text:style-name="T166">Al-Quran </text:span><text:span text:style-name="T66">73:15)</text:span><text:span text:style-name="T9">. </text:span></text:p>
      <text:p text:style-name="P151"><text:span text:style-name="T175">Kalimat: </text:span><text:span text:style-name="T9"><text:s/></text:span><text:span text:style-name="T10">Aku akan meletakkan kata-kata-Ku pada mulutnya, dan dia akan mengatakan kepada mereka segala sesuatu yang Aku perintahkan untuknya, pada ayat di Alkitab di atas, berarti bahwa Nabi yang dijanjikan adalah seorang yang buta huruf dan akan mengatakan apapun yang akan diturunkan kepadanya. Allah menyatakan ini di dalam Al-Quran: Dan tiadalah yang diucapkannya itu (Al-Quran) menurut kemauan hawa nafsunya. Ucapannya itu tiada lain hanyalah wahyu yang diwahyukan (kepadanya) </text:span><text:span text:style-name="T67">(</text:span><text:span text:style-name="T167">Al-Quran </text:span><text:span text:style-name="T67">53:3-4)</text:span><text:span text:style-name="T10">. </text:span></text:p>
      <text:p text:style-name="P10">Ayat berikut ini,<text:span text:style-name="T8"> </text:span><text:span text:style-name="T52">Tuhan </text:span><text:span text:style-name="T8">datang dari Sinai dan terbit kepada mereka dari Seir, Ia tampak bersinar dari pegunungan Paran</text:span><text:span text:style-name="T11"> </text:span><text:span text:style-name="T206">(</text:span><text:span text:style-name="T454">Ulangan</text:span><text:span text:style-name="T206">, 33:2), berturut-turut menyinggung tentang kenabian dari Nabi Musa, Nabi Isa, dan Nabi Muhammad, keselamatan atas mereka. Nabi Musa berbicara kepada Allah dan menerima Taurat di bukit Sinai; Nabi Isa menerima wahyu dari Allah di bukit Seir, sebuah tempat di Palestina; dan Allah menampakkan dirinya kepada umat manusia untuk terakhir kalinya melalui wahyu-Nya yang diturunkan kepada Nabi Muhammad, salawat dan salam kepadanya, </text:span><text:span text:style-name="T410">di</text:span><text:span text:style-name="T206"> pegunungan Paran, yakni sebuah pegunungan di sekitar Mekkah. Taurat menyebutkan (Kejadian 21:21) </text:span><text:span text:style-name="T11">Paran merupakan daerah tandus di mana Nabi Ibrahim, keselamatan atasnya, meninggalkan Hajar dan putranya Ismail. </text:span><text:span text:style-name="T206">Air zamzam juga terdapat di sana. Seperti yang dinyatakan dengan jelas di Al-Quran (</text:span><text:span text:style-name="T457">Al-Quran </text:span><text:span text:style-name="T206">14:35-37), </text:span><text:span text:style-name="T11">Ibrahim meninggalkan mereka di sebuah lembah di Mekkah, yang pada masa itu merupakan daerah yang tidak berpenghuni dalam kawasan pegunungan Paran. </text:span></text:p>
      <text:p text:style-name="P29"><text:span text:style-name="T411">Ayat di dalam kitab Kejadian, berdasarkan versi bahasa Arab yang diterbitkan di London (1944) dan juga versi Turki Usmani (Istambul: 1885), </text:span><text:span text:style-name="T412">berlanjut: </text:span><text:span text:style-name="T54">Dia datang dengan beribu-ribu </text:span><text:span text:style-name="T55">orang suci; di tangan kanannya nampak pada mereka api syariat. Ayat ini merujuk kepada Nabi yang dijanjikan, Muhammad, salawat dan salam kepadanya, yang memiliki begitu banyak sahabat yang derajat paling tinggi dalam kesalehan. Api syariat menyinggung pada fakta bahwa dia diizinkan, bahkan diperintahkan, untuk memerangi musuh-musuhnya. </text:span></text:p>
      <text:p text:style-name="P32">Dalam Injil Matius, kita mendapati sebuah ayat yang menarik <text:s/>di mana Yesus (Nabi Isa) berkata:</text:p>
      <text:p text:style-name="P53">Belum pernahkah kamu baca dalam Kitab Suci: “Batu yang dibuang oleh tukang-tukang bangunan telah menjadi batu penjuru: hal itu terjadi dari pihak Tuhan, suatu perbuatan ajaib di mata kita. Sebab itu, Aku ber<text:soft-page-break/>kata kepadamu, bahwa Kerajaan Allah akan diambil dari padamu dan akan diberikan kepada suatu bangsa yang akan menghasilkan buah Kerajaan itu. Dan barangsiapa jatuh ke atas batu itu, ia akan hancur dan barangsiapa ditimpa batu itu, ia akan remuk.” <text:span text:style-name="T63">(</text:span><text:span text:style-name="T164">Injil </text:span><text:span text:style-name="T63">Matius 21:42-44)</text:span></text:p>
      <text:p text:style-name="P48"><text:span text:style-name="T200">Batu penjuru</text:span><text:span text:style-name="T200"><text:note text:id="ftn2" text:note-class="footnote"><text:note-citation>2</text:note-citation><text:note-body><text:p text:style-name="P176">Pen. Batu penjuru adalah batu yang ditempatkan pada bagian puncak suatu bangunan (khususnya bangunan abad pertengahan pada arsitektur <text:span text:style-name="T455">E</text:span>ropa, misalnya gerbang atau gapura) yang menjadi penutup dari pengerjaan bangunan itu. </text:p></text:note-body></text:note></text:span><text:span text:style-name="T195"> ini tidaklah mungkin Nabi Isa, karena ayat ini menyinggung pada kemenangan yang menentukan </text:span><text:span text:style-name="T198">dari </text:span><text:span text:style-name="T195">pengikut “</text:span><text:span text:style-name="T209">sang batu penjuru</text:span><text:span text:style-name="T195">”. Tidak seorang pun yang pernah </text:span><text:span text:style-name="T196">dihancurkan karena mereka menolak agama Nasrani. Agama Nasrani menyebar di kerajaan Romawi hanya sesudah ia mengalami beberapa perubahan dan dipertemukan dengan agama Romawi. Kekuasaan barat terhadap seluruh dunia diperoleh melalui pemikiran ilmiah yang menang terhadap gereja abad pertengahan, dan mengambil </text:span><text:span text:style-name="T198">bentuk </text:span><text:span text:style-name="T196">kolonialisme yang begitu kejam. <text:s/></text:span></text:p>
      <text:p text:style-name="P30">Islam, di sisi lain, menguasai hampir setengah dari <text:span text:style-name="T410">D</text:span>unia <text:span text:style-name="T410">L</text:span>ama selama beberapa abad. Kemurniannya yang asli tidak pernah terkotori, musuh-musuhnya dikalahkan beberapa kali, dan ia berhasil mempertahankan dirinya terhadap agama Nasrani. Akhir-akhir ini, Islam sekali lagi bangkit sebagai agama yang otentik dan murni, juga cara hidup, dan harapan bagi keselamatan manusia. Kemudian, Nabi Isa sendiri menyinggung ini dengan menyatakan bahwa kerajaan Tuhan akan diambil dari para pengikutnya dan akan diberikan kepada orang-orang yang menghasilkan buahnya, seperti yang disebutkan di atas. </text:p>
      <text:p text:style-name="P49"><text:span text:style-name="T195">Lebih <text:s/>lanjut, dalam mengatakan secara rinci apa yang dicatatkan di dalam Sahih al-Bukhari dan Muslim, Nabi Muhammad, salawat dan salam kepadanya, menggambarkan dirinya sebagai sebuah “</text:span><text:span text:style-name="T210">batu penjuru</text:span><text:span text:style-name="T195">,” dengan demikian menyempurnakan bangunan dari risalah kenabian. </text:span></text:p>
      <text:p text:style-name="P49"><text:span text:style-name="T195">Rujukan lain terhadap Nabi Muhammad, salawat dan salam kepadanya, ditemukan di dalam Injil Yohanes: Siapa itu “</text:span><text:span text:style-name="T208">paraklit, ruh dari kebenaran,</text:span><text:span text:style-name="T195">” </text:span><text:span text:style-name="T197">yang disinggung oleh Yesus di ayat berikut ini:</text:span></text:p>
      <text:p text:style-name="P50"><text:span text:style-name="T208">Namun benar yang </text:span><text:span text:style-name="T214">k</text:span><text:span text:style-name="T208">u katakan ini kepadamu: </text:span><text:span text:style-name="T215">a</text:span><text:span text:style-name="T208">dalah lebih berguna bagi kamu, jika </text:span><text:span text:style-name="T211">a</text:span><text:span text:style-name="T208">ku pergi. Sebab jikalau </text:span><text:span text:style-name="T211">a</text:span><text:span text:style-name="T208">ku tidak pergi, </text:span><text:span text:style-name="T211">Paraklit (Sang Penghibur)</text:span><text:span text:style-name="T208"> itu tidak akan datang kepadamu, tetapi jikalau </text:span><text:span text:style-name="T211">a</text:span><text:span text:style-name="T208">ku pergi, </text:span><text:span text:style-name="T211">a</text:span><text:span text:style-name="T208">ku akan mengutus </text:span><text:span text:style-name="T211">d</text:span><text:span text:style-name="T208">ia kepadamu. Dan kalau </text:span><text:span text:style-name="T212">i</text:span><text:span text:style-name="T208">a datang, </text:span><text:span text:style-name="T213">i</text:span><text:span text:style-name="T208">a akan menginsafkan dunia akan dosa, kebenaran dan penghakiman. </text:span><text:span text:style-name="T197">(</text:span><text:span text:style-name="T201">Injil </text:span><text:span text:style-name="T197">Yohanes 16:7-8)</text:span></text:p>
      <text:p text:style-name="P51"><text:span text:style-name="T195">Di dalam ayat ini, Nabi Muhammad, salawat dan salam kepadanya, </text:span><text:soft-page-break/><text:span text:style-name="T195">dinyatakan sebagai Paraklit, sebuah kosakata Yunani </text:span><text:span text:style-name="T202">(</text:span><text:span text:style-name="T216">parakletos</text:span><text:span text:style-name="T202">)</text:span><text:span text:style-name="T195"> yang berarti “</text:span><text:span text:style-name="T207">yang menjadi pembeda antara yang benar dengan yang salah.</text:span><text:span text:style-name="T195">” Para penafsir Nasrani telah memberikan kata ini makna yang berbeda, misalnya “</text:span><text:span text:style-name="T207">pembimbing</text:span><text:span text:style-name="T195">” (Gideon Internasional), <text:s/>“</text:span><text:span text:style-name="T207">pembantu</text:span><text:span text:style-name="T195">” (Masyarakat Alkitab Amerika), atau “</text:span><text:span text:style-name="T207">penghibur</text:span><text:span text:style-name="T195">” (Persekutuan Alkitab Suci), dan menyatakan bahwa itu menyinggung kepada Roh Kudus. Namun mereka tidak pernah bisa memastikan apakah Roh Kudus datang dan melalukan apa yang Yesus perint</text:span><text:span text:style-name="T199">ahkan</text:span><text:span text:style-name="T195"> untuk dia lakukan. </text:span></text:p>
      <text:p text:style-name="P31">Jika, berdasarkan Nasrani, Roh Kudus adalah malaikat Jibril, maka dia telah datang beberapa kali kepada Nabi Muhammad untuk membawa wahyu dari Allah. Lebih lanjut, Yesus menyebutkan dan meramalkan Paraklit dengan berbagai nama, namun selalu dengan tujuan yang sama, seperti yang terlihat pada ayat berikut: </text:p>
      <text:p text:style-name="P51"><text:span text:style-name="T207">Ketika Paraklit datang—ruh dari kebenaran—yang datang dari sisi Bapak, <text:s/>dia akan menjadi saksi atasku. </text:span><text:span text:style-name="T195">(Yohanes 15:26) </text:span></text:p>
      <text:p text:style-name="P52"><text:span text:style-name="T207">Saya ingin mengatakan banyak hal kepadamu, lebih dari yang bisa kamu pikul. Namun ketika dia, ruh dari kebenaran, datang, <text:s/>dia akan membimbingmu ke dalam kebenaran. Dia tidak akan berbicara atas kehendaknya, dia hanya berbicara apa yang ia dengarkan, dan dia akan mengatakan kepadamu apa yang akan datang nanti. Dia akan membawa kemenangan bagiku dengan membawa apa yang menjadi milikku dan membuatnya diketahui olehmu </text:span><text:span text:style-name="T195">(Yohanes 16:12-14) </text:span></text:p>
      <text:p text:style-name="P52"><text:span text:style-name="T195">Ini hanya beberapa dari perkataan di Alkitab yang menyinggung tentang Nabi Muhammad, salawat dan salam kepadanya. Mendiang </text:span><text:span text:style-name="T207">Hussain Jisri</text:span><text:span text:style-name="T195"> menemukan 114 penyebutan serupa dan mengutipnya di dalam karyanya </text:span><text:span text:style-name="T207">Risala al-Hamidiya</text:span><text:span text:style-name="T195">. </text:span></text:p>
      <text:h text:style-name="Heading_20_2" text:outline-level="2">Kehidupannya</text:h>
      <text:p text:style-name="paragraf">Seluruh <text:span text:style-name="T219">ke</text:span>hidup<text:span text:style-name="T219">an </text:span>Nabi Muhammad membuktikan kerasulannya dan meramalkan kenabiannya. Tinjau beberapa fakta berikut: </text:p>
      <text:list xml:id="list3433501081" text:style-name="L1">
        <text:list-item>
          <text:p text:style-name="P267">Kejadian yang luar biasa pada malam <text:span text:style-name="T217">kelahirannya</text:span>, karakter yang <text:span text:style-name="T217">berbeda yang ditunjukkannya bahkan ketika masih kanak-kanak, dan tanda-tanda yang memiliki makna yang dilihat orang ada padanya semuanya menandakan bahwa dia akan menjalankan misi yang begitu besar.</text:span><text:span text:style-name="T217"><text:note text:id="ftn3" text:note-class="footnote"><text:note-citation>3</text:note-citation><text:note-body><text:p text:style-name="P161">Sebagai contoh, sebagian besar berhala-berhala di Ka’bah terguling; istana dari Raja Persia berguncang dan terbelah, dan <text:span text:style-name="T218">lantainya yang ke-14 runtuh; sebuah danau kecil di Persia kering hingga menjadi tanah; dan api yang disembah oleh pendeta di Istakhrabad padam (api itu terus menyala selama 1000 tahun)</text:span></text:p></text:note-body></text:note></text:span><text:span text:style-name="T217"> </text:span></text:p>
        </text:list-item>
        <text:list-item>
          <text:p text:style-name="P268"><text:soft-page-break/>Menjelang kenabiannya, dia menentang ketidakadilan dan bergabung dengan gerakan semacam Hilf al-Fudul, yang melindungi yang lemah dan mengembalikan hak-hak <text:s/>yang dirampas. </text:p>
        </text:list-item>
        <text:list-item>
          <text:p text:style-name="P250">Meskipun berasal dari keturunan yang mulia, dia tidak pernah hidup dalam kemewahan; melainkan, dia tumbuh sebagai seorang anak yatim yang dalam perlindungan kakeknya dan kemudian pamannya. Berapa pun uang yang diperolehnya dari perdagangan sebelum <text:span text:style-name="T219">dan </text:span>sesudah pernikahannya digunakan untuk membantu anak yatim, janda, dan orang-orang miskin. Jadi, dia tidak pernah hidup mewah dan tidak memiliki pendukung yang kuat. </text:p>
        </text:list-item>
        <text:list-item>
          <text:p text:style-name="P250">Meskipun kerusakan moral di dalam masyarakatnya, dia hidup <text:span text:style-name="T219">dengan penuh kemuliaan, berdisiplin, dan menegakkan moral dalam kehidupannya. Selama masa kanak-kanak, dia hanya berniat sebanyak dua kali mengunjungi pesta pernikahan, namun kemudian tertidur pada kedua kesempatan tersebut. (Jadi, dia tidak melihat hal-hal yang tidak pantas dan praktik-praktik yang nantinya dilarang oleh Islam.) Ketika dua berumur 25 tahun, dia menikah dengan Khadijah, seorang janda berusia 40 tahun yang sangat dihormati. Dia hanya menikah kembali sesudah kematiannya 25 tahun kemudian. Mereka yang mengetahuinya berkata dia begitu malu layaknya seorang gadis muda begitu diminta untuk menikah. </text:span></text:p>
        </text:list-item>
        <text:list-item>
          <text:p text:style-name="P251">Masa kanak-kanak dan <text:span text:style-name="T427">masa </text:span>muda merupakan sebuah permulaan bagi kenabiannya. Bahkan para musuhnya menyebutnya sebagai “<text:span text:style-name="T8">al-amin,</text:span>” <text:span text:style-name="T63">karena tidak ada seorang pun yang bisa membantah bahwa dia merupakan seorang yang begitu jujur dan bisa dipercaya. Orang-orang berkata: “</text:span><text:span text:style-name="T8">jika kamu bepergian, kamu bisa mempercayai keluargamu </text:span><text:span text:style-name="T12">dan harta benda kepada Muhammad tanpa keraguan.</text:span><text:span text:style-name="T63">” </text:span><text:span text:style-name="T68">Suatu kali ketika kaum Quraisy sedang memperbaiki Ka’bah, terdapat pertanyaan dari beberapa orang dan pemuka-pemuka suku yang muncul mengenai siapakah yang akan mene</text:span><text:span text:style-name="T136">m</text:span><text:span text:style-name="T68">patkan kembali Hajar Aswad (batu hitam). Untuk mencegah pertengkaran, mereka semua setuju untuk mempercayakan Muhammad untuk memutuskan</text:span><text:span text:style-name="T136">nya</text:span><text:span text:style-name="T68">. Dia memerintahkan mereka untuk membawa sepotong kain, yang kemudian dibentangkannya di </text:span><text:span text:style-name="T136">atas </text:span><text:span text:style-name="T68">tanah. Menempatkan Hajar Aswad di atasnya, dia kemudian meminta setiap kepala suku untuk mengangkat sudut-sudutnya. Ketika Hajar Aswad diangkat pada ketinggian tertentu, dia kemudian meletakkannya pada tempatnya. </text:span></text:p>
        </text:list-item>
        <text:list-item>
          <text:p text:style-name="P252"><text:soft-page-break/><text:span text:style-name="T68">M</text:span><text:span text:style-name="T63">uhammad adalah seorang yang buta huruf. Sepanjang hidupnya, tidak seorang pun yang mengajarkannya dan tidak satu pun budaya tulis menulis yang mempengaruhinya. Menjelang usianya yang ke-40 dia kemudian menyepi di gua Hira. Suatu hari dia muncul dengan sebuah pesan yang baru untuk memulihkan luka-luka umat manusia, dan menantang <text:s/>para pujangga yang hebat untuk menghasilkan sesuatu yang semisalnya. </text:span></text:p>
        </text:list-item>
        <text:list-item>
          <text:p text:style-name="P253"><text:span text:style-name="T63">Para musuhnya tidak pernah menuduhnya berbohong atau berkhianat. Untuk mencegah penyebaran Islam, mereka menyebutnya sebagai penyair, tukang sihir atau tukang tenung, atau orang gila. Terkadang mereka berusaha membenarkan penolakan mereka dengan dalih semisal: “</text:span><text:span text:style-name="T8">jika hanya Al-Quran ini diturunkan kepada salah satu pemuka dari dua kota (Mekkah dan Taif).</text:span><text:span text:style-name="T63">” </text:span></text:p>
        </text:list-item>
        <text:list-item>
          <text:p text:style-name="P249"><text:span text:style-name="T63">Bagaimana bisa seorang yang berusia 40 tahun, </text:span><text:span text:style-name="T69">yang </text:span><text:span text:style-name="T63">diakui secara menyeluruh oleh masyarakatnya sebagai orang yang sepenuhnya jujur dan bisa dipercaya, seseorang yang tidak memiliki kecacatan moral dan intelektual, tiba-tiba saja dan tanpa diduga-duga mulai berbohong dan menipu kaumnya tanpa pernah bisa diketahui? Bahkan para musuhnya yang telah mengetahuinya bertahun-tahun tidak pernah menuduhnya seperti itu. Mereka tidak pernah menemukannya berbohong, tidak pernah bisa mengalahkan tantangannya untuk menghasilkan karya semacam itu, dan tidak pernah bisa merusak citranya. Sesudah bertahun-tahun peperangan yang dipicu oleh persoalan dasar, bahkan musuh-musuhnya yang paling keras (misalnya Abu Umayyah, Abu Sufyan bin <text:s/>Harb, Amru bin al-Ash, dan Ikrima bin Abi Jahal) pada akhirnya menerima kebenaran dari risalahnya. </text:span></text:p>
        </text:list-item>
      </text:list>
      <text:p text:style-name="P56">Ketika dia kemudian diberi amanah dengan kenabian, kehidupannya tidak berubah sama sekali. Terdapat beberapa hal yang perlu diperhatikan: </text:p>
      <text:list xml:id="list1615419710" text:style-name="L2">
        <text:list-item>
          <text:p text:style-name="P269">Jika <text:span text:style-name="T220">Nabi Muhammad, salawat dan salam kepadanya, </text:span><text:span text:style-name="T221">memelihara niat dan tujuan pribadi, mengapa dia menunggu hingga dia berusia 40 tahun untuk menyatakan kenabian? </text:span></text:p>
        </text:list-item>
        <text:list-item>
          <text:p text:style-name="P254">Hingga berusia 40 tahun, tidak ada seorang pun yang pernah mendengar Muhammad memberikan pidato yang menarik, berbicara mengenai agama atau hal-hal yang bersifat metafisis; merumuskan hukum-hukum, atau menggenggam pedang. Mengapa dia mengalami perubahan begitu tiba-tiba <text:span text:style-name="T222">dari seseorang </text:span><text:span text:style-name="T223">yang pendiam, tidak begitu terkenal, dan tidak memiliki ketertarikan pada politik menjadi seorang tokoh penggerak terbesar yang pernah diketahui sepanjang sejarah? Dia menjelaskan masalah-masalah teologis dan metafisis, mengapa bangsa-bangsa mundur dan hancur, </text:span><text:soft-page-break/><text:span text:style-name="T223">dan aturan-aturan dalam etika; memberikan hukum-hukum yang berkaitan dengan sosial budaya, pengaturan ekonomi, perilaku berkelompok, dan hubungan internasional; dan menjadi begitu berani di mana ia tidak pernah sekalipun mundur di dalam peperangan. Dia merubah kerangka berpikir dari masyarakat, wawasan global, kepercayaan, perilaku, dan moral. </text:span></text:p>
        </text:list-item>
        <text:list-item>
          <text:p text:style-name="P255">Nabi <text:s/>Muhammad, salawat dan salam kepadanya, mencampurkan banyak peran dengan kemuliaan <text:span text:style-name="T427">akhlaknya</text:span> ke dalam sebuah kepribadian. Dia merupakan seseorang yang penuh kebijaksanaan dan intuisi, sebuah penjelmaan dari ajaran-ajarannya; seorang negarawan yang agung dan seorang yang cerdas dalam siasat militer; seorang pembuat undang-undang juga seorang guru moral; <text:s/>menjadi pencerah spiritual dan pembimbing dalam agama. Dia melihat kehidupan secara menyeluruh, dan semua yang disentuhnya mengala<text:span text:style-name="T314">m</text:span>i peningkatan dan perbaikan. Ajaran-ajarannya mengatur segala hal mulai hubungan internasional hingga tata cara makan, minum, tidur, dan kebersihan diri. Dia menggunakan ajaran-ajaran ini untuk membentuk suatu peradaban dan kebudayaan yang menghasilkan keseimbangan yang sempur, sensitif, dan <text:span text:style-name="T224">indah dalam semua segi kehidupan yang sama sekali tidak memberi jejak bagi kesalahan, kekurangan, atau ketidaklengkapan yang bisa ditemukan padanya. Kekurangan dan ketidaksempurnaan yang bagaimana yang bisa menolaknya serta kedudukannya yang benar sebagai Nabi dan Pesuruh Allah? </text:span></text:p>
        </text:list-item>
        <text:list-item>
          <text:p text:style-name="P256">Muhammad, salawat dan salam padanya, hidup sebagai yang paling miskin dalam masyarakatnya. Segala harta bendanya digunakan untuk menyebarkan Islam. Meskipun <text:span text:style-name="T428">kemuliaannya</text:span>, dia menampakkan dirinya sebagai sosok yang awam dan rendah hati. Dia tidak pernah mencari balasan materi atau keuntungan, tidak pernah meninggalkan harta warisan bagi keturunannya, dan memerintahkan para pengikutnya untuk tidak mengambil baginya atau keturunannya. Kenyata<text:span text:style-name="T429">a</text:span>nnya, dia melarang keluarganya dan keturunannya untuk menerima zakat (sedekah). </text:p>
        </text:list-item>
        <text:list-item>
          <text:p text:style-name="P256">Muhammad, salawat dan salam kepadanya, adalah seorang yang pemaaf. Di Mekkah, <text:span text:style-name="T225">penindasan yang terus-menerus pada akhirnya memaksa dia untuk berhijrah menuju Madinah. Akan tetapi, ketika pada akhirnya dia menaklukkan Mekkah tanpa adanya pertumpahan darah sesudah 5 tahun peperangan, dia memaafkan semua musuh-musuhnya, termasuk orang-orang yang munafik dan kafir. </text:span><text:span text:style-name="T226">Dia mengetahui di mana kaum munafik berada, namun menutupi identitas mereka agar mereka bisa menikmati hak-hak sebagai penduduk yang seutuhnya hingga pada tahap penga</text:span><text:soft-page-break/><text:span text:style-name="T226">kuan keimanan mereka dari luar bisa menjadi sebutan mereka. </text:span></text:p>
        </text:list-item>
        <text:list-item>
          <text:p text:style-name="P257">Nabi Muhammad, salawat dan salam padanya, secara khusus begitu senang dengan anak-anak. Kapan pun dia melihat anak-anak menangis, dia akan duduk di dekatnya dan mengatakan perasaannya. Dia merasakan kesakitan seorang ibu untuk anaknya lebih dari diri sang ibu sendiri. Suatu <text:span text:style-name="T430">ketika </text:span><text:s/>dia berkata: “<text:span text:style-name="T8">Saya berdiri dalam salat dan ingin memanjangkannya. Akan tetapi, saya mendengar seorang anak kecil menangis dan kemudian memperpendek salat demi ibu si anak tadi, yang ikut dalam salat berjamaah.</text:span>” <text:span text:style-name="T63">Dia menggendong anak tadi dengan tangannya dan memeluknya, terkadang meletakkannya di bahunya. Pada binatang, suatu waktu dia berkata bahwa seorang pelacur telah dibimbing kepada kebenaran oleh Allah dan pada akhirnya masuk ke dalam surga karena memberikan air bagi seekor anjing yang kehausan, sementara wanita lainnya dilemparkan ke dalam neraka karena membiarkan seekor kucing mati kelaparan. </text:span></text:p>
        </text:list-item>
        <text:list-item>
          <text:p text:style-name="P258">Nabi Muhammad, salawat dan salam kepadanya, adalah begitu lembut dan tidak pernah menyikapi sesuatu secara pribadi. Ketika orang-orang mengolok-olok istrinya Aisya<text:span text:style-name="T431">h</text:span>, semoga Allah meridainya, dia tidak pernah menghukum mereka sesudah ia dibersihkan namanya. Suku-suku badui biasa datang menemuinya dan berperilaku tidak sepatutnya; dia bahkan tidak mengerinyitkan dahi pada mereka. </text:p>
        </text:list-item>
        <text:list-item>
          <text:p text:style-name="P259"><text:span text:style-name="T63">Dia merupakan seseorang yang sangat dermawan, dan senang membagikan apa-apa yang dipunyainya. </text:span><text:span text:style-name="T70">Sesudah kenabian diturunkan kepadanya, dia dan istrinya yang kaya raya Khadijah, menghabiskan seluruh yang mereka miliki di jalan Allah. Ketika Khadijah, semoga Allah meridainya, wafat, mereka begitu miskin di mana ia harus meminjam uang untuk membeli kain kafan untuk seseorang yang pertama kali masuk Islam dan merupakan pengikutnya yang paling pertama. </text:span></text:p>
        </text:list-item>
      </text:list>
      <text:p text:style-name="P155">Berdasarkan Rasulullah, dunia ini bagaikan sebuah pohon di mana bayangannya menaungi orang-orang yang <text:span text:style-name="T227">sedang </text:span>dalam perjalanan panjang. Tidak akan ada seorang pun yang akan hidup selama-lamanya, jadi orang-orang harus menyiapkan dirinya untuk bagian kedua dari perjalan<text:span text:style-name="T227">an</text:span>nya: yakni Surga atau Neraka. <text:span text:style-name="T227">Misinya adalah untuk membimbing orang-orang kepada kebenaran dengan semua cara yang diizinkan, yang mana dilakukannya. Suatu ketika Umar bin Khattab melihat </text:span><text:span text:style-name="T431">beliau</text:span><text:span text:style-name="T227"> berbaring di tikar yang kasar dan menangis, kemudian berkata: </text:span></text:p>
      <text:p text:style-name="P156">Ya Rasulullah! Jika seorang raja tidur di ranjang yang berbulu halus, engkau berbaring di tikar yang kasar. Engkau adalah pesuruh Allah dan <text:soft-page-break/>dengan demikian lebih pantas mendapatkan kemudahan hidup dibandingkan orang mana pun. Rasulullah menjawab: apakah kamu setuju bahwa [kem<text:span text:style-name="T228">e</text:span>wahan] dunia menjadi milik mereka namun apa yang di akhirat menjadi milik kita?</text:p>
      <text:p text:style-name="P75"><text:span text:style-name="T228">Islam tidak mendukung gaya hidup sebagai pertapa. Ia datang untuk menjamin keadilan dan ketenteraman umat manusia, dan memperingati orang-orang untuk menentang pemuasan yang berlebihan. Untuk alasan ini, banyak muslim yang memilih cara hidup yang sederhana. Meskipun umat muslim secara umum menjadi kaya-raya sepeninggal Rasulullah, salawat dan salam padanya, Khalifah Abu bakar, Umar bin Khattab, dan Ali </text:span><text:span text:style-name="T431">bin </text:span><text:span text:style-name="T228">Abi Thalib lebih memilih hidup dalam kesederhanaan sebagian karena kecenderungan mereka dan sebagian lagi </text:span><text:span text:style-name="T229">karena </text:span><text:span text:style-name="T228">mengikuti contoh yang </text:span><text:span text:style-name="T431">dengan ketat </text:span><text:span text:style-name="T228">diajarkan </text:span><text:span text:style-name="T431">oleh </text:span><text:span text:style-name="T228">Nabi Muhammad. Banyak muslim lainnya juga membuat pilihan yang sama. </text:span></text:p>
      <text:list xml:id="list1771474260" text:style-name="L3">
        <text:list-item>
          <text:p text:style-name="P180">Nabi Muhammad, salawat dan salam padanya, adalah orang yang paling santun. Ketika dia mencapai kedudukan yang lebih tinggi, dia juga meningkatkan kerendahan hatinya dan pengabdiannya kepada Allah. Dia lebih memilih menjadi seorang nabi sekaligus hamba ketimbang menjadi nabi yang bertindak sebagai raja. Ketika membangun masjid Nabawi di Madinah, dia membawa dua balok batu bata yang dikeringkan sementara yang lainnya membawa satu saja. Ketika menggali parit di sekitar Madinah sebagai pertahanannya selama perang Khandaq, para sahabat melingkarkan sebuah batu di sekitar perutnya karena kelaparan; Rasulullah melingkarkan dua buah batu. Ketika seorang laki-laki mulai bergetar karena tampilan beliau yang begitu menakjubkan, <text:span text:style-name="T230">Rasulullah diam, sambil berkata: “</text:span><text:span text:style-name="T13">tidak perlu takut, saudaraku. Saya juga seorang laki-laki sepertimu, yang ibunya biasa memberi</text:span><text:span text:style-name="T48">nya</text:span><text:span text:style-name="T13"> makan dengan roti kering.” </text:span><text:span text:style-name="T71">Seorang wanita yang kurang waras suatu ketika menarik beliau dengan tangannya sambil berkata: “</text:span><text:span text:style-name="T13">pergilah denganku dan lakukan pekerjaan rumahku.</text:span><text:span text:style-name="T71">”</text:span><text:span text:style-name="T13"> </text:span><text:span text:style-name="T71">Rasulullah, salawat dan salam padanya, melakukan seperti apa yang dia minta. Aisyah berkata bahwa Rasulullah menempel pakaiannya, memperbaiki sepatunya, dan membantu istrinya dalam pekerjaan rumahnya. </text:span></text:p>
        </text:list-item>
      </text:list>
      <text:p text:style-name="P11">Ali, semoga Allah meridainya, menggambarkan Rasulullah, salawat dan salam kepadanya, sebagai berikut: </text:p>
      <text:p text:style-name="P76"><text:span text:style-name="T63">Rasulullah adalah orang yang begitu dermawan dalam memberi dan paling lunak dan paling pertama dari mereka dalam kesabaran dan keteguhan. Dia adalah orang yang paling benar dalam ucapannya, yang paling </text:span><text:soft-page-break/><text:span text:style-name="T63">ramah dan santun dalam bersahabat serta paling terhormat dalam keluarganya. Siapa pun yang melihatnya pertama-tama akan merasakan kekaguman terhadapnya namun siapa pun yang mengenalnya lebih dekat akan menjadi tertarik kepadanya lebih jauh, dan siapa pun yang mencoba menggambarkannya akan berkata: “</text:span><text:span text:style-name="T8">saya tidak pernah melihat seorang pun yang sepertinya, salawat dan salam kepadanya, entah sebelumnya atau sesudahnya.</text:span><text:span text:style-name="T63">”</text:span></text:p>
      <text:p text:style-name="P12">Selain dari membawa wahyu dari Allah dengan menjalankan misi kenabian, siapa yang akan menjalankan kehidupan yang begitu sederhana tersebut seperti Nabi Muhammad, salawat dan salam kepadanya? Bagaimana bisa selain seorang Nabi? Apakah ada sanggahan yang bisa diberikan terhadap kenabian beliau? </text:p>
      <text:h text:style-name="Heading_20_2" text:outline-level="2">Karakter dan Moral<text:span text:style-name="T232">itas</text:span>nya yang Tinggi</text:h>
      <text:list xml:id="list2467026958" text:style-name="L4">
        <text:list-item>
          <text:p text:style-name="P261">Jika pencapaian yang begitu mengagumkan, kekayaan, dan popularitas tidak mengubah seorang laki-laki, dan dia akan tetap rendah hati seperti halnya dia pada permulaan karirnya, ini menunjukkan kekuatan karakter yang begitu mengesankan, juga moralitas, dan perilaku. Meskipun pencapaiannya yang tidak ada tandingannya, yang memaksa bahkan orang-orang kafir dan ateis untuk menganggapnya sebagai manusia yang paling hebat sepanjang masa, Nabi Muhammad, salawat dan salam <text:span text:style-name="T432">ke</text:span>padanya, lebih miskin dan lebih rendah hati <text:span text:style-name="T231">ketika memasuki Mekkah dengan kemenangan ketimbang dia pada permulaan misinya. </text:span></text:p>
        </text:list-item>
        <text:list-item>
          <text:p text:style-name="P262">Wajah seseorang menyingkapkan karakter dan kejiwaannya. Mereka yang melihat Nabi Muhammad, salawat dan salam padanya, tidak akan <text:span text:style-name="T233">menolongnya namun mengagumi akan </text:span>penampilannya, dan jika tidak diakibatkan <text:span text:style-name="T233">oleh </text:span>prasangka, akan mengakui kebenarannya. Sebagai contoh, Abdullah bin Salam, seorang cend<text:span text:style-name="T432">e</text:span>kiawan Yahudi paling terkemuka pada saat itu, beriman kepadanya pada pandangan pertama, dengan mengatakan: “<text:span text:style-name="T8">seseorang dengan wajah seperti itu tidak akan pernah berbohong.</text:span>”</text:p>
        </text:list-item>
        <text:list-item>
          <text:p text:style-name="P263">Jika kunang-kunang berkata ia adalah matahari, itu akan bertahan hingga terbitnya matahari. Orang Turki pernah berkata, lilin yang berbohong hanya terbakar hingga waktu tidur, yang berarti bahwa kebohongan tidak akan bertahan lama. Jadi, seseorang penipu yang berpura-pura sebagai Nabi, sesegera mungkin akan tersingkap, dan tidak ada yang akan bisa menerima pengakuannya. </text:p>
        </text:list-item>
        <text:list-item>
          <text:p text:style-name="P263"><text:soft-page-break/>Bahkan orang yang paling diabaikan dari sekelompok kecil manusia tidak akan berbohong dengan tanpa rasa bersalah dan secara terbuka, tanpa kemudian mengakuinya. Nabi Muhammad, salawat dan salam kepadanya, menantang setiap orang yang datang hingga Hari Kiamat. Dia banyak memberikan pidato yang begitu penting pada khalayak banyak mengenai <text:span text:style-name="T432">misi yang besar</text:span>, <text:s/><text:span text:style-name="T234">dengan begitu mudah dan lepas, tanpa rasa ragu ataupun bimbang, dengan penuh kerendahan hati dan keseriusan, dan dalam cara </text:span><text:span text:style-name="T235">yang meyakinkan dan menyemangati yang bisa menekan para musuh-musuhnya. </text:span></text:p>
        </text:list-item>
        <text:list-item>
          <text:p text:style-name="P264">Seseorang yang buta huruf tidak akan bisa berbicara mengenai sesuatu yang membutuhkan pengetahuan para ahli, khususnya yang ahli di bidang tersebut. Akan tetapi, Nabi Muhammad, salawat dan salam kepadanya, berbicara tentang berbagai masalah mulai dari teologi dan metafisis, hingga pada sejarah dan pengobatan, fisika dan biologi, dan tidak satu pun yang saling bertentangan. Dia menantang kehebatan umatnya (dalam sastra, kefasihan, dan orasi), namun tidak satu pun yang mereka buat bisa menandingi Al-Quran. </text:p>
        </text:list-item>
        <text:list-item>
          <text:p text:style-name="P264"><text:span text:style-name="T411">Orang-orang tidak akan mengorbankan hidupnya, kekayaannya, dan reputasinya, dan menanggung penderitaan dan penindasan untuk kebohongan, kecuali jika mereka mendambakan kekayaan yang lebih banyak </text:span><text:span text:style-name="T413">lagi</text:span><text:span text:style-name="T411">, dan kedudukan duniawi yang lebih tinggi. </text:span>Sebelum kenabian dirinya, Nabi Muhammad, salawat dan salam kepadanya, adalah sangat terhormat dan dihargai. <text:span text:style-name="T236">Sesudah kenabiannya, dia berhadapan dengan penderitaan dan penindasan, dan menghabiskan seluruh yang dimilikinya untuk perjuangannya. Para musuhnya mencemooh, mengolok-olok, bahkan memukulnya. Pada akhirnya memaksanya <text:s/>keluar dari tanah airnya, mereka kemudian unjuk kekuatan dalam menghadapinya. </text:span><text:span text:style-name="T237">Dia menanggung ini semua tanpa berkeluh kesah dan meminta Allah Yang Maha Kuasa untuk mengampuni mereka, karena apa </text:span><text:span text:style-name="T313">yang </text:span><text:span text:style-name="T237">dia inginkan adalah untuk melihat setiap orang menjadi beriman dan menyembah Alah yang esa semata-mata, sehingga mendapatkan kejayaan di dunia dan akhirat dan selamat dari siksaan api neraka. </text:span></text:p>
        </text:list-item>
        <text:list-item>
          <text:p text:style-name="P265">Sejarah penuh dengan orang yang mengatakan satu hal dan melakukan hal lainnya, tidak pernah mendapatkan pengikut yang banyak dan setia. Ide mereka sama sekali tidak merubah pribadi seseorang secara permanen, juga sistem yang mereka ciptakan tidak bertahan selepas kepergian mereka pada masa kapan pun. Akan tetapi, <text:s/>Nabi Muhammad, salawat dan salam <text:soft-page-break/>kepadanya, dengan sungguh-sungguh dan penuh ketulusan melaksanakan apa yang diajarkannya, dan merupakan ahli ibadah yang begitu taat terhadap Sang Pencipta dan juga seorang pengikut hukum-hukum agama. Ini menunjukkan pendiriannya yang teguh terhadap dakwahnya dan bahwa ia merupakan pesuruh Allah yang diutus untuk membimbing umat manusia ke jalan yang benar. </text:p>
        </text:list-item>
        <text:list-item>
          <text:p text:style-name="P266">Karakter setiap orang biasanya sudah terbentuk ketika mereka menginjak <text:span text:style-name="T312">3</text:span>0 tahun dan tidak akan berubah banyak sesudahnya. Untuk merubah karakter seseorang sesudah 40 tahun adalah hal yang tidak mungkin. Jika terdapat satu saja ketidaksempurnaan dan cacat pada karakternya, semoga Allah menjauhkannya, maka itu tentu saja akan nampak sebelum kenabian beliau. Apakah masuk akal bahwa seseorang yang dikenal oleh masyarakatnya sebagai orang yang paling jujur dan paling lurus <text:span text:style-name="T238">tiba-tiba saja, pada usia 40 tahun, mengambil peran sebagai seorang pembohong besar dan menipu kaumnya?</text:span></text:p>
        </text:list-item>
        <text:list-item>
          <text:p text:style-name="P260"><text:span text:style-name="T238">Seorang pembohong tidak akan memperoleh dan mempertahankan sejumlah besar pengikut yang setia yang bersedia untuk mengorbankan dirinya. Bahkan Nabi Musa dan Nabi Isa tidak memiliki pengikut semacam itu. Bangsa Yahudi mengkhianati nabi mereka, ketika dia meninggalkan mereka selama 40 hari untuk menerima Taurat di Gunung Sinai, dengan menyembah sapi emas yang dibuat oleh Samiri. Bahkan sesudah bertahun-tahun penggemblengan secara spiritual dan intelektual di gurun pasir, hanya dua orang hamba Allah yang taat yang bisa mengikutinya ketika Nabi Musa memerintahkan mereka untuk memerangi </text:span><text:span text:style-name="T456">Amalek</text:span><text:span text:style-name="T238">. </text:span><text:span text:style-name="T239">Sementara untuk Nabi Isa, keselamatan atasnya, salah satu dari para pengikutnya yang </text:span><text:span text:style-name="T240">paling berbakti </text:span><text:span text:style-name="T239">[Yudas Iskariot] mengkhianatinya dan menyerahkannya kepada para musuhnya. </text:span></text:p>
        </text:list-item>
      </text:list>
      <text:p text:style-name="paragraf">Para sahabat begitu berbakti di mana mereka dengan sukarela mengorbankan segala sesuatu untuknya. Meskipun berada di antara kaum yang primitif dan berada dalam kebodohan tanpa memiliki adanya ide positif mengenai kehidupan sosial serta tata pemerintahan atau kitab panduan, dan terpuruk ke dalam kegelapan spiritual dan intelektual, Nabi Muhammad, salawat dan salam kepadanya, kemudian mengubah mereka menjadi para guru, pembimbing, dan pemimpin yang adil dari sebuah kawasan yang paling beradab dan sebuah negara dan masyarakat yang paling maju secara politik dan sosial. Para penggantinya juga dikagumi <text:soft-page-break/>secara luas sejak itu—bahkan bagi mereka yang terus menentang Islam dan umat Muslim. </text:p>
      <text:p text:style-name="P77">Juga, ada begitu banyak ulama <text:span text:style-name="T300">yang terkemuka dan begitu terkenal, ilmuwan-ilmuwan terkenal, dan para guru spiritual telah dihasilkan oleh generasi-generasi yang terlahir sesudah para sahabat. Bagaimana mereka menciptakan sebuah peradaban, yang paling megah dan maju pada masanya juga di sepanjang masa, dengan mengikuti seorang pembohong? Semoga Allah menjauhkan pikiran tersebut!</text:span></text:p>
      <text:list xml:id="list3199671324" text:style-name="L5">
        <text:list-item>
          <text:p text:style-name="P243">Nabi Muhammad, salawat dan salam padanya, merupakan contoh yang sempurna <text:span text:style-name="T301">dari ketinggian moral dan perilaku. Dia tampil di antara komunitas gurun pasir yang hanya menguasai bentuk-bentuk paling dasar dan peradaban dan hanya </text:span><text:span text:style-name="T302">melaksanakan hal-hal yang tidak bermoral. Siapa yang </text:span><text:span text:style-name="T303">menuntun dirinya menjadi seseorang yang paling bermoral dan bertakwa? Ayahnya wafat sebelum beliau dilahirkan; ibunya wafat ketika beliau berusia 6 tahun. Dia kemudian dibesarkan oleh kakeknya dan pamannya, namun bagaimana mereka bisa memberikan kesempurnaan ini kepadanya sementara hal tersebut tidak melekat pada diri mereka hingga pada tahap tertentu? Gurunya adalah Allah, karena beliau sendiri pernah berkata: “</text:span><text:span text:style-name="T14">Tuhanku membimbingku dan mengajarkan kepadaku perbuatan baik, dan seberapa baik </text:span><text:span text:style-name="T15">D</text:span><text:span text:style-name="T14">ia mengajariku dan seberapa indah Dia mengajariku perbuatan baik.</text:span><text:span text:style-name="T303">” </text:span></text:p>
        </text:list-item>
        <text:list-item>
          <text:p text:style-name="P181">Sejarah telah melihat banyak orang-orang saleh. Akan tetapi, <text:s/>tidak seorang pun yang bisa menggabungkan segala <text:span text:style-name="T433">akhlak</text:span> dan kebaikan yang ada padanya dengan begitu sempurna seperti halnya Nabi Muhammad, salawat dan salam kepadanya. Banyak orang-orang yang dermawan tidak bisa menunjukkan keberanian kapan dan di mana itu dibutuhkan, dan banyak orang-orang yang berani tidak bisa bersifat lemah lembut dan murah hati. Namun Nabi Muhammad, salawat dan salam kepadanya, menggabungkan pada kepribadiannya segala perilaku dan kebaikan pada tingkatnya yang tertinggi. </text:p>
        </text:list-item>
      </text:list>
      <text:p text:style-name="P57">Perilaku dan moral yang baik membutuhkan adanya keseimbangan. Sifat dermawan yang berlebihan menimbulkan pemborosan, penghematan yang berlebihan akan menimbulkan kekikiran, keberanian akan sulit dibedakan dengan ketergesaan, demikian pula dialektika dan penghasutan akan sulit dibedakan dengan kecerdasan. Kebaikan menghendaki pemahaman mengenai bagaimana cara bertindak pada kondisi-kondisi tertentu. <text:span text:style-name="T411">Sebagai contohnya, harga diri yang ditunjukkan oleh yang lemah kepada yang </text:span><text:soft-page-break/><text:span text:style-name="T411">kuat, ketika dilihat oleh yang kuat akan menjadi sebuah kecongkakan; kerendahan hati yang ditunjukkan oleh yang kuat kepada yang lemah, ketika dipandang oleh </text:span><text:span text:style-name="T414">yang lemah akan menjadi sebuah pelecehan diri sendiri.</text:span><text:span text:style-name="T304"> Kesabaran dan pengorbanan seseorang (atas hak-haknya) adalah baik dan terpuji; ketika dilakukan pada hak-hak orang lain, bagaimanapun juga, adalah pengkhianatan. Orang-orang bisa saja menanggung kondisi mereka dengan sabar, namun mereka tidak akan melakukan hal tersebut untuk bangsanya. Kebanggaan dan kemarahan atas nama bangsa adalah hal terpuji, sementara itu tidak demikian jika dilakukan atas namanya sendiri. </text:span></text:p>
      <text:p text:style-name="P58">Nabi Muhammad memiliki keseimbangan dalam <text:span text:style-name="T433">akhlak </text:span>dan kualitas moralnya; sangat berani jika dibutuhkan; sangat lunak, dan pemaaf, dan rendah hati di antara masyarakatnya; sangat terhormat namun begitu ramah; dan lebih dermawan dibandingkan dengan semua orang, namun juga sangat hemat dan menentang gaya hidup foya-foya. Secara singkat, dia merupakan perwujudan keseimbangan dalam semua perilaku dan sifat-sifat terpuji. </text:p>
      <text:list xml:id="list1699446066" text:style-name="L6">
        <text:list-item>
          <text:p text:style-name="P185"><text:span text:style-name="T241">Berdasarkan para ulama muslim, terdapat enam sifat-sifat paling utama dari para nabi: </text:span><text:span text:style-name="T242">yakni jujur, dapat dipercaya, fasih dalam menyampaikan perintah-perintah Allah, pandai, bebas dari salah, dan tidak menderita kekurangan baik fisik maupun mental. Sejarah mencatat bahwa Nabi Muhammad, salawat dan salam kepadanya, memiliki keenam sifat-sifat ini ini dalam bentuknya yang paling baik. </text:span></text:p>
        </text:list-item>
        <text:list-item>
          <text:p text:style-name="P182">Orang-orang sering kali harus membuat keputusan cepat yang bisa saja membuat mereka terlibat masalah kedepannya. Pencapaian Nabi Muhammad, salawat dan salam padanya, dibuat dalam waktu yang begitu singkat yakni selama 23 tahun, yang tanpa ada padanannya dalam sejarah umat manusia. Dia tidak pernah tersandung, dan keputusannya terbukti benar. Kemudian, tindakan dan ucapannya keduanya untuk kaumnya dan untuk generasi-generasi di masa yang akan datang tanpa memandang ruang ataupun waktu. Karena tidak satu pun dari pencapaiannya yang saling bertentangan, tidak seorang pun yang bisa mengkritik tindakannya, ucapannya, dan keputusannya. Bisakah seseorang yang bukan seorang Nabi yang dibimbing oleh Allah, yang Maha Mengetahui, memiliki kecerdasan, ramalan, kebijaksanaan, wawasan, akal sehat, dan kewaspadaan semacam itu? </text:p>
        </text:list-item>
      </text:list>
      <text:h text:style-name="Heading_20_2" text:outline-level="2"><text:soft-page-break/>Pencapaiannya</text:h>
      <text:list xml:id="list685847036" text:style-name="L7">
        <text:list-item>
          <text:p text:style-name="P244"><text:span text:style-name="T305">Orang-orang biasanya me</text:span><text:span text:style-name="T306">nganggap pekerjaan </text:span><text:span text:style-name="T433">mereka </text:span><text:span text:style-name="T306">lebih penting, </text:span><text:span text:style-name="T433">lebih </text:span><text:span text:style-name="T306">dibutuhkan, menguntungkan bagi kehidupan sosial, dan lebih sulit dibandingkan hal lainnya. Akan tetapi, meskipun setiap pekerjaan memiliki tingkat kesulitan dan fungsi sosial tertentu, mendidik orang-orang adalah jauh lebih sulit dan lebih penting untuk kehidupan sosial yang lebih sehat. </text:span></text:p>
        </text:list-item>
      </text:list>
      <text:p text:style-name="P78">Menumbuhkan orang-orang yang berpendidikan membutuhkan pendidik sejati yang memiliki tujuan yang jelas. Namun jika orang-orang yang dididik tersebut ingin berhasil, mereka (pen. Gurunya) harus memiliki apa-apa yang ingin mereka ajarkan dan <text:span text:style-name="T307">bimbingkan</text:span> kepada murid-muridnya; mengetahui dengan dekat karakter dan potensi murid-muridnya, juga keinginan dan ambisinya, kekurangan dan kelebihan, dan juga tingkat pemahaman dan kemampuan mempelajari; dan mengetahui bagaimana cara memperlakukan mereka dalam berbagai keadaan, mencari pendekatan terhadap masalah mereka, dan mengambil mereka untuk mengganti sifat-sifat mereka yang tidak baik menjadi sifat-sifat yang baik. </text:p>
      <text:p text:style-name="P79">Orang-orang <text:span text:style-name="T308">bisa saja </text:span>tidak hidup <text:span text:style-name="T308">berdasarkan pandangan dan keyakinan mereka, </text:span><text:span text:style-name="T309">hanya memiliki kualitas moral yang seadanya, atau memiliki titik kelemahan tertentu (misalnya mudah disogok, tidak peka, dan menumpuk kekayaan). Bagaimana kita harus memandang seorang pendidik yang merubah para muridnya dengan mengganti sepenuhnya kualitas mereka yang tidak baik menjadi kualitas yang baik, dan kemudian melanjutkannya dengan membentuk sebuah masyarakat yang berperan sebagai model bagi generasi selanjutnya; yang merubah bahan dasar dari batu, tembaga, dan besi, dan baru bara di tangan mereka menjadi perak, emas, batu mulia, dan permata? Mungkinkah pendidik semacam itu tidak dipandang sebagai seseorang yang luar biasa? Apa yang dicapai Nabi Muhammad, salawat dan salam kepadanya, dalam 23 tahun sebagai seorang pendidik bagi kaumnya adalah jauh melampaui apa yang bisa dicapai oleh pendidik semacam itu. </text:span></text:p>
      <text:list xml:id="list1092768713" text:style-name="L8">
        <text:list-item>
          <text:p text:style-name="P194">Tidak adanya <text:span text:style-name="T311">paksaan</text:span> merupakan faktor penentu lain bagi pendidikan yang baik. <text:span text:style-name="T310">Sanksi hukum, paksaan, dan kekuatan militer dan polisi hanya bisa berhasil dalam “</text:span><text:span text:style-name="T16">membimbing</text:span><text:span text:style-name="T310">” </text:span><text:span text:style-name="T72">orang-orang dalam waktu yang singkat. Jika perubahan itu bersifat permanen, maka orang-orang harus menempuhnya dengan sukarela, dalam artian mereka harus diyakinkan akan kebenarannya. Tidak seorang pun yang bisa mengenali kaumnya dengan </text:span><text:soft-page-break/><text:span text:style-name="T72">begitu menyeluruh seperti halnya Nabi Muhammad, salawat dan salam kepadanya, atau berusaha mengadakan perubahan terhadap masyarakat yang tidak memiliki rasa belas kasih, berperangai kasar, senang berperang, tidak peduli dengan kebenaran, dan keras bagai batu karang menjadi sebuah masyarakat yang memberikan sebuah teladan hidup yang lengkap dan sempurna untuk generasi-generasi kedepannya. </text:span></text:p>
        </text:list-item>
        <text:list-item>
          <text:p text:style-name="P195"><text:span text:style-name="T72">T</text:span><text:span text:style-name="T63">idak seorang pun yang bisa membimbing manusia di dalam setiap bidang kehidupan. Itu adalah hal yang sulit bagi siapa pun, </text:span><text:span text:style-name="T73">bagaimanapun kemampuan dan kecerdasannya, untuk bisa menjadi seorang negarawan yang cakap, seorang komandan militer, ilmuwan yang cerdas, dan pendidik yang berhasil secara bersamaan. Akan tetapi, Nabi Muhammad, salawat dan salam kepadanya, merupakan seorang guru dalam bidang spiritual dan intelektual yang sempurna, negarawan dan komandan militer yang sangat cakap, seorang pendidik yang sangat efisien, dan cend</text:span><text:span text:style-name="T137">e</text:span><text:span text:style-name="T73">kiawan yang paling hebat yang pernah diketahui sepanjang sejarah.</text:span></text:p>
        </text:list-item>
        <text:list-item>
          <text:p text:style-name="P196"><text:span text:style-name="T63">Nabi Muhammad, salawat dan salam kepadanya, merupakan seorang praktisi yang paling terkemuka dari segala bentuk peribadahan dalam agama Islam, dan seorang muslim yang begitu mengenali Allah. Dia memperhatikan segala tata cara peribadahan, bahkan dalam keadaan bahaya. Dia tidak pernah meniru seorang pun, dan dengan sempurna menggabungkan permulaan dan akhir dari evolusi spiritual. Dia sama sekali tidak ada bandingannya dalam hal salat dan pengetahuannya tentang Allah. Dalam doa dan salatnya, dia menggambarkan </text:span><text:span text:style-name="T74">Allah</text:span><text:span text:style-name="T63"> </text:span><text:span text:style-name="T75">hingga </text:span><text:span text:style-name="T63">pada taraf tertentu dari pengetahuan </text:span><text:span text:style-name="T76">Allah</text:span><text:span text:style-name="T63"> di mana tidak seorang pun muslim yang bisa mencapai derajat yang sama tentang pengetahuan dan penggambarannya terhadap Allah. </text:span></text:p>
        </text:list-item>
        <text:list-item>
          <text:p text:style-name="P246">Imannya sangat kuat, yakin, ajaib, mengangkat, dan mencerahkan di mana tidak ada satu pun ide kontemporer juga keyakinan, filosofi, atau ajaran yang bisa membuatnya menjadi ragu atau bimbang. Kemudian, semua wali dan ulama sepanjang masa, khususnya para sahabatnya, diuntungkan dari keimanan mereka, yang mereka akui berada pada tingkatan yang tertinggi. Fakta-fakta ini membuktikan bahwa keimanan beliau sama sekali tidak ada tandingannya. </text:p>
        </text:list-item>
        <text:list-item>
          <text:p text:style-name="P197"><text:span text:style-name="T63">Seperti halnya kesepakatan dari para nabi adalah bukti yang kuat mengenai keberadaan dan keesaan Allah, </text:span><text:span text:style-name="T77">itu juga merupakan sebuah pengakuan yang kuat mengenai kerasulan dan kebenaran dari </text:span><text:span text:style-name="T83">Nabi</text:span><text:span text:style-name="T77"> Muhammad, salawat dan salam kepadanya. Sejarah memastikan bahwa semua sifat-</text:span><text:soft-page-break/><text:span text:style-name="T77">sifat yang suci, mukjizat-mukjizat, dan fungsi-fungsi yang menandakan kebenaran dan kenabian dari para nabi, keselamatan atas mereka, ditemukan pada diri Nabi Muhammad hingga pada tingkatannya yang tertinggi. Para nabi meramalkan kedatangannya dengan memberikan kabar baik tentangnya di Taurat, Injil, dan Zabur, serta kitab-kitab lainnya (yang dikenal sebagai “</text:span><text:span text:style-name="T17">halaman-halaman</text:span><text:span text:style-name="T77">” </text:span><text:span text:style-name="T78">di dalam Al-Quran</text:span><text:span text:style-name="T77">). </text:span><text:span text:style-name="T79">Melalui dakwah dan mukjizat mereka, mereka memastikan dan </text:span><text:span text:style-name="T137">melengkapi</text:span><text:span text:style-name="T79"> dakwah dari Nabi Muhammad, yang merupakan nabi paling sempurna dan paling terkemuka.</text:span></text:p>
        </text:list-item>
      </text:list>
      <text:p text:style-name="P80"><text:span text:style-name="T79">Ribuan para wali memperoleh kebenaran dan kesempurnaan, menunjukkan mukjizat, mendapatkan ilham mengenai hakikat dari sesuatu, dan membuat penemuan spiritual dengan mengikuti contoh dari </text:span><text:span text:style-name="T138">Rasulullah</text:span><text:span text:style-name="T79">, </text:span><text:span text:style-name="T80">salawat dan salam kepadanya, </text:span><text:span text:style-name="T81">semua dari mereka memastikan keesaan Allah dan kebenaran dan kerasulan dari Nabi Muhammad, salawat dan salam kepadanya. Kesaksian mereka memastikan kebenarannya, karena mereka memastikan kebenaran yang </text:span><text:span text:style-name="T82">disampaikannya melalui cahaya keimanan dan kepastian yang datang dari pengetahuan, pandangan, atau pengalaman. </text:span></text:p>
      <text:p text:style-name="P81"><text:span text:style-name="T82">R</text:span><text:span text:style-name="T63">ibuan </text:span><text:span text:style-name="T84">ulama puritan yang gigih, ulama yang cermat dalam hal kebenaran, dan para orang-orang bijak telah menjangkau tempat yang tertinggi dari pemahaman melalui kebenaran yang suci yang dibawa oleh seorang yang </text:span><text:span text:style-name="T139">buta huruf ini</text:span><text:span text:style-name="T84">. <text:s/></text:span><text:span text:style-name="T85">Banyak dari mereka yang menghubungkan keberhasilannya kepada kebenaran yang dibawa olehnya membuktikan dan memastikan keesaan Allah, landasan dari dakwahnya, dan kebenaran dari risalah kenabiannya, salawat dan salam kepadanya, yakni seorang guru yang paling besar dan pembimbing yang paling mulia. </text:span></text:p>
      <text:p text:style-name="P13">Keluarga dan sahabatnya, yang pandangannya, kebijaksanaannya, <text:s/>dan pencapaian spiritualnya membuat mereka sebagai orang-orang yang paling masyhur, dihormati, dikagumi, taat, dan cerdas sesudah Nabi Muhammad, menyatakan bahwa dia merupakan sosok yang benar, mulia, dan tulus. Ini merupakan kesimpulan yang mereka dapatkan sesudah menelaah dan menyelidiki semua pemikiran dan pernyataannya, entah itu yang disembunyikan atau yang terbuka, dengan perhatian yang paling tinggi terhadap detailnya. </text:p>
      <text:list xml:id="list1152814007" text:style-name="L9">
        <text:list-item>
          <text:p text:style-name="P198"><text:span text:style-name="T63">Dia menunjukkan </text:span><text:span text:style-name="T86">ketabahan, kegigihan, dan keberanian ketika berdakwah dan menyeru orang-orang untuk beriman di mana tidak satu pun permusuhan dari penguasa </text:span><text:span text:style-name="T140">saat itu</text:span><text:span text:style-name="T86"> serta agama-agama yang besar, atau dari kaumnya sendiri, sukunya, pamannya, yang bisa membuatnya untuk </text:span><text:soft-page-break/><text:span text:style-name="T86">bimbang atau ragu atau takut. Dia berhasil menantang dunia, dan membuat Islam memenangi pertempuran terhadap semua agama-agama dan sistem-sistem yang ada. </text:span></text:p>
        </text:list-item>
        <text:list-item>
          <text:p text:style-name="P199"><text:span text:style-name="T86">M</text:span><text:span text:style-name="T63">ari kita meninjau semenanjung Arabia di masa </text:span><text:span text:style-name="T140">jahiliah</text:span><text:span text:style-name="T63">. Seseorang yang buta huruf, yang tidak pernah <text:s/>menginjakkan kakinya di sekolah militer atau urusan sipil, atau sekolah untuk hukum</text:span><text:span text:style-name="T141"> atau</text:span><text:span text:style-name="T63"> sains, memaparkan agama dan hukum yang ketika diikuti, akan menjamin kebahagiaan di kedua kehidupan. </text:span><text:span text:style-name="T87">Orang-orang dari berbagai masa akan mendengarkan perkataannya. Dia dengan begitu mudah menyelesaikan segala permasalahan sosial, politik, dan ekonomi, dan membentuk sebuah aturan yang sempurna yang bisa menyisakan jejaknya yang </text:span><text:span text:style-name="T147">melekat</text:span><text:span text:style-name="T87"> di mana-mana. Sebagian besar dari kehidupannya dihabiskan di medan pertempuran, di mana dia berperan sebagai komandan militer paling cakap di sepanjang masa. </text:span><text:span text:style-name="T142">A</text:span><text:span text:style-name="T148">k</text:span><text:span text:style-name="T142">hlaknya</text:span><text:span text:style-name="T87"> menunjukkan </text:span><text:span text:style-name="T143">dirinya </text:span><text:span text:style-name="T87">sebagai suami yang paling baik, seorang ayah yang sangat terkenal dan penuh belas kasihan, dan seorang kawan yang paling ramah dan setia. Dia melakukan semua ini dalam jangka </text:span><text:span text:style-name="T146">waktu</text:span><text:span text:style-name="T87"> yang begitu singkat yakni selama 23 tahun. </text:span></text:p>
        </text:list-item>
        <text:list-item>
          <text:p text:style-name="P200"><text:span text:style-name="T87">S</text:span><text:span text:style-name="T63">eorang pemimpin harus mengetahui kaumnya dengan melakukan pendidikan terhadap mereka dan memimpin mereka untuk mewujudkan </text:span><text:span text:style-name="T88">misi</text:span><text:span text:style-name="T63"> mereka. Alexis Carrel, seorang filsuf dan ilmuwan yang paling besar di abad 20, tetap menggambarkan umat manusia sebagai makhluk </text:span><text:span text:style-name="T92">yang </text:span><text:span text:style-name="T63">sulit dimengerti, karena merupakan ciptaan yang paling kompleks dan rumit. </text:span><text:span text:style-name="T88">Akan tetapi, Nabi Muhammad, salawat dan salam kepadanya, <text:s/>memiliki pengetahuan yang menyeluruh mengenai kaumnya di mana dia bisa membimbing mereka dengan cara yang bisa merubah mereka secara sukarela untuk mewujudkan dakwahnya. Mengetahui bagaimana cara bertindak dalam segala situasi, keputusannya tidak pernah bisa berubah </text:span><text:span text:style-name="T89">atau penunjukannya dalam posisi tertentu </text:span><text:span text:style-name="T92">ter</text:span><text:span text:style-name="T89">hapuskan. Dia berhasil dalam menghadirkan sebuah masyarakat yang </text:span><text:span text:style-name="T90">paling beradab, paling beretika, dan paling berbudaya dari sebuah kaum yang sangat terbelakang, tidak berpendidikan, <text:s/>dan tidak beradab. </text:span></text:p>
        </text:list-item>
        <text:list-item>
          <text:p text:style-name="P201"><text:span text:style-name="T63">Tidak hanya dia bisa menghapuskan kebiasaan kaumnya yang begitu brutal dan perilaku mereka yang tidak bermoral yang membuat mereka begitu ketagihan, </text:span><text:span text:style-name="T91">dia juga membekali </text:span><text:span text:style-name="T93">kaum yang nekat, liar, dan gigih ini dengan semua sifat-sifat terpuji dan membuat mereka sebagai guru dan panutan bagi seluruh dunia, bahkan bagi bangsa-bangsa yang beradab. Pengaruhnya bukan hanya di luar; melainkan, dia merupakan kecintaan hati, </text:span><text:soft-page-break/><text:span text:style-name="T93">guru bagi pikiran, mentor bagi jiwa, dan pengatur bagi ruh. </text:span></text:p>
        </text:list-item>
      </text:list>
      <text:p text:style-name="P82"><text:span text:style-name="T63">Meskipun dengan semua kemajuan teknik dan metode, masyarakat moderen tidak bisa menghilangkan dengan sepenuhnya </text:span><text:span text:style-name="T94">sebuah kebiasaan buruk semacam merokok. Akan tetapi, Nabi Muhammad, salawat dan salam kepadanya, dengan cepat menghilangkan banyak </text:span><text:span text:style-name="T95">kebiasaan buruk yang mendarah daging dengan sedikit </text:span><text:span text:style-name="T96">usaha, dan menggantinya dengan kebiasaan baik dengan suatu cara </text:span><text:span text:style-name="T97">di mana itu menjadi hal yang mendasar dalam ciri kepribadian kaumnya. Jika orang-orang tidak mempercayai ini, </text:span><text:span text:style-name="T98">coba mereka melihat kepada ratusan filsuf, sosiologis, psikologis, ahli pendidikan, dan guru dan lihatlah apakah mereka bisa mencapainya dalam 100 tahun bahkan hanya bagian kecil dari apa yang Nabi Muhammad, salawat dan salam kepadanya, capai dalam satu tahun. </text:span></text:p>
      <text:list xml:id="list1016969461" text:style-name="L10">
        <text:list-item>
          <text:p text:style-name="P202"><text:span text:style-name="T98">N</text:span><text:span text:style-name="T99">abi Muhammad, salawat dan salam kepadanya, bertemu dengan semua orang yang menghinanya dengan tersenyum. Ketika pemimpin kaum Quraisy mengatakan kepada Abu Thalib untuk memerintahkan keponakannya membatalkan </text:span><text:span text:style-name="T143">dakwah</text:span><text:span text:style-name="T99"> </text:span><text:span text:style-name="T100">kenabian</text:span><text:span text:style-name="T99">nya, Nabi Muhammad menjawab: </text:span></text:p>
        </text:list-item>
      </text:list>
      <text:p text:style-name="P83"><text:span text:style-name="T63">Wahai pamanku! Bahkan jika mereka meletakkan matahari di tangan kananku dan bulan di tangan kiriku, </text:span><text:span text:style-name="T100">agar aku membatalkan </text:span><text:span text:style-name="T143">dakwah</text:span><text:span text:style-name="T100">ku, aku tidak akan melakukannya. </text:span><text:span text:style-name="T144">Aku</text:span><text:span text:style-name="T100"> tidak akan menyerah, entah Allah akan memenangkanku atau aku akan musnah dalam mewujudkannya. </text:span></text:p>
      <text:p text:style-name="P14">Dalam kesempatan lain, sebuah utusan dari pemuka Quraisy menawarkan kepada<text:span text:style-name="T434">nya</text:span> semua kejayaan dunia yang mereka bisa bayangkan jika dia mau membatalkan <text:span text:style-name="T435">dakwah</text:span> kenabiannya: </text:p>
      <text:p text:style-name="P84"><text:span text:style-name="T63">Jika kamu menginginkan kekayaan, </text:span><text:span text:style-name="T101">maka kami akan mengumpulkannya untukmu sebanyak yang kamu inginkan; jika kamu bercita-cita </text:span><text:span text:style-name="T102">untuk </text:span><text:span text:style-name="T149">mendapatkan </text:span><text:span text:style-name="T102">kehormatan dan kekuasaan, maka kam</text:span><text:span text:style-name="T103">i</text:span><text:span text:style-name="T102"> akan bersedia untuk berbaiat kepadamu </text:span><text:span text:style-name="T104">untuk menjadi penguasa dan raja kami; jika kamu mendambakan kecantikan, maka kamu akan mendapatkan gadis perawan mana pun yang kamu sukai. </text:span></text:p>
      <text:p text:style-name="P85"><text:span text:style-name="T104">P</text:span><text:span text:style-name="T63">ersyaratannya sangat menggiurkan bagi siapa saja, namun hal itu sama sekali tidak memberi pengaruh bagi Nabi Muhammad, salawat dan salam kepadanya. Dia menjawab: </text:span></text:p>
      <text:p text:style-name="P15">Saya tidak menginginkan kekayaan atau pun kekuasaan. Allah telah mengutusku sebagai pengingat bagi umat manusia. Saya menyampaikan wahyu-<text:span text:style-name="T435">N</text:span>ya kepadamu. Jika kamu menerimanya, maka kamu akan menda<text:soft-page-break/>patkan kebahagiaan di kehidupan ini dan kenikmatan yang abadi di akhirat nanti. Jika kamu menolak kalimat Allah, maka niscaya Allah akan menjadi penentu di antara aku dan kalian. </text:p>
      <text:p text:style-name="P86"><text:span text:style-name="T63">Keimanan, kegigihan, dan pemecahan pada mana dia mendakwahkan misinya hingga memperoleh keberhasilan yang nyata </text:span><text:span text:style-name="T105">membuktikan kebenaran dari Allah dalam cita-citanya. Jika terdapat sedikit saja keraguan dan ketidakpastian di dalam hatinya, maka dia tidak akan bisa bertahan terhadap perlawanan </text:span><text:span text:style-name="T106">atasnya </text:span><text:span text:style-name="T105">yang berlangsung selama 21 tahun. </text:span></text:p>
      <text:list xml:id="list679012707" text:style-name="L11">
        <text:list-item>
          <text:p text:style-name="P203"><text:span text:style-name="T105">P</text:span><text:span text:style-name="T63">emimpin yang besar telah merubah alur sejarah melalui negara, kerajaan, atau revolusi yang mereka adakan. Akan tetapi, tidak satu pun dari mereka yang </text:span><text:span text:style-name="T107">menimbulkan ikatan keimanan, pikiran, dan cita-cita di antara kaumnya seperti halnya Nabi Muhammad, salawat dan salam kepadanya. Sesudah 40 tahun dalam kehidupan yang jauh dari politik, dia kemudian tampil di dalam ajang dunia sebagai seorang pembaharu dalam bidang politik juga seorang negarawan yang, tanpa adanya komunikasi dalam media masa, dia menyatukan para penduduk yang berpencar di semenanjung </text:span><text:span text:style-name="T145">A</text:span><text:span text:style-name="T107">rab. Dari sebuah suku yang senang berperang, bodoh, urakan, dan tidak beradab, dia kemudian menumbuhkan sebuah bangsa di bawah satu panji, hukum, agama, budaya, peradaban, dan bentuk pemerintahan. </text:span></text:p>
        </text:list-item>
        <text:list-item>
          <text:p text:style-name="P204"><text:span text:style-name="T107">S</text:span><text:span text:style-name="T63">eorang pemimpin harus mengetahui dengan baik kaumnya untuk memenangkan hati mereka demi cita-cita mereka bersama. Kebanyakan pemimpin menjanjikan kekuasaan, kekayaan, kedudukan, atau masa depan yang cerah; Nabi Muhammad, salawat dan salam kepadanya, menaklukkan hati dan pikiran dan menjanjikan para pengikutnya dengan kenikmatan yang Allah berikan di surga. Para pengikutnya mengorbankan diri mereka dengan sukarela dan lebih memilih kenikmatan dan kekayaan yang Allah berikan di surga. </text:span><text:span text:style-name="T108">Dia memberikan contoh pada keluarganya, selalu menyiapkan mereka dan para sahabatnya untuk kedamaian yang abadi serta kenikmatan yang kekal, dan menunjukkan kepada mereka hal itu dalam kehidupannya sendiri. </text:span></text:p>
        </text:list-item>
      </text:list>
      <text:p text:style-name="P87"><text:span text:style-name="T63">Putrinya Fatimah, yang merupakan anggota keluarganya yang paling dicintainya, suatu ketika datang menemuinya dengan mengenakan sebuah kalung. Rasulullah kemudian bertanya: “</text:span><text:span text:style-name="T8">Apakah kamu menginginkan umatku—di dunia ini dan di akhirat—mengatakan bahwa putriku telah mengenakan rantai dari neraka?</text:span><text:span text:style-name="T63">” Kata-kata ini cukup baginya, karena itu datang dari mulut seseorang yang singgasananya berdiri di atas hati kaumnya dan yang menjadi penguasa pikiran mereka. Dia kemudian melanjut</text:span><text:soft-page-break/><text:span text:style-name="T63">kan: </text:span></text:p>
      <text:p text:style-name="P87"><text:span text:style-name="T63">Saya kemudian menjual kalung itu, membeli seorang budak dan kemudian memerdekakannya, dan kemudian pergi kepada Rasulullah. Ketika saya mengatakan kepadanya apa yang telah saya lakukan, dia kemudian bergembira. Dia kemudian menengadahkan tangannya dan berterima kasih kepada Allah, dengan berkata: “</text:span><text:span text:style-name="T8">segala puji bagi Allah, yang telah melindungi (putriku) Fatimah dari api neraka.</text:span><text:span text:style-name="T63">”</text:span></text:p>
      <text:list xml:id="list1282945975" text:style-name="L12">
        <text:list-item>
          <text:p text:style-name="P205"><text:span text:style-name="T63">Anggap kamu adalah seorang guru di sekolah atau seorang direktur yang ingin meningkatkan murid-muridmu atau karyawan-karyawan mu sesuai dengan cita-citamu. Sekarang, apa yang akan kamu lakukan jika mereka meludah di wajahmu ketika kamu sedang lewat, menaruh kotoran binatang di atas kepalamu ketika kamu sedang salat, menampar mukamu, melemparkan batu kepadamu dan meletakkan duri tumbuhan di jalan di mana kamu lewat, menyerangmu dengan <text:s/>palu, menghinamu di hadapan orang lain, melecehkan istrimu, membunuh anggota keluargamu dan memotong-motong tubuh mereka, menyerangmu beberapa kali dan bahkan mencederaimu, dan mengusirmu dari tempat kelahiranmu? Dapatkah kamu menanggung kekerasan semacam itu dan terus melangsungkan perjuanganmu tanpa </text:span><text:span text:style-name="T109">keraguan? Lebih dari itu, bisakah kamu memaafkan dan bahkan berdoa untuk mereka, dengan berkata: “</text:span><text:span text:style-name="T18">ya Allah ampunilah mereka dan tuntunlah mereka ke jalan yang lurus, karena mereka tidak mengetahui.</text:span><text:span text:style-name="T109">” </text:span><text:span text:style-name="T110">Jika kamu dibawa ke sebuah tempat yang mirip surga dan diberi pilihan apakah ingin tinggal di sana atau kembali lagi untuk melanjutkan dakwahmu, apakah kamu memilih untuk kembali? Rasulullah, salawat dan salam kepadanya, mengalami semua ini dan lebih memilih untuk kembali kepada kaumnya dan merubah mereka menjadi kaum yang paling baik yang pernah diketahui oleh sejarah. Bisakah kau? </text:span></text:p>
        </text:list-item>
        <text:list-item>
          <text:p text:style-name="P206"><text:span text:style-name="T110">R</text:span><text:span text:style-name="T63">asulullah, salawat dan salam kepadanya, mengirimkan utusan kepada bani Adal dan bani al-Qarah untuk mengajarkan Islam kepada mereka. Akan tetapi, anggota dari </text:span><text:span text:style-name="T150">B</text:span><text:span text:style-name="T63">ani Hudhail menyerang mereka ketika dalam perjalanan, membunuh beberapa dari mereka dan menyerahkan yang tersisa kepada pemuka Quraisy. </text:span><text:span text:style-name="T111">Zaid bin Dasina merupakan salah satu dari utusan tersebut. Sebelum kaum musyrik Quraisy membunuhnya, Abu Sufyan, yang pada waktu itu belum memeluk Islam, bertanya kepadanya: </text:span></text:p>
        </text:list-item>
      </text:list>
      <text:p text:style-name="P88"><text:span text:style-name="T111">“</text:span><text:span text:style-name="T151">S</text:span><text:span text:style-name="T19">aya bersumpah demi Allah kepadamu, Zaid, bukankah kamu menginginkan Muhammad sekarang berada bersama kami di posisimu sehingga </text:span><text:span text:style-name="T49">kita</text:span><text:span text:style-name="T19"> bisa memenggal kepalanya, dan kamu bebas bersama keluarga</text:span><text:soft-page-break/><text:span text:style-name="T19">mu?</text:span><text:span text:style-name="T111">” “</text:span><text:span text:style-name="T19">Demi Allah,</text:span><text:span text:style-name="T111">” </text:span><text:span text:style-name="T112">kata Zaid, “</text:span><text:span text:style-name="T19">jangan kan mengharapkan Muhammad berada di sini sekarang pada posisiku sehingga saya bisa bersama keluargaku, saya bahkan tidak menginginkan bahkan sebiji duri melukai kakinya di Madinah.</text:span><text:span text:style-name="T112">” </text:span></text:p>
      <text:p text:style-name="P89"><text:span text:style-name="T63">Abu <text:s/>Sufyan mengataka</text:span><text:span text:style-name="T152">n</text:span><text:span text:style-name="T63">: “</text:span><text:span text:style-name="T8">saya bersumpah demi Allah bahwa saya tidak pernah melihat seorang laki-laki yang begitu dicintai oleh sahabatnya seperti halnya Muhammad.</text:span><text:span text:style-name="T63">” Ini tetap berlaku bahkan hingga saat ini, di mana sejarah tidak pernah menghasilkan seorang manusia yang begitu dicintai oleh para pengikutnya seperti halnya Nabi Muhammad, salawat dan salam kepadanya. </text:span></text:p>
      <text:list xml:id="list1298803896" text:style-name="L13">
        <text:list-item>
          <text:p text:style-name="P207"><text:span text:style-name="T63">Nabi Muhammad, salawat dan salam kepadanya, menjawab begitu banyak pertanyaan </text:span><text:span text:style-name="T113">dari para kaum musyrik, yahudi, dan Nasrani pada masanya </text:span><text:span text:style-name="T152">mengenai</text:span><text:span text:style-name="T113"> berbagai macam topik seperti agama, sejarah, metafisika, astronomi, <text:s/>kedokteran, dan banyak lainnya. Dia menjawabnya tanpa kekeliruan, dan jawabannya tidak pernah terbukti salah. </text:span></text:p>
        </text:list-item>
        <text:list-item>
          <text:p text:style-name="P208">Nabi Muhammad, salawat dan salam kepadanya, membawa sebuah hukum, agama, cara hidup, metode penyembahan, tata cara peribadahan, sebuah pesan, dan keimanan yang selamanya begitu <text:span text:style-name="T436">unik</text:span>. Hukum yang dibawa oleh seseorang yang buta huruf ini tidak ada persamaannya dalam artian itu bisa mengatur, dengan adil dan tepat, seperempat dari umat manusia selama 14 abad lamanya. Rutinitas keseharian umat Islam, yang bersumber dari Al-Quran dan perkataannya, pedoman, dan contoh, telah melayani selama berabad-abad sebagai petunjuk yang tidak tertandingi dan sebagai otoritas bagi mil<text:span text:style-name="T437">i</text:span>aran umat manusia. Itu melatih dan membentuk pikiran dan jiwa mereka, menyinari dan menyucikan hati mereka, dan menyempurnakan jiwa mereka. </text:p>
        </text:list-item>
      </text:list>
      <text:p text:style-name="P16">Sesudah para sahabat, yang telah memimpin umat manusia dalam bidang sains, politik, sosial, administrasi, ekonomi, dan bidang-bidang kehidupan lainnya, banyak orang-orang penting kemudian dilahirkan. Saya hanya memberikan sedikit daftar dari orang-orang semacam itu semisal: ulama dan wali, yang begitu hati-hati semacam Abu Hanifa, Syafi’i, Bayazid al-Bishtami, Abdul Qadir al-Jailani, Imam Gazali, Imam Rabbani, dan Bediuzzaman Said Nursi; para ilmuwan semacam al-Biruni, al-Zahrawi, Ibnu Sina, Ibnu Haytam; dan ratusan ribu cend<text:span text:style-name="T438">e</text:span>kiawan dal<text:span text:style-name="T438">a</text:span>m bidang sastra, para komandan militer, negarawan, dan para tokoh-tokoh penting lainnya bagi umat manusia. Semua dari <text:span text:style-name="T439">mereka </text:span>mengikuti jejak langkah dari Rasulullah, salawat dan salam kepadanya. </text:p>
      <text:p text:style-name="P90"><text:soft-page-break/><text:span text:style-name="T63">Sebagai tambahan, para cend</text:span><text:span text:style-name="T153">e</text:span><text:span text:style-name="T63">kiawan dan negarawan barat semacam Lamartine, William Muir, Edward Gibbon, John Davenport, L. A. Sedillot, Goethe, P. Bayle, S</text:span><text:span text:style-name="T153">t</text:span><text:span text:style-name="T63">anley Lane-Poole, A. J. Arberry, Thomas Carlyle, Rosenthal, Elisee Reclus, Andrew Miller, Bismarck, Leopold Weiss, Marmaduke Pickthall, Martin Lings, dan Roger Garaudy telah mengakui bahwa Nabi Muhammad merupakan </text:span><text:span text:style-name="T154">pribadi </text:span><text:span text:style-name="T63">yang paling hebat yang pernah dilahirkan. Beberapa dari mereka kemudian memeluk Islam. Ini merupakan bukti lain dari kenabian beliau. </text:span></text:p>
      <text:h text:style-name="Heading_20_2" text:outline-level="2">Pengetahuannya Tentang Masa Lalu</text:h>
      <text:list xml:id="list672575220" text:style-name="L14">
        <text:list-item>
          <text:p text:style-name="P247">Sejarah merupakan cabang pengetahuan yang begitu penting. Tidak seperti kebanyakan ilmu pengetahuan lainnya, ia bergantung kepada dokumen-dokumen dan benda-benda peninggalan. Meskipun kita bisa mendapatkan beberapa pengetahuan mengenai masa lalu, itu adalah hal yang sulit untuk mengetahui fakta di baliknya, tujuan, dan motif, sehingga pengetahuan yang akurat bergantung kepada dokumen-dokumen <text:span text:style-name="T440">yang terpercaya</text:span>. Namun dokumen yang dapat dipercaya begitu jarang, karena adanya kecenderungan pribadi, ketertarikan, prasangka, dan beberapa motif lainnya yang menyimpangkan apa yang sesungguhnya terjadi. Sebagai contoh, jika Al-Quran tidak pernah diturunkan, maka kita tidak akan pernah bisa memiliki pengetahuan yang benar mengenai nabi-nabi umat Yahudi, khususnya Nabi Isa, dan keimanan yang sesungguhnya dari <text:span text:style-name="T441">agama </text:span>Nasrani dan Yahudi. Kita hanya memiliki terjemahan dari kitab perjanjian lama dan perjanjian baru, di mana terdapat <text:span text:style-name="T441">begitu</text:span> banyak perubahan yang dibuat sehingga kita begitu sulit untuk menarik kebenaran sejarah darinya. </text:p>
        </text:list-item>
        <text:list-item>
          <text:p text:style-name="P228">Nabi Muhammad, salawat dan salam kepadanya, mengaitkan begitu banyak fakta mengenai umat-umat dan kejadian di masa lampau. Banyak dari informasi ini terdapat di Al-Quran, yang mengabarkan kita mengenai peradaban di masa lampau (misalnya kaum ‘Ad, Tsamud, <text:span text:style-name="T442">I</text:span>ram, Sodom dan Gomorra<text:span text:style-name="T460">h</text:span>, dan Mesir Kun<text:span text:style-name="T442">o</text:span>) dan umat-umat terdahulu (misalnya kaum Nuh, Ibrahim, dan Syuaib). Itu juga memberikan rangkuman sejarah secara umum dari umat Yahudi mulai dari permulaan waktu hingga tibanya Nabi Isa, keselamatan atasnya. Kebanyakan dari informasi ini diturunkan ketika <text:span text:style-name="T315">Rasulullah berada di Mekkah dan tidak memiliki hubungan dengan umat Nasrani atau Yahudi. Ketika dia kemudian hijrah ke Madinah, para pemuka Nasrani dan Yahudi bertanya kepadanya mengenai berbagai macam masalah dan mereka tidak bisa membantah jawaban beliau. </text:span></text:p>
        </text:list-item>
        <text:list-item>
          <text:p text:style-name="P229"><text:soft-page-break/>Beberapa dari catatan sejarah ini ditemukan di dalam <text:s/>Shahih Bukhari, Shahih Muslim, Sunan al-Tarmizi, dan buku-buku hadis lainnya. Al-Quran dan kitab-kitab tersebut mempertahankan teks-teksnya yang tetap terjaga dan asli, dan tidak satu pun informasi yang terkandung di dalamnya saling bertentangan; melainkan, kebanyakan darinya telah dibuktikan, dan kita berharap pembuktian lebih lanjut kedepannya. Ini merupakan bukti yang mutlak dan tidak terbantahkan dari kenabian Nabi Muhammad. </text:p>
        </text:list-item>
        <text:list-item>
          <text:p text:style-name="P229">Nabi Muhammad, salawat dan salam kepadanya, mengamati sebab dan akibat dari umat-umat dan peradaban pada masa lampau. Catatan sejarah yang ia berikan menampilkan hukum sejarah dan prinsip-prinsip psikologi, sosial, dan ekonomi secara luas yang berkaitan dengan perseorangan dan kehidupan bermasyarakat. Kemudian, keagungan gaya sastra dan kefasihan <text:span text:style-name="T316">beliau tidak ada tandingannya. </text:span></text:p>
        </text:list-item>
      </text:list>
      <text:h text:style-name="P179" text:outline-level="2">Ramalannya</text:h>
      <text:p text:style-name="P92"><text:span text:style-name="T316">Biasanya, tidak ada yang bisa menebak dengan tepat kejadian apa yang akan terjadi pada tanggal yang akan datang. Para ilmuwan bahkan tidak begitu yakin mengenai peristiwa-peristiwa di alam yang akan terjadi dengan menggunakan hukum-hukum deterministik, dan menyatakan bahwa mereka tidak bisa menjamin bahwa alam semesta ini akan berada pada keadaan yang sama bahkan hanya beberapa <text:s/>detik kemudian dari sekarang. </text:span><text:span text:style-name="T317">Para sejarawan dan sosiologis berbicara mengenai hukum-hukum sejarah dengan menggunakan dugaan berdasarkan peristiwa sejarah atau alur sejarah. </text:span><text:span text:style-name="T318">Sejarah, bagaimanapun juga telah bertentangan dengan semua hukum-hukum itu, </text:span><text:span text:style-name="T319">termasuk sejarawan dan para pendukung dari berbagai konsep tentang </text:span><text:span text:style-name="T320">perkembangan sejarah yang berkelanjutan semacam Karl Marx, Max Weber, Johann Fichte, George Hegel, dan Johann Herder. </text:span></text:p>
      <text:p text:style-name="P91">Hanya Allah yang maha kuasa yang mengetahui tentang masa depan. Akan tetapi, <text:span text:style-name="T443">D</text:span>ia <text:span text:style-name="T444">memilih </text:span>siapa pun yang dikehendakinya <text:span text:style-name="T444">untuk </text:span>memiliki beberapa dari pengetahuan ini. <text:span text:style-name="T444">Siapa pun</text:span> yang <text:span text:style-name="T444">bisa meyakinkan mengenai </text:span>berita yang mereka berikan <text:span text:style-name="T444">tentang </text:span>masa yang akan akan datang hanyalah utusan Allah. </text:p>
      <text:p text:style-name="P91">Nabi Muhammad, salawat dan salam kepadanya, meramalkan banyak hal, beberapa di antaranya telah dibuktikan oleh sejarah sementara yang lainnya menunggu untuk pembuktian. <text:span text:style-name="T321">Ini juga telah ditemukan di dalam Al-Quran dan </text:span><text:span text:style-name="T444">di </text:span><text:span text:style-name="T321">dalam kitab-kitab hadis. Beberapa di antaranya adalah sebagai berikut: </text:span></text:p>
      <text:list xml:id="list4046179600" text:style-name="L15">
        <text:list-item>
          <text:p text:style-name="P186"><text:soft-page-break/><text:span text:style-name="T321">Kerajaan Bizantium dan Persia merupakan kerajaan adidaya pada masa itu. Ketika kaum kafir di Mekkah melakukan penindasan terhadap sekelompok kecil dari umat Muslim, kerajaan Persia </text:span><text:span text:style-name="T322">mampu </text:span><text:span text:style-name="T321">mengalahkan dengan telak Bizantium dan mengepung Aleppo, Antioch, dan </text:span><text:span text:style-name="T322">sebagian dari Provinsi Syiria (termasuk Damaskus). Yerusalem jatuh di tahun 614-15 </text:span><text:span text:style-name="T444">Masehi</text:span><text:span text:style-name="T322">; umat Nasrani dibantai dan gereja-gereja mereka dibakar. Penaklukan dari bangsa Persia membanjiri kawasan Mesir, menjangkau hingga Tripoli di Afrika Utara. Pasukan Persia lainnya menghancurkan Asia Kecil hingga pada gerbang Konstantinopel. </text:span></text:p>
        </text:list-item>
      </text:list>
      <text:p text:style-name="P97">Sebagai hasilnya, kaum musyrik di Mekkah sangat bergembira dan menggandakan penentangan mereka terhadap Rasulullah, salawat dan salam kepadanya, yang risalahnya merupakan pembaharuan dari risalah yang dibawa oleh Nabi Isa dalam dakwahnya di Palestina. Ayat Al-Quran berikut, yang diturunkan tepat pada saat itu, memberikan <text:span text:style-name="T323">kabar yang pasti tentang kemenangan yang sudah amat dekat dari pasukan Romawi terhadap Kerajaan Persia: </text:span></text:p>
      <text:p text:style-name="P45">Alif Lam Mim. Telah dikalahkan bangsa Romawi di negeri yang terdekat dan mereka sesudah dikalahkan itu akan menang, dalam beberapa tahun (lagi). Bagi Allah-lah urusan sebelum dan sesudah (mereka menang). Dan di hari (kemenangan bangsa Romawi) itu bergembiralah orang-orang yang beriman, <text:span text:style-name="T324">karena pertolongan Allah. </text:span><text:span text:style-name="T325">Dia menolong siapa yang dikehendaki-Nya. </text:span><text:span text:style-name="T326">Dan Dia lah Yang Maha Perkasa lagi Maha Penyayang. </text:span><text:span text:style-name="T114">(</text:span><text:span text:style-name="T168">Al-Quran </text:span><text:span text:style-name="T114">30:1-5) </text:span></text:p>
      <text:p text:style-name="P17">Tidak satu pun pada masa itu yang bisa meramalkan pembalikan kejadian semacam itu. Namun Rasulullah, salawat dan salam kepadanya, menyampaikan wahyu Allah ini kepada para pengikutnya. Abu Bakar kemudian bertaruh dengan kaum musyrik di Makkah bahwa bangsa Romawi akan menang dalam 9 tahun. Kaisar Romawi Heraclius, melancarkan serangan kepada Persia melalui <text:span text:style-name="T444">jalur </text:span>laut di tahun 622 <text:span text:style-name="T444">Masehi </text:span>(yang merupakan tahun hijrah) dan, sesudah peperangan yang menentukan <text:s/>dan tiga kemenangan beruntun, berangkat kepada mereka dalam beberapa tahun. Kemenangannya terjadi pada saat yang sama dengan ketika umat Islam menaklukkan kaum musyrik di Mekkah pada perang Badar. Dengan demikian apa yang diramalkan oleh kedua ayat tersebut terbukti benar. </text:p>
      <text:list xml:id="list3516577925" text:style-name="L16">
        <text:list-item>
          <text:p text:style-name="P230"><text:span text:style-name="T63">Enam tahun sesudah Nabi Muhammad, salawat dan salam kepadanya, hijrah ke Madinah, dia pergi ke Mekkah untuk melaksanakan ibadah haji. Kaum kafir di Mekkah bertemu dengannya di Hudaibiah. Sesudah mene</text:span><text:soft-page-break/><text:span text:style-name="T63">mukan perjanjian yang memuaskan, umat Muslim kemudian kembali ke Madinah. Beberapa dari umat muslim tidak begitu menyenangi perjanjian ini. </text:span><text:span text:style-name="T115">Namun ayat Al-Quran kemudian diturunkan sesudah perjanjian ini menegaskan kemenangan yang nyata dan memberikan mereka berita gembira yang menentukan: </text:span></text:p>
        </text:list-item>
      </text:list>
      <text:p text:style-name="P46">Sesungguhnya Allah akan membuktikan kepada Rasul-Nya tentang kebenaran mimpinya dengan sebenarnya (yaitu) bahwa sesungguhnya kamu pasti akan memasuki Masjidil Haram, insya Allah dalam keadaan aman, dengan mencukur rambut kepala dan mengguntingnya, sedang kamu tidak merasa takut. Maka Allah mengetahui apa yang tiada kamu ketahui dan Dia memberikan sebelum itu kemenangan yang dekat. Dia-lah yang mengutus Rasul-Nya dengan membawa petunjuk dan agama yang hak agar dimenangkan-Nya terhadap semua agama. Dan cukuplah Allah sebagai saksi. <text:span text:style-name="T63">(</text:span><text:span text:style-name="T169">Al-Quran </text:span><text:span text:style-name="T63">48:27-28) </text:span></text:p>
      <text:p text:style-name="P18">Satu tahun kemudian umat Muslim melakukan ibadah haji, dan merupakan tahun sesudah mereka menaklukkan kota Mekkah. Juga, Islam mengungguli semua agama selama berabad-abad, dan jika Allah berkehendak, akan memiliki penguasaan global dalam waktu yang dekat. </text:p>
      <text:list xml:id="list205325227" text:style-name="L17">
        <text:list-item>
          <text:p text:style-name="P209">Firaun memperbudak bangsa Israil. Allah mengirimkan Nabi Musa, keselamatan atasnya, di sana untuk menyeru kepada Firaun untuk beriman kepada Allah yang satu dan membolehkan bangsa Israel untuk meninggalkan Mesir bersama Musa. Penolakan Firaun membuka peperangan panjang. Suatu malam ketika Musa berhasil bergerak hingga ke perbatasan bersama kaumnya, Firaun memahami tindakannya tersebut dan keluar mengejarnya. Ketika Nabi Musa mencapai laut merah, dia kemudian memukulkannya dengan tongkatnya dan sebuah jalan terbuka. Firaun kemudian mengikutinya, namun tenggelam bersama pasukannya. </text:p>
        </text:list-item>
      </text:list>
      <text:p text:style-name="P44"><text:span text:style-name="T63">Ketika menceritakan peristiwa ini, Al-Quran membuat sebuah ramalan yang menarik: </text:span>Maka pada hari itu Kami selamatkan badanmu supaya kamu dapat menjadi pelajaran bagi orang-orang yang datang sesudahmu dan sesungguhnya kebanyakan manusia lengah dari tanda-tanda kekuasaan Kami <text:span text:style-name="T63">(</text:span><text:span text:style-name="T170">Al-Quran </text:span><text:span text:style-name="T63">10:92). Jasad Firaun kemudian ditemukan mengapung pada pantai bagian barat dari gurun Sinai. Para penduduk masih bisa menunjukkan kepadamu tempat ini, yang sekarang dikenal dengan Jabal Firaun (bukit Firaun). Beberapa mil tidak jauh dari situ terdapat permandian air panas yang disebut sebagai Hammam Firaun (tempat permandian Firaun). </text:span></text:p>
      <text:list xml:id="list3016133181" text:style-name="L18">
        <text:list-item>
          <text:p text:style-name="P210"><text:soft-page-break/>Sejumlah besar dari Al-Quran berbicara mengenai Hari Kiamat. Ia menggambarkan bagaimana dunia akan dihancurkan dan kemudian dibentuk kembali, dan bagaimana orang-orang yang mati akan dihidupkan, dikumpulkan di Padang Masyar, diadili untuk kemudian dikirimkan di surga atau di neraka. Al-Quran juga memberikan gambaran yang jelas mengenai kehidupan di kedua alam tersebut. </text:p>
        </text:list-item>
      </text:list>
      <text:p text:style-name="P98"><text:span text:style-name="T116">D</text:span><text:span text:style-name="T63">i antara ramalannya yang tercantum pada kitab-kitab hadis adalah sebagai berikut: </text:span></text:p>
      <text:list xml:id="list2124957597" text:style-name="L19">
        <text:list-item>
          <text:p text:style-name="P211">Umar bin Khattab menceritakan dalam sebuah riwayat yang dicatat di dalam Shahih Muslim: </text:p>
        </text:list-item>
      </text:list>
      <text:p text:style-name="P99"><text:span text:style-name="T63">Sebelum perang Badar dimulai, Rasulullah, salawat dan salam kepadanya, berjalan di sekitar arena peperangan dan menunjuk ke beberapa tempat, dengan berkata: “</text:span><text:span text:style-name="T8">Abu Jahal akan gugur di sini, ‘Uthba di sini, Shayba di sini, Walid di sini, dan seterusnya.</text:span><text:span text:style-name="T63">” Demi Allah, kami dapati, sesudah peperangan, jasad dari ke semua orang itu pada tempat yang tepat seperti yang telah </text:span><text:span text:style-name="T155">d</text:span><text:span text:style-name="T63">itunjukkan oleh Rasulullah.</text:span><text:span text:style-name="T63"><text:note text:id="ftn4" text:note-class="footnote"><text:note-citation>4</text:note-citation><text:note-body><text:p text:style-name="P162">Shahih Muslim, Jannah, 76, 76</text:p></text:note-body></text:note></text:span></text:p>
      <text:list xml:id="list1389771982" text:style-name="L20">
        <text:list-item>
          <text:p text:style-name="P212">Bukhari dan Abu Dawud mengutip Habbab bin Arat, yang berkata: </text:p>
        </text:list-item>
      </text:list>
      <text:p text:style-name="P96"><text:span text:style-name="T63">Suatu ketika, selama masa kekacauan dan teror di Mekkah, saya pergi menemui Rasulullah, yang sedang duduk di bawah bayangan Ka’bah. Saya masih merupakan seorang budak yang berada di tangan kaum kafir Mekkah. Mereka menyiksaku dengan amat sangat. Karena tidak tahan dengan siksaan tersebut lebih lama lagi, saya meminta Rasulullah untuk berdoa kepada Allah untuk menolong dan menyelamatkanku. Namun dia kemudian memandang kepadaku sambil berkata: “</text:span><text:span text:style-name="T8">Demi Allah, umat-umat terdahulu telah menahan siksaan yang lebih pedih. Beberapa dari mereka disuruh berbaring pada selokan dan kemudian dipotong dua dengan gergaji, namun ini tidak membuat mereka melepaskan keimanan mereka. Mereka juga dikuliti hidup-hidup, namun mereka tidak menjadi lemah terhadap musuh-musuhnya. Sesungguhnya Allah akan menyempurnakan agama ini, namun kamu menunjukkan ketergesa-gesaan. Suatu hari akan datang di mana wanita akan berkelana dengan sendirinya dari San’a ke Hadramaut dan tidak takut dengan apa pun kecuali binatang liar. Namun, kamu menunjukkan ketidaksabaran.</text:span><text:span text:style-name="T63">” </text:span></text:p>
      <text:p text:style-name="P96"><text:span text:style-name="T63">Habbab menyimpulkan: “</text:span><text:span text:style-name="T8">Demi Allah, apa yang Rasulullah ramalkan pada waktu semuanya menjadi kenyataan. Saya sendiri menyaksikan itu </text:span><text:soft-page-break/><text:span text:style-name="T8">semua.</text:span><text:span text:style-name="T63">”</text:span><text:span text:style-name="T63"><text:note text:id="ftn5" text:note-class="footnote"><text:note-citation>5</text:note-citation><text:note-body><text:p text:style-name="P163">Shahih Al-Bukhari, Manaqib, 22; Sunan Abu Dawud, Jihad, 97. </text:p></text:note-body></text:note></text:span></text:p>
      <text:list xml:id="list3450469371" text:style-name="L21">
        <text:list-item>
          <text:p text:style-name="P213">Bukhari, Muslim, dan Ahmad bin Hambal mencatatkan: </text:p>
        </text:list-item>
      </text:list>
      <text:p text:style-name="P95"><text:span text:style-name="T63">Selama pengerjaan Masjid Na</text:span><text:span text:style-name="T173">bawi</text:span><text:span text:style-name="T63"> di Madinah, Rasulullah, salawat dan salam kepadanya, mengatakan kepada Ammar: “</text:span><text:span text:style-name="T8">begitu malangnya Ammar, sebuah kelompok pemberontak akan membunuhmu.</text:span><text:span text:style-name="T63">” Ammar <text:s/>kemudian terbunuh dalam perang Siffin oleh pendukung Muawiyah, yang memberontak terhadap Khalifah Ali.</text:span><text:span text:style-name="T63"><text:note text:id="ftn6" text:note-class="footnote"><text:note-citation>6</text:note-citation><text:note-body><text:p text:style-name="P164">Bukhari, Salat, 63; Muslim, Fitan, 70, 72; Ibn Hambal, Musnad , 12161, 164. </text:p></text:note-body></text:note></text:span></text:p>
      <text:list xml:id="list2871978716" text:style-name="L22">
        <text:list-item>
          <text:p text:style-name="P187"><text:span text:style-name="T117">Sebelum kematiannya, Rasulullah memanggil putrinya Fatimah ke dekat tempat tidurnya dan mengabarkan kepadanya bahwa dia merupakan anggota keluarga yang paling pertama yang akan bergabung bersamanya sesudah kematiannya.</text:span><text:span text:style-name="T117"><text:note text:id="ftn7" text:note-class="footnote"><text:note-citation>7</text:note-citation><text:note-body><text:p text:style-name="P164">Hadisnya dalam ketegangan berikut: “engkau akan menjadi anggota keluarga yang paling pertama yang akan bergabung denganku sesudah kematianku.” Sunan Ibnu Majah, Jana’iz, 65; Muslim, Fada’il al-Sahaba, 15; Ibnu Hambal, 3197</text:p></text:note-body></text:note></text:span><text:span text:style-name="T117"> Dia kemudian wafat enam bulan kemudian.</text:span></text:p>
        </text:list-item>
        <text:list-item>
          <text:p text:style-name="P231"><text:span text:style-name="T118">Beliau</text:span><text:span text:style-name="T63"> meramalkan penyerbuan </text:span><text:span text:style-name="T156">M</text:span><text:span text:style-name="T63">ongol, dengan mengatakan: “</text:span><text:span text:style-name="T8">waktu tidak akan datang sebelum kalian berperang melawan orang-orang dengan wajah yang merah, mata yang kecil dan sipit, dan hidung yang datar. Mereka mengenakan sepatu kulit yang berbulu.</text:span><text:span text:style-name="T63">”</text:span><text:span text:style-name="T63"><text:note text:id="ftn8" text:note-class="footnote"><text:note-citation>8</text:note-citation><text:note-body><text:p text:style-name="P165">Hakim, Mustadrak, 3:75, juga diriwayatkan oleh Tirmidzi, Ibnu Hambal, dan Ibnu Maja.</text:p></text:note-body></text:note></text:span></text:p>
        </text:list-item>
        <text:list-item>
          <text:p text:style-name="P231"><text:span text:style-name="T63">Seperti yang diriwayatkan oleh Hakim, Tirmidzi, Ibnu Hambal, dan Ibnu Maja, dengan berulang kali menyatakan: “</text:span><text:span text:style-name="T8">sesudah kematianku, kamu akan mengikuti Abu <text:s/>Bakar dan Umar,</text:span><text:span text:style-name="T63">” Rasulullah, salawat dan salam kepadanya, bermaksud bahwa Abu Bakar dan Umar akan menggantikannya sebagai khalifah. Dia juga meramalkan bahwa kepemimpinan Abu Bakar akan berlangsung singkat, sementara Umar akan berlangsung lama dan membuat banyak penaklukan. </text:span></text:p>
        </text:list-item>
        <text:list-item>
          <text:p text:style-name="P231"><text:span text:style-name="T63">Berdasarkan hadis yang shahih, Rasulullah, salawat dan salam kepadanya, mengatakan kepada umatnya bahwa mereka akan menaklukkan Damaskus, Yerussalem, Iraq, Persia, Istambul (Konstantinopel), dan Siprus, dan bahwa Islam akan menjangkau hingga pada bagian paling timur dan bagian paling barat dari belahan dunia.</text:span><text:span text:style-name="T63"><text:note text:id="ftn9" text:note-class="footnote"><text:note-citation>9</text:note-citation><text:note-body><text:p text:style-name="P165">Hakim, 4:445; Ibnu Hambal, 4:303; juga diriwayatkan oleh Muslim, Tirmizi, dan Ibnu Maja. </text:p></text:note-body></text:note></text:span><text:span text:style-name="T63"> </text:span></text:p>
        </text:list-item>
        <text:list-item>
          <text:p text:style-name="P232"><text:span text:style-name="T63">Rasulullah menyatakan: “</text:span><text:span text:style-name="T8">kepemimpinan</text:span><text:span text:style-name="T63"> </text:span><text:span text:style-name="T8">akan dimulai dengan kenabi</text:span><text:soft-page-break/><text:span text:style-name="T8">an dan sebagai bentuk rahmat, kemudian ia akan menjadi rahmat dan kekhalifahan; sesudahnya ia akan berbentuk kerajaan yang sewenang-wenang, dan pada akhirnya ia akan menjadi sebuah pelanggaran dan tirani.</text:span><text:span text:style-name="T63">” Beliau juga meramalkan: “</text:span><text:span text:style-name="T8">sesungguhnya, kekhalifahan sesudahku akan bertahan hingga 30 tahun; sesudahnya akan berdiri kerajaan-kerajaan.</text:span><text:span text:style-name="T63">”</text:span><text:span text:style-name="T63"><text:note text:id="ftn10" text:note-class="footnote"><text:note-citation>10</text:note-citation><text:note-body><text:p text:style-name="P166">Abu Dawud, Sunna, 8; Sunan al-Tirmidzi, Fitan, 48; Ibnu Hambal, 4273. </text:p></text:note-body></text:note></text:span></text:p>
        </text:list-item>
      </text:list>
      <text:p text:style-name="P19">Apa pun yang Rasulullah ramalkan akan terbukti benar. </text:p>
      <text:list xml:id="list160728679456906" text:continue-numbering="true" text:style-name="L22">
        <text:list-item>
          <text:p text:style-name="P232"><text:span text:style-name="T63">Berdasarkan hadis yang shahih, Rasulullah, salawat dan salam kepadanya, menyatakan: “</text:span><text:span text:style-name="T8">Usman akan terbunuh ketika membaca Al-Quran. Allah memakaikannya dengan kemeja, namun mereka ingin melepaskannya darinya.</text:span><text:span text:style-name="T63">”</text:span><text:span text:style-name="T63"><text:note text:id="ftn11" text:note-class="footnote"><text:note-citation>11</text:note-citation><text:note-body><text:p text:style-name="P167">Hakim, 3:100; Ibnu Hambal, 6:114; Ibnu Maja, 5:188; juga diriwayatkan oleh Tirmidzi. </text:p></text:note-body></text:note></text:span><text:span text:style-name="T63"> </text:span><text:span text:style-name="T119">Dengan kata lain, Usman akan menjadi khalifah, namun kesaksiannya akan diburu dan dia akan gugur ketika membaca Al-Quran. Ini kemudian terjadi seperti halnya yang diramalkan. </text:span></text:p>
        </text:list-item>
        <text:list-item>
          <text:p text:style-name="P233"><text:span text:style-name="T63">Seperti yang diriwayatkan dalam sebuah hadis shahih, Rasulullah, salawat dan salam kepadanya, berkata kepada Sa’ad bin Abi Waqqash ketika beliau sakit parah: “</text:span><text:span text:style-name="T20">saya berharap bahwa engkau akan sembuh sehingga beberapa orang akan diuntungkan melalui engkau dan beberapa lainnya akan mendapatkan bahaya melalui engkau.</text:span><text:span text:style-name="T63">”</text:span><text:span text:style-name="T63"><text:note text:id="ftn12" text:note-class="footnote"><text:note-citation>12</text:note-citation><text:note-body><text:p text:style-name="P168">Abu Nu’aym, Hilyat al-Awliya’, 1:94; juga diriwayatkan oleh Bukhari dan Muslim. </text:p></text:note-body></text:note></text:span><text:span text:style-name="T120"> Dengan perkataan ini, dia mengharapkan bahwa Sa’ad akan menjadi seorang komandan militer yang hebat dan membuat banyak penaklukan, dan ketika banyak yang diuntungkan darinya dengan memeluk Islam, banyak juga yang mendapatkan bahaya darinya sesudah negara mereka dihancurkan. Seperti yang diramalkan, Sa’ad kemudian menjadi seorang komandan pasukan selama masa kepemimpinan Umar bin Khattab, dan menghancurkan kerajaan Sasaniah di Persia, dan membawa banyak orang masuk ke dalam Islam. </text:span></text:p>
        </text:list-item>
        <text:list-item>
          <text:p text:style-name="P234"><text:span text:style-name="T63">Suatu ketika Rasulullah terbangun di rumah Ummu Haram, bibi dari Anas bin Malik (pembantunya selama 10 tahun di Madinah), dan berkata sambil tersenyum: “</text:span><text:span text:style-name="T8">saya bermimpi bahwa umatku akan berperang di lautan duduk di singgasana seperti seorang raja.</text:span><text:span text:style-name="T63">” Ummu Haram meminta: “</text:span><text:span text:style-name="T8">doakan agar aku salah satu di antara mereka.</text:span><text:span text:style-name="T63">” Beliau berkata dengan tegas: “</text:span><text:span text:style-name="T8">semoga engkau salah satunya.</text:span><text:span text:style-name="T63">” Semua ini terbukti benar 40 tahun kemudian, ketika Ummu Haram ditemani dengan suaminya Ubada bin Samit berada dalam penaklukan Siprus. Dia wafat di sana, dan makamnya </text:span><text:soft-page-break/><text:span text:style-name="T63">merupakan tempat yang masih bisa dikunjungi </text:span><text:span text:style-name="T157">hingga saat ini</text:span><text:span text:style-name="T63">. <text:s/></text:span></text:p>
        </text:list-item>
        <text:list-item>
          <text:p text:style-name="P235"><text:span text:style-name="T63">Berdasarkan hadis yang shahih, Rasulullah, salawat dan salam kepadanya, berkata: “</text:span><text:span text:style-name="T8">seorang pembohong yang akan mengaku sebagai nabi, dan juga seorang penguasa yang haus darah, akan datang dari bani Thaqif.</text:span><text:span text:style-name="T63">” Dengan mengatakan ini, dia memberikan berita mengenai Mukhtar yang tersohor, yang mengaku sebagai nabi, dan seorang penjahat bernama Hajaj, yang membunuh sepuluh ribu orang manusia.</text:span></text:p>
        </text:list-item>
        <text:list-item>
          <text:p text:style-name="P235"><text:span text:style-name="T63">Kemudian lagi, berdasarkan hadis yang shahih, Rasulullah, salawat dan salam kepadanya, berkata: “</text:span><text:span text:style-name="T8">sesungguhnya, Konstantinopel (Istambul) akan ditaklukkan (oleh umatku); begitu mulia komandan yang akan menaklukkannya, dan begitu mulia juga pasukannya.</text:span><text:span text:style-name="T63">” Dengan demikian beliau meramalkan bahwa umat Muslim akan menaklukkan Istambul, yang menandakan tingginya kedudukan spiritual Sultan Muhammad al-Fatih, serta menandakan kesalehan dari pasukannya. Apa yang beliau ramalkan terjadi beberapa abad kemudian. </text:span></text:p>
        </text:list-item>
        <text:list-item>
          <text:p text:style-name="P214">Rasulullah, salawat dan salam kepadanya, telah membuat sekitar 300 ramalan, yang sebagian besar telah terbukti benar. Beberapa dari ramalannya adalah cukup menarik, yakni mengenai kemajuan di bidang ilmu pengetahuan dan teknologi. Sebagai contoh, seperti yang diriwayatkan di dalam Shahih Muslim dan Sunan al-Tirmidzi, beliau meramalkan bahwa <text:span text:style-name="T445">satu </text:span>biji buah delima akan cukup bagi 20 orang, dengan kulit buahnya akan memberikan tempat berteduh bagi yang memakannya, dan bahwa sebutir gandung yang tumbuh di dalam balkon rumah akan cukup untuk memberi makan bagi satu keluarga selama satu tahun. Dengan ramalan ini, beliau telah <text:span text:style-name="T445">mengisyaratkan</text:span> bahwa umat manusia akan menyadari adanya kemajuan di dalam rekayasa genetika. </text:p>
        </text:list-item>
      </text:list>
      <text:p text:style-name="P93"><text:span text:style-name="T121">Dalam ramalannya, Rasulullah, salawat dan salam kepadanya, tidak pernah mengatakan: “</text:span><text:span text:style-name="T21">saya kira</text:span><text:span text:style-name="T121">” “</text:span><text:span text:style-name="T21">mungkin saja</text:span><text:span text:style-name="T121">” atau “</text:span><text:span text:style-name="T57">itu mungkin akan terjadi</text:span><text:span text:style-name="T121">” yang kesemuanya menyatakan keraguan. Malahan, dia berbicara seperti halnya jika dia </text:span><text:span text:style-name="T157">menonton</text:span><text:span text:style-name="T121"> masa lalu dan masa yang akan datang pada layar televisi. Ini berarti bahwa dia </text:span><text:span text:style-name="T157">memiliki</text:span><text:span text:style-name="T121"> penglihatan yang tajam dan jauh yang bisa menembus masa lalu dan masa yang akan datang pada saat yang bersamaan, yang adalah hal yang tidak mungkin bagi siapa pun makhluk yang fana, kecuali jika dia adalah seorang Nabi yang diajari oleh Allah yang maha mengetahui segala hal, yang semua ruang dan waktu </text:span><text:span text:style-name="T157">bagi</text:span><text:span text:style-name="T121">-Nya hanya sebagai sebuah titik. </text:span></text:p>
      <text:h text:style-name="P179" text:outline-level="2"><text:soft-page-break/>Mukjizatnya</text:h>
      <text:p text:style-name="P100">Sebuah mukjizat adalah sebuah kejadian yang luar biasa yang oleh Allah <text:span text:style-name="T445">Y</text:span>ang <text:span text:style-name="T445">M</text:span>aha <text:span text:style-name="T445">K</text:span>uasa hadirkan di tangan nabi-Nya untuk membuktikan kenabiannya, menguatkan keimanan para pengikutnya, dan untuk menghancurkan pembangkangan dari orang-orang kafir. </text:p>
      <text:p text:style-name="P101">Alam semesta bekerja berdasarkan hukum-hukum Allah yang tetap. Tanpa kehadiran hukum-hukum-Nya dan keseragaman karakter dan kejadian di alam, segala sesuatu akan berlangsung sebagai aliran perubahan yang terus-menerus. Dalam lingkungan yang seperti itu, maka kita tidak akan mungkin untuk menemukan hukum Allah di alam atau membuat sebuah kemajuan dalam ilmu pengetahuan. Meskipun penemuan terbaru di dalam fisika partikel telah menunjukkan bahwa apapun yang hadir di alam semesta berada dalam bentuk gelombang yang terus bergerak, <text:span text:style-name="T327">di permukaannya segala sesuatu terjadi berdasarkan rumusan prinsip-prinsip klasik Newtonian. </text:span><text:span text:style-name="T328">Ini memaksa para ilmuwan untuk mengakui bahwa mereka tidak bisa menyatakan bahwa sesuatu akan berada pada keadaan yang sama seperti halnya ia bahkan satu detik sebelumnya. </text:span></text:p>
      <text:p text:style-name="P102">Biasanya, <text:s/><text:span text:style-name="T329">kehidupan memiliki hukum-</text:span><text:span text:style-name="T330">hukum</text:span><text:span text:style-name="T329">nya sendiri </text:span><text:span text:style-name="T330">berdasarkan pada mana kita berperilaku. </text:span><text:span text:style-name="T331">Kita membutuhkan makanan dan minuman untuk memenuhi rasa lapar dan haus kita, dan pergi ke dokter ketika kita sedang sakit. Kita menggunakan binatang untuk pekerjaan, namun tidak bisa berbicara dengan mereka. Pohon-pohon tetap di tempatnya, dan tidak satupun dari mereka juga bebatuan dan pegunungan yang menyapa kita. Kita menyesuaikan diri dengan hukum-</text:span><text:span text:style-name="T332">hukum gravitasi dan tolakan, dan tidak berusaha naik ke langit tanpa pertama-tama melakukan perhitungan yang memadai. </text:span></text:p>
      <text:p text:style-name="P103">Semua ini dan beberapa hukum lainnya membuat kehidupan manusia menjadi mungkin. <text:span text:style-name="T411">Akan tetapi, </text:span><text:span text:style-name="T415">karena Allah </text:span><text:span text:style-name="T416">yang</text:span><text:span text:style-name="T415"> menentukan</text:span><text:span text:style-name="T417">nya, Dia tidak bisa dibatasi oleh hukum-hukum ini. </text:span><text:span text:style-name="T418">Dengan demikian, </text:span><text:span text:style-name="T419">D</text:span><text:span text:style-name="T418">ia terkadang </text:span><text:span text:style-name="T419">membatalkan hukum-hukum tersebut atau mengubah aliran wajar dari peristiwa untuk membolehkan para Nabi untuk melaksanakan apa yang disebut sebagai mukjizat atau untuk menunjukkan bahwa Dia dapat melakukan apapun yang Dia kehendaki pada waktu kapan pun</text:span><text:span text:style-name="T333">. Makna mukjizat dalam bahasa Arab berarti sesuatu yang tidak seorang pun bisa melakukannya. Jika Allah mengizinkan para wali untuk melakukan kejadian tersebut, maka itu disebut sebagai Karama</text:span><text:span text:style-name="T446">h</text:span><text:span text:style-name="T333"> (anugerah yang luar biasa). Anugerah ini menjadi penyusun bagi bukti kenabian Muhammad dan kebenar</text:span><text:soft-page-break/><text:span text:style-name="T333">an Islam. </text:span></text:p>
      <text:p text:style-name="P104">Allah menciptakan begitu banyak karama<text:span text:style-name="T446">h</text:span> di tangan para wali Islam. Salah satu jenisnya adalah meramalkan apa yang terjadi di masa depan. Sebagai contoh, Muhyi al-Din al-Arabi yang wafat hampir 50 tahun <text:span text:style-name="T446">sebelum </text:span>pendirian kesultanan Usmani, telah menuliskan dalam <text:span text:style-name="T446">kitab</text:span>nya Shajarat al-Nu’maniyya tentang <text:span text:style-name="T334">kesultanan Usmani, meramalkan tentang penaklukan Damaskus dan Mesir, bahwa Sultan Murad akan melakukan iring-iringan di Baghdad dan menaklukkannya sesudah pengepungan selama 41 hari, dan bahwa Sultan Abdul Aziz akan terbunuh setelah terpotong di pergelangan tangannya. Dia juga menuliskan bahwa: “</text:span><text:span text:style-name="T22">ketika ‘S’ memasuki ‘SH’, tempat penguburan dari Muhyi al-Din akan ditemukan.</text:span><text:span text:style-name="T334">” </text:span><text:span text:style-name="T335">Menggunakan simbol-simbol dalam ramalannya, yakni “</text:span><text:span text:style-name="T22">S</text:span><text:span text:style-name="T335">” </text:span><text:span text:style-name="T122">yang bermakna “</text:span><text:span text:style-name="T22">Selim</text:span><text:span text:style-name="T122">” dan “</text:span><text:span text:style-name="T22">SH</text:span><text:span text:style-name="T122">” yang bermakna “</text:span><text:span text:style-name="T22">Sham</text:span><text:span text:style-name="T122">” (Damaskus). Seperti halnya ramalannya yang lain, yang ini terbukti benar ketika Sultan Selim I menaklukkan Damaskus, dan menemukan tempat penguburan dari Ibnu al-Arabi, dan memerintahkan sebuah makam dibangun di atasnya. </text:span></text:p>
      <text:p text:style-name="P105"><text:span text:style-name="T63">Mushtaq Dada dari Bitlis, yang merupakan bagian timur dari Turki, meramalkan 71 </text:span><text:span text:style-name="T125">tahun </text:span><text:span text:style-name="T63">masanya pada sebuah ayat yang mengatakan bahwa sesudah banyak pertempuran dan ketegangan Ankara akan menggantikan Istambul sebagai ibu kota. </text:span><text:span text:style-name="T123">Hal yang menarik, Mushtaq Dada memberikan nama seseorang yang akan melakukan hal ini: dengan menggabungkan huruf pertama dari baris-baris pada karyanya, maka kamu akan mendapatkan nama Kamal. </text:span></text:p>
      <text:p text:style-name="P21">Allah yang maha kuasa memungkinkan para Nabi untuk melaksanakan mukjizat. Akan tetapi, karena semua nabi-nabi sebelumnya dikirimkan kepada kaumnya saja, <text:s/>dan dengan demikian kenabian mereka begitu terbatas, mukjizat mereka dihubungkan dengan penyebaran kerajinan dan karya seni pada masanya. Sebagai contoh, sejak zaman Nabi Musa, keselamatan atasnya, para penyihir mendapatkan tempat yang tertinggi di Mesir, Allah Yang Maha Kuasa mengizinkan tongkatnya berubah menjadi ular yang besar dan memakan ular-ular dari penyihir tersebut. Pada masa Nabi Isa, keselamatan atasnya, seni menyembuhkan mendapatkan tempat yang tertinggi, sehingga sebagian besar dari mukjizatnya terdiri dari metode penyembuhan. Sementara untuk Nabi Muhammad, salawat dan salam kepadanya, karena kenabiannya bersifat universal dan dia merupakan nabi yang terakhir, mukjizatnya begitu beragam dan berhubungan dengan semua bagian-bagian dari penciptaan. </text:p>
      <text:p text:style-name="P106"><text:soft-page-break/><text:span text:style-name="T63">Ketika para komandan militer dari penguasa memasuki sebuah kota dengan berbagai macam pemberian dari penguasa, para utusan dari masing-masing kelompok atau orang-orang atau dari masing-masing kelompok ahli, <text:s/>masyarakat, atau asosiasi menyambut mereka dengan gembira. </text:span><text:span text:style-name="T124">Demikian pula, </text:span><text:span text:style-name="T126">ketika utusan dari </text:span><text:span text:style-name="T158">Sang </text:span><text:span text:style-name="T126">Penguasa alam semesta menganugerahkan kepada penduduk bumi utusannya, membawa cahaya kebenaran dan rahmat dari Sang Pencipta yang berkaitan dengan kebenaran dari alam semesta, maka setiap benda—dari unsur-unsur mineral dan tanaman hingga binatang dan umat manusia, dan mulai dari bulan dan matahari hingga bintang-bintang—menyambutnya dengan cara dan bahasa mereka, dan menjadi alat bagi satu jenis dari mukjizat. </text:span></text:p>
      <text:p text:style-name="P22">Setiap kata, tindakan, dan perilaku dari Rasulullah, salawat dan keselamatan atasnya, menjadi saksi bagi kenabiannya dan kebenarannya. Namun tidak semua darinya harus menjadi mukjizat. Allah Yang Maha Kuasa mengirim beliau sebagai seorang manusia sehingga dia bisa membimbing dan memimpin laki-laki dan perempuan, dalam segala urusan mereka baik yang bersifat pribadi atau bermasyarakat, untuk mendapatkan kebahagiaan di dunia dan akhirat, sehingga mereka bisa melihat keajaiban dari karya seni-Nya dan hasil pekerjaan dari kekuasaan-Nya. Semua dari ini kenyataannya adalah mukjizat, namun itu nampak bagi kita sebagai kejadian-kejadian yang biasa dan bisa dikenali. </text:p>
      <text:p text:style-name="P23">Jika Rasulullah, salawat dan salam kepadanya, begitu sangat luar biasa dalam semua tindakannya, <text:s/>dia tidak bisa <text:span text:style-name="T446">untuk </text:span>membimbing dan mengarahkan kita. Allah mengizinkan dia untuk melaksanakan beberapa fenomena yang luar biasa untuk membuktikan kenabiannya kepada orang-orang kafir, sehingga dia biasanya akan melakukan mukjizat. Akan tetapi ini dilakukan dalam sebuah cara yang tidak memaksakan keimanan, karena ini akan meniadakan maksud dari ujian bagi kita dan latihan bagi akal kita. <text:span text:style-name="T411">Jika mukjizat memaksa orang-orang untuk beriman, sehingga menghalangi mereka dari pilihannya untuk beriman atau tidak, maka seluruh keberadaan kita dan maksud kehadiran kita akan tidak bermakna. </text:span></text:p>
      <text:p text:style-name="P107"><text:span text:style-name="T63">Sebagian besar dari sekitar 1000 mukjizat dari Rasulullah telah diriwayatkan pertama-tama oleh para sahabatnya, kemudian oleh begitu banyak periwayat dan otoritas yang dipercaya, dan kemudian dicatat pada kitab-kitab hadis yang shahih. Sementara untuk sisanya, meskipun diriwayatkan oleh satu dua orang sahabat, itu juga merupakan hal yang tidak terbantahkan, </text:span><text:span text:style-name="T127">karena itu kemudian bisa dipastikan benar oleh semua otoritas </text:span><text:soft-page-break/><text:span text:style-name="T127">yang bisa dipercaya dan diriwayatkan oleh lebih dari satu rantai periwayatan (pen. Sanad). Sebagai tambahan, </text:span><text:span text:style-name="T128">sebagian besar terjadi disaksikan oleh banyak orang (misalnya dalam </text:span><text:span text:style-name="T165">ekspedisi</text:span><text:span text:style-name="T128"> militer, resepsi pernikahan, atau suatu perjamuan), </text:span><text:span text:style-name="T129">dan satu atau beberapa orang yang hadir meriwayatkannya dan yang lainnya membenarkannya dengan diamnya mereka. Dengan demikian, mukjizat yang dicatat di dalam kitab-kitab hadis shahih adalah tidak terbantahkan dan tidak bisa dibantah atau ditolak. </text:span></text:p>
      <text:p text:style-name="tebal_20_1"><text:span text:style-name="T129">C</text:span><text:span text:style-name="T63">ontoh-contoh dari mukjizat Rasulullah</text:span></text:p>
      <text:p text:style-name="P155"><text:span text:style-name="T337">Al-Quran menyatakan</text:span>: <text:span text:style-name="T23">Maha suci Allah yang telah memperjalankan hamba-Nya pada suatu malam dari </text:span><text:span text:style-name="T50">al-</text:span><text:span text:style-name="T23">Masjidil Haram ke </text:span><text:span text:style-name="T50">al-</text:span><text:span text:style-name="T23">Masjidil Aqsha yang telah Kami berkahi sekelilingnya agar Kami perlihatkan kepadanya sebagian dari tanda-tanda (kebesaran) Kami. Sesungguhnya Di</text:span><text:span text:style-name="T50">a</text:span><text:span text:style-name="T23"> adalah Maha Mendengar lagi Maha Melihat.</text:span><text:span text:style-name="T336"> (</text:span><text:span text:style-name="T458">Al-Quran </text:span><text:span text:style-name="T336">17:1)</text:span></text:p>
      <text:p text:style-name="P108"><text:span text:style-name="T8">Kemudian dia mendekat, lalu bertambah dekat lagi. Maka jadilah dia dekat (pada Muhammad sejarak) dua ujung busur panah atau lebih dekat (lagi). </text:span><text:span text:style-name="T24">Lalu dia menyampaikan kepada hamba-Nya (Muhammad) apa yang telah Allah wahyukan. Hatinya tidak mendustakan apa yang telah dilihatnya</text:span><text:span text:style-name="T341">. (</text:span><text:span text:style-name="T459">Al-Quran </text:span><text:span text:style-name="T341">58:8-11)</text:span></text:p>
      <text:p text:style-name="P109">Mikraj merupakan salah satu dari mukjizat terbesar yang dimiliki oleh Nabi Muhammad, salawat dan salam kepadanya. Karena telah dikaruniai dengan kesempurnaan spiritual dan kelembutan melalui iman dan ibadah, maka Allah kemudian mengangkatnya ke hadirat-Nya yang suci. Melepaskan belenggu hukum-hukum alam dan sebab-sebab materi dan melewati batas keberadaan raganya, Rasulullah, salawat dan salam kepadanya, melintasi jarak yang jauh secara kilat dan naik melewati segala dimensi dari alam materi hingga dia mencapai keberadaan Allah Yang Maha Suci. </text:p>
      <text:p text:style-name="P109">Fisika partikel telah mengubah banyak konsep-konsep dalam fisika. Itu juga membentuk gagasan bahwa dunia ini hanya terdiri dari satu dimensi <text:span text:style-name="T342">atau satu penampakan keberadaan dari banyak keberadaan lainnya, masing-masing dengan keunikannya tersendiri. Einstein telah menggagaskan bahwa waktu hanyalah satu dimensi dari keberadaan.</text:span><text:span text:style-name="T420"> Sains belum bisa menarik kesimpulan apapun tentang keberadaan, karena penemuan atau perkembangan terbaru secara berkelanjutan merubah pandangan kita terhadapnya. Dengan demikian, bagaimana seseorang bisa mempertanyakan tentang peristiwa Mikraj?</text:span><text:span text:style-name="T342"> Orang-orang memiliki kesulitan dalam memahami bagaimana seseorang bisa menembus semua masa pada saat yang bersamaan sebagai sebuah titik. Untuk lebih memahami permasalahan </text:span><text:soft-page-break/><text:span text:style-name="T342">yang pelik ini, coba tinjau perumpamaan berikut ini: </text:span></text:p>
      <text:p text:style-name="P110">Bayangkan kamu memegang sebuah cermin. Segala sesuatu yang dipantulkan di sebelah kanan menyatakan masa lalu, sementara segala sesuatu yang dipantulkan di sebelah kiri menyatakan masa depan. Cermin itu hanya bisa memantulkan dalam satu arah; Ia tidak bisa menunjukkan kedua sisi ketika kamu memegangnya. Jika kamu ingin melihat kedua sisi, kamu harus naik lebih tinggi dari posisimu mula-mula di mana kiri dan kanan menjadi satu kesatuan sehingga tidak ada yang bisa disebut sebagai pertama atau terakhir, permulaan atau penutup. </text:p>
      <text:p text:style-name="P111">Di dalam peristiwa Mikraj, Rasulullah, salawat dan salam kepadanya, haruslah bergerak dengan kecepatan ruh, ketika ia berangkat melintasi keseluruhan ruang dan waktu dan semua dimensi keberadaan dalam tempo yang begitu singkat. Selama <text:span text:style-name="T343">perjalanannya di langit tersebut, dia bertemu dengan nabi-nabi sebelumnya, melihat para malaikat, dan melihat keindahan surga dan kengerian neraka. Dia menyaksikan kenyataan yang sesungguhnya dari masalah-malah yang dibahas di dalam Al-Quran, demikian pula makna dan kebijaksanaan dari semua bentuk peribadahan. Dia juga menjangkau alam di mana bahkan malaikat yang paling mulia, Jibril, tidak bisa menjangkaunya, <text:s/>dan dianugerahi dengan penglihatan terhadap “</text:span><text:span text:style-name="T25">wajah</text:span><text:span text:style-name="T343">” Allah, yang terbebas dari segala batasan dan dimensi kualitatif maupun kuantitatif. Kemudian, membawa umat manusia keluar dari kegelapan alam materi menuju alam yang diterangi oleh iman dan ibadah, sehingga semua laki-laki dan perempuan bisa mengalami kenaikan spiritual mereka, dia kembali ke dunia. </text:span></text:p>
      <text:p text:style-name="P112">Mukjizat lainnya, yakni pembelahan bulan telah dilakukan sebelum orang-orang dengan begitu gigih dalam menentang kenabian Muhammad. Sebagaimana yang diriwayatkan oleh Abdullah bin Mas’ud, suatu malam ketika mereka berada di Mina’, Rasulullah membelah bulan menjadi dua dengan menggerakkan jari telunjuknya. Sebagian nampak berada di belakang pegunungan, dan sebagian lainnya nampak di depannya. Kemudian Rasulullah menoleh kepada kami dan berkata: “<text:span text:style-name="T8">jadi lah saksinya!</text:span>”<text:note text:id="ftn13" text:note-class="footnote"><text:note-citation>13</text:note-citation><text:note-body><text:p text:style-name="P169">Bukhari, Manaqib, 27; Muslim, Kitab Sifat al-Munafiqin wa ah-kamihim, 44. </text:p></text:note-body></text:note></text:p>
      <text:p text:style-name="P113">Al-Quran dalam menyinggung mukjizat ini dengan: <text:span text:style-name="T56">telah dekat (datangnya) saat itu dan telah terbelah bulan. Dan jika mereka (orang-orang musyrikin) melihat suatu tanda (mukjizat), mereka berpaling dan berkata: “ini adalah sihir yang terus-menerus.”</text:span><text:span text:style-name="T174"> (</text:span><text:span text:style-name="T189">Al-Quran </text:span><text:span text:style-name="T174">54:1-2)</text:span></text:p>
      <text:p text:style-name="P33"><text:soft-page-break/>Sekarang kita akan menceritakan beberapa mukjizat lainnya, semuanya secara tuntas telah dicatatkan pada literatur Islam. </text:p>
      <text:list xml:id="list2716546973" text:style-name="L23">
        <text:list-item>
          <text:p text:style-name="P188"><text:span text:style-name="T176">Anas bin Malik meriwayatkan bahwa Abu Talha, melihat Rasulullah sedang kelaparan, dan mengajaknya untuk makan. </text:span><text:span text:style-name="T177">Rasulullah, salawat dan salam kepadanya, datang dengan sekelompok orang. Abu Talha hanya memiliki satu bungkal roti gandum hitam di rumahnya. Istrinya Ummu Sulaim menaburkan sedikit mentega di atasnya. Rasulullah kemudian berdoa untuk kelimpahannya, dan kemudian sedikitnya ada 70 hingga 80 orang makan sebanyak yang mereka mau sebelum pergi.</text:span></text:p>
        </text:list-item>
        <text:list-item>
          <text:p text:style-name="P189"><text:span text:style-name="T177"><text:s/>Abdurrahman bin Abu Bakar meriwayatkan bahwa terdapat 130 orang sahabat bersama Rasulullah dalam sebuah perjalanan. Rasulullah kemudian meminta menanyakan apakah mereka memiliki sesuatu untuk dimakan. </text:span><text:span text:style-name="T178">Seseorang memiliki </text:span><text:span text:style-name="T179">satu atau dua karung terigu. Adonan telah disiapkan, <text:s/></text:span><text:span text:style-name="T180">dan seekor sapi telah diambil dari kawanannya dari seorang musyrik yang lewat. Sesudah memanggang hati sapi tersebut, Rasulullah memberikan satu potong kepada setiap yang hadir, dan menyisakan selebihnya bagian dari mereka yang tidak hadir. Mereka memasak daging ke dalam dua mangkok, dan setiap orang kemudian memakannya. Sesudah mereka selesai memakannya, di sana masih terdapat daging seperti halnya mereka ketika pertama-tama sebelum memulai makan.</text:span></text:p>
        </text:list-item>
      </text:list>
      <text:p text:style-name="P34">Banyak mukjizat serupa telah diriwayatkan melalui berbagai (beberapa bahkan hingga <text:s/>16) jalur. Kebanyakan darinya terjadi di tengah kehadiran sejumlah besar orang dan telah diriwayatkan oleh banyak orang yang memiliki reputasi yang baik dan bisa dipercaya. </text:p>
      <text:p text:style-name="P34">Allah yang menciptakan alam semesta <text:s/>dan membuatnya bergantung kepada hukum-hukum tertentu dari-Nya bisa saja mengubah hukum-hukum itu untuk hamba-hamba dan utusan-utusan-Nya yang istimewa dan dicintai-Nya. Khususnya di masa saat ini, ketika para ilmuwan telah mengabaikan ide-ide mekanistik dengan lebih memilih kepada relativitas, maka itu bukanlah hal yang rasional juga tidak ilmiah untuk menyanggah adanya mukjizat dengan dasar pada determinisme mutlak atau sebab akibat. </text:p>
      <text:p text:style-name="P94"><text:span text:style-name="T180">Lebih jauh, </text:span><text:span text:style-name="T181">mukjizat sama sekali tidak sepenuhnya </text:span><text:span text:style-name="T183">terlepas </text:span><text:span text:style-name="T181">dengan sebab-sebab materi, bagaimanapun remeh dan tidak pentingnya materi itu. Jika Allah yang maha kuasa membuat hal-hal yang paling kecil bisa menghasilkan benda-benda yang begitu besar, maka bagaimana kita bisa menyanggah adanya mukjizat? </text:span><text:span text:style-name="T182">Umat manusia, adalah sangat lemah sehingga </text:span><text:soft-page-break/><text:span text:style-name="T182">begitu mudah dikalahkan oleh mikroba, akan tetapi cukup cerdas sehingga mampu membuat sebuah komputer yang bisa menampung pengetahuan yang bisa mengisi banyak perpustakaan. </text:span><text:span text:style-name="T184">Apakah ini merupakan mukjizat yang lebih kecil daripada memungkinkan hamba-Nya untuk memberikan sedikit makanan atau minuman yang membuat rahmat ditingkatkan? Malahan, bukankah setiap kejadian di alam semesta, setiap tindakan Allah, adalah merupakan sebuah keajaiban, yang mana merupakan hal yang tidak bisa kita buat?</text:span></text:p>
      <text:p text:style-name="P35">Ada begitu banyak contoh dari mukjizat Rasulullah yang berkaitan dengan air. Semuanya diriwayatkan oleh beberapa sahabat dan disampaikan melalui berbagai jalur yang bisa dipercaya. Kita menyebutkan dua di antaranya di sini. </text:p>
      <text:list xml:id="list2043152008" text:style-name="L24">
        <text:list-item>
          <text:p text:style-name="P226">Suatu ketika pada saat mereka berada di Zarwa, para sahabat tidak dapat menemukan air yang cukup untuk berwudhu. Rasulullah, salawat dan salam kepadanya, <text:s/>meminta mereka untuk wadah yang berisi air. Dia mencelupkan tangannya ke dalamnya, dan air kemudian mulai keluar dari jarinya seperti pancuran. Anas bin Malik berkata, pada hari itu terdapat 300 orang, sehingga meriwayatkan kejadian ini atas nama 300 orang tersebut. Jika dia berbohong, <text:span text:style-name="T447">apakah</text:span> hal yang masuk akal untuk menganggap bahkan tidak seorang pun yang bisa mengatakan hal yang berbeda darinya?</text:p>
        </text:list-item>
        <text:list-item>
          <text:p text:style-name="P236"><text:span text:style-name="T174">Selama ekspedisi menuju Hudaibia, para sahabat mempermasalahkan kepada Rasulullah, salawat dan salam kepadanya, mengenai tidak adanya air. Dia kemudian mengambil sebuah panah dari kantung panahnya dan mengatakan kepada mereka untuk menancapkannya pada sebuah sumur yang dinamakan Semel. Ketika mereka telah melakukannya, </text:span><text:span text:style-name="T185">air kemudian mulai memancar keluar. Selama ekspedisi itu, semua <text:s/>sahabat minum darinya dan melakukan wudhu dengan air itu.</text:span></text:p>
        </text:list-item>
      </text:list>
      <text:p text:style-name="P36">Kitab-kitab hadis shahih, termasuk yang paling utama Shahih al-Bukhari dan Shahih Muslim, mencatatkan banyak mukjizat mengenai penyembuhan orang-orang yang sakit dan terluka, beberapa di antaranya adalah sebagai berikut: </text:p>
      <text:list xml:id="list3490679003" text:style-name="L25">
        <text:list-item>
          <text:p text:style-name="P227">Selama pertempuran Khaybar, Rasulullah, salawat dan salam kepadanya, menanyakan di mana <text:s/>Ali berada. Disampaikan kabar bahwa mata Ali terluka, Ali kemudian datang padanya, dan kemudian memberikan ludah pada kedua mata Ali. Pada saat yang bersamaan lukanya kemudian pulih, dan mata Ali menjadi lebih baik dari sebelumnya. </text:p>
        </text:list-item>
        <text:list-item>
          <text:p text:style-name="P248"><text:soft-page-break/><text:span text:style-name="T174">Usman bin Hunaif meriwayatkan: seorang laki-laki yang buta datang kepada Rasulullah dan meminta padanya untuk berdoa kepada Allah untuk menyembuhkan penglihatannya. Rasulullah berkata: “</text:span><text:span text:style-name="T56">jika kau menginginkan, saya tidak akan berdoa—menjadi buta adalah lebih </text:span><text:span text:style-name="T60">baik</text:span><text:span text:style-name="T56"> bagi akhiratmu—atau saya akan berdoa.</text:span><text:span text:style-name="T174">” Laki-laki itu kemudian memilih untuk dipulihkan dari kebutaan dan kemudian Rasulullah berkata padanya: “</text:span><text:span text:style-name="T56">pergilah dan berwudhu. Kemudian laksanakan salat dua rakaat dan katakanlah: ya Allah, sesungguhnya permohonanku hanyalah pada-Mu dan aku </text:span><text:span text:style-name="T58">menghadap</text:span><text:span text:style-name="T60">kan</text:span><text:span text:style-name="T58"> wajahku kepada-Mu melalui Nabi Muhammad, nabi dari segala rahmat. Ya Muhammad, <text:s/>sesungguhnya saya menghadapkan wajahku kepada Allah melalui engkau, bahwa Dia akan memulihkan penglihatanku. Ya Allah, jadikanlah ia sebagai perantaraku.</text:span><text:span text:style-name="T174">”</text:span></text:p>
        </text:list-item>
      </text:list>
      <text:p text:style-name="P37">Laki-laki itu melakukan seperti yang beliau katakan, dan penglihatannya kemudian pulih. </text:p>
      <text:p text:style-name="P38">Kerajaan binatang mengenali Rasulullah, salawat dan salam kepadanya, dan menjadi alat bagi beliau untuk melaksanakan mukjizatnya. Meskipun ada begitu banyak contoh mukjizat, kita hanya menyebutkan di sini beberapa yang dikenal secara luas dan disetujui oleh otoritas yang mengesahkan.</text:p>
      <text:list xml:id="list551329799" text:style-name="L26">
        <text:list-item>
          <text:p text:style-name="P190"><text:span text:style-name="T186">Selama hijrah, ketika Rasulullah, salawat dan keselamatan atasnya, mencari tempat perlindungan dari orang-orang kafir pada gua </text:span><text:span text:style-name="T188">Tsur</text:span><text:span text:style-name="T186">, dua ekor merpati menjadi pembimbing pada jalan masuk (seperti dua pengawal) dan seekor laba-lab (seperti penjaga pintu) menutupi jalan masuknya dengan jaring-jaringnya yang tipis. Ketika Ubay bin Khalaf, seorang pemuka Quraisy, memeriksa gua tersebut, </text:span><text:span text:style-name="T187">temannya menyarankan bahwa mereka harus masuk. Dia menjawab: “</text:span><text:span text:style-name="T59">terdapat sarang laba-laba di sini, yang sepertinya telah dijalin sebelum lahirnya Muhammad.</text:span><text:span text:style-name="T187">” Yang lain menambahkan: “</text:span><text:span text:style-name="T59">bukankah merpati-merpati itu, berdiri di sana, akan tetap di sana jika seseorang berada di dalam gua?</text:span><text:span text:style-name="T187">”</text:span></text:p>
        </text:list-item>
        <text:list-item>
          <text:p text:style-name="P237"><text:span text:style-name="T187">J</text:span><text:span text:style-name="T174">abir meriwayatkan</text:span><text:span text:style-name="T190">: saya berada bersama Rasulullah selama ekspedisi militer. Ketika untaku mengalami kelelahan dan kemudian tertinggal, Rasulullah kemudian sedikit memacunya. Ini membuat unta itu menjadi sangat cepat di mana saya harus menariknya pada tali kekangnya untuk membuatnya sedikit pelan sehingga saya bisa mendengarkan Rasulullah, namun saya tidak bisa membuatnya pelan. </text:span></text:p>
        </text:list-item>
        <text:list-item>
          <text:p text:style-name="P245"><text:span text:style-name="T194">Anas bin Malik </text:span><text:span text:style-name="T191">meriwayatkan</text:span><text:span text:style-name="T193">: </text:span><text:span text:style-name="T191">sesudah penaklukan Khaibar, </text:span><text:span text:style-name="T192">seorang wanita yahudi menawarkan kepada Rasulullah daging sapi panggang. Ra</text:span><text:soft-page-break/><text:span text:style-name="T192">sulullah, salawat dan salam kepadanya, memakan sepotong namun, berdasarkan riwayat dari Abu Daud, berhenti memakannya dan berkata: “</text:span><text:span text:style-name="T61">sapi ini mengatakan bahwa ia telah diberi racun.</text:span><text:span text:style-name="T192">” Dia kemudian menoleh kepada wanita itu dan menanyakan mengapa dia </text:span><text:span text:style-name="T344">menawarkan padanya daging sapi yang diberi racun. K</text:span><text:span text:style-name="T345">etika wanita itu menjawab bahwa dia ingin membunuh beliau, Rasulullah menjawab: “</text:span><text:span text:style-name="T26">Allah tidak akan mengizinkan kamu untuk menyerang dan menyusahkanku.</text:span><text:span text:style-name="T345">” </text:span></text:p>
        </text:list-item>
        <text:list-item>
          <text:p text:style-name="P238">Aisyah meriwayatkan: kami memiliki merpati di rumah kami. Ketika Rasulullah, salawat dan salam kepadanya, berada di rumah, ia akan diam. Ketika beliau pergi, merpati itu akan berjalan ke sana kemari. </text:p>
        </text:list-item>
        <text:list-item>
          <text:p text:style-name="P238">Anas bin Malik meriwayatkan: Rasulullah, salawat dan salam kepadanya, merupakan seseorang yang tampan, dermawan, dan berani. Suatu malam penduduk Madinah <text:s/>mendengar sebuah suara dan keluar dengan ketakutan untuk mencari tahu. Pada jalan mereka, mereka melihat seorang laki-laki datang menuju mereka, yang nampak seperti Rasulullah, salawat dan salam kepadanya. <text:span text:style-name="T346">Beliau berkata kepada mereka: “</text:span><text:span text:style-name="T27">tidak ada yang perlu dirisaukan.</text:span><text:span text:style-name="T346">” Beliau telah naik di atas kuda Abu Talhah dan menyelidiki apa yang terjadi sebelum yang lainnya datang. Beliau kemudian memandang Abu Talhah dan berkata: “</text:span><text:span text:style-name="T27">saya menemukan kuda mu begitu cepat dan nyaman ditunggangi</text:span><text:span text:style-name="T346">” sementara </text:span><text:span text:style-name="T448">itu merupakan </text:span><text:span text:style-name="T346">kuda </text:span><text:span text:style-name="T448">yang </text:span><text:span text:style-name="T346">paling lambat sebelum kejadian tersebut. Sesudah malam itu, tidak ada kuda lain yang bisa berlomba melawan kuda itu. </text:span></text:p>
        </text:list-item>
      </text:list>
      <text:p text:style-name="P114">Mukjizat Rasulullah tidak hanya dibatasi oleh benda yang hidup. <text:s/>Berdasarkan banyak riwayat di dalam kitab-kitab hadis, dia juga menggunakan benda tidak hidup untuk menunjukkan mukjizatnya. </text:p>
      <text:list xml:id="list935371100" text:style-name="L27">
        <text:list-item>
          <text:p text:style-name="P239">Jabir bin Samura meriwayatkan: Rasulullah, salawat dan salam kepadanya, suatu waktu berkata: “<text:span text:style-name="T8">menjelang kenabianku, sebuah batu di Mekkah biasanya menyapaku. Saya masih mengenalinya.</text:span>” Abdullah bin Masud meriwayatkan: kami bisa mendengar makanan memuliakan Allah ketika kami makan bersama Rasulullah, salawat dan salam kepadanya. </text:p>
        </text:list-item>
        <text:list-item>
          <text:p text:style-name="P239">Para periwayat hadis menyampaikan dari Anas, Abu <text:s/>Hurairah, Usman, dan Sa’id bin Ibnu Ziyad, yang berkata: Rasulullah, salawat dan salam kepadanya, mendaki pada bukit Uhud, ditemani oleh Abu Bakar, Umar, dan Usman. Perbukitan itu, <text:s/>entah karena takjub atau karena gembira berguncang. Rasulullah berkata padanya: “<text:span text:style-name="T8">tenanglah, wahai Uhud, karena di <text:s/>atasmu ada seorang nabi, yang paling benar, dan dua syuhada.</text:span>” </text:p>
        </text:list-item>
      </text:list>
      <text:p text:style-name="P115"><text:soft-page-break/>Dengan demikian Rasulullah meramalkan kesyahidan dari Umar bin Khattab dan Usman bin Affan. </text:p>
      <text:list xml:id="list4120518539" text:style-name="L28">
        <text:list-item>
          <text:p text:style-name="P191"><text:span text:style-name="T347">Telah dinyatakan di dalam riwayat yang shahih dari Ali, Jabir, dan Aisyah bahwa batu dan gunung akan berkata kepada Rasulullah: “</text:span><text:span text:style-name="T28">keselamatan atasmu, ya Rasulullah.</text:span><text:span text:style-name="T347">” Ali berkata: “</text:span><text:span text:style-name="T28">kapan pun kami berjalan di pinggiran kota M</text:span><text:span text:style-name="T53">e</text:span><text:span text:style-name="T28">kkah pada masa-masa awal kenabian, pohon-pohon dan batu-batu akan berkata: keselamatan atasmu, ya Rasulullah.</text:span><text:span text:style-name="T347">” Perlindungan terhadap Rasulullah adalah mukjizat itu sendiri. </text:span></text:p>
        </text:list-item>
        <text:list-item>
          <text:p text:style-name="P191"><text:span text:style-name="T338">Seperti yang diriwayatkan melalui berbagai jalur</text:span><text:span text:style-name="T347">. </text:span><text:span text:style-name="T348">Selama ekspedisi militer di Ghatfan dan Anmar, seorang pemuka suku yang berani bernama Ghawras </text:span><text:span text:style-name="T347"><text:s/></text:span><text:span text:style-name="T348">tiba-tiba muncul di sisi Rasulullah, yang sedang berbaring di bawah pohon. Mencabut pedangnya, dia bertanya kepada Rasulullah: “siapa yang akan menyelamatkanmu dariku saat ini?” “</text:span><text:span text:style-name="T29">kehendak Allah,</text:span><text:span text:style-name="T348">” Rasulullah menjawab. Kemudian beliau berdoa: “</text:span><text:span text:style-name="T29">ya Allah, lindungilah aku darinya seperti yang Engkau kehendaki.</text:span><text:span text:style-name="T348">” Pada saat itu, Ghawras kemudian terduduk, dan pedangnya jatuh dari tangannya. Rasulullah, salawat dan salam kepadanya, <text:s/>mengambil pedang dan bertanya kepadanya: “</text:span><text:span text:style-name="T30">sekarang, siapa yang akan menyelamatkanmu dariku?</text:span><text:span text:style-name="T348">” </text:span><text:span text:style-name="T349">Ghawras kemudian bergetar dan kemudian memohon kepada Rasulullah untuk mengampuni nyawanya. “</text:span><text:span text:style-name="T30">Engkau adalah orang yang terhormat, dan pemaaf; hanya pengampunan yang aku harapkan darimu,</text:span><text:span text:style-name="T349">” dia memohon. Rasulullah memaafkannya, dan ketika Ghawras kembali kepada sukunya, dia berkata pada mereka: “</text:span><text:span text:style-name="T30">saya baru saja kembali dari seorang manusia yang paling baik.</text:span><text:span text:style-name="T349">” </text:span></text:p>
        </text:list-item>
        <text:list-item>
          <text:p text:style-name="P240"><text:span text:style-name="T337">Abu Hurairah </text:span>meriwayatkan: Abu Jahal suatu ketika bertanya kepada mereka yang berada di dekatnya: “<text:span text:style-name="T8">apakah Muhammad masih menggosokkan wajahnya ke tanah [sujud]?</text:span>” “<text:span text:style-name="T8">ya, dia melakukannya,</text:span>” jawab mereka. Abu Jahal kemudian menambahkan: “<text:span text:style-name="T8">demi Latta dan Uzza, jika saya melihat dia melakukan itu lagi, saya akan menginjak lehernya atau menguburkan wajahnya di dalam tanah.</text:span>” </text:p>
        </text:list-item>
      </text:list>
      <text:p text:style-name="P116">Beberapa saat kemudian Rasulullah datang dan mulai salat. Ketika beliau hendak sujud, Abu Jahal kemudian menghampirinya namun tiba-tiba saja mundur kembali dengan ketakutan dan keheranan, berusaha melindungi dirinya dengan tangannya. Ketika ditanyakan mengapa dia melakukannya, dia menjawab: “<text:span text:style-name="T8">sesungguhnya, antara saya dan dia terdapat parit yang diisi oleh api, dan sesuatu yang mengerikan dan beberapa sayap.</text:span>” </text:p>
      <text:p text:style-name="P116"><text:soft-page-break/>Rasulullah kemudian berkata mengenai kejadian itu: “<text:span text:style-name="T8">jika dia mendekatiku, maka malaikat akan menghancurkannya hingga potongan-potongan. </text:span>” <text:span text:style-name="T350">Allah telah menjanjikan untuk menjaganya terhadap kaumnya:</text:span></text:p>
      <text:p text:style-name="P47">Hai Rasul, sampaikanlah apa yang diturunkan kepadamu dari Tuhanmu. Dan jika kamu tidak kerjakan <text:span text:style-name="T351">(</text:span>apa <text:span text:style-name="T351">yang diperintahkan itu, berarti) kamu tidak menyampaikan amanat-Nya. <text:s/>Allah memelihara kamu dari (gangguan) manusia. Sesungguhnya Allah tidak memberi petunjuk kepada orang-orang kafir. </text:span><text:span text:style-name="T130">(</text:span><text:span text:style-name="T171">Al-Quran </text:span><text:span text:style-name="T130">5:67)</text:span></text:p>
      <text:p text:style-name="P24">Dikabulkannya doa beliau juga adalah sebuah mukjizat, seperti yang terlihat dari catatan berikut: </text:p>
      <text:list xml:id="list1412302961" text:style-name="L29">
        <text:list-item>
          <text:p text:style-name="P192"><text:span text:style-name="T131">Pengumpul hadis-hadis shahih, termasuk Imam al-Bukhari dan Imam Muslim, secara sepakat, meriwayatkan bahwa doa Rasulullah <text:s/>untuk mendatangkan hujan selalu dikabulkan seketika. Terkadang hujan turun sebelum beliau merendahkan tangannya ketika di atas mimbar. Awan hujan akan muncul ketika pasukannya kehabisan air. Bahkan ketika masa kanak-kanak, kakeknya Abdul Muthallib akan pergi keluar dengannya untuk berdoa agar turun hujan, dan hujan akan turun dari kasih sayang Allah terhadapnya. Abdul Muthallib mengabadikan fakta ini dalam puisinya. Sesudah Rasulullah wafat, Umar suatu ketika menyebut nama Abbas ketika berdoa untuk mendatangkan hujan, dengan mengatakan: “</text:span><text:span text:style-name="T31">ya Allah, ini merupakan paman dari Rasul-Mu. Turunkan kami hujan, demi keridaannya. </text:span><text:span text:style-name="T131">” Sesudah itu </text:span><text:span text:style-name="T159">maka </text:span><text:span text:style-name="T131">turunlah hujan. </text:span></text:p>
        </text:list-item>
        <text:list-item>
          <text:p text:style-name="P241"><text:span text:style-name="T131">A</text:span><text:span text:style-name="T63">nas bin Malik meriwayatkan bahwa pada hari </text:span><text:span text:style-name="T132">Jumat ketika Rasulullah memberikan khotbah, seorang laki-laki datang ke dalam masjid dan berkata: “</text:span><text:span text:style-name="T32">ya Rasulullah, di sana sedang kemarau. Ku mohon berdoalah kepada Allah untuk mengirimkan hujan.</text:span><text:span text:style-name="T132">” </text:span><text:span text:style-name="T33">Rasulullah berdoa, dan kemudian hujan terus turun hingga jumat berikutnya. Pada hari tersebut, ketika Rasulullah kembali berada di mimbar memberikan khotbah, laki-laki itu berdiri dan berkata: “ya Rasulullah, kumohon berdoalah kepada Allah untuk mengalihkan hujan dari tempat kita.” Rasulullah berdoa: “ya Allah, kirimkanlah hujan pada tempat-tempat di sekitar kami, bukan pada tempat kami.” Anas, yang meriwayatkan kejadian tersebut, berkata: “demi Allah, saya melihat awan berpencar dan hujan turun ke tempat-tempat lainnya, dan ia berhenti turun pada penduduk Madinah.”</text:span><text:span text:style-name="T33"><text:note text:id="ftn14" text:note-class="footnote"><text:note-citation>14</text:note-citation><text:note-body><text:p text:style-name="P170">Bukhari, Istisqa’ 7; Muslim, Istisqa’ 1. </text:p></text:note-body></text:note></text:span></text:p>
        </text:list-item>
        <text:list-item>
          <text:p text:style-name="P215"><text:span text:style-name="T337">Abdullah bin Umar meriwayatkan</text:span>: ketika terdapat 40 orang sahabat <text:soft-page-break/>bersamanya, Rasulullah, salawat dan salam kepadanya, berdoa: “<text:span text:style-name="T8">ya Allah, </text:span><text:span text:style-name="T34">kuatkanlah Islam pada diri dua orang, yakni, Umar bin Khattab dan Amru bin al-Hisyam, yang mana Engkau rid</text:span><text:span text:style-name="T51">h</text:span><text:span text:style-name="T34">ai.</text:span>” <text:span text:style-name="T352">Pagi berikutnya, Umar datang kepada Rasulullah dan masuk Islam. </text:span></text:p>
        </text:list-item>
        <text:list-item>
          <text:p text:style-name="P216"><text:span text:style-name="T337">Abdullah bin Abbas meriwayatkan</text:span>: <text:span text:style-name="T353">suatu saat ketika Rasulullah pergi menenangkan dirinya, saya membawakan air kepadanya untuk berwudhu. Ketika </text:span><text:span text:style-name="T354">dia keluar, dia bertanya saya yang menaruh air di sana. “</text:span><text:span text:style-name="T35">Saya melakukannya,</text:span><text:span text:style-name="T354">” saya menjawabnya. </text:span><text:span text:style-name="T355">Kemudian dia berdoa: “</text:span><text:span text:style-name="T36">ya Allah, buatlah ia memiliki pengetahuan yang baik dalam agama dan ajarkan kepadanya makna dari Al-Quran.</text:span><text:span text:style-name="T355">” Berdasarkan doa ini, </text:span><text:span text:style-name="T356">dia kemudian dikenal sebagai “</text:span><text:span text:style-name="T37">pemuka dari para ulama</text:span><text:span text:style-name="T356">” <text:s/></text:span><text:span text:style-name="T357">dan “</text:span><text:span text:style-name="T37">penafsir Al-Quran.</text:span><text:span text:style-name="T357">” Ketika dia masih muda, Umar mengikutkannya di dalam majelis penasihatnya yang terdiri dari ulama-ulama terkemuka dan sahabat-sahabat yang telah sepuh. </text:span></text:p>
        </text:list-item>
        <text:list-item>
          <text:p text:style-name="P217"><text:span text:style-name="T337">Anas bin Malik meriwayatkan: ibuku membawaku kepada Rasulullah dan berkata</text:span>: “<text:span text:style-name="T38">Y</text:span><text:span text:style-name="T8">a Rasulullah, </text:span><text:span text:style-name="T38">ini adalah putraku Anas. Biarkanlah dia melayanimu. Berdoalah baginya.</text:span>” <text:span text:style-name="T358">Rasulullah berdoa: “</text:span><text:span text:style-name="T38">ya Allah, berikanlah dia kekayaan yang melimpah dan keturunan yang banyak.</text:span><text:span text:style-name="T358">” Anas mengatakan pada usianya yang lanjut, dengan bersumpah demi Allah: “</text:span><text:span text:style-name="T38">kamu telah melihat melimpahnya kekayaanku, dan anak-anakku dan cucu-cucuku berjumlah sekitar 100 orang.</text:span><text:span text:style-name="T358">”</text:span></text:p>
        </text:list-item>
        <text:list-item>
          <text:p text:style-name="P218">Abu Hurairah suatu waktu mempermasalahkan kepada Rasulullah tentang sering lupa. Rasulullah mengatakan padanya untuk menyebarkan pakaian di lantai. Kemudian beliau sepertinya mengisi tangannya dengan sesuatu yang tidak terlihat dan menuangkannya pada pakaian tersebut. Sesudah mengulangi hal ini sebanyak tiga atau empat kali, beliau berkata kepada Abu Hurairah untuk mengumpulkan pakaian itu. Abu Hurairah, seperti yang dikatakannya kemudian sambil bersumpah dengan nama Allah, tidak pernah melupakan apapun lagi. Ini merupakan satu di antara beberapa kejadian yang dikenal berhubungan dengan para sahabat. </text:p>
        </text:list-item>
        <text:list-item>
          <text:p text:style-name="P218">Sebagai tambahan, Rasulullah bertemu dan berbicara dengan para malaikat dan jin. Umar meriwayatkan: Kami sedang duduk bersama Rasulullah, salawat dan salam kepadanya, ketika seorang laki-laki muncul di samping kami. Tidak ada tanda-tanda perjalanan padanya. Dia duduk di dekat Rasulullah dan menyentuhkan lututnya kepada Rasulullah, menanyakan kepada beliau mengenai keimanan, Islam, kesempurnaan akhlak (ihsan), dan Hari Kiamat. Sesudah tanya jawab, laki-laki itu kemudian pergi dan <text:soft-page-break/>menghilang. Rasulullah, salawat dan salam kepadanya, menoleh kepadaku dan bertanya siapakah laki-laki itu. “<text:span text:style-name="T8">Allah dan rasul-Nya yang lebih mengetahui</text:span>” jawabku. Rasulullah kemudian berkata: “<text:span text:style-name="T8">dia adalah Jibril. Dia datang untuk mengajarkan kepadamu agamamu.</text:span>”</text:p>
        </text:list-item>
        <text:list-item>
          <text:p text:style-name="P218"><text:span text:style-name="T337">Sa’ad bin Abi Waqqash meriwayatkan</text:span>: pada perang Uhud, saya melihat dua laki-laki berpakaian warna putih berada di sisi Rasulullah, berperang untuk beliau. Saya tidak pernah melihat mereka sebelumnya, dan juga tidak pernah lagi melihat mereka kemudian. (Sa’ad bermaksud bahwa mereka adalah dua malaikat, yakni Jibril dan Mikhail). </text:p>
        </text:list-item>
        <text:list-item>
          <text:p text:style-name="P219">Rifa’a bin Rafi’ meriwayatkan: Jibril bertanya kepada Rasulullah mengenai pendapatnya tentang para sahabat yang terlibat dalam <text:s/>perang Badar. Rasulullah menjawab seperti ini: “<text:span text:style-name="T39">kami menganggap mereka berada di antara kaum muslim yang paling saleh.</text:span>” <text:span text:style-name="T359">Jibril menjawab: “</text:span><text:span text:style-name="T39">demikian pula kami. Kami menganggap bahwa para malaikat yang hadir di sana sebagai berada di antara para malaikat yang paling saleh.</text:span><text:span text:style-name="T359">”</text:span></text:p>
        </text:list-item>
        <text:list-item>
          <text:p text:style-name="P220">Dalam Musnadnya, Ahmad bin Hambal meriwayatkan dari Abdullah bin Mas’ud bahwa Rasulullah, salawat dan salam kepadanya, mengundang para jin untuk menerima Islam dan mengajarkan kepada mereka mengenai Al-Quran.<text:note text:id="ftn15" text:note-class="footnote"><text:note-citation>15</text:note-citation><text:note-body><text:p text:style-name="P171">Musnad, 1:455</text:p></text:note-body></text:note></text:p>
        </text:list-item>
      </text:list>
      <text:p text:style-name="P25">Rasulullah, salawat dan salam kepadanya, juga telah menunjukkan mukjizat yang berkaitan dengan penampakan makhluk-makhluk gaib dan alam gaib. </text:p>
      <text:list xml:id="list160726898849804" text:continue-numbering="true" text:style-name="L29">
        <text:list-item>
          <text:p text:style-name="P221"><text:span text:style-name="T337">Aisyah meriwayatkan</text:span>: Suatu hari terjadi gerhana matahari. Rasulullah, salawat dan salam kepadanya, <text:span text:style-name="T360">melaksanakan salat gerhana dan kemudian menjelaskan: “</text:span><text:span text:style-name="T40">Matahari dan bulan merupakan dua tanda-tanda kebesaran Allah. Ketika kamu menyaksikan gerhana, salat lah hingga ia usai. Demi Allah, di tempat ini di mana saya melaksanakan salat saya melihat segala sesuatu yang telah dijanjikan untukku. Ketika kalian melihatku maju ke depan selama salat, saya telah me</text:span><text:span text:style-name="T41">ngambil setandan buah anggur yang nampak padaku dari surga. Kemudian, demi Allah, ketika kalian melihatku mundur ke belakang, saya melakukannya karena saya melihat neraka meraung-raung dengan bagian-bagiannya saling menumpuk satu sama lain.</text:span><text:span text:style-name="T360">”</text:span> </text:p>
        </text:list-item>
        <text:list-item>
          <text:p text:style-name="P222">Abdullah bin Abbas meriwayatkan: Rasulullah, salawat dan salam kepadanya melintasi dua buah kubur dan berkata: perhatikan pada apa yang <text:soft-page-break/>saya katakan kepadamu: mereka yang berbaring pada kubur itu mengalami siksaan karena adanya dua hukuman dalam kubur. Salah satu dari mereka senang menggunjing dan memfitnah orang lain di mana pun mereka; sementara yang satunya tidak hati-hati dalam membersihkan air kencingnya.</text:p>
        </text:list-item>
      </text:list>
      <text:p text:style-name="P26"><text:span text:style-name="T361">Bahkan benda-benda tidak bergerak semacam pohon dan tongkat telah menjadi saksi bagi kenabiannya. <text:s/></text:span><text:s/></text:p>
      <text:list xml:id="list160728487400902" text:continue-numbering="true" text:style-name="L29">
        <text:list-item>
          <text:p text:style-name="P223"><text:span text:style-name="T339">Jabir </text:span><text:span text:style-name="T340">bin Abdullah meriwayatkan</text:span><text:span text:style-name="T362">: kami sedang berjalan bersama Rasulullah, salawat dan salam kepadanya. Kami sedang menuruni sebuah lembah yang luas, dan Rasulullah mencari sebuah tempat untuk beristirahat. Ketika dia tidak menemukannya, dia kemudian pergi kepada dua buah pohon yang dilihatnya di dalam lembah. Dia menarik salah satunya di dahannya ke dekat pohon lainnya. Pohon itu layaknya seperti unta yang jinak yang ditarik pada tali kekangnya. Dia mengatakan pada mereka: “</text:span><text:span text:style-name="T42">bersatulah di atas ku, dengan izin Allah.</text:span><text:span text:style-name="T362">” </text:span><text:span text:style-name="T363">Pohon-pohon itu kemudian melakukannya dan membentuk sebuah </text:span><text:span text:style-name="T364">tirai</text:span><text:span text:style-name="T363">. </text:span></text:p>
        </text:list-item>
        <text:list-item>
          <text:p text:style-name="P224">Abdullah bin Umar meriwayatkan: Rasulullah, salawat dan salam kepadanya, biasanya bersandar pada sebuah tiang yang disebut sebagai “<text:span text:style-name="T43">tiang batang kurma</text:span>” ketika memberikan khotbah. <text:span text:style-name="T365">Ketika mimbar kemudian dibuat dan Rasulullah mulai memberikan khotbah dari itu, tiang tadi merintih karena terpisah dari beliau. Rasulullah kemudian turun dan kemudian mengelusnya, sehingga sesudahnya tiang itu berhenti merintih.</text:span><text:span text:style-name="T365"><text:note text:id="ftn16" text:note-class="footnote"><text:note-citation>16</text:note-citation><text:note-body><text:p text:style-name="P172">Bukhari, Manaqib, 25; Tirmidzi, Manaqib, 6; Nasa’i, Jumu’ah. </text:p></text:note-body></text:note></text:span></text:p>
        </text:list-item>
        <text:list-item>
          <text:p text:style-name="P225">Abu Said al-Khudri meriwayatkan: Rasulullah memberikan Qatadah bin Nu’man sebuah tongkat pada malam hari, sambil berkata: “<text:span text:style-name="T8">tongkat ini akan menerangi sekelilingmu hingga sejauh 7 meter. Ketika kamu pergi ke rumah, kamu akan melihat sebuah bayangan hitam. Tanpa mengizinkannya mengatakan padamu apapun, pukul </text:span><text:span text:style-name="T44">l</text:span><text:span text:style-name="T8">ah ia dengan tongkat itu.</text:span>”</text:p>
        </text:list-item>
      </text:list>
      <text:p text:style-name="P27">Qatada melakukan sebagaimana yang diperintahkan. </text:p>
      <text:h text:style-name="Heading_20_2" text:outline-level="2">Mukjizat Tidak Dapat Dibantah</text:h>
      <text:p text:style-name="P117">Rasulullah, salawat dan salam kepadanya, menyatakan bahwa dia adalah seorang nabi, dan untuk membuktikan kenabiannya, memaparkan Al-Quran <text:span text:style-name="T449">beserta</text:span> hampir 1000 mukjizat. Kejadiannya tidak bisa dibantah, karena bahkan untuk seorang kafir yang bebal hanya bisa <text:span text:style-name="T449">menuduhnya</text:span> <text:span text:style-name="T449">dengan perbuatan </text:span>sihir. Karena tidak dapat membantah mukjizatnya, mereka memberikannya sihir—semoga Allah menjauhkannya--untuk <text:soft-page-break/>membenarkan kekafiran mereka dan melanjutkan penyesatan bagi para pengikutnya. </text:p>
      <text:p text:style-name="P157">Mukjizatnya telah dibenarkan dan diriwayatkan secara mutawatir oleh para periwayat hadis. <text:span text:style-name="T366">Sebuah mukjizat merupakan penegasan dari Sang Pencipta tentang kenabiannya, </text:span><text:span text:style-name="T367">seperti yang telah dikatakan sebagai akibatnya: “kamu </text:span><text:span text:style-name="T368">telah berbicara tentang kebenaran.</text:span><text:span text:style-name="T367">” </text:span><text:span text:style-name="T369">Jika seseorang </text:span><text:span text:style-name="T370">mengakui</text:span><text:span text:style-name="T369"> di tengah kehadiran penguasa bahwa penguasa telah menugaskannya pada posisi </text:span><text:span text:style-name="T370">ini dan itu</text:span><text:span text:style-name="T369">, perkataan “ya” oleh sang penguasa membuktikan pernyataannya ini. Lebih lanjut, jika penguasa mengubah </text:span><text:span text:style-name="T370">perilaku dan kebiasaannya oleh permintaan orang tersebut, itu makin menegaskan pernyataan orang tersebut. Dengan cara yang sama, Rasulullah yang mulia, salawat dan salam kepadanya, mengakui bahwa ia adalah utusan dari Sang Pencipta alam semesta, yang pada gilirannya, akan merubah aturannya yang tetap ketika dibutuhkan sehingga utusan-Nya bisa melaksanakan mukjizat untuk membuktikan pengakuannya. <text:s/></text:span></text:p>
      <text:p text:style-name="P118"><text:span text:style-name="T372">Menyangkal</text:span> adanya <text:span text:style-name="T371">mukjizat </text:span><text:span text:style-name="T372">sama saja dengan membantah keberadaan Allah, kenabian Muhammad, salawat dan salam kepadanya, demikian pula kedudukan Al-Quran sebagai kalam Allah. </text:span><text:span text:style-name="T421">Penyangkalan semacam itu </text:span><text:span text:style-name="T422">adalah tidak masuk akal dan tidak bermakna, </text:span><text:span text:style-name="T423">karena jika satu </text:span><text:span text:style-name="T424">buah </text:span><text:span text:style-name="T423">bukti </text:span><text:span text:style-name="T424">membenarkan </text:span><text:span text:style-name="T423">sebuah pernyataan, maka penyangkalannya menghendaki penyelidikan secara menyeluruh terhadap ruang dan waktu. </text:span><text:span text:style-name="T425">Sebagai contoh, jika kamu menyatakan bahwa terdapat angsa berwarna hitam, maka yang perlu kamu lakukan menghasilkannya satu ekor. Namun jika kamu menyatakan bahwa hal ini adalah tidak mungkin, maka kamu harus menunjukkan semua angsa yang ada sejak permulaan hingga akhir masa. Jadi, ketidakberadaan sesuatu adalah hal yang hampir tidak mungkin untuk dibuktikan</text:span><text:span text:style-name="T373">. Mereka yang menyanggah adanya mukjizat, yang memiliki miliaran pengikut, serta ratusan ribu wali, ulama dan cend</text:span><text:span text:style-name="T450">e</text:span><text:span text:style-name="T373">kia, yang membenarkan sejak Rasulullah menyatakan kenabiannya, adalah seperti seseorang yang mengatakan </text:span><text:span text:style-name="T374">jika satu pintu saja dari istana megah yang terdiri dari <text:s/>1000 pintu tertutup, maka istana itu tidak bisa dimasuki. </text:span></text:p>
      <text:p text:style-name="P119">Hampir semua nabi-nabi menunjukkan mukjizat. Selama berabad-abad, jutaan umat yahudi dan nasrani telah membenarkan mukjizat dari Nabi Musa dan Nabi Isa. Ketika dibandingkan dengan nabi-nabi yang lain, cela apakah yang mereka lihat pada diri Nabi Muhammad yang membuat mereka membantah mukjizat yang dilakukannya? </text:p>
      <text:p text:style-name="P119">Penciptaan Adam, Hawa, dan Nabi Isa adalah sebuah mukjizat, karena <text:soft-page-break/>mereka tidak dilahirkan berdasarkan hukum-hukum yang <text:span text:style-name="T375">telah </text:span>ditetapkan oleh Allah. <text:s/>Meskipun saat ini telah bercampur dengan gagasan materialis, ilmu pengetahuan suatu ha<text:span text:style-name="T450">r</text:span>i nanti akan melandaskan asal mula kehidupan pada mukjizat dari Allah. Di samping itu, adalah hal yang <text:span text:style-name="T375">sangat </text:span>dipertanyakan <text:span text:style-name="T375">apakah ilmiah untuk menandai sebagai mitos mengenai kepercayaan, konsep, atau kejadian yang ilmu pengetahuan tidak bisa menjelaskannya. <text:s/></text:span></text:p>
      <text:p text:style-name="P120">Ilmu pengetahuan didasarkan pada teori dan dikembangkan melalui metode <text:span text:style-name="T376">penyelidikan </text:span>“uji dan gagal” <text:span text:style-name="T376">terhadap teori tersebut. Banyak fakta-fakta yang sudah mapan saat ini pernah dipandang sebagai hal yang salah, dan banyak fakta yang dahulunya sudah mapan sekarang dipandang sebagai sebuah kekeliruan. Kemudian, kita menerima tanpa mempertanyakan keberadaan banyak hal yang tidak bisa kita buktikan secara ilmiah. Menyanggah adanya mukjizat </text:span><text:span text:style-name="T450">adalah</text:span><text:span text:style-name="T376"> hal yang tidak ilmiah, </text:span><text:span text:style-name="T450">karena semestinya </text:span><text:span text:style-name="T376">kesimpulan atau keputusan itu didasarkan pada bukti yang kuat. Tidak seorang pun yang bisa menyanggah, entah berdasarkan ilmu pengetahuan atau tidak, mukjizat dari Rasulullah, salawat dan salam kepadanya. </text:span></text:p>
      <text:p text:style-name="P121">Beberapa orang menganggap mukjizat bertentangan dengan nalar dan logika. Akan tetapi, nalar dan kecerdasan kita tidak bisa memahami segala yang ada di kehidupan. Juga, tidak ada dua orang yang memiliki tingkat pemikiran yang sama. Jadi, untuk memutuskan bahwa sesuatu itu masuk akal atau tidak, maka pemikiran siapa yang akan memutuskan? Al-Quran menyatakan: <text:span text:style-name="T45">Siapapun yang Kami kehendaki, Kami tinggikan derajatnya. </text:span><text:span text:style-name="T62">Di atas orang-orang yang berpengetahuan itu adalah lagi Yang Maha Mengetahui </text:span><text:span text:style-name="T133">(</text:span><text:span text:style-name="T172">Al-Quran </text:span><text:span text:style-name="T133">12:76). </text:span></text:p>
      <text:p text:style-name="P122"><text:span text:style-name="T63">Keteraturan, harmoni, dan tujuan yang luar biasa dalam kehidupan sudah pasti menandakan adanya Sang Pencipta dengan pengetahuan serta kehendak dan kekuasaan yang mutlak. Bahwa Allah sebagai pencipta melakukan apa yang dikehendaki-Nya, karena Dia tidak dibatasi oleh hukum-hukum </text:span><text:span text:style-name="T160">yang </text:span><text:span text:style-name="T63">dibentuk-Nya bagi alam semesta. </text:span><text:span text:style-name="T203"><text:s/>Dengan demikian, Dia bisa merubahnya atau bahkan bertindak dan menciptakan tanpa adanya hukum-hukum </text:span><text:span text:style-name="T204">tertentu</text:span><text:span text:style-name="T203"> jika Dia menghendaki hal tersebut. <text:s/>Dengan hal ini, kita harus berusaha menemukan hukum-hukum tersebut, karena Allah memberikan kita kecerdasan untuk hal </text:span><text:span text:style-name="T205">itu</text:span><text:span text:style-name="T203">, bukan untuk </text:span><text:span text:style-name="T205">menghakimi tindakannya. Pemikiran manusia terbatas, dan kita semua sudah tahu bahwa apa yang terbatas tidak bisa menghakimi apa yang yang tidak memiliki batas. </text:span></text:p>
      <text:p text:style-name="P123"><text:span text:style-name="T134">W</text:span><text:span text:style-name="T63">aktu berganti dan berubah berdasarkan pada dimensi tempat dan ke</text:span><text:soft-page-break/><text:span text:style-name="T63">hidupan. Sebagai contoh, pengukuran waktu berbeda dari planet yang satu ke planet yang lain. Semakin halus atau semakin </text:span><text:span text:style-name="T160">terbentuk</text:span><text:span text:style-name="T63"> suatu materi, maka semakin cepat waktu dan pergerakannya, seperti yang ditunjukkan bahwa ruh kita akan bergerak lebih cepat dari tubuh fisis kita. Juga, imajinasi kita bisa menjelajah menembus seluruh langit dalam beberapa detik. </text:span></text:p>
      <text:p text:style-name="P123"><text:span text:style-name="T63">Seperti halnya setiap orang adalah </text:span><text:span text:style-name="T160">unik</text:span><text:span text:style-name="T63"> dalam kaitannya dengan kekuatan, maka terdapat pula perbedaan besar dalam kemampuan setiap spesies. Kita jauh lebih kuat dari pada semut atau lebah, namun mereka dapat melakukan hal yang tidak bisa kita lakukan. <text:s/>Juga, makhluk gaib dan tak kasat mata seperti malaikat dan jin, bahkan hingga <text:s/>badai dan angin ribut, adalah jauh lebih kuat daripada manusia. Jadi semua kemampuan dan kekuatan fisik dan pemikiran sudah tercakup pada kekuasaan </text:span><text:span text:style-name="T161">Y</text:span><text:span text:style-name="T63">ang </text:span><text:span text:style-name="T161">M</text:span><text:span text:style-name="T135">aha </text:span><text:span text:style-name="T161">M</text:span><text:span text:style-name="T63">utlak dan </text:span><text:span text:style-name="T161">T</text:span><text:span text:style-name="T63">unggal. Jika kekuasaan itu bisa melakukan apapun yang Dia kehendaki, maka mengapa kita tidak harus percaya dengan adanya mukjizat? </text:span></text:p>
      <text:p text:style-name="P28">Kita menyaksikan bahkan mengalami beberapa peristiwa yang kita anggap sebagai hal yang ajaib, karena hukum <text:s/>sebab akibat tidak bisa menjelaskan semua hal. Kemudian, fisika moderen memastikan bahwa apapun yang hadir berada dalam bentuk gelombang yang bergerak secara berkesinambungan, dalam artian kita tidak bisa mengatakan apa yang hadir saat ini akan hadir dalam cara yang sama bahkan satu detik dari sekarang. <text:span text:style-name="T411">Dengan demikian, hukum sebab akibat hanyalah merupakan sebuah tabir yang menutupi tindakan Allah sehingga orang-orang tidak menghubungkan hal-hal dan kejadian-kejadian yang tidak menyenangkan secara langsung <text:s/>kepada-Nya. Jadi penegasan bukan sanggahan, dari mukjizat itulah yang paling masuk akal dan ilmiah. </text:span></text:p>
      <text:h text:style-name="Heading_20_2" text:outline-level="2">Per<text:span text:style-name="T379">nikahannya</text:span></text:h>
      <text:p text:style-name="P159">Beberapa mengkritik Islam, mungkin karena mereka tidak menyadari fakta-fakta, <text:span text:style-name="T377">atau dibiaskan, mencela Rasulullah, salawat dan salam kepadanya, sebagai seseorang yang kurang menghargai hak-hak wanita. </text:span><text:span text:style-name="T378">Mereka menggugat karakternya </text:span><text:span text:style-name="T379">rendah yakni tidak sesuai dengan perilaku orang kebanyakan, apalagi seorang nabi, Rasulullah, dan contoh terbaik bagi umat manusia, salawat dan salam kepadanya. Beberapa <text:s/>contoh dari tuduhan ini adalah mengenai pernikahanny</text:span><text:span text:style-name="T380">a, yang secara terbuka dibahas di banyak biografi dan catatan-catatan yang shahih mengenai perkataan dan perbuatannya, menunjukkan bahwa hal tersebut merupakan bagian </text:span><text:soft-page-break/><text:span text:style-name="T380">dari kehidupan berdisiplin yang ketat, dan beban lain yang ditanggungnya sebagai nabi Allah yang paling akhir. </text:span></text:p>
      <text:p text:style-name="P158">Rasulullah, salawat dan salam kepadanya, masuk ke dalam pernikahan-pernikahan tersebut adalah karena perannya sebagai pemimpin umat Muslim dan pembimbing ke dalam <text:span text:style-name="T381">nilai-nilai </text:span><text:span text:style-name="T382">dan norma-norma dalam </text:span><text:span text:style-name="T381">Islam. </text:span><text:span text:style-name="T383">Pada halaman-halaman yang berikut, kami akan menjelaskan beberapa alasan di balik per</text:span><text:span text:style-name="T461">n</text:span><text:span text:style-name="T383">ikahannya dan menunjukkan bahwa tuduhan-tuduhan tersebut adalah tidak berdasar dan keliru. </text:span></text:p>
      <text:p text:style-name="P144"><text:span text:style-name="T384">Rasulullah, salawat dan salam kepadanya, <text:s/>menikah dengan istri pertamanya Khadijah, ketika beliau berusia 25 tahun dan belum dipanggil ke dalam dakwahnya yang akan datang. Karena kondisi budaya di lingkungannya, tanpa perlu menyebut bagaimana iklimnya, <text:s/>usia mudanya, dan banyak pertimbangan lainnya, </text:span><text:span text:style-name="T381"><text:s/></text:span><text:span text:style-name="T384">adalah hal yang luar biasa </text:span><text:span text:style-name="T385">bahwa dia </text:span><text:span text:style-name="T386">menyandang</text:span><text:span text:style-name="T385"> reputasi </text:span><text:span text:style-name="T386">sebagai <text:s/>orang yang mulia, jujur, <text:s/>dan bisa dipercaya. Segera setelah ia dipanggil ke dalam dakwah kenabiannya, dia mendapatkan banyak musuh yang menghujatnya. </text:span><text:span text:style-name="T387">Akan tetapi, tidak satupun yang tertantang untuk mengarang sesuatu yang tidak masuk akal. Adalah hal yang penting untuk menyadari bahwa kehidupannya dibangun di atas disiplin diri dan kemuliaan sejak permulaan, </text:span><text:span text:style-name="T451">hingga</text:span><text:span text:style-name="T387"> seterusnya. </text:span></text:p>
      <text:p text:style-name="P145">Ketika dia berusia 25 tahun dan berada pada puncak kebugarannya, <text:s/><text:span text:style-name="T388">Muhammad, salawat dan salam kepadanya, </text:span><text:span text:style-name="T389">menikah dengan Khadijah, seorang wanita </text:span><text:span text:style-name="T393">yang </text:span><text:span text:style-name="T390">15 tahun lebih tua darinya. </text:span><text:span text:style-name="T391">Pernikahan ini adalah sangat bernilai dan begitu istimewa di mata Rasulullah. <text:s/>Selama 23 tahun, pasangan itu menjalani kehidupan </text:span><text:span text:style-name="T392">yang penuh kenikmatan yang tiada putusnya dalam ketaatan yang sempurna. Dalam tahun ke delapan kenabian, bagaimanapun juga, Khadijah wafat, dan Rasulullah harus menghadapi untuk membesarkan anak-anaknya seorang diri. Bahkan para musuh-musuhnya mengakui bahwa selama tahun-tahun ini mereka tidak menemukan adanya kecacatan pada karakter dan moralitasnya. </text:span></text:p>
      <text:p text:style-name="P146">Rasulullah tidak <text:s/>pernah mengambil istri lainnya selama Khadijah masih hidup, meskipun poligami adalah hal yang diterima dalam kehidupan sosial. <text:span text:style-name="T394">Dia me</text:span><text:span text:style-name="T395">nikah kembali hanya setelah dia berusia 55 tahun, <text:s/>sebuah usia pada mana hanya tersisa sedikit ketertarikan dan keinginan untuk menikah. Tuduhan bahwa pernikahan-pernikahan ini adalah karena </text:span><text:span text:style-name="T396">hasrat dan pemuasan nafsu adalah hal yang tidak berdasar dan tidak pantas. </text:span></text:p>
      <text:p text:style-name="P147">Orang-orang sering menanyakan bagaimana Rasulullah bisa menjadi seorang <text:span text:style-name="T397">yang ber</text:span>poligami. <text:span text:style-name="T398">Terdapat tiga hal yang harus </text:span><text:span text:style-name="T399">ditekankan di sini. </text:span><text:soft-page-break/><text:span text:style-name="T426">Namun pertama, harus diakui bahwa mereka yang terus-menerus mengungkapkan pertanyaan semacam itu adalah orang-orang Ateis, Nasrani, dan Yahudi yang sama sekali tidak memiliki pengetahuan yang tepat entah mengenai Islam atau agama secara umum, sehingga, secara sengaja atau keliru, mengaburkan yang benar dengan yang salah untuk mengelabui orang lain dan menyebarkan keraguan. </text:span></text:p>
      <text:p text:style-name="P59">Mer<text:span text:style-name="T400">eka yang tidak beriman atau menjalankan ajaran agama manapun sama sekali tidak memiliki hak </text:span><text:span text:style-name="T401">untuk mengkritik mereka yang melakukannya. Gaya hidup mereka, khususnya hubungan intim mereka di luar nikah, adalah contoh pemuasan nafsu yang tidak terkendali, </text:span><text:span text:style-name="T402">tidak terhalangi oleh pertimbangan tersebut </text:span><text:span text:style-name="T403">menganggapnya sebagai kebahagiaan dan kesenangan dari pemuda secara umum, dan khususnya anak-anak mereka sendiri. Mereka yang mengiklankan diri mereka sebagai seorang yang berpikiran bebas dan liberal menyetujui hal tersebut sebagai perbuatan inces, homoseksual, atau poliandri. Seseorang hanya bisa membayangkan bagaimana hubungan semacam itu berpengaruh terhadap anak-anak yang dalam ikatannya. Kritik semacam itu hanya memiliki satu motif: untuk menyeret umat Muslim ke dalam kebingungan dan kebengisan moral <text:s/>di mana mereka sendiri menjadi terjebak. </text:span></text:p>
      <text:p text:style-name="P60">Yahudi dan <text:span text:style-name="T451">Nasrani</text:span> yang menyerang Rasulullah <text:span text:style-name="T405">karena </text:span><text:span text:style-name="T404">pernikahannya <text:s/></text:span><text:span text:style-name="T405">hanya bisa didorong oleh ketakutan, kecemburuan, dan kebencian terhadap Islam. Mereka lupa bahwa para pemuka-pemuka yang besar dari bangsa Yahudi, yang disebut sebagai nabi-nabi di Alkitab dan Al-Quran dan diacu oleh pengikut dari tiga agama sebagai contoh dari kecemerlangan moral, semuanya menjalankan poligami—dan dalam cakupan yang lebih luas dari Nabi Muhammad, keselamatan atas mereka.</text:span></text:p>
      <text:p text:style-name="P61">Di sini kita akan mengingat perkataan Isaac Taylor, yang berbicara pada kongres Gereja di Inggris, tentang bagaimana Islam merubah manusia yang menerimanya: </text:p>
      <text:p text:style-name="P62">Perilaku yang ditanamkan oleh Islam adalah tidak mabuk-mabukan, kebersihan, keadilan, ketabahan, keberanian, kedermawanan, keramahan, ketulusan, dan kepasrahan... . Islam mengajarkan persaudaraan, kesetaraan sosial terhadap semua umat Muslim. Perbudakan tidak menjadi bagian dari doktrin Islam. Poligami adalah sebuah pertanyaan yang lebih sulit. Musa tidak pernah melarangnya. Itu telah dipraktikkan oleh Daud dan sama sekali tidak dilarang secara langsung pada perjanjian baru. Muhammad memberi batasan terhadap jumlah poligami. Itu adalah sebuah penge<text:soft-page-break/>cualian ketimbang sebuah aturan... </text:p>
      <text:p text:style-name="P62">Poligami tidak berasal dari kalangan Muslim. Lebih lanjut, pada situasi Rasulullah, salawat dan salam kepadanya, <text:s/>dari sudut pandang fungsinya dalam dakwah kenabiannya, poligami (atau, yang lebih ketat poligini) memiliki peran yang begitu besar ketimbang yang disadari oleh orang-orang. </text:p>
      <text:p text:style-name="P63">Dalam artian, poligini adalah sebuah keharusan bagi Rasulullah, salawat dan salam kepadanya, karena melalui itu dia membentuk undang-undang dan norma-norma dari kehidupan keluarga umat Muslim. Agama tidak bisa dilepaskan dari hubungan pernikahan atau dari persoalan yang hanya diketahui oleh pasangan <text:s/>suami istri. Dengan demikian, haruslah ada seorang wanita yang memberikan arahan <text:span text:style-name="T406">dan </text:span>panduan yang jelas, alih-alih hanya sebentuk isyarat dan sindiran, <text:s/>sehingga semuanya bisa dipahami. Wanita-wanita yang mulia dan saleh ini menyampaikan dan menjelaskan norma-norma dan aturan-aturan yang menyangkut kehidupan pribadi seorang Muslim. </text:p>
      <text:list xml:id="list2968734858" text:style-name="L30">
        <text:list-item>
          <text:p text:style-name="P183">Karena semua dari wanita-wanita ini sudah berumur, norma-norma dan syarat-syarat dalam Islam bisa digambarkan <text:span text:style-name="T407">dalam hubungannya dengan tahap-tahap dan pengalaman kehidupan mereka yang berbeda-beda. Syarat-syarat ini telah dipahami dan diterapkan pertama-tam</text:span><text:span text:style-name="T408">a</text:span><text:span text:style-name="T407"> dalam batasan rumah tangga Rasulullah, dan kemudian disampaikan kepada Muslim yang lain melalui istri-istrinya. </text:span></text:p>
        </text:list-item>
        <text:list-item>
          <text:p text:style-name="P193"><text:span text:style-name="T244">Setiap istri berasal dari suku dan klan yang berbeda-beda. Ini memungkinkan Rasulullah, salawat dan salam kepadanya, untuk membentuk ikatan kekerabatan dan kedekatan di seluruh </text:span><text:span text:style-name="T245">masyarakatnya</text:span><text:span text:style-name="T244">. <text:s/>Sebagai hasilnya, </text:span><text:span text:style-name="T245">kedekatan yang erat dengan beliau tersebar di antara berbagai masyarakat yang berbeda-beda, sehingga menciptakan serta menjaga kesetaraan, persaudaraan dalam cara yang paling efektif dan berlandaskan agama.</text:span></text:p>
        </text:list-item>
        <text:list-item>
          <text:p text:style-name="P184">Setiap istri, selama masa kenabiannya hingga pada sesudah kematiannya, mendatangkan banyak manfaat dan pelayanan bagi Islam. <text:s/>Masing-masing menyampaikan dan menafsirkan pesan-pesan Rasulullah bagi klan mereka: semua pengalaman luar dan dalam, kualitas, tata cara, dan keimanan dari seorang laki-laki yang kehidupannya, dalam bagian-bagiannya yang bersifat umum dan pribadi, telah terkandung di dalam Al-Quran. Dalam cara ini, semua bagian dari klan mereka memahami kandungan Al-Quran, al-Hadis, tafsir, dan fiqh, sehingga menyadari sepenuhnya ruh dan <text:soft-page-break/>pokok-pokok dari ajaran Islam. <text:s text:c="2"/></text:p>
        </text:list-item>
        <text:list-item>
          <text:p text:style-name="P242"><text:span text:style-name="T243">Poligami juga memungkinkan Nabi Muhammad, </text:span><text:span text:style-name="T246">salawat dan salam kepadanya, <text:s/>untuk membentuk ikatan kekerabatan di seluruh semenanjung arab. Sebagai hasilnya, <text:s/>dia bisa bebas berpindah dan diterima sebagai bagian dari setiap keluarga, <text:s/>karena terdapat anggota keluarga yang menganggapnya sebagai bagian dari mereka. Dengan hubungan yang seperti itu, mereka tidak malu untuk bertanya kepada beliau secara langsung mengenai persoalan di kehidupan ini dan kehidupan di akhirat. Suku-suku juga mendapatkan manfaat secara bersama-sama dari kedekatan ini, menganggap mereka beruntung, dan merasakan kebanggaan dalam hubungan tersebut. Beberapa dari suku-suku ini adalah Bani Umayyah (melalui Ummu Habiba), Bani Hasyim (melalui Zainab binti Jasyi), dan Bani Makhzum (melalui Ummu Salama). </text:span></text:p>
        </text:list-item>
      </text:list>
      <text:p text:style-name="P64">Apa yang kita katakan sejauh ini adalah berlaku umum dan bisa saja, dalam batasan tertentu, berlaku bagi semua nabi-nabi. Sekarang kita akan membahas kehidupan dari semua Ummahat al-mu’minin--Ibu dari orang-orang mukmin—bukan dalam urutan pernikahan namun dalam sudut pandang yang berbeda. </text:p>
      <text:p text:style-name="P148"><text:span text:style-name="T260">Khadijah</text:span><text:span text:style-name="T243"> merupakan istri pertama Rasulullah. </text:span><text:span text:style-name="T247">Ketika mereka menikah, dia berusia 40 tahun dan Rasulullah berusia 25 tahun. Dia melahirkan semua anak-anaknya, kecuali putranya Ibrahim, yang tidak berumur lama. </text:span><text:span text:style-name="T248">Selain sebagai istri, khadijah juga adalah sahabat dari suaminya yang </text:span><text:span text:style-name="T249">berbagi kecenderungan dan cita-cita dengannya hingga pada taraf yang luar biasa. Pernikahan yang berlangsung selama 23 tahun ini begitu dirahmati dan dilewati dalam keharmonisan yang intim. Melalui setiap cemoohan dan penindasan, Khadija</text:span><text:span text:style-name="T258">h</text:span><text:span text:style-name="T249"> berdiri di sisinya dan membantu beliau. Beliau mencintainya dengan sangat dalam, dan tidak pernah menikah dengan wanita lain selama ia masih hidup. </text:span></text:p>
      <text:p text:style-name="P65">Pernikahan ini merupakan pernikahan yang menjadi teladan bagi kedekatan, persahabatan, saling menghargai, mendukung, dan menghibur. Meskipun setia dan patuh terhadap semua istri-istrinya, beliau tidak pernah melupakan Kha<text:span text:style-name="T462">d</text:span>ijah dan sering menyebut kehormatan dan kesalehannya. Sesudah kematian Khadijah, Rasulullah mengasuh semua anak-anaknya selama 4 sampai 5 tahun, menjalankan kewajiban sebagai seorang ayah juga seorang ibu. Untuk menuduh laki-laki semacam itu sebagai seorang yang penuh berahi dan terobsesi dengan wanita adalah hal yang sama sekali tidak pantas untuk dipertimbangkan. Jika bahkan hanya satu persen <text:soft-page-break/>dari tuduhan itu yang benar, bisakah beliau menjalani kehidupan semacam itu selama dan sesudah kematian istrinya?</text:p>
      <text:p text:style-name="P124"><text:span text:style-name="T259">Aisyah </text:span><text:span text:style-name="T250">merupakan istrinya yang kedua, meskipun bukan dalam urutan pernikahan. Ayahnya adalah Abu Bakar, yang merupakan sahabat terdekat dari Rasulullah, pengikut yang setia, dan salah satu dari mereka yang pertama-tama memeluk Islam. Dia sudah lama mendambakan untuk mengukuhkan kedekatan antara dirinya dan Rasulullah, salawat dan salam kepadanya, melalui pernikahan. </text:span><text:span text:style-name="T251">Dengan menikahi Aisyah, Rasulullah, <text:s/>salawat dan salam kepadanya, memberikan kehormatan dan penghargaan yang tertinggi pada seorang laki-laki yang berbagi masa-masa sulit dan bahagia bersamanya di sepanjang dakwah kenabiannya. </text:span></text:p>
      <text:p text:style-name="P125"><text:span text:style-name="T251">A</text:span><text:span text:style-name="T243">isyah, merupakan wanita yang luar biasa cerdas dan bijaksana, memiliki sifat-sifat dan temperamen untuk memajukan dakwah kenabian. Pernikahannya menyiapkannya untuk menjadi pembimbing spiritual dan guru bagi semua wanita. Dia menjadi murid dan pengikut yang paling menonjol dari suaminya dan oleh karenanya. Seperti halnya kebanyakan umat Muslim pada masa-masa yang dirahmati tersebut, <text:s/>dia menjadi dewasa dan menyempurnakan bakat dan keahliannya sehingga memasukkannya ke dalam kediaman yang penuh kegembiraan sebagai seorang murid dan juga istri. </text:span></text:p>
      <text:p text:style-name="P66">Kehidupan dan pelayanannya bagi Islam sesudah pernikahannya membuktikan bahwa dia merupakan orang yang begitu istimewa yang pantas untuk mendapatkan kedudukan yang tertinggi tersebut. Dia merupakan salah satu dari periwayat hadis terkemuka, <text:s/>dan penafsir Al-Quran yang sangat cakap, dan seorang yang paling berpengetahuan dan paling menonjol sebagai ahli hukum-hukum Islam. Dia menjadi wakil yang sesungguhnya bagi kualitas dan pengalaman luar dan dalam dari Rasulullah, salawat dan salam kepadanya, melalui pemahamannya yang begitu istimewa.</text:p>
      <text:p text:style-name="P126"><text:span text:style-name="T259">Ummu Salamah </text:span><text:span text:style-name="T252">berasal dari klan Banu Makhzum. Bersama suaminya, dia memeluk Islam sejak permulaannya dan hijrah ke Abbesinia untuk menghindari penindasan. <text:s/>Sekembalinya dari sana, mereka kemudian hijrah bersama keempat anak mereka ke Madinah. Suaminya, merupakan veteran dari banyak pertempuran, yang mengalami luka yang parah pada perang Uhud dan kemudian wafat. Umar bin Khattab dan Abu Bakar mengajukan lamaran pernikahan, karena menyadari kebutuhannya dan penderitaannya sebagai seorang janda yang miskin </text:span><text:span text:style-name="T253">yang memiliki bebera</text:span><text:soft-page-break/><text:span text:style-name="T253">pa anak. Dia menolaknya karena menurut penilaiannya, tidak ada yang lebih baik ketimbang mendiang suaminya. </text:span></text:p>
      <text:p text:style-name="P127"><text:span text:style-name="T253">B</text:span><text:span text:style-name="T243">eberapa saat kemudian, Rasulullah, salawat dan salam kepadanya, melamar untuk menikahinya. </text:span><text:span text:style-name="T254">Ini adalah hal yang lumrah dan wajar, <text:s/>bagi wanita yang mulia ini, yang tidak pernah menghindar dari pengorbanan dan penderitaan bagi keimanannya, sekarang hidup seorang diri sesudah hidup bertahun-tahun menjadi bagian klan yang dihormati di semenanjung arab. Dia tidak bisa dipedulikan dan ditinggalkan sebagai pengemis. Dengan melihat pada kesalehan, kerendahan hati, dan segala yang pernah dideritanya, maka dia pantas untuk ditolong. Dengan mengambilnya menjadi bagian dari rumah tangganya, Rasulullah, salawat dan salam kepadanya, telah melakukan apa yang telah </text:span><text:span text:style-name="T256">ia </text:span><text:span text:style-name="T254">lakukan sejak muda—menjadi sahabat bagi mereka yang tidak memiliki sahabat, menopang mereka yang tidak memiliki penopang, dan melindungi mereka yang tidak memiliki perlindungan. </text:span></text:p>
      <text:p text:style-name="P128"><text:span text:style-name="T254">U</text:span><text:span text:style-name="T243">mmu Salamah, <text:s/>yang merupakan seorang yang cepat dalam belajar serta cerdas, juga memiliki kualifikasi yang dibutuhkan untuk menjadi pembimbing spiritual dan seorang guru. Ketika Rasulullah yang ramah dan penuh belas kasih, <text:s/>salawat dan salam kepadanya, mengambilnya dalam <text:s/>perlindungannya, seorang murid baru pada mana seluruh wanita akan berterima kasih telah diterima ke dalam sekolah pengetahuan dan pedoman. Jika kita coba mengingatnya, pada masa tersebut, Rasulullah telah mendekati usia 60 tahun. Baginya menikahi seorang janda yang memiliki banyak anak, dan untuk menerima nafkah dan pertanggungjawaban, hanya dapat dipahami </text:span><text:span text:style-name="T256">sebagai</text:span><text:span text:style-name="T243"> pencerminan dari sisi kemanusiaan beliau dan rasa belas kasihan. </text:span></text:p>
      <text:p text:style-name="P128"><text:span text:style-name="T259">Ummu Habiba </text:span><text:span text:style-name="T243">merupakan putri dari Abu Sufyan, yang merupakan musuh lama dari Rasulullah, <text:s/>salawat dan salam kepadanya, dan merupakan penyokong paling penting dari orang-orang musyrik. Namun putrinya merupakan salah satu dari yang pertama memeluk Islam. Dia hijrah ke Abessinia, di mana suaminya wafat dan meninggalkannya seorang diri sebagai seorang pelarian dalam lingkungan yang tidak bersahabat. </text:span></text:p>
      <text:p text:style-name="P67">Para sahabat pada waktu <text:span text:style-name="T452">itu</text:span> jumlahnya sedikit dan begitu sulit untuk menopang diri mereka sendiri, apalagi <text:span text:style-name="T452">untuk</text:span> menolong yang lainnya. Ummu Habibah memiliki beberapa pilihan: dia bisa menjadi seorang Nasrani dan meminta bantuan mereka (baginya ini adalah hal yang tidak terpikirkan); dia bisa saja pergi ke rumah ayahnya, yang sekarang merupakan <text:soft-page-break/>markas besar bagi peperangan terhadap Islam (juga tidak terpikirkan); atau hidup sebagai pengemis, meskipun dia merupakan bagian dari salah satu suku yang paling kaya dan paling dihormati di arab, sehingga ini akan membawa noda bagi nama baik keluarganya. </text:p>
      <text:p text:style-name="P129"><text:span text:style-name="T243">Allah menggantikan Ummu Habibah terhadap semua kehilangan yang dideritanya dan pengorbanannya di jalan Islam. Dia mengalami <text:s/>kesendirian dalam pelarian dalam </text:span><text:span text:style-name="T256">dalam</text:span><text:span text:style-name="T243"> lingkungan yang begitu rawan di antara orang-orang yang berasal dari agama dan ras yang berbeda-beda, </text:span><text:span text:style-name="T255">dan mengalami kemalangan akibat kematian suaminya. Rasulullah, salawat dan salam kepadanya, mendengarkan berita kesusahannya, menyampaikan lamaran pernikahan kepadanya melalui </text:span><text:span text:style-name="T257">sang </text:span><text:span text:style-name="T255">Raja </text:span><text:span text:style-name="T257">Najasyi</text:span><text:span text:style-name="T255">. Tindakan yang mulia dan dermawan ini merupakan bukti nyata dari ayat: </text:span><text:span text:style-name="T262">dan tiadalah Kami mengutus kamu melainkan untuk (menjadi) rahmat bagi semesta alam. </text:span><text:span text:style-name="T267">(</text:span><text:span text:style-name="T292">Al-Quran </text:span><text:span text:style-name="T267">21:107)</text:span></text:p>
      <text:p text:style-name="P130"><text:span text:style-name="T266">Melalui pernikahan ini, keluarga Abu Sufyan yang begitu berpengaruh telah terhubung dengan Rasulullah, salawat dan salam kepadanya, dan rumah tangganya. Perkembangan ini menggiring mereka untuk menunjukkan sikap yang berbeda-beda terhadap Islam. Pernikahan ini juga memiliki pengaruh yang luas melebihi keluarga Abu Sufyan: </text:span><text:span text:style-name="T268">sukunya, Bani Umayyah, telah memerintah umat Islam selama hampir seratus tahun dan menghasilkan beberapa dari panglima perang terkemuka, pengatur pemerintahan, dan gubernur di masa-masa awal Islam. Pernikahan ini memulai perubahan, karena tingginya perilaku dan budi pekerti dari Rasulullah, salawat dan salam kepadanya, terlimpah kepada mereka. </text:span></text:p>
      <text:p text:style-name="P131"><text:span text:style-name="T268">Z</text:span><text:span text:style-name="T266">ainab binti Jahsyi adalah orang yang terlahir dari keturunan mulia serta merupakan keluarga dekat dari Rasulullah, salawat dan salam kepadanya. Dia begitu saleh, </text:span><text:span text:style-name="T269">senang berpuasa, jarang tidur, dan senang memberi kepada yang miskin. Ketika Rasulullah, salawat dan salam kepadanya, meminta Zainab untuk dinikahkan dengan Zaid (putra angkatnya yang berasal dari Afrika), Zainab dan keluarganya sendiri pertama-tama kurang bersedia, karena mereka berharap bahwa putrinya akan menikah dengan Rasulullah, salawat dan salam kepadanya. Sewajarnya, ketika mereka menyadari bahwa beliau menginginkan Zainab untuk menikah dengan Zaid, <text:s/></text:span><text:span text:style-name="T270">mereka menyetujui karena penghargaan dan kecintaan mereka terhadap Rasulullah, <text:s/>salawat dan salam kepadanya, dan kedudukannya. Keduanya kemudian menikah. </text:span></text:p>
      <text:p text:style-name="P132"><text:span text:style-name="T270">Z</text:span><text:span text:style-name="T266">aid merupakan tawanan ketika kanak-kanak selama perang suku dan </text:span><text:soft-page-break/><text:span text:style-name="T266">dijual sebagai budak. Tuannya, Khadijah, memperkenalkannya kepada Muhammad, salawat dan salam kepadanya, ketika mereka menikah. </text:span><text:span text:style-name="T271">Beliau kemudian memerdekakan Zaid dan tidak lama kemudian mengangkatnya sebagai putranya. </text:span><text:span text:style-name="T272">Melalui pernikahan ini, Rasulullah, salawat dan salam kepadanya, ingin membentuk dan memperkuat kesetaraan, untuk menjadikan hal ini sebagai </text:span><text:span text:style-name="T273"><text:s/>kenyataan dengan mengakhiri pandangan merendahkan masyarakat arab kuno terhadap budak atau terhadap budak merdeka yang menikah dengan wanita yang terlahir merdeka. Rasulullah, salawat dan salam kepadanya, </text:span><text:span text:style-name="T274">dengan demikian memulai tugas yang berat ini dalam keluarga terdekatnya. </text:span></text:p>
      <text:p text:style-name="P133"><text:span text:style-name="T274">P</text:span><text:span text:style-name="T266">ernikahannya kurang bahagia. Zainab merupakan wanita yang terlahir dari keluarga terhormat dan merupakan muslim yang baik dengan kualitasnya yang luar biasa dan kesalehannya. Zaid merupakan budak yang dimerdekakan dan merupakan salah satu dari yang pertama-tama memeluk Islam, dan juga merupakan seorang muslim yang baik. Keduanya mencintai dan menaati Rasulullah, salawat dan salam kepadanya, namun keduanya kurang begitu cocok. Zaid meminta izin untuk mengakhiri pernikahan itu beberapa kali, namun dikatakan untuk bersabar dan tetap bersama Zainab. </text:span></text:p>
      <text:p text:style-name="P134"><text:span text:style-name="T266">Suatu waktu ketika Rasulullah, salawat dan salam kepadanya, sedang berbicara dengan seseorang, Jibril kemudian mewahyukan kepadanya bahwa ia harus menikahi Zainab.</text:span><text:span text:style-name="T266"><text:note text:id="ftn17" text:note-class="footnote"><text:note-citation>17</text:note-citation><text:note-body><text:p text:style-name="P173">Bukhari, Tauhid, 22. </text:p></text:note-body></text:note></text:span><text:span text:style-name="T275"> Pernikahan ini kemudian diumumkan sebagai sebuah ikatan </text:span><text:span text:style-name="T276">yang telah ditentukan sebelumnya: </text:span><text:span text:style-name="T263">Kami kawinkan kamu dengan dia </text:span><text:span text:style-name="T276">(</text:span><text:span text:style-name="T295">Al-Quran </text:span><text:span text:style-name="T276">33:37). Perintah ini adalah salah satu dari ujian yang berat bagi Rasulullah, salawat dan salam kepadanya, hingga saat itu. Namun ia tetap harus menikah dengan Zainab, dan dengan demikian menghapuskan hal yang dilarang oleh sukunya, karena Allah telah memerintahkannya. Aisyah kemudian berkata: “</text:span><text:span text:style-name="T263">jika Rasulullah berkeinginan untuk menyembunyikan sesuatu yang diwahyukan kepadanya, maka ia pasti akan menyembunyikan ini.</text:span><text:span text:style-name="T276">”</text:span><text:span text:style-name="T276"><text:note text:id="ftn18" text:note-class="footnote"><text:note-citation>18</text:note-citation><text:note-body><text:p text:style-name="P174">Bukhari dan Muslim. </text:p></text:note-body></text:note></text:span></text:p>
      <text:p text:style-name="P135"><text:span text:style-name="T276">Z</text:span><text:span text:style-name="T266">ainab telah membuktikan dirinya sebagai istri yang berharga. Dia selalu sadar akan tanggung jawabnya dan perilaku yang diharapkan padanya, dan melengkapinya hingga pada kebanggaan semesta. </text:span></text:p>
      <text:p text:style-name="P135"><text:span text:style-name="T266">Sebelum datangnya Islam, anak angkat juga dipandang sebagai anak kandung, sehingga istrinya kemudian dipandang sebagai istri dari anak </text:span><text:soft-page-break/><text:span text:style-name="T266">kandung. Berdasarkan Al-Quran,</text:span><text:span text:style-name="T261"> </text:span><text:span text:style-name="T264">mereka yang menjadi istri dari anak-anakmu yang keluar dari pinggangmu</text:span><text:span text:style-name="T277"> (</text:span><text:span text:style-name="T293">Al-Quran </text:span><text:span text:style-name="T277">4:23) masuk ke dalam pernikahan yang dilarang. </text:span><text:span text:style-name="T278">Namun larangan ini tidak memasukkan anak angkat, karena tidak terdapat </text:span><text:span text:style-name="T294">pertalian</text:span><text:span text:style-name="T278"> darah yang sesungguhnya. Larangan yang berakar dari kebiasaan Jahiliah ini telah diakhiri oleh wahyu dari Allah ketika Rasulullah, salawat dan salam kepadanya, menikahi Zainab. </text:span></text:p>
      <text:p text:style-name="P136"><text:span text:style-name="T297">J</text:span><text:span text:style-name="T296">uwairiyah binti Harits </text:span><text:span text:style-name="T266">merupakan putri dari Harits, pemuka dari suku yang dikalahkan Bani Mustaliq, ditangkap dan ditawan bersama orang-orang awam dari sukunya. Ketika dibawa kepada Rasulullah, salawat dan salam kepadanya, dia dianggap berada <text:s/>dalam keadaan yang berduka cita karena keluarganya telah kehilangan segalanya dan karena kebencian yang begitu dalam dan permusuhan terhadap umat Muslim. Rasulullah, salawat dan salam kepadanya, memahami tentang kehormatannya yang tercabik-cabik, wibawa, dan penderitaannya, demikian pula bagaimana menyembuhkan itu semua. Beliau setuju untuk </text:span><text:span text:style-name="T279">menebusnya </text:span><text:span text:style-name="T266">dan </text:span><text:span text:style-name="T279">membebaskannya</text:span><text:span text:style-name="T266">, dan menawarkan untuk menikah dengannya. Betapa gembiranya Juwairiyah menerima tawaran ini <text:s/>tentu dapat dibayangkan. </text:span></text:p>
      <text:p text:style-name="P137"><text:span text:style-name="T266">Sekitar 100 orang anggota keluar</text:span><text:span text:style-name="T290">ga</text:span><text:span text:style-name="T266">nya yang belum ditebus kemudian dibebaskan ketika kaum Ansar dan Muhajirin memahami bahwa Bani Mustaliq telah terhubung dengan Rasulullah, salawat dan salam kepadanya. Sebuah suku yang terhormat tidak dibolehkan untuk selamanya berada dalam perbudakan.</text:span><text:span text:style-name="T266"><text:note text:id="ftn19" text:note-class="footnote"><text:note-citation>19</text:note-citation><text:note-body><text:p text:style-name="P175">Ibnu Hambal, Musnad 6:277</text:p></text:note-body></text:note></text:span><text:span text:style-name="T266"> Dengan cara ini, ha</text:span><text:span text:style-name="T280">t</text:span><text:span text:style-name="T266">i Juwairiyah dan orang-orangnya bisa dimenangkan. </text:span></text:p>
      <text:p text:style-name="P138"><text:span text:style-name="T296">Safiyyah </text:span><text:span text:style-name="T266">merupakan putri dari Huyyay, seorang pemuka dari klan Yahudi Bani Khaibar. Suku ini sebelumnya telah membujuk Bani Quraizah untuk </text:span><text:span text:style-name="T281">memutuskan perjanjian mereka dengan Rasulullah, salawat dan salam kepadanya. </text:span><text:span text:style-name="T282">Sejak ia kecil, dia telah melihat</text:span><text:span text:style-name="T266"> keluarga dan kerabatnya menentang Rasulullah, salawat dan salam kepadanya. Ayahnya, saudaranya, dan suaminya telah jatuh ke dalam tawanan umat Muslim, dan pada akhirnya dia ditangkap oleh mereka. </text:span></text:p>
      <text:p text:style-name="P138"><text:span text:style-name="T266">Tabiat dan tindakan dari keluarga dan kerabatnya bisa saja menanamkan padanya kebencian yang dalam kepada umat Muslim dan menghendaki balas dendam. Namun tiga hari sebelum Rasulullah, salawat dan salam kepadanya, tiba di Khaibar dan dia kemudian ditangkap, dia memimpikan sebuah bulan yang terang datang dari Madinah, bergerak menuju Khaibar, dan jatuh ke dalam pangkuannya. Dia kemudian berkata: “</text:span><text:span text:style-name="T265">ketika </text:span><text:soft-page-break/><text:span text:style-name="T265">saya ditawan, saya berharap bahwa mimpiku akan menjadi kenyataan.</text:span><text:span text:style-name="T266">” </text:span><text:span text:style-name="T283">Ketika dia dibawa ke hadapan Rasulullah, beliau dengan murah hati membebaskannya dan menawarkan pilihan kepadanya antara tetap menjadi seorang Yahudi dan kembali kepada kaumnya atau masuk ke dalam Islam dan menjadi istrinya. <text:s/>“</text:span><text:span text:style-name="T265">Saya memilih Allah dan Rasulullah,</text:span><text:span text:style-name="T283">” katanya. Mereka kemudian menikah tidak lama kemudian. </text:span></text:p>
      <text:p text:style-name="P139"><text:span text:style-name="T283">D</text:span><text:span text:style-name="T266">inaikka</text:span><text:span text:style-name="T284">n</text:span><text:span text:style-name="T266"> menjadi anggota keluarga Rasulullah, dia memperoleh gelar “</text:span><text:span text:style-name="T261">ibu dari orang-orang beriman.</text:span><text:span text:style-name="T266">” </text:span><text:span text:style-name="T284">Dengan demikian p</text:span><text:span text:style-name="T266">ara sahabat menghormati dan menghargai</text:span><text:span text:style-name="T284">nya jadi dia menyaksikan pada tingkatan pertama adab dan kesopanan dari seorang Muslim. Sikapnya terhadap pengalaman di masa lalunya berubah seluruhnya, </text:span><text:span text:style-name="T285">dan dia datang untuk </text:span><text:span text:style-name="T286">menghargai kemuliaan dari statusnya yang baru. Sebagai hasil dari pernikahan ini, banyak umat Yahudi merubah pendirian mereka ketika mereka datang untuk melihat dan mengenal Rasulullah, <text:s/>salawat dan salam kepadanya, lebih dekat. </text:span></text:p>
      <text:p text:style-name="P140"><text:span text:style-name="T298">S</text:span><text:span text:style-name="T296">audah binti Zam’a </text:span><text:span text:style-name="T266">merupakan janda dari Sakran. </text:span><text:span text:style-name="T287">Keduanya merupakan salah satu dari yang pertama-tama memeluk Islam. Sesudah dipaksa untuk hijrah ke Abbesinia untuk menghindari penindasan, Sakran wafat dan meninggalkan istrinya dalam keadaan yang begitu melarat. Untuk menolongnya, Nabi Muhammad, <text:s/>salawat dan salam kepadanya, meskipun agak tertekan dalam memenuhi kebutuhan sehari-harinya, kemudian menikahinya. Pernikahan ini dilaksanakan beberapa saat setelah kematian Khadijah. </text:span></text:p>
      <text:p text:style-name="P141"><text:span text:style-name="T299">H</text:span><text:span text:style-name="T296">afsah </text:span><text:span text:style-name="T266">adalah putri dari Umar bin Khattab. Dia telah kehilangan suaminya, yang telah hijrah ke Abessinia dan kemudian ke Madinah, di mana dia wafat setelah menerima luka yang amat parah selama peperangan. Dia tetap menjanda untuk beberapa saat. Uma</text:span><text:span text:style-name="T291">r bin Khattab</text:span><text:span text:style-name="T266"> juga menginginkan, seperti halnya Abu Bakar, kehormatan dan keberkahan dengan kedekatan dengan Rasulullah, <text:s/>salawat dan salam kepadanya, di dunia ini dan di Akhirat nanti. <text:s/>Jadi, Rasulullah, salawat dan salam kepadanya, menikahkan Hafsah untuk melindunginya dan untuk menolong putrinya menjadi pengikutnya yang beriman. </text:span></text:p>
      <text:p text:style-name="P142"><text:span text:style-name="T266">Ini merupakan beberapa alasan dari beberapa pernikahan Rasulullah, salawat dan salam kepadanya. Bukannya untuk mencari pemuasan, dia menikah untuk memberikan wanita-wanita yang tidak berdaya dan janda-janda </text:span><text:span text:style-name="T288">nafkah </text:span><text:span text:style-name="T266">dan kemuliaan; </text:span><text:span text:style-name="T288">menenangkan dan menghormati anggota suku-suku yang marah dan terasingkan; membentuk tingkatan kekerabatan </text:span><text:soft-page-break/><text:span text:style-name="T288">dan harmoni antara musuh-musuhnya yang terdahulu; </text:span><text:span text:style-name="T289">merangkul beberapa orang yang memiliki kemampuan tertentu untuk cita-cita Islam, khususnya beberapa wanita yang dibekali keistimewaan; membentuk norma-norma yang baru dalam hubungan antara masyarakat yang begitu beragam dalam ikatan kesatuan keimanan terhadap Allah; dan memuliakan dalam ikatan kekeluargaan dua orang yang kemudian menjadi penggantinya yang mula-mula. </text:span></text:p>
      <text:p text:style-name="P143"><text:span text:style-name="T289">P</text:span><text:span text:style-name="T266">ernikahan-pernikahan ini sepenuhnya jauh dari pemuasan kesenangan pribadi, hasrat, gairah, dan segala tuduhan lainnya yang diujarkan oleh para penghinanya. Kecuali Aisyah, semua dari wanita-wanita ini merupakan janda, dan semua dari pernikahan ini (sesudah kematian Khadijah) dilaksanakan ketika beliau sudah dalam usia yang tidak muda. Jika—semoga Allah menjauhkannya—beliau menikahi wanita demi kesenangan semata, maka beliau akan memilih wanita yang masih perawan. Jauh dari tindakan pemuasan diri sendiri, kesemuanya merupakan bagian dari disiplin diri dan pengorbanan. </text:span></text:p>
      <text:p text:style-name="P68">Jumlah istri yang dibolehkan untuknya merupakan pengaturan yang istimewa dalam batasan hukum Islam dan khusus bagi dirinya sendiri. Ketika wahyu tentang poligami diturunkan, dia telah menuntaskan seluruh pernikahannya. Dengan demikian, Rasulullah, salawat dan salam kepadanya, <text:s/>tidak mungkin untuk menikah lagi. </text:p>
      <text:p text:style-name="P69"/>
      <text:p text:style-name="P70"/>
      <text:p text:style-name="P71"/>
      <text:p text:style-name="P72"/>
      <text:p text:style-name="P72"/>
      <text:p text:style-name="P73"/>
      <text:p text:style-name="P74"/>
      <text:p text:style-name="P1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judul_20_utama" style:display-name="judul utama" style:family="paragraph" style:parent-style-name="Standard">
      <style:text-properties fo:font-size="13pt" fo:font-weight="bold" officeooo:rsid="0000fd8b" style:font-size-asian="13pt" style:font-weight-asian="bold" style:font-size-complex="13pt" style:font-weight-complex="bold"/>
    </style:style>
    <style:style style:name="paragraf" style:family="paragraph" style:parent-style-name="Standard">
      <style:paragraph-properties fo:margin-left="0in" fo:margin-right="0in" fo:margin-top="0in" fo:margin-bottom="0.0402in" style:contextual-spacing="false" fo:text-align="justify" style:justify-single-word="false" fo:text-indent="0.2799in" style:auto-text-indent="false"/>
      <style:text-properties style:font-name="Liberation Serif" fo:font-family="'Liberation Serif'" style:font-family-generic="roman" style:font-pitch="variable" fo:font-size="12pt" fo:font-weight="normal" officeooo:rsid="002651ba" style:font-size-asian="12pt" style:font-weight-asian="normal" style:font-size-complex="12pt" style:font-weight-complex="normal"/>
    </style:style>
    <style:style style:name="judul_20_-1_20_-1" style:display-name="judul -1 -1" style:family="paragraph" style:parent-style-name="paragraf">
      <style:paragraph-properties fo:margin-left="0in" fo:margin-right="0in" fo:margin-top="0.1in" fo:margin-bottom="0.1402in" style:contextual-spacing="false" fo:text-indent="0in" style:auto-text-indent="false"/>
      <style:text-properties fo:font-size="13pt" fo:font-weight="bold" officeooo:rsid="0055450e" style:font-size-asian="13pt"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judul_20_1_20_-_20_2" style:display-name="judul 1 - 2" style:family="paragraph" style:parent-style-name="paragraf">
      <style:paragraph-properties fo:margin-left="0in" fo:margin-right="0in" fo:margin-top="0.1201in" fo:margin-bottom="0.1598in" style:contextual-spacing="false" fo:text-indent="0in" style:auto-text-indent="false"/>
      <style:text-properties fo:font-size="14pt" officeooo:rsid="00d41167" style:font-size-asian="14pt" style:font-size-complex="14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enutup" style:family="paragraph" style:parent-style-name="paragraf">
      <style:text-properties officeooo:rsid="08cc34f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0pt" fo:font-weight="bold" style:font-size-asian="20pt" style:font-weight-asian="bold" style:font-size-complex="20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Daftar_20_argumen" style:display-name="Daftar argumen" style:family="paragraph" style:parent-style-name="paragraf"/>
    <style:style style:name="Daftar_20_bukti" style:display-name="Daftar bukti" style:family="paragraph" style:parent-style-name="paragraf">
      <style:text-properties officeooo:rsid="0a02c3f3"/>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oin-poin_20_penting" style:display-name="poin-poin penting" style:family="paragraph" style:parent-style-name="paragraf">
      <style:paragraph-properties fo:orphans="0" fo:widows="0" fo:hyphenation-ladder-count="no-limit"/>
      <style:text-properties officeooo:rsid="110a34cd" fo:hyphenate="true" fo:hyphenation-remain-char-count="2" fo:hyphenation-push-char-count="2" loext:hyphenation-no-caps="false"/>
    </style:style>
    <style:style style:name="tebal_20_1" style:display-name="tebal 1" style:family="paragraph" style:parent-style-name="paragraf">
      <style:paragraph-properties fo:orphans="0" fo:widows="0" fo:hyphenation-ladder-count="no-limit"/>
      <style:text-properties fo:font-weight="bold" officeooo:rsid="11cf7c23" style:font-weight-asian="bold" style:font-weight-complex="bold" fo:hyphenate="true" fo:hyphenation-remain-char-count="2" fo:hyphenation-push-char-count="2" loext:hyphenation-no-caps="fals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Algerian" fo:font-size="6pt" fo:language="id" fo:country="ID" fo:font-style="normal" fo:font-weight="normal" officeooo:rsid="009b7296" officeooo:paragraph-rsid="11b55da5" style:font-size-asian="6pt" style:font-style-asian="normal" style:font-weight-asian="normal" style:font-size-complex="6pt" style:font-style-complex="normal" style:font-weight-complex="normal"/>
    </style:style>
    <style:style style:name="MP2" style:family="paragraph" style:parent-style-name="Footer">
      <style:paragraph-properties fo:text-align="center" style:justify-single-word="false"/>
      <style:text-properties fo:font-size="10pt" fo:language="id" fo:country="ID" officeooo:paragraph-rsid="11b3c73b" style:font-size-asian="10pt" style:font-size-complex="10pt"/>
    </style:style>
    <style:style style:name="MP3" style:family="paragraph" style:parent-style-name="Header">
      <style:text-properties fo:font-size="15pt" fo:language="id" fo:country="ID" fo:font-weight="bold" officeooo:rsid="09ddaa51" style:font-size-asian="15pt" style:font-weight-asian="bold" style:font-size-complex="15pt" style:font-weight-complex="bold"/>
    </style:style>
    <style:style style:name="MP4" style:family="paragraph" style:parent-style-name="Header">
      <style:paragraph-properties fo:text-align="start" style:justify-single-word="false"/>
      <style:text-properties style:font-name="Algerian" fo:font-size="6pt" fo:language="id" fo:country="ID" officeooo:rsid="0b8b0a49" officeooo:paragraph-rsid="0b8b5ee1" style:font-size-asian="6pt" style:font-size-complex="6pt"/>
    </style:style>
    <style:style style:name="MP5" style:family="paragraph" style:parent-style-name="Footer">
      <style:paragraph-properties fo:text-align="start" style:justify-single-word="false"/>
      <style:text-properties fo:font-size="10.5pt" fo:language="id" fo:country="ID" style:font-size-asian="10.5pt" style:font-size-complex="10.5pt"/>
    </style:style>
    <style:style style:name="MP6" style:family="paragraph" style:parent-style-name="Header">
      <style:paragraph-properties fo:text-align="end" style:justify-single-word="false"/>
      <style:text-properties style:font-name="Algerian" fo:font-size="6pt" fo:language="id" fo:country="ID" style:font-size-asian="6pt" style:font-size-complex="6pt"/>
    </style:style>
    <style:style style:name="MP7" style:family="paragraph" style:parent-style-name="Footer">
      <style:paragraph-properties fo:text-align="end" style:justify-single-word="false"/>
      <style:text-properties fo:font-size="10.5pt" fo:language="id" fo:country="ID" officeooo:rsid="0c906cbb" officeooo:paragraph-rsid="0c906cbb" style:font-size-asian="10.5pt" style:font-size-complex="10.5pt"/>
    </style:style>
    <style:style style:name="MP8" style:family="paragraph" style:parent-style-name="Footer">
      <style:paragraph-properties fo:text-align="center" style:justify-single-word="false"/>
      <style:text-properties fo:font-size="11pt" officeooo:rsid="10e3381f" officeooo:paragraph-rsid="10e3381f" style:font-size-asian="11pt" style:font-size-complex="11pt"/>
    </style:style>
    <style:style style:name="MT1" style:family="text">
      <style:text-properties officeooo:rsid="009b86ac"/>
    </style:style>
    <style:style style:name="MT2" style:family="text">
      <style:text-properties style:font-name="Algerian" fo:font-size="6pt" fo:font-style="normal" fo:font-weight="normal" officeooo:rsid="11b3c73b" style:font-size-asian="6pt" style:font-style-asian="normal" style:font-weight-asian="normal" style:font-size-complex="6pt" style:font-style-complex="normal" style:font-weight-complex="normal"/>
    </style:style>
    <style:style style:name="MT3" style:family="text">
      <style:text-properties officeooo:rsid="0b8b0a49"/>
    </style:style>
    <style:page-layout style:name="Mpm1">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distance-before-sep="0.1201in" style:line-style="solid" style:adjustment="left" style:rel-width="10%"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usage="right">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i<text:span text:style-name="MT1">terjemahkan</text:span> oleh Mohammad Fajar</text:p>
      </style:header>
      <style:footer>
        <text:p text:style-name="MP2"><text:span text:style-name="MT2"><text:s/></text:span><text:page-number text:select-page="current">0</text:page-number></text:p>
      </style:footer>
    </style:master-page>
    <style:master-page style:name="Endnote" style:page-layout-name="Mpm2">
      <style:header>
        <text:p text:style-name="MP3"/>
      </style:header>
    </style:master-page>
    <style:master-page style:name="Footnote" style:page-layout-name="Mpm3"/>
    <style:master-page style:name="Left_20_Page" style:display-name="Left Page" style:page-layout-name="Mpm4" style:next-style-name="Right_20_Page">
      <style:header>
        <text:p text:style-name="MP4">DITERJEMAHKAN OLEH MOHAMMAD FAJAR</text:p>
      </style:header>
      <style:footer>
        <text:p text:style-name="MP5"><text:page-number text:select-page="current">6</text:page-number></text:p>
      </style:footer>
    </style:master-page>
    <style:master-page style:name="Right_20_Page" style:display-name="Right Page" style:page-layout-name="Mpm5" style:next-style-name="Left_20_Page">
      <style:header>
        <text:p text:style-name="MP6"><text:tab/><text:span text:style-name="MT3">DITERJEMAHKAN OLEH MOHAMMAD FAJAR</text:span></text:p>
      </style:header>
      <style:footer>
        <text:p text:style-name="MP7"><text:page-number text:select-page="current">7</text:page-number></text:p>
      </style:footer>
    </style:master-page>
    <style:master-page style:name="First_20_Page" style:display-name="First Page" style:page-layout-name="Mpm6" style:next-style-name="Left_20_Page">
      <style:footer>
        <text:p text:style-name="MP8">1</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4T23:16:17.365000000</meta:creation-date>
    <meta:editing-duration>P4DT1H4M</meta:editing-duration>
    <meta:editing-cycles>528</meta:editing-cycles>
    <meta:generator>LibreOffice/7.0.0.3$Windows_x86 LibreOffice_project/8061b3e9204bef6b321a21033174034a5e2ea88e</meta:generator>
    <dc:title>mami</dc:title>
    <dc:date>2021-01-19T16:05:40.145000000</dc:date>
    <meta:document-statistic meta:table-count="0" meta:image-count="0" meta:object-count="0" meta:page-count="60" meta:paragraph-count="305" meta:word-count="19020" meta:character-count="139731" meta:non-whitespace-character-count="120794"/>
  </office:meta>
</office:document-meta>
</file>